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Courier New" fo:font-size="8pt" style:text-underline-style="solid" style:text-underline-width="auto" style:text-underline-color="font-color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8pt" style:text-underline-style="solid" style:text-underline-width="auto" style:text-underline-color="font-color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8pt" style:text-underline-style="none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text-properties style:font-name="Courier New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8pt" style:font-size-asian="8pt" style:font-size-complex="8pt"/>
    </style:style>
    <style:style style:name="P9" style:family="paragraph" style:parent-style-name="Heading_20_1">
      <style:text-properties style:text-underline-style="solid" style:text-underline-width="auto" style:text-underline-color="font-color"/>
    </style:style>
    <style:style style:name="P10" style:family="paragraph" style:parent-style-name="Heading_20_1">
      <style:text-properties style:font-name="Courier New" fo:font-size="8pt" style:font-size-asian="8pt" style:font-size-complex="8pt"/>
    </style:style>
    <style:style style:name="P11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8pt" style:text-underline-style="none" fo:font-weight="normal" style:font-size-asian="8pt" style:font-weight-asian="normal" style:font-size-complex="8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seño de Compiladores</text:p>
      <text:p text:style-name="P2">21-Noviembre-2008</text:p>
      <text:p text:style-name="P2"/>
      <text:p text:style-name="P2"/>
      <text:p text:style-name="P2">Código Fuente clasificado por paquete</text:p>
      <text:p text:style-name="P2"/>
      <text:p text:style-name="P2"/>
      <text:p text:style-name="P2">Cristhian Parra</text:p>
      <text:p text:style-name="P2">Fernando Mancía</text:p>
      <text:p text:style-name="P1"/>
      <text:p text:style-name="P1"/>
      <text:p text:style-name="P1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2"><text:a xlink:type="simple" xlink:href="#1.Paquete traductor|outline" text:style-name="Internet_20_link" text:visited-style-name="Internet_20_link">1. Paquete traductor<text:tab/></text:a><text:a xlink:type="simple" xlink:href="#1.Paquete traductor|outline" text:style-name="Internet_20_link" text:visited-style-name="Internet_20_link">1</text:a></text:p>
          <text:p text:style-name="P12"><text:a xlink:type="simple" xlink:href="#2.Paquete afgenjava|outline" text:style-name="Internet_20_link" text:visited-style-name="Internet_20_link">2. Paquete afgenjava<text:tab/></text:a><text:a xlink:type="simple" xlink:href="#2.Paquete afgenjava|outline" text:style-name="Internet_20_link" text:visited-style-name="Internet_20_link">13</text:a></text:p>
          <text:p text:style-name="P12"><text:a xlink:type="simple" xlink:href="#3.Paquete exceptions|outline" text:style-name="Internet_20_link" text:visited-style-name="Internet_20_link">3. Paquete exceptions<text:tab/></text:a><text:a xlink:type="simple" xlink:href="#3.Paquete exceptions|outline" text:style-name="Internet_20_link" text:visited-style-name="Internet_20_link">50</text:a></text:p>
          <text:p text:style-name="P12"><text:a xlink:type="simple" xlink:href="#4.Paquete app|outline" text:style-name="Internet_20_link" text:visited-style-name="Internet_20_link">4. Paquete app<text:tab/></text:a><text:a xlink:type="simple" xlink:href="#4.Paquete app|outline" text:style-name="Internet_20_link" text:visited-style-name="Internet_20_link">52</text:a></text:p>
          <text:p text:style-name="P12"><text:a xlink:type="simple" xlink:href="#5.Paquete graphviz|outline" text:style-name="Internet_20_link" text:visited-style-name="Internet_20_link">5. Paquete graphviz<text:tab/></text:a><text:a xlink:type="simple" xlink:href="#5.Paquete graphviz|outline" text:style-name="Internet_20_link" text:visited-style-name="Internet_20_link">101</text:a></text:p>
        </text:index-body>
      </text:table-of-content>
      <text:p text:style-name="P1"/>
      <text:p text:style-name="P1"/>
      <text:h text:style-name="P9" text:outline-level="1">Paquete traductor</text:h>
      <text:p text:style-name="P6"/>
      <text:p text:style-name="P6">package traductor;<text:line-break/><text:line-break/>import java.util.ArrayList;<text:line-break/>import java.util.Iterator;<text:line-break/><text:line-break/>/**<text:line-break/> * Clase que implementa el contenedor del alfabeto sobre el cual se define la <text:line-break/> * expresión regular a traducir&lt;br&gt;&lt;br&gt;<text:line-break/> * <text:line-break/> * @author Cristhian Parra ({@link cdparra@gmail.com})<text:line-break/> * @author Fernando Mancía ({@link fernandomancia@gmail.com})<text:line-break/> */<text:line-break/>public class Alfabeto extends ArrayList&lt;String&gt; {<text:line-break/><text:line-break/> <text:s text:c="3"/>public Alfabeto(String simbolos) {<text:line-break/> <text:s text:c="8"/><text:line-break/> <text:s text:c="7"/>for (int i = 0; i &lt; simbolos.length(); i++) {<text:line-break/> <text:s text:c="11"/>String tmp = "" + simbolos.charAt(i);<text:line-break/> <text:s text:c="11"/><text:line-break/> <text:s text:c="11"/>/**<text:line-break/> <text:s text:c="12"/>* @TODO<text:line-break/> <text:s text:c="12"/>* 1. No incluir espacio en blanco en el alfabeto<text:line-break/> <text:s text:c="12"/>*/<text:line-break/> <text:s text:c="11"/>if (! this.contains(tmp)) {<text:line-break/> <text:s text:c="15"/>this.add(tmp);<text:line-break/> <text:s text:c="11"/>}<text:line-break/> <text:s text:c="7"/>}<text:line-break/> <text:s text:c="7"/><text:line-break/> <text:s text:c="7"/>this.ordenar(); <text:s text:c="7"/><text:line-break/> <text:s text:c="3"/>}<text:line-break/> <text:s text:c="3"/><text:line-break/> <text:s text:c="3"/>/**<text:line-break/> <text:s text:c="4"/>* Método para obtener un iterador sobre el alfabeto.<text:line-break/> <text:s text:c="4"/>* @return Iterador sobre el alfabeto.<text:line-break/> <text:s text:c="4"/>*/<text:line-break/> <text:s text:c="3"/>public Iterator getIterator() {<text:line-break/> <text:s text:c="7"/>return this.iterator();<text:line-break/> <text:s text:c="3"/>}<text:line-break/> <text:s text:c="3"/><text:line-break/> <text:s text:c="3"/>/**<text:line-break/> <text:s text:c="4"/>* Método que permite obtener el tamaño del alfabeto .<text:line-break/> <text:s text:c="4"/>* @return Cantidad de símbolos del alfabeto.<text:line-break/><text:soft-page-break/> <text:s text:c="4"/>*/<text:line-break/> <text:s text:c="3"/>public int getTamanho() {<text:line-break/> <text:s text:c="7"/>return this.size();<text:line-break/> <text:s text:c="3"/>}<text:line-break/> <text:s text:c="7"/><text:line-break/> <text:s text:c="3"/>/**<text:line-break/> <text:s text:c="4"/>* Método para verificar la pertenencia de un símbolo al alfabeto.<text:line-break/> <text:s text:c="4"/>* @param simbolo Símbolo cuya pertenencia queremos verificar<text:line-break/> <text:s text:c="4"/>* @return &lt;ul&gt;<text:line-break/> <text:s text:c="4"/>* <text:s text:c="11"/>&lt;li&gt;&lt;b&gt;True&lt;/b&gt; si el simbolo pertenece al alfabeto&lt;/li&gt;<text:line-break/> <text:s text:c="4"/>* <text:s text:c="11"/>&lt;li&gt;&lt;b&gt;False&lt;/b&gt; si el simbolo no pertenece al alfabeto&lt;/li&gt;<text:line-break/> <text:s text:c="4"/>* <text:s text:c="8"/>&lt;/ul&gt;<text:line-break/> <text:s text:c="4"/>*/<text:line-break/> <text:s text:c="3"/>public boolean contiene(String simbolo) {<text:line-break/> <text:s text:c="7"/>if ( this.contains(simbolo) ) return true;<text:line-break/> <text:s text:c="7"/>return false;<text:line-break/> <text:s text:c="3"/>}<text:line-break/> <text:s text:c="3"/><text:line-break/> <text:s text:c="3"/>/**<text:line-break/> <text:s text:c="4"/>* Método que imprime el alfabeto.<text:line-break/> <text:s text:c="4"/>* @return Un String que contiene la representación en texto del alfabeto.<text:line-break/> <text:s text:c="4"/>*/<text:line-break/> <text:s text:c="3"/>public String imprimir() {<text:line-break/> <text:s text:c="7"/><text:line-break/> <text:s text:c="7"/>String result = "ALPHA = { ";<text:line-break/> <text:s text:c="7"/>for (int i = 0; i &lt; this.size(); i++) {<text:line-break/> <text:s text:c="11"/><text:line-break/> <text:s text:c="11"/>result += this.get(i);<text:line-break/> <text:s text:c="11"/><text:line-break/> <text:s text:c="11"/>if (!(i == (this.size()-1))) {<text:line-break/> <text:s text:c="15"/>result += ", ";<text:line-break/> <text:s text:c="11"/>}<text:line-break/> <text:s text:c="7"/>}<text:line-break/><text:line-break/> <text:s text:c="7"/>return result + " } ";<text:line-break/><text:line-break/> <text:s text:c="3"/>}<text:line-break/> <text:s text:c="3"/><text:line-break/> <text:s text:c="3"/>/**<text:line-break/> <text:s text:c="4"/>* Método privado que ordena las letras del alfabeto en orden ascendente.<text:line-break/> <text:s text:c="4"/>*/<text:line-break/> <text:s text:c="3"/>private void ordenar() { <text:s text:c="6"/><text:line-break/> <text:s text:c="7"/>String a[] = new String[1]; <text:line-break/> <text:s text:c="7"/>a = this.toArray(a);<text:line-break/> <text:s text:c="7"/>java.util.Arrays.sort(a);<text:line-break/> <text:s text:c="7"/><text:line-break/> <text:s text:c="7"/>this.removeAll(this);<text:line-break/> <text:s text:c="7"/>for(int i = 0; i &lt; a.length; i++) {<text:line-break/> <text:s text:c="11"/>this.add(a[i]); <text:line-break/> <text:s text:c="7"/>}<text:line-break/> <text:s text:c="3"/>}<text:line-break/>}<text:line-break/>package traductor;<text:line-break/><text:line-break/>import afgenjava.*;<text:line-break/>import exceptions.LexicalError;<text:line-break/>import exceptions.SyntaxError;<text:line-break/>import java.util.logging.Level;<text:line-break/>import java.util.logging.Logger;<text:line-break/><text:line-break/>/**<text:line-break/> * El traductor es el encargado de implementar los procedimientos necesarios<text:line-break/> * para llevar a cabo el proceso de traducción &lt;br&gt; &lt;br&gt;<text:line-break/> * <text:line-break/> * El traductor está basado en el siguiente BNF para definir un lenguaje de <text:line-break/> * expresiones regulares. &lt;br&gt;&lt;br&gt;<text:line-break/> * &lt;ol TYPE=i&gt;<text:line-break/> * <text:s text:c="2"/>&lt;li&gt;&amp;nbsp RE =&gt; resimple A <text:s text:c="8"/>&lt;/li&gt;<text:line-break/> * <text:s text:c="2"/>&lt;li&gt;&amp;nbsp A <text:s/>=&gt; “|” resimple A | Є &lt;/li&gt;<text:line-break/> * <text:s text:c="2"/>&lt;li&gt;&amp;nbsp resimple =&gt; rebasico B <text:s text:c="2"/>&lt;/li&gt;<text:line-break/> * <text:s text:c="2"/>&lt;li&gt;&amp;nbsp B =&gt; rebasico B | Є <text:s text:c="5"/>&lt;/li&gt;<text:line-break/> * <text:s text:c="2"/>&lt;li&gt;&amp;nbsp rebasico =&gt; list op <text:s text:c="5"/>&lt;/li&gt;<text:line-break/> * <text:s text:c="2"/>&lt;li&gt;&amp;nbsp op =&gt; * | + | ? | Є <text:s text:c="5"/>&lt;/li&gt;<text:line-break/> * <text:s text:c="2"/>&lt;li&gt;&amp;nbsp list =&gt; grupo | leng <text:s text:c="4"/>&lt;/li&gt;<text:line-break/> * <text:s text:c="2"/>&lt;li&gt;&amp;nbsp grupo =&gt; “(” RE “)” <text:s text:c="5"/>&lt;/li&gt;<text:line-break/> * <text:s text:c="2"/>&lt;li&gt;&amp;nbsp leng =&gt; [alfabeto del lenguaje] &lt;/li&gt;<text:line-break/> * &lt;/ol&gt; &lt;br&gt;&lt;br&gt;<text:line-break/> * <text:line-break/> * Se implementa un Traductor Dirigido por la Sintaxis que sigue este BNF y <text:line-break/> * produce el automata basándose en las construcciones de Thompson. &lt;br&gt;&lt;br&gt;<text:line-break/><text:soft-page-break/> * <text:line-break/> * <text:line-break/> * @author Cristhian Parra ({@link cdparra@gmail.com})<text:line-break/> * @author Fernando Mancia ({@link fernandomancia@gmail.com})<text:line-break/> */<text:line-break/>public class Analizador {<text:line-break/> <text:line-break/> <text:s text:c="3"/>/**<text:line-break/> <text:s text:c="4"/>* Analizador Lexico<text:line-break/> <text:s text:c="4"/>*/<text:line-break/> <text:s text:c="3"/>private Lex lexico;<text:line-break/> <text:s text:c="3"/><text:line-break/> <text:s text:c="3"/>/**<text:line-break/> <text:s text:c="4"/>* Expresión regular a traducir<text:line-break/> <text:s text:c="4"/>*/<text:line-break/> <text:s text:c="3"/>private String regex;<text:line-break/> <text:s text:c="3"/><text:line-break/> <text:s text:c="3"/>/**<text:line-break/> <text:s text:c="4"/>* Token que contiene el simbolo que se está procesando actualmente<text:line-break/> <text:s text:c="4"/>*/<text:line-break/> <text:s text:c="3"/>private Token preanalisis;<text:line-break/> <text:s text:c="3"/><text:line-break/> <text:s text:c="3"/>/**<text:line-break/> <text:s text:c="4"/>* Alfabeto sobre el cual está definida la expresión regular.<text:line-break/> <text:s text:c="4"/>*/<text:line-break/> <text:s text:c="3"/>private Alfabeto alfabeto;<text:line-break/> <text:s text:c="3"/><text:line-break/> <text:s text:c="3"/>/**<text:line-break/> <text:s text:c="4"/>* Automata en el cual se guardará el resultado final de la traducción. <text:line-break/> <text:s text:c="4"/>* Se trata de un Automata del tipo AFN. <text:line-break/> <text:s text:c="4"/>*/<text:line-break/> <text:s text:c="3"/>private Automata automata;<text:line-break/> <text:s text:c="3"/><text:line-break/> <text:s text:c="3"/>/**<text:line-break/> <text:s text:c="4"/>* Simbolo especial utilizado para guardar recordar el símbolo operador<text:line-break/> <text:s text:c="4"/>* consumido por una producción, cuando se deba aplicar la misma en una <text:line-break/> <text:s text:c="4"/>* producción superior<text:line-break/> <text:s text:c="4"/>*/<text:line-break/> <text:s text:c="3"/>private String Special;<text:line-break/> <text:s text:c="3"/><text:line-break/> <text:s text:c="3"/>/**<text:line-break/> <text:s text:c="4"/>* Contador de caracteres procesados<text:line-break/> <text:s text:c="4"/>*/<text:line-break/> <text:s text:c="3"/>private int posicion;<text:line-break/> <text:s text:c="3"/><text:line-break/> <text:s text:c="3"/>/**<text:line-break/> <text:s text:c="4"/>* Flag que indica la existencia o no de errores al final de la traducción<text:line-break/> <text:s text:c="4"/>*/<text:line-break/> <text:s text:c="3"/>private boolean hayErrores = false;<text:line-break/><text:line-break/> <text:s text:c="3"/>/**<text:line-break/> <text:s text:c="4"/>* Flag que indica la existencia o no de errores al final de la traducción<text:line-break/> <text:s text:c="4"/>*/<text:line-break/> <text:s text:c="3"/>private String errMsg = ""; <text:line-break/> <text:s text:c="3"/>/**<text:line-break/> <text:s text:c="4"/>* Constructor vacío de la clase &lt;code&gt;Analizador&lt;/code&gt;<text:line-break/> <text:s text:c="4"/>*/<text:line-break/> <text:s text:c="3"/>public Analizador() {<text:line-break/> <text:s text:c="3"/>}<text:line-break/><text:line-break/> <text:s text:c="3"/>/**<text:line-break/> <text:s text:c="4"/>* Constructor del &lt;code&gt;Analizador&lt;/code&gt; Sintáctico a partir de la <text:line-break/> <text:s text:c="4"/>* expresión regular y el alfabeto de entrada. <text:line-break/> <text:s text:c="4"/>* <text:line-break/> <text:s text:c="4"/>* @param regex Expresión regular cuyo AFN queremos generar<text:line-break/> <text:s text:c="4"/>* @param alfabeto Alfabeto sobre el cual está definida la expresión regular<text:line-break/> <text:s text:c="4"/>*/<text:line-break/> <text:s text:c="3"/>public Analizador(String regex, String alfabeto) {<text:line-break/> <text:s text:c="7"/>this.setPosicion(0);<text:line-break/> <text:s text:c="7"/>this.regex = regex; <text:s text:c="7"/><text:line-break/> <text:s text:c="7"/>this.alfabeto = new Alfabeto(alfabeto); <text:s text:c="7"/><text:line-break/> <text:s text:c="7"/>this.lexico = new Lex(regex, alfabeto); // creamos el analizador léxico<text:line-break/> <text:s text:c="7"/>try {<text:line-break/> <text:s text:c="11"/>// creamos el analizador léxico<text:line-break/> <text:s text:c="11"/>this.preanalisis = nextSymbol(); // obtenemos el primer símbolo desde el analizador léxico<text:line-break/> <text:s text:c="7"/>} catch (LexicalError ex) {<text:line-break/> <text:s text:c="11"/><text:line-break/> <text:s text:c="11"/>this.hayErrores = true; <text:s text:c="11"/><text:line-break/> <text:s text:c="11"/>this.errMsg = <text:line-break/><text:soft-page-break/> <text:s text:c="19"/>"Se produjo un error FATAL en el traductor. La generación del AFN no puede continuar\n"+<text:line-break/> <text:s text:c="19"/>"--&gt; "+ex.getMessage();<text:line-break/> <text:s text:c="11"/><text:line-break/> <text:s text:c="11"/>System.out.println(this.getErrMsg());<text:line-break/> <text:s text:c="11"/>this.abort();<text:line-break/> <text:s text:c="7"/>}<text:line-break/> <text:s text:c="7"/>automata = new Automata();<text:line-break/> <text:s text:c="7"/>automata.setTipo(TipoAutomata.AFN);<text:line-break/> <text:s text:c="3"/>}<text:line-break/><text:line-break/> <text:s text:c="3"/>/**<text:line-break/> <text:s text:c="4"/>* Implementación del procedimiento que se encarga de parear el símbolo de<text:line-break/> <text:s text:c="4"/>* preanálisis actual con la entrada esperada según la sintaxis del lenguaje<text:line-break/> <text:s text:c="4"/>* <text:line-break/> <text:s text:c="4"/>* @param tok Símbolo esperado<text:line-break/> <text:s text:c="4"/>* @throws exceptions.SyntaxError Error de Sintaxis<text:line-break/> <text:s text:c="4"/>*/<text:line-break/> <text:s text:c="3"/>private void Match(String simbolo) throws SyntaxError, LexicalError {<text:line-break/> <text:s text:c="7"/><text:line-break/> <text:s text:c="7"/>Token tok = new Token(simbolo); // se crea un Token temporal para <text:line-break/> <text:s text:c="39"/>// compararlo con preanalisis<text:line-break/> <text:s text:c="7"/><text:line-break/> <text:s text:c="7"/>if ( getPreanalisis().compareTo(tok) == 0 ) {<text:line-break/> <text:s text:c="11"/>this.setPreanalisis(this.nextSymbol());<text:line-break/> <text:s text:c="11"/>this.Special = tok.getValor();<text:line-break/> <text:s text:c="11"/>this.incPosicion();<text:line-break/> <text:s text:c="7"/>} else {<text:line-break/> <text:s text:c="11"/>throw new SyntaxError(tok.getValor(),this.getPosicion());<text:line-break/> <text:s text:c="7"/>}<text:line-break/> <text:s text:c="3"/>}<text:line-break/><text:line-break/> <text:s text:c="3"/>/**<text:line-break/> <text:s text:c="4"/>* Método que termina de manera instantánea el proceso de análisis y <text:line-break/> <text:s text:c="4"/>* traducción cuando se produce un error. &lt;br&gt;&lt;br&gt;<text:line-break/> <text:s text:c="4"/>* <text:line-break/> <text:s text:c="4"/>* Inicialmente, el método solo consiste en llamar a la primitiva <text:line-break/> <text:s text:c="4"/>* &lt;code&gt;System.exit(0)&lt;/code&gt;, pero permite encapsular el comportamiento <text:line-break/> <text:s text:c="4"/>* de esta acción para modificarla en el futuro de una sola vez. <text:line-break/> <text:s text:c="4"/>*/<text:line-break/> <text:s text:c="3"/>private void abort() {<text:line-break/> <text:s text:c="7"/>// Do nothing<text:line-break/> <text:s text:c="3"/>}<text:line-break/> <text:s text:c="3"/><text:line-break/> <text:s text:c="3"/>/**<text:line-break/> <text:s text:c="4"/>* Llamada al analizador léxico para obtener el siguiente caracter de la <text:line-break/> <text:s text:c="4"/>* cadena de entrada &lt;br&gt;&lt;br&gt;<text:line-break/> <text:s text:c="4"/>* <text:line-break/> <text:s text:c="4"/>* Si el analizador léxico encuentra un error (como que el caracter no <text:line-break/> <text:s text:c="4"/>* pertenece al alfabeto) se atrapa la excepción, se informa en la salida y<text:line-break/> <text:s text:c="4"/>* se aborta el análisis. &lt;br&gt;&lt;br&gt;<text:line-break/> <text:s text:c="4"/>* @return Token que contiene el símbolo siguiente a procesar<text:line-break/> <text:s text:c="4"/>*/<text:line-break/> <text:s text:c="3"/>private Token nextSymbol() throws LexicalError {<text:line-break/> <text:s text:c="7"/>Token result = null; <text:line-break/> <text:s text:c="7"/>result = this.lexico.next();<text:line-break/> <text:s text:c="7"/>return result; <text:s text:c="7"/><text:line-break/> <text:s text:c="3"/>}<text:line-break/> <text:s text:c="3"/><text:line-break/> <text:s text:c="3"/>public Automata traducir() {<text:line-break/> <text:s text:c="7"/>this.automata = this.RE();<text:line-break/> <text:s text:c="7"/><text:line-break/> <text:s text:c="7"/>if (!this.isHayErrores()) {<text:line-break/> <text:s text:c="11"/>if (preanalisis.getTipo() != TipoToken.FIN) {<text:line-break/> <text:s text:c="15"/>this.hayErrores = true; <text:line-break/> <text:s text:c="15"/>this.errMsg = "Quedaron caracteres sin analizar debido al siguiente Token no esperado["+<text:line-break/> <text:s text:c="23"/>this.getPosicion()+"]: "+preanalisis.getValor();<text:line-break/> <text:s text:c="11"/>}<text:line-break/> <text:s text:c="7"/>}<text:line-break/> <text:s text:c="7"/><text:line-break/> <text:s text:c="7"/>return this.automata;<text:line-break/> <text:s text:c="3"/>}<text:line-break/> <text:s text:c="3"/><text:line-break/> <text:s text:c="3"/>/**<text:line-break/> <text:s text:c="4"/>* Método correspondiente al símbolo inicial de la gramática de expresiones <text:line-break/> <text:s text:c="4"/>* regulares. &lt;br&gt;&lt;br&gt;<text:line-break/> <text:s text:c="4"/>* <text:line-break/> <text:s text:c="4"/>* Las producciones que pueden ser vacío, retornan un valor null en ese caso. <text:line-break/> <text:s text:c="4"/>* Las demás producciones lanzan excepciones que se trasladan a los ámbitos <text:line-break/><text:soft-page-break/> <text:s text:c="4"/>* de llamada superiores<text:line-break/> <text:s text:c="4"/>* <text:line-break/> <text:s text:c="4"/>* @TODO<text:line-break/> <text:s text:c="4"/>* - Implementar Exception Management: Acciones a tomar a partir de los <text:line-break/> <text:s text:c="4"/>* <text:s text:c="2"/>distintos tipos de errores<text:line-break/> <text:s text:c="4"/>* <text:line-break/> <text:s text:c="4"/>* @return Autoamata producido por la producción &amp;nbsp RE =&gt; resimple A. <text:s/><text:line-break/> <text:s text:c="4"/>*<text:line-break/> <text:s text:c="4"/>*/<text:line-break/> <text:s text:c="3"/>private Automata RE() {<text:line-break/> <text:s text:c="7"/><text:line-break/> <text:s text:c="7"/>// automatas auxiliares de producciones llamadas<text:line-break/> <text:s text:c="7"/>Automata Aux1 = null;<text:line-break/> <text:s text:c="7"/>Automata Aux2;<text:line-break/> <text:s text:c="7"/><text:line-break/> <text:s text:c="7"/>try {<text:line-break/><text:line-break/> <text:s text:c="11"/>Aux1 = this.resimple();<text:line-break/> <text:s text:c="11"/>Aux2 = this.A();<text:line-break/><text:line-break/> <text:s text:c="11"/>if (Aux2 != null) {<text:line-break/> <text:s text:c="15"/>Aux1.thompson_or(Aux2);<text:line-break/> <text:s text:c="11"/>}<text:line-break/> <text:s text:c="7"/>} catch (SyntaxError ex) {<text:line-break/> <text:s text:c="11"/><text:line-break/> <text:s text:c="11"/>this.hayErrores = true; <text:s/><text:line-break/> <text:s text:c="11"/>this.errMsg = <text:line-break/> <text:s text:c="19"/>"Se produjo un error FATAL en el traductor. La generación del AFN no puede continuar\n"+<text:line-break/> <text:s text:c="19"/>"--&gt; "+ex.getMessage();<text:line-break/> <text:s text:c="11"/><text:line-break/> <text:s text:c="11"/>System.out.println(this.getErrMsg());<text:line-break/> <text:s text:c="11"/>this.abort();<text:line-break/> <text:s text:c="7"/>} catch (LexicalError ex) {<text:line-break/> <text:s text:c="11"/><text:line-break/> <text:s text:c="11"/>this.hayErrores = true; <text:s/><text:line-break/> <text:s text:c="11"/>this.errMsg =<text:line-break/> <text:s text:c="19"/>"Se produjo un error FATAL en el analizador léxico. La generación del AFN no puede continuar\n"+<text:line-break/> <text:s text:c="19"/>"--&gt; "+ex.getMessage();<text:line-break/> <text:s text:c="11"/>System.out.println(this.getErrMsg());<text:line-break/></text:p>
      <text:p text:style-name="P6"><text:s text:c="12"/>this.abort();<text:line-break/> <text:s text:c="7"/>} catch (Exception ex) {<text:line-break/> <text:s text:c="11"/>this.hayErrores = true; <text:s/><text:line-break/> <text:s text:c="11"/>this.errMsg =<text:line-break/> <text:s text:c="19"/>"Se produjo un error FATAL de diseño. La generación del AFN no puede continuar\n"+<text:line-break/> <text:s text:c="19"/>"--&gt; "+ex.getMessage();<text:line-break/> <text:s text:c="11"/>System.out.println(this.getErrMsg());<text:line-break/> <text:s text:c="11"/>this.abort();<text:line-break/> <text:s text:c="7"/>}<text:line-break/> <text:s text:c="5"/><text:line-break/> <text:s text:c="7"/>if (!(this.hayErrores) ){<text:line-break/> <text:s text:c="11"/>this.setAutomata(Aux1); // Actualizar el Automata Global<text:line-break/> <text:s text:c="11"/>Aux1.setAlpha(this.alfabeto);<text:line-break/> <text:s text:c="11"/>Aux1.setRegex(this.regex);<text:line-break/> <text:s text:c="7"/>}<text:line-break/> <text:s text:c="7"/>return Aux1;<text:line-break/> <text:s text:c="3"/>}<text:line-break/><text:line-break/> <text:s text:c="3"/>/**<text:line-break/> <text:s text:c="4"/>* Producción A, que permite la recursión necesaria para producir cadenas <text:line-break/> <text:s text:c="4"/>* de expresiones regulares separadas por el operador "|" (disyunción) &lt;br&gt;&lt;br&gt;<text:line-break/> <text:s text:c="4"/>* <text:line-break/> <text:s text:c="4"/>* @return null si derivó en vacío, en caso contrario, el automata generado<text:line-break/> <text:s text:c="4"/>* @throws exceptions.SyntaxError<text:line-break/> <text:s text:c="4"/>*/<text:line-break/> <text:s text:c="3"/>private Automata A() throws SyntaxError, LexicalError { <text:s text:c="7"/><text:line-break/> <text:s text:c="7"/>try { <text:s text:c="11"/><text:line-break/> <text:s text:c="11"/>Token or = new Token("|"); <text:s text:c="11"/><text:line-break/> <text:s text:c="11"/><text:line-break/> <text:s text:c="11"/>if (preanalisis.compareTo(or) == 0) { <text:s text:c="3"/><text:line-break/> <text:s text:c="15"/>this.Match("|"); // si preanalisis es el esperado, consumimos, <text:line-break/> <text:s text:c="15"/>return RE(); <text:s text:c="11"/><text:line-break/> <text:s text:c="11"/>} else { <text:s text:c="16"/><text:line-break/> <text:s text:c="15"/>return null; <text:s text:c="3"/>// si es vacío se analiza en otra producción<text:line-break/> <text:s text:c="11"/>} <text:s text:c="8"/><text:line-break/> <text:s text:c="7"/>} catch (SyntaxError ex) {<text:line-break/> <text:s text:c="11"/>this.hayErrores = true; <text:s/><text:line-break/><text:soft-page-break/> <text:s text:c="11"/>throw new SyntaxError("se esperaba '|' en lugar de -&gt; "<text:line-break/> <text:s text:c="27"/>+this.preanalisis.getValor(),this.getPosicion()); <text:s text:c="11"/><text:line-break/> <text:s text:c="7"/>}<text:line-break/> <text:s text:c="3"/>}<text:line-break/> <text:s text:c="3"/><text:line-break/> <text:s text:c="3"/>/**<text:line-break/> <text:s text:c="4"/>* Producción resimple<text:line-break/> <text:s text:c="4"/>* <text:line-break/> <text:s text:c="4"/>* @return Automata producido por la producción<text:line-break/> <text:s text:c="4"/>* @throws exceptions.SyntaxError<text:line-break/> <text:s text:c="4"/>* @throws exceptions.LexicalError<text:line-break/> <text:s text:c="4"/>*/<text:line-break/> <text:s text:c="3"/>private Automata resimple() throws SyntaxError, LexicalError {<text:line-break/> <text:s text:c="7"/>Automata Aux1 = this.rebasico(); <text:line-break/> <text:s text:c="7"/>Automata Aux2 = this.B(); <text:s text:c="6"/><text:line-break/> <text:s text:c="7"/><text:line-break/> <text:s text:c="7"/>if (Aux2 != null) {<text:line-break/> <text:s text:c="11"/>Aux1.thompson_concat(Aux2);<text:line-break/> <text:s text:c="7"/>}<text:line-break/> <text:s text:c="7"/><text:line-break/> <text:s text:c="7"/>return Aux1;<text:line-break/> <text:s text:c="3"/>}<text:line-break/><text:line-break/> <text:s text:c="3"/>/**<text:line-break/> <text:s text:c="4"/>* Producción rebasico. <text:line-break/> <text:s text:c="4"/>* @return Automata generado luego de derivar la producción<text:line-break/> <text:s text:c="4"/>*/<text:line-break/> <text:s text:c="3"/>private Automata rebasico() throws SyntaxError, LexicalError {<text:line-break/> <text:s text:c="7"/><text:line-break/> <text:s text:c="7"/>Automata Aux1 = list();<text:line-break/><text:line-break/> <text:s text:c="7"/>if (Aux1 != null) {<text:line-break/> <text:s text:c="11"/>char operator = op();<text:line-break/><text:line-break/> <text:s text:c="11"/>switch (operator) {<text:line-break/> <text:s text:c="15"/>case '*':<text:line-break/> <text:s text:c="19"/>Aux1.thompson_kleene();<text:line-break/> <text:s text:c="19"/>break;<text:line-break/> <text:s text:c="15"/>case '+':<text:line-break/> <text:s text:c="19"/>Aux1.thompson_plus();<text:line-break/> <text:s text:c="19"/>break;<text:line-break/> <text:s text:c="15"/>case '?':<text:line-break/> <text:s text:c="19"/>Aux1.thompson_cerouno();<text:line-break/> <text:s text:c="19"/>break;<text:line-break/> <text:s text:c="15"/>case 'E':<text:line-break/> <text:s text:c="19"/>break;<text:line-break/> <text:s text:c="11"/>}<text:line-break/> <text:s text:c="7"/>} /*else if (preanalisis.) {<text:line-break/> <text:s text:c="11"/>throw new SyntaxError("se esperaba un símbolo del lenguaje y se encontró: "<text:line-break/> <text:s text:c="27"/>+this.preanalisis.getValor(),this.getPosicion()); <text:s text:c="11"/><text:line-break/> <text:s text:c="7"/>}*/<text:line-break/><text:line-break/> <text:s text:c="7"/>return Aux1;<text:line-break/> <text:s text:c="3"/>}<text:line-break/> <text:s text:c="3"/><text:line-break/> <text:s text:c="3"/>/**<text:line-break/> <text:s text:c="4"/>* La producción B debe verificar si preanalisis está en el conjunto primero<text:line-break/> <text:s text:c="4"/>* de resimple, y si está, volver a ejecutar resimple. En caso contrario debe<text:line-break/> <text:s text:c="4"/>* retornar null. &lt;br&gt; &lt;br&gt;<text:line-break/> <text:s text:c="4"/>* <text:line-break/> <text:s text:c="4"/>* El conjunto Primero de resimple es {"(",[alpha]}. <text:line-break/> <text:s text:c="4"/>* <text:line-break/> <text:s text:c="4"/>* @return Automata el automata producido por la producción, o null si la <text:line-break/> <text:s text:c="4"/>* <text:s text:c="17"/>producción deriva en vacío. <text:line-break/> <text:s text:c="4"/>* @throws exceptions.SyntaxError<text:line-break/> <text:s text:c="4"/>* @throws exceptions.LexicalError<text:line-break/> <text:s text:c="4"/>*/<text:line-break/> <text:s text:c="3"/>private Automata B() throws SyntaxError, LexicalError {<text:line-break/> <text:s text:c="7"/><text:line-break/> <text:s text:c="7"/>String current = preanalisis.getValor();<text:line-break/> <text:s text:c="7"/>Automata result = null;<text:line-break/> <text:s text:c="6"/><text:line-break/> <text:s text:c="7"/>if ( (preanalisis.getTipo() != TipoToken.FIN) &amp;&amp;<text:line-break/> <text:s text:c="12"/>(this.alfabeto.contiene(current) || current.compareTo("(")==0)<text:line-break/> <text:s text:c="10"/>) {<text:line-break/> <text:s text:c="11"/>result = this.resimple();<text:line-break/> <text:s text:c="7"/>}<text:line-break/> <text:s text:c="7"/><text:line-break/> <text:s text:c="7"/>return result;<text:line-break/> <text:s text:c="3"/>}<text:line-break/><text:soft-page-break/> <text:s text:c="3"/><text:line-break/> <text:s text:c="3"/>private Automata list() throws SyntaxError, LexicalError {<text:line-break/> <text:s text:c="7"/><text:line-break/> <text:s text:c="7"/>Token grupofirst = new Token("(");<text:line-break/> <text:s text:c="7"/><text:line-break/> <text:s text:c="7"/>if(preanalisis.compareTo(grupofirst) == 0) {<text:line-break/> <text:s text:c="11"/>return this.grupo(); <text:s text:c="11"/><text:line-break/> <text:s text:c="7"/>} else {<text:line-break/> <text:s text:c="11"/>return this.leng();<text:line-break/> <text:s text:c="7"/>}<text:line-break/> <text:s text:c="3"/>}<text:line-break/> <text:s text:c="3"/><text:line-break/> <text:s text:c="3"/>private char op() throws SyntaxError, LexicalError {<text:line-break/> <text:s text:c="7"/>char operador = 'E'; <text:s text:c="7"/><text:line-break/> <text:s text:c="7"/><text:line-break/> <text:s text:c="7"/>if (preanalisis.getValor().compareTo("") != 0) {<text:line-break/> <text:s text:c="11"/>operador = preanalisis.getValor().charAt(0);<text:line-break/><text:line-break/> <text:s text:c="11"/>switch (operador) {<text:line-break/> <text:s text:c="15"/>case '*':<text:line-break/> <text:s text:c="19"/>this.Match("*");<text:line-break/> <text:s text:c="19"/>break;<text:line-break/> <text:s text:c="15"/>case '+':<text:line-break/> <text:s text:c="19"/>this.Match("+");<text:line-break/> <text:s text:c="19"/>break;<text:line-break/> <text:s text:c="15"/>case '?':<text:line-break/> <text:s text:c="19"/>this.Match("?");<text:line-break/> <text:s text:c="19"/>break;<text:line-break/> <text:s text:c="15"/>default:<text:line-break/> <text:s text:c="19"/>return 'E';<text:line-break/> <text:s text:c="11"/>}<text:line-break/> <text:s text:c="7"/>}<text:line-break/> <text:s text:c="7"/>return operador;<text:line-break/> <text:s text:c="3"/>}<text:line-break/> <text:s text:c="3"/><text:line-break/> <text:s text:c="3"/>private Automata grupo() throws SyntaxError, LexicalError {<text:line-break/> <text:s text:c="7"/>try {<text:line-break/> <text:s text:c="11"/>this.Match("(");<text:line-break/> <text:s text:c="7"/>} catch (SyntaxError ex) {<text:line-break/> <text:s text:c="11"/>this.hayErrores = true; <text:s/><text:line-break/> <text:s text:c="11"/>throw new SyntaxError("se esperaba el símbolo -&gt; '('",this.getPosicion());<text:line-break/> <text:s text:c="7"/>}<text:line-break/> <text:s text:c="7"/><text:line-break/> <text:s text:c="7"/>Automata Aux1 = this.RE();<text:line-break/> <text:s text:c="7"/><text:line-break/> <text:s text:c="7"/>try {<text:line-break/> <text:s text:c="11"/>this.Match(")");<text:line-break/> <text:s text:c="7"/>} catch (SyntaxError ex) {<text:line-break/> <text:s text:c="11"/>this.hayErrores = true; <text:s/><text:line-break/> <text:s text:c="11"/>throw new SyntaxError("se esperaba el símbolo -&gt; ')'",this.getPosicion());<text:line-break/> <text:s text:c="7"/>}<text:line-break/> <text:s text:c="7"/><text:line-break/> <text:s text:c="7"/>return Aux1;<text:line-break/> <text:s text:c="3"/>}<text:line-break/> <text:s text:c="3"/><text:line-break/> <text:s text:c="3"/>/**<text:line-break/> <text:s text:c="4"/>* <text:line-break/> <text:s text:c="4"/>* @return<text:line-break/> <text:s text:c="4"/>*/<text:line-break/> <text:s text:c="3"/>private Automata leng() throws LexicalError {<text:line-break/> <text:s text:c="7"/>Automata nuevo = null;<text:line-break/> <text:s text:c="7"/>try {<text:line-break/> <text:s text:c="11"/>if (preanalisis.getTipo() != TipoToken.FIN) {<text:line-break/> <text:s text:c="15"/>nuevo = new Automata(preanalisis.getValor(),TipoAutomata.AFN);<text:line-break/> <text:s text:c="15"/>this.Match(preanalisis.getValor());<text:line-break/> <text:s text:c="11"/>}<text:line-break/> <text:s text:c="7"/>} catch (LexicalError ex) {<text:line-break/> <text:s text:c="11"/>this.hayErrores = true; <text:s/><text:line-break/> <text:s text:c="11"/>throw new LexicalError("Error Léxico en [" + this.getPosicion() + "]: el símbolo no pertenece al alfabeto");<text:line-break/> <text:s text:c="7"/>} catch (Exception ex) {<text:line-break/> <text:s text:c="11"/>this.hayErrores = true; <text:s/><text:line-break/> <text:s text:c="11"/>throw new LexicalError("Error Léxico en [" + this.getPosicion() + "]: "+ex.getMessage());<text:line-break/> <text:s text:c="7"/>}<text:line-break/> <text:s text:c="7"/><text:line-break/> <text:s text:c="7"/>return nuevo;<text:line-break/> <text:s text:c="3"/>}<text:line-break/> <text:s text:c="3"/><text:line-break/> <text:s text:c="3"/><text:line-break/><text:soft-page-break/> <text:s text:c="3"/>/* ----------------------- GETTERS Y SETTERS ------------------------ */<text:line-break/> <text:s text:c="3"/>public String getRegex() {<text:line-break/> <text:s text:c="7"/>return regex;<text:line-break/> <text:s text:c="3"/>}<text:line-break/><text:line-break/> <text:s text:c="3"/>public void setRegex(String regex) {<text:line-break/> <text:s text:c="7"/>this.setPosicion(0);<text:line-break/> <text:s text:c="7"/>this.regex = regex; <text:s text:c="7"/><text:line-break/> <text:s text:c="7"/>this.lexico = new Lex(regex, alfabeto); // creamos el analizador léxico<text:line-break/><text:line-break/> <text:s text:c="7"/>try {<text:line-break/> <text:s text:c="11"/>// creamos el analizador léxico<text:line-break/> <text:s text:c="11"/>this.preanalisis = nextSymbol(); // obtenemos el primer símbolo desde el analizador léxico<text:line-break/> <text:s text:c="7"/>} catch (LexicalError ex) {<text:line-break/> <text:s text:c="11"/>this.hayErrores = true;<text:line-break/> <text:s text:c="11"/>this.errMsg = <text:line-break/> <text:s text:c="19"/>"Se produjo un error FATAL en el traductor. La generación del AFN no puede continuar\n"+<text:line-break/> <text:s text:c="19"/>"--&gt; "+ex.getMessage();<text:line-break/> <text:s text:c="11"/><text:line-break/> <text:s text:c="11"/>System.out.println(this.getErrMsg());<text:line-break/> <text:s text:c="11"/>this.abort();<text:line-break/> <text:s text:c="7"/>}<text:line-break/> <text:s text:c="7"/>automata = new Automata();<text:line-break/> <text:s text:c="3"/>}<text:line-break/><text:line-break/> <text:s text:c="3"/>public Token getPreanalisis() {<text:line-break/> <text:s text:c="7"/>return preanalisis;<text:line-break/> <text:s text:c="3"/>}<text:line-break/><text:line-break/> <text:s text:c="3"/>public void setPreanalisis(Token preanalisis) {<text:line-break/> <text:s text:c="7"/>this.preanalisis = preanalisis;<text:line-break/> <text:s text:c="3"/>}<text:line-break/><text:line-break/> <text:s text:c="3"/>public Alfabeto getAlfabeto() {<text:line-break/> <text:s text:c="7"/>return alfabeto;<text:line-break/> <text:s text:c="3"/>}<text:line-break/><text:line-break/> <text:s text:c="3"/>public void setAlfabeto(Alfabeto alfabeto) {<text:line-break/> <text:s text:c="7"/>this.alfabeto = alfabeto;<text:line-break/> <text:s text:c="3"/>}<text:line-break/><text:line-break/> <text:s text:c="3"/>public void setAlfabetoString(String alpha) {<text:line-break/> <text:s text:c="7"/>this.alfabeto = new Alfabeto(alpha);<text:line-break/> <text:s text:c="3"/>}<text:line-break/> <text:s text:c="3"/>public Automata getAutomata() {<text:line-break/> <text:s text:c="7"/>return automata;<text:line-break/> <text:s text:c="3"/>}<text:line-break/><text:line-break/> <text:s text:c="3"/>public void setAutomata(Automata Aut) {<text:line-break/> <text:s text:c="7"/>this.automata = Aut;<text:line-break/> <text:s text:c="3"/>}<text:line-break/><text:line-break/> <text:s text:c="3"/>public int getPosicion() {<text:line-break/> <text:s text:c="7"/>return posicion;<text:line-break/> <text:s text:c="3"/>}<text:line-break/><text:line-break/> <text:s text:c="3"/>public void setPosicion(int posicion) {<text:line-break/> <text:s text:c="7"/>this.posicion = posicion;<text:line-break/> <text:s text:c="3"/>}<text:line-break/> <text:s text:c="3"/><text:line-break/> <text:s text:c="3"/>public void incPosicion() {<text:line-break/> <text:s text:c="7"/>this.setPosicion(this.posicion+1);<text:line-break/> <text:s text:c="3"/>}<text:line-break/><text:line-break/> <text:s text:c="3"/>public boolean isHayErrores() {<text:line-break/> <text:s text:c="7"/>return hayErrores;<text:line-break/> <text:s text:c="3"/>}<text:line-break/><text:line-break/> <text:s text:c="3"/>public String getErrMsg() {<text:line-break/> <text:s text:c="7"/>return errMsg;<text:line-break/> <text:s text:c="3"/>}<text:line-break/>}<text:line-break/>package traductor;<text:line-break/><text:line-break/>import exceptions.LexicalError;<text:line-break/><text:line-break/>/**<text:line-break/> *<text:line-break/><text:soft-page-break/> * Analizador Léxico del traductor dirigido por sintaxis de expresiones regulares<text:line-break/> * a AFNs<text:line-break/> * <text:line-break/> * @author Cristhian Parra ({@link cdparra@gmail.com})<text:line-break/> * @author Fernando Mancía ({@link fernandomancia@gmail.com})<text:line-break/> */<text:line-break/>public class Lex {<text:line-break/> <text:s text:c="3"/><text:line-break/> <text:s text:c="3"/>/**<text:line-break/> <text:s text:c="4"/>* Buffer de String que contiene la expresión regular a analizar<text:line-break/> <text:s text:c="4"/>*/<text:line-break/> <text:s text:c="3"/>private StringBuffer regex;<text:line-break/> <text:s text:c="3"/><text:line-break/> <text:s text:c="3"/>/**<text:line-break/> <text:s text:c="4"/>* Lista de caracteres que conforman el alfabeto de la expresión regular&lt;br&gt;&lt;br&gt;<text:line-break/> <text:s text:c="4"/>* En conjunto con la propiedad "specials" forman la "Tabla de Símbolos" <text:line-break/> <text:s text:c="4"/>* del traductor<text:line-break/> <text:s text:c="4"/>*/<text:line-break/> <text:s text:c="3"/>private Alfabeto Alpha; <text:s text:c="3"/><text:line-break/> <text:s text:c="3"/><text:line-break/> <text:s text:c="3"/>/**<text:line-break/> <text:s text:c="4"/>* Símbolos especiales del lenguaje<text:line-break/> <text:s text:c="4"/>*/<text:line-break/> <text:s text:c="3"/>private String specials; <text:s text:c="4"/><text:line-break/> <text:s text:c="3"/><text:line-break/> <text:s text:c="3"/>/**<text:line-break/> <text:s text:c="4"/>* Constructor de la clase del analizador léxico<text:line-break/> <text:s text:c="4"/>* @param regex Expresión regular que se quiere analizar<text:line-break/> <text:s text:c="4"/>* @param alfabeto Cadena de símbolos que constituyen el alfabeto<text:line-break/> <text:s text:c="4"/>*/<text:line-break/> <text:s text:c="3"/>public Lex(String regex, String alfabeto) {<text:line-break/> <text:s text:c="7"/>this.regex = new StringBuffer(regex);<text:line-break/> <text:s text:c="7"/>this.Alpha = new Alfabeto(alfabeto);<text:line-break/> <text:s text:c="7"/>this.specials = "*+?|()";<text:line-break/> <text:s text:c="3"/>}<text:line-break/> <text:s text:c="3"/><text:line-break/> <text:s text:c="3"/><text:line-break/> <text:s text:c="3"/>/**<text:line-break/> <text:s text:c="4"/>* Constructor de la clase del analizador léxico, con Alfabet ya creado <text:line-break/> <text:s text:c="4"/>* en una ámbito superior<text:line-break/> <text:s text:c="4"/>* @param regex Expresión regular que se quiere analizar<text:line-break/> <text:s text:c="4"/>* @param alfabeto Objeto Alfabeto que contiene la lista completa de símbolos del mismo<text:line-break/> <text:s text:c="4"/>*/<text:line-break/> <text:s text:c="3"/>public Lex(String regex, Alfabeto alfabeto) {<text:line-break/> <text:s text:c="7"/>this.regex = new StringBuffer(regex);<text:line-break/> <text:s text:c="7"/>this.Alpha = alfabeto;<text:line-break/> <text:s text:c="7"/>this.specials = "*+?|()";<text:line-break/> <text:s text:c="3"/>}<text:line-break/> <text:s text:c="3"/><text:line-break/> <text:s text:c="3"/>/**<text:line-break/> <text:s text:c="4"/>* Consume la entrada y devuelve el siguiente a procesar. Si no se trata de<text:line-break/> <text:s text:c="4"/>* un token que pertenezca al alfabeto, entonces se lanza una Excepción. <text:line-break/> <text:s text:c="4"/>* &lt;br&gt;&lt;br&gt;<text:line-break/> <text:s text:c="4"/>* <text:line-break/> <text:s text:c="4"/>* @return El siguiente caracter de la expresión regular<text:line-break/> <text:s text:c="4"/>* @throws java.lang.Exception Se lanza una excepción si el siguiente</text:p>
      <text:p text:style-name="P6"><text:s/>símbolo<text:line-break/> <text:s text:c="4"/>* <text:s text:c="28"/>no pertenece al alfabeto o a alguno de los <text:line-break/> <text:s text:c="4"/>* <text:s text:c="28"/>símbolos conocidos<text:line-break/> <text:s text:c="4"/>*/<text:line-break/> <text:s text:c="3"/>public Token next() throws LexicalError {<text:line-break/> <text:s text:c="7"/><text:line-break/> <text:s text:c="7"/>String s = consume();<text:line-break/> <text:s text:c="7"/>Token siguiente;<text:line-break/> <text:s text:c="7"/><text:line-break/> <text:s text:c="7"/>if (s.equalsIgnoreCase(" ") || s.equalsIgnoreCase("\t")) {<text:line-break/> <text:s text:c="11"/>siguiente = next(); <text:s text:c="8"/>// Los espacios y tabuladores se ignoran <text:s text:c="11"/><text:line-break/><text:line-break/> <text:s text:c="7"/>} else if (this.specials.indexOf(s) &gt;= 0 || this.Alpha.contiene(s) || s.length() == 0) {<text:line-break/> <text:s text:c="11"/>siguiente = new Token(s); <text:s text:c="2"/>// se procesan los simbolos del alfabeto o especiales<text:line-break/><text:line-break/> <text:s text:c="7"/>} else {<text:line-break/> <text:s text:c="11"/>String except = "El símbolo "+s+" no es válido";<text:line-break/> <text:s text:c="11"/>throw new LexicalError(except);<text:line-break/> <text:s text:c="7"/>}<text:line-break/><text:line-break/> <text:s text:c="7"/>return siguiente;<text:line-break/> <text:s text:c="3"/>}<text:line-break/> <text:s text:c="3"/><text:line-break/> <text:s text:c="3"/><text:line-break/><text:soft-page-break/> <text:s text:c="3"/>/**<text:line-break/> <text:s text:c="4"/>* Método que consume un carácter de la expresión regular. Si retorna la <text:line-break/> <text:s text:c="4"/>* cadena vacía es porque ya no hay nada que consume. &lt;br&gt; &lt;br&gt;<text:line-break/> <text:s text:c="4"/>* <text:line-break/> <text:s text:c="4"/>* Consume consiste en extraer la primera letra de la expresión regular<text:line-break/> <text:s text:c="4"/>* y devolverla como un String.<text:line-break/> <text:s text:c="4"/>* <text:line-break/> <text:s text:c="4"/>* @return El siguiente caracter en la expresión regular<text:line-break/> <text:s text:c="4"/>*/<text:line-break/> <text:s text:c="3"/>private String consume() {<text:line-break/> <text:s text:c="7"/><text:line-break/> <text:s text:c="7"/>String consumido = "";<text:line-break/> <text:s text:c="13"/><text:line-break/> <text:s text:c="7"/>if (this.regex.length() &gt; 0) {<text:line-break/> <text:s text:c="11"/>consumido = Character.toString( this.regex.charAt(0) );<text:line-break/> <text:s text:c="11"/>this.regex.deleteCharAt(0);<text:line-break/> <text:s text:c="7"/>}<text:line-break/> <text:s text:c="7"/><text:line-break/> <text:s text:c="7"/>return consumido;<text:line-break/> <text:s text:c="3"/>}<text:line-break/><text:line-break/> <text:s text:c="3"/><text:line-break/> <text:s text:c="3"/>/**<text:line-break/> <text:s text:c="4"/>* Obtener el Alfabeto utilizado<text:line-break/> <text:s text:c="4"/>* @return Alpha El Alfabeto completo utilizado<text:line-break/> <text:s text:c="4"/>*/<text:line-break/> <text:s text:c="3"/>public Alfabeto getAlpha() {<text:line-break/> <text:s text:c="7"/>return Alpha;<text:line-break/> <text:s text:c="3"/>}<text:line-break/><text:line-break/> <text:s text:c="3"/>/**<text:line-break/> <text:s text:c="4"/>* Obtener la expresión regular<text:line-break/> <text:s text:c="4"/>* @return regex Expresión regular<text:line-break/> <text:s text:c="4"/>*/<text:line-break/> <text:s text:c="3"/>public StringBuffer getRegex() {<text:line-break/> <text:s text:c="7"/>return regex;<text:line-break/> <text:s text:c="3"/>}<text:line-break/><text:line-break/> <text:s text:c="3"/><text:line-break/> <text:s text:c="3"/>/**<text:line-break/> <text:s text:c="4"/>* Obtener la expresión regular (en String)<text:line-break/> <text:s text:c="4"/>* @return regex Expresión regular, como un String<text:line-break/> <text:s text:c="4"/>*/<text:line-break/> <text:s text:c="3"/>public String getRegexString() {<text:line-break/> <text:s text:c="7"/>return regex.toString();<text:line-break/> <text:s text:c="3"/>}<text:line-break/> <text:s text:c="3"/><text:line-break/> <text:s text:c="3"/>/**<text:line-break/> <text:s text:c="4"/>* Obtener caracteres especiales<text:line-break/> <text:s text:c="4"/>* @return specials Los operadores y simbolos especiales del lenguaje<text:line-break/> <text:s text:c="4"/>*/<text:line-break/> <text:s text:c="3"/>public String getSpecials() {<text:line-break/> <text:s text:c="7"/>return specials;<text:line-break/> <text:s text:c="3"/>}<text:line-break/>}<text:line-break/>package traductor;<text:line-break/><text:line-break/>/**<text:line-break/> * Tipo "enum" que enumera los diferentes tipos de de token que se pueden <text:line-break/> * manipular. &lt;br&gt;&lt;br&gt;<text:line-break/> * <text:line-break/> * &lt;ul&gt;<text:line-break/> * <text:s/>&lt;li&gt; &lt;b&gt;'*': &lt;/b&gt;&amp;nbsp&amp;nbsp cerradura de kleene &lt;/li&gt;<text:line-break/> * <text:s/>&lt;li&gt; &lt;b&gt;'+': &lt;/b&gt;&amp;nbsp&amp;nbsp cerradura positiva de kleene &lt;/li&gt;<text:line-break/> * <text:s/>&lt;li&gt; &lt;b&gt;'?': &lt;/b&gt;&amp;nbsp&amp;nbsp cero o una instancia &lt;/li&gt;<text:line-break/> * <text:s/>&lt;li&gt; &lt;b&gt;'|': &lt;/b&gt;&amp;nbsp&amp;nbsp disyunción &lt;/li&gt;<text:line-break/> * <text:s/>&lt;li&gt; &lt;b&gt;'(': &lt;/b&gt;&amp;nbsp&amp;nbsp paréntesis izquierdo &lt;/li&gt;<text:line-break/> * <text:s/>&lt;li&gt; &lt;b&gt;')': &lt;/b&gt;&amp;nbsp&amp;nbsp paréntesis derecho &lt;/li&gt;<text:line-break/> * <text:s/>&lt;li&gt; &lt;b&gt;'ALFA': &lt;/b&gt;&amp;nbsp&amp;nbsp cualquier letra del alfabeto &lt;/li&gt;<text:line-break/> * &lt;/ul&gt;<text:line-break/> * <text:line-break/> * @author Cristhian Parra ({@link cdparra@gmail.com})<text:line-break/> * @author Fernando Mancía ({@link fernandomancia@gmail.com})<text:line-break/> */<text:line-break/>public enum TipoToken { <text:s text:c="3"/><text:line-break/> <text:s text:c="3"/>NONE, <text:s text:c="6"/>// token erróneo<text:line-break/> <text:s text:c="3"/>KLEENE, <text:s text:c="4"/>// '*' --&gt; cerradura de kleene<text:line-break/> <text:s text:c="3"/>PLUS, <text:s text:c="6"/>// '+' --&gt; cerradura positiva de kleene<text:line-break/> <text:s text:c="3"/>CEROUNO, <text:s text:c="3"/>// '?' --&gt; Cero o una instancia<text:line-break/> <text:s text:c="3"/>OR, <text:s text:c="8"/>// '|' --&gt; Disyunción<text:line-break/><text:soft-page-break/> <text:s text:c="3"/>PARI, <text:s text:c="6"/>// '(' --&gt; Paréntesis izquierdo<text:line-break/> <text:s text:c="3"/>PARD, <text:s text:c="6"/>// ')' --&gt; Paréntesis derecho<text:line-break/> <text:s text:c="3"/>ALFA, <text:s text:c="6"/>// Cualquier letra del alfabeto<text:line-break/> <text:s text:c="3"/>FIN <text:s text:c="8"/>// Fin de la expresión regular<text:line-break/>}<text:line-break/>package traductor;<text:line-break/><text:line-break/>/**<text:line-break/> * Clase que encapsula a cada componente enviado desde el analizador léxico <text:line-break/> * al analizador sintáctico para su procesamiento. &lt;br&gt; &lt;br&gt;<text:line-break/> *<text:line-break/> * @author Cristhian Parra ({@link cdparra@gmail.com})<text:line-break/> * @author Fernando Mancía ({@link fernandomancia@gmail.com})<text:line-break/> */<text:line-break/>public class Token implements Comparable&lt;Token&gt; {<text:line-break/> <text:s text:c="3"/><text:line-break/> <text:s text:c="3"/><text:line-break/> <text:s text:c="3"/>private TipoToken tipo;<text:line-break/> <text:s text:c="3"/><text:line-break/> <text:s text:c="3"/><text:line-break/> <text:s text:c="3"/>private String valor;<text:line-break/> <text:s text:c="3"/><text:line-break/> <text:s text:c="3"/><text:line-break/> <text:s text:c="3"/>/**<text:line-break/> <text:s text:c="4"/>* Constructor principal del Token a partir del símbolo que se le pasa. Se<text:line-break/> <text:s text:c="4"/>* asume que el símbolo es válido ya que se deja la validcación al analizador<text:line-break/> <text:s text:c="4"/>* léxico. <text:line-break/> <text:s text:c="4"/>* @param tipo Indica el tipo de token definidas por el enum TipoToken. <text:line-break/> <text:s text:c="4"/>*/<text:line-break/> <text:s text:c="3"/>public Token(String simbolo) {<text:line-break/> <text:s text:c="7"/>this.valor = simbolo;<text:line-break/> <text:s text:c="7"/>this.setTipo(simbolo);<text:line-break/> <text:s text:c="3"/>}<text:line-break/><text:line-break/> <text:s text:c="3"/>/**<text:line-break/> <text:s text:c="4"/>* Función que retorna el tipo de token actual<text:line-break/> <text:s text:c="4"/>* @return Retorna el tipo de token<text:line-break/> <text:s text:c="4"/>*/<text:line-break/> <text:s text:c="3"/>public TipoToken getTipo() {<text:line-break/> <text:s text:c="7"/>return tipo;<text:line-break/> <text:s text:c="3"/>}<text:line-break/><text:line-break/> <text:s text:c="3"/>/**<text:line-break/> <text:s text:c="4"/>* Método que retorna el valor (char) del token actual. <text:line-break/> <text:s text:c="4"/>* @return<text:line-break/> <text:s text:c="4"/>*/<text:line-break/> <text:s text:c="3"/>public String getValor() {<text:line-break/> <text:s text:c="7"/>return valor;<text:line-break/> <text:s text:c="3"/>}<text:line-break/><text:line-break/> <text:s text:c="3"/>/**<text:line-break/> <text:s text:c="4"/>* Establece el tipo de token<text:line-break/> <text:s text:c="4"/>* @param tipo Tipo del token actual<text:line-break/> <text:s text:c="4"/>*/<text:line-break/> <text:s text:c="3"/>public void setTipo(TipoToken tipo) {<text:line-break/> <text:s text:c="7"/>this.tipo = tipo;<text:line-break/> <text:s text:c="3"/>}<text:line-break/><text:line-break/> <text:s text:c="3"/>/**<text:line-break/> <text:s text:c="4"/>* Valor (en char) del tipo de token actual<text:line-break/> <text:s text:c="4"/>* @param valor Caracter que representa el tipo de token<text:line-break/> <text:s text:c="4"/>*/<text:line-break/> <text:s text:c="3"/>public void setValor(String valor) {<text:line-break/> <text:s text:c="7"/>this.valor = valor;<text:line-break/> <text:s text:c="7"/>this.setTipo(valor);<text:line-break/> <text:s text:c="3"/>}<text:line-break/> <text:s text:c="3"/><text:line-break/> <text:s text:c="3"/>/**<text:line-break/> <text:s text:c="4"/>* Método abstracto de la clase Comparable implementado por Token para poder<text:line-break/> <text:s text:c="4"/>* utilizar el operador == para las comparaciones &lt;br&gt;&lt;br&gt;<text:line-break/> <text:s text:c="4"/>* <text:line-break/> <text:s text:c="4"/>* @param t Token con el que se comparará el actual. <text:line-break/> <text:s text:c="4"/>* @return &lt;ul&gt; &lt;li&gt;&lt;b&gt;0 (Cero)&lt;/b&gt; si son <text:s/>iguales <text:s text:c="8"/>&lt;/li&gt;<text:line-break/> <text:s text:c="4"/>* <text:s text:c="13"/>&lt;li&gt;&lt;b&gt;-1 (Menos Uno)&lt;/b&gt; si no son iguales &lt;/li&gt;<text:line-break/> <text:s text:c="4"/>* <text:s text:c="8"/>&lt;/ul&gt;<text:line-break/> <text:s text:c="4"/>*/<text:line-break/> <text:s text:c="3"/>public int compareTo(Token t) {<text:line-break/> <text:s text:c="7"/>if (this.getTipo() == t.getTipo() <text:line-break/> <text:s text:c="15"/>&amp;&amp; this.getValor().compareTo(t.getValor()) == 0 ) {<text:line-break/> <text:s text:c="11"/>return 0;<text:line-break/><text:soft-page-break/> <text:s text:c="7"/>} else {<text:line-break/> <text:s text:c="11"/>return -1;<text:line-break/> <text:s text:c="7"/>}<text:line-break/> <text:s text:c="3"/>}<text:line-break/><text:line-break/> <text:s text:c="3"/>private void setTipo(String simbolo) {<text:line-break/> <text:s text:c="7"/><text:line-break/> <text:s text:c="7"/>if (simbolo.isEmpty()) {<text:line-break/> <text:s text:c="11"/>this.tipo = TipoToken.FIN;<text:line-break/> <text:s text:c="7"/>} else {<text:line-break/><text:line-break/> <text:s text:c="11"/>switch (simbolo.charAt(0)) {<text:line-break/> <text:s text:c="15"/>case '*':<text:line-break/> <text:s text:c="19"/>this.tipo = TipoToken.KLEENE;<text:line-break/> <text:s text:c="19"/>break;<text:line-break/> <text:s text:c="15"/>case '+':<text:line-break/> <text:s text:c="19"/>this.tipo = TipoToken.PLUS;<text:line-break/> <text:s text:c="19"/>break;<text:line-break/> <text:s text:c="15"/>case '?':<text:line-break/> <text:s text:c="19"/>this.tipo = TipoToken.CEROUNO;<text:line-break/> <text:s text:c="19"/>break;<text:line-break/> <text:s text:c="15"/>case '|':<text:line-break/> <text:s text:c="19"/>this.tipo = TipoToken.OR;<text:line-break/> <text:s text:c="19"/>break;<text:line-break/> <text:s text:c="15"/>case '(':<text:line-break/> <text:s text:c="19"/>this.tipo = TipoToken.PARI;<text:line-break/> <text:s text:c="19"/>break;<text:line-break/> <text:s text:c="15"/>case ')':<text:line-break/> <text:s text:c="19"/>this.tipo = TipoToken.PARD;<text:line-break/> <text:s text:c="19"/>break;<text:line-break/> <text:s text:c="15"/>default:<text:line-break/> <text:s text:c="19"/>this.tipo = TipoToken.ALFA;<text:line-break/> <text:s text:c="19"/>this.valor = simbolo;<text:line-break/> <text:s text:c="19"/>break;<text:line-break/> <text:s text:c="11"/>}<text:line-break/> <text:s text:c="7"/>}<text:line-break/> <text:s text:c="3"/>}<text:line-break/>}<text:line-break/></text:p>
      <text:p text:style-name="P5"/>
      <text:h text:style-name="P11" text:outline-level="1">Paquete afgenjava</text:h>
      <text:p text:style-name="P8"/>
      <text:p text:style-name="P7">/*<text:line-break/> * To change this template, choose Tools | Templates<text:line-break/> * and open the template in the editor.<text:line-break/> */<text:line-break/><text:line-break/>package afgenjava;<text:line-break/><text:line-break/>import exceptions.AutomataException;<text:line-break/>import java.util.*;<text:line-break/><text:line-break/>/**<text:line-break/> *<text:line-break/> * @author Cristhian Parra ({@link cdparra@gmail.com})<text:line-break/> * @author Fernando Mancia ({@link fernandomancia@gmail.com})<text:line-break/> */<text:line-break/>public class AlgMinimizacion {<text:line-break/><text:line-break/> <text:s text:c="3"/>Automata AFD;<text:line-break/> <text:s text:c="3"/>public AlgMinimizacion(Automata a){<text:line-break/> <text:s text:c="7"/>this.AFD = a;<text:line-break/> <text:s text:c="3"/>}<text:line-break/> <text:s text:c="3"/><text:line-break/> <text:s text:c="3"/><text:line-break/>/** ALGORITMO DE MINIMIZACION <text:line-break/> * Los siguientes metodos son usados en el algoritmo de minimizacion.<text:line-break/> * <text:line-break/> **/ <text:line-break/><text:line-break/> <text:s text:c="3"/><text:line-break/> <text:s text:c="2"/>/***<text:line-break/> <text:s text:c="3"/>* Este método realiza el algoritmo de minimización definido en el <text:line-break/> <text:s text:c="3"/>* libro en la sección 3.9.6. <text:line-break/> <text:s text:c="3"/>* Retorna un nuevo Automata que acepta el mismo lenguaje (del automata <text:line-break/> <text:s text:c="3"/>* pasado en el constructor.)y tiene el menor número de estados posible.<text:line-break/> <text:s text:c="3"/>* Pasos:<text:line-break/> <text:s text:c="3"/>* <text:s text:c="2"/>1) Se empieza con una particion inicial P = {NO_FINALES, FINALES}<text:line-break/> <text:s text:c="3"/>* <text:s text:c="2"/>2) Pnew = Por c/ grupo G en P particionarG en subgrupos de forma que s y t <text:line-break/> <text:s text:c="3"/>* <text:s text:c="6"/>se encuentren en el mismo subgrupo, si y solo si para todo el <text:line-break/> <text:s text:c="3"/>* <text:s text:c="6"/>alfabeto s y t tienen transiciones hacia los mismos grupos de P.<text:line-break/> <text:s text:c="3"/>* <text:s text:c="2"/>3) Si Pnew = P, entonces Pfinal = Pnew, e ir al paso 4. Sino, ir al paso 2<text:line-break/> <text:s text:c="3"/>* <text:s text:c="2"/>4) Elegir un estado de c/ grupo como representante y actualizar <text:line-break/> <text:s text:c="3"/>* <text:s text:c="5"/>los enlaces<text:line-break/> <text:s text:c="3"/>* <text:s text:c="6"/><text:line-break/> <text:s text:c="3"/>* @return Automata (Un nuevo automata minimizado)<text:line-break/> <text:s text:c="3"/>* @throws exceptions.AutomataException<text:line-break/> <text:s text:c="3"/>*/<text:line-break/> <text:s text:c="2"/>public Automata minimizar() throws AutomataException{<text:line-break/> <text:s text:c="6"/>ArrayList&lt;ListaEstados&gt; anterior = new ArrayList&lt;ListaEstados&gt;();<text:line-break/> <text:s text:c="6"/>ArrayList&lt;ListaEstados&gt; actual = new ArrayList&lt;ListaEstados&gt;();<text:line-break/> <text:s text:c="6"/><text:line-break/> <text:s text:c="6"/>int nro_est = 0;<text:line-break/> <text:s text:c="6"/>ListaEstados nofinales = AFD.getNoFinales();<text:line-break/> <text:s text:c="6"/>ListaEstados finales = AFD.getFinales();<text:line-break/> <text:s text:c="6"/><text:line-break/> <text:s text:c="6"/>if(nofinales != null &amp;&amp; nofinales.cantidad() &gt; 0){<text:line-break/> <text:s text:c="11"/>nofinales.setId(nro_est++);<text:line-break/> <text:s text:c="11"/>anterior.add(nofinales);<text:line-break/> <text:s text:c="6"/>}<text:line-break/> <text:s text:c="6"/><text:line-break/> <text:s text:c="6"/>if(finales != null &amp;&amp; finales.cantidad() &gt; 0){<text:line-break/> <text:s text:c="11"/>finales.setId(nro_est++);<text:line-break/> <text:s text:c="11"/>anterior.add(finales); <text:s text:c="10"/><text:line-break/> <text:s text:c="6"/>}<text:line-break/><text:line-break/> <text:s text:c="6"/>boolean seguir = true;<text:line-break/> <text:s text:c="6"/>while(seguir){<text:line-break/> <text:s text:c="10"/><text:line-break/> <text:s text:c="10"/>int cant =0;<text:line-break/> <text:s text:c="10"/>for(ListaEstados cadaLista: anterior){<text:line-break/> <text:s text:c="15"/>Iterator it = separarGrupos(anterior, cadaLista);<text:line-break/> <text:s text:c="15"/>while(it != null &amp;&amp; it.hasNext()){<text:line-break/> <text:s text:c="19"/>ListaEstados list= (ListaEstados)it.next();<text:line-break/> <text:s text:c="19"/>list.setId(cant++);<text:line-break/> <text:s text:c="19"/>actual.add(list);<text:line-break/> <text:s text:c="15"/>}<text:line-break/><text:soft-page-break/> <text:s text:c="10"/>}<text:line-break/> <text:s text:c="10"/><text:line-break/> <text:s text:c="10"/>if(anterior.size() == actual.size()){<text:line-break/> <text:s text:c="14"/>seguir = false;<text:line-break/> <text:s text:c="10"/>}else{<text:line-break/> <text:s text:c="14"/>anterior = actual;<text:line-break/> <text:s text:c="14"/>actual = new ArrayList&lt;ListaEstados&gt;();<text:line-break/> <text:s text:c="10"/>}<text:line-break/> <text:s text:c="6"/>}<text:line-break/> <text:s text:c="6"/>//Fin del Algoritmo de Minimizacion.<text:line-break/> <text:s text:c="6"/><text:line-break/> <text:s text:c="6"/><text:line-break/> <text:s text:c="6"/>//Ahora se convierte "actual" <text:s/>en "Automata"<text:line-break/> <text:s text:c="6"/>//Primero creamos los estados<text:line-break/> <text:s text:c="6"/>Automata AFDM = new Automata();<text:line-break/> <text:s text:c="6"/>Iterator it = actual.iterator();<text:line-break/> <text:s text:c="6"/>while(it.hasNext()){<text:line-break/> <text:s text:c="11"/>ListaEstados lest = (ListaEstados) it.next();<text:line-break/> <text:s text:c="11"/>Estado nuevo = new Estado(lest.getId() , false, false,false);<text:line-break/> <text:s text:c="11"/><text:line-break/> <text:s text:c="11"/>//Es estado inicial<text:line-break/> <text:s text:c="11"/>try{<text:line-break/> <text:s text:c="15"/>lest.getEstadoInicial();<text:line-break/> <text:s text:c="15"/>nuevo.setEstadoinicial(true);<text:line-break/> <text:s text:c="15"/>AFDM.setInicial(nuevo);<text:line-break/> <text:s text:c="11"/>}catch(Exception ex){<text:line-break/> <text:s text:c="15"/>nuevo.setEstadoinicial(false);<text:line-break/> <text:s text:c="11"/>}<text:line-break/> <text:s text:c="15"/><text:line-break/> <text:s text:c="11"/>//Es estado final<text:line-break/> <text:s text:c="11"/>if(lest.getEstadosFinales().cantidad() &gt; 0){<text:line-break/> <text:s text:c="15"/>nuevo.setEstadofinal(true); <text:s text:c="7"/><text:line-break/> <text:s text:c="15"/>AFDM.getFinales().insertar(nuevo);<text:line-break/> <text:s text:c="11"/>}else{<text:line-break/> <text:s text:c="15"/>nuevo.setEstadofinal(false);<text:line-break/> <text:s text:c="11"/>}<text:line-break/> <text:s text:c="11"/>AFDM.addEstado(nuevo);<text:line-break/> <text:s text:c="6"/>}<text:line-break/> <text:s text:c="6"/><text:line-break/> <text:s text:c="6"/>//Segundo, creamos los enlaces<text:line-break/> <text:s text:c="6"/>it = actual.iterator();<text:line-break/> <text:s text:c="6"/>while(it.hasNext()){<text:line-break/> <text:s text:c="11"/>ListaEstados lest = (ListaEstados) it.next();<text:line-break/> <text:s text:c="11"/>Estado estado_afdm <text:s/>= AFDM.getEstadoById(lest.getId());<text:line-break/> <text:s text:c="11"/>Estado representante = lest.get(0);<text:line-break/> <text:s text:c="11"/><text:line-break/> <text:s text:c="11"/>Iterator itenlaces = representante.getEnlaces().getIterator();<text:line-break/> <text:s text:c="11"/>while (itenlaces.hasNext()){<text:line-break/> <text:s text:c="15"/>Enlace e = (Enlace) itenlaces.next();<text:line-break/> <text:s text:c="15"/>ListaEstados lista_destino = enqueLista(actual, e.getDestino());<text:line-break/> <text:s text:c="15"/>Estado est_destino = AFDM.getEstadoById(lista_destino.getId());<text:line-break/> <text:s text:c="15"/>Enlace nuevo_enlace = new Enlace(estado_afdm, est_destino, e.getEtiqueta());<text:line-break/> <text:s text:c="15"/>estado_afdm.addEnlace(nuevo_enlace);<text:line-break/> <text:s text:c="11"/>}<text:line-break/> <text:s text:c="6"/>}<text:line-break/> <text:s text:c="6"/><text:line-break/> <text:s text:c="6"/>return AFDM;<text:line-break/> <text:s text:c="2"/>}<text:line-break/> <text:s text:c="2"/><text:line-break/> <text:s text:c="2"/><text:line-break/> <text:s text:c="2"/>/***<text:line-break/> <text:s text:c="3"/>* <text:s text:c="2"/>Método para separar una "lista" en varios grupos.<text:line-break/> <text:s text:c="3"/>* Para cada estado de la lista, se itera sobre todos sus enlaces y a partir<text:line-break/> <text:s text:c="3"/>* de eso se obtiene información para crear un nuevo subgrupo o agragar a <text:line-break/> <text:s text:c="3"/>* uno existente.<text:line-break/> <text:s text:c="3"/>* <text:line-break/> <text:s text:c="3"/>* @param ListasActuales (Todas las listas actuales)<text:line-break/> <text:s text:c="3"/>* @param laLista (la lista que será separa en grupos)<text:line-break/> <text:s text:c="3"/>* @return Iterador de las sublistas en que se dividió laLista<text:line-break/> <text:s text:c="3"/>*/<text:line-break/> <text:s text:c="2"/>public Iterator separarGrupos(ArrayList&lt;ListaEstados&gt; todas, <text:line-break/> <text:s text:c="31"/>ListaEstados lista){<text:line-break/> <text:s text:c="7"/>Hashtable listasNuevas = new Hashtable(); <text:line-break/> <text:s text:c="7"/>for(Estado estado : lista){ <text:s text:c="2"/><text:line-break/> <text:s text:c="11"/>String claveSimbolos = "";<text:line-break/> <text:s text:c="11"/>String claveEstados = "";<text:line-break/> <text:s text:c="11"/><text:line-break/> <text:s text:c="11"/>for(Enlace enlace : estado.getEnlaces()){<text:line-break/> <text:s text:c="15"/>Estado dest = enlace.getDestino();<text:line-break/> <text:s text:c="15"/>ListaEstados tmp = enqueLista(todas, dest);<text:line-break/><text:soft-page-break/> <text:s text:c="15"/>claveSimbolos += enlace.getEtiqueta().trim();<text:line-break/> <text:s text:c="15"/>claveEstados += tmp.getId();<text:line-break/> <text:s text:c="15"/><text:line-break/> <text:s text:c="11"/>}<text:line-break/> <text:s text:c="11"/>String clave = generarClaveHash(claveSimbolos, claveEstados);<text:line-break/> <text:s text:c="11"/>if(listasNuevas.containsKey(clave)){<text:line-break/> <text:s text:c="15"/>((ListaEstados)listasNuevas.get(clave)).insertar(estado);<text:line-break/> <text:s text:c="11"/>}else{<text:line-break/> <text:s text:c="15"/>ListaEstados nueva = new ListaEstados();<text:line-break/> <text:s text:c="15"/>nueva.insertar(estado);<text:line-break/> <text:s text:c="15"/>listasNuevas.put(clave, nueva); <text:s text:c="3"/><text:line-break/> <text:s text:c="11"/>}<text:line-break/> <text:s text:c="7"/>}<text:line-break/> <text:s text:c="7"/>return listasNuevas.values().iterator();<text:line-break/> <text:s text:c="2"/>}<text:line-break/> <text:s text:c="2"/><text:line-break/> <text:s text:c="2"/><text:line-break/> <text:s text:c="2"/><text:line-break/> <text:s text:c="2"/><text:line-break/> <text:s text:c="2"/>/**<text:line-break/> <text:s text:c="3"/>* Método mágico que genera una clave que sera la clave de un hash <text:line-break/> <text:s text:c="3"/>* que tendrá las sublistas que pertenecen a un mismo grupo.<text:line-break/> <text:s text:c="3"/>* Todas las listas que <text:s/>generen el mismo hash tendrán la misma clave y por<text:line-break/> <text:s text:c="3"/>* ende estarán en la misma lista dentro del hash.<text:line-break/> <text:s text:c="3"/>* <text:line-break/> <text:s text:c="3"/>* @param simbolos<text:line-break/> <text:s text:c="3"/>* @param estados<text:line-break/> <text:s text:c="3"/>* @return<text:line-break/> <text:s text:c="3"/>*/<text:line-break/> <text:s text:c="2"/>public String generarClaveHash(String simbolos, String estados ){<text:line-break/> <text:s text:c="6"/>String cadenaFinal = "";<text:line-break/><text:line-break/> <text:s text:c="7"/>char est[] = estados.toCharArray();<text:line-break/> <text:s text:c="7"/>char c[] = simbolos.toCharArray();<text:line-break/> <text:s text:c="7"/>boolean hayCambios = true;<text:line-break/> <text:s text:c="7"/>for (int i = 0; hayCambios ; i++) {<text:line-break/> <text:s text:c="11"/>hayCambios = false;<text:line-break/> <text:s text:c="11"/>for (int j = 0; j &lt; c.length - 1; j++) {<text:line-break/> <text:s text:c="13"/>if (c[j] &gt; c[j + 1]) {<text:line-break/> <text:s text:c="17"/><text:line-break/> <text:s text:c="17"/>//intercambiar(arreglo, j, j+1);<text:line-break/> <text:s text:c="17"/>//ini intercambiar<text:line-break/> <text:s text:c="17"/>char tmp = c[j+1];<text:line-break/> <text:s text:c="17"/>c[j+1] = c[j];<text:line-break/> <text:s text:c="17"/>c[j] = tmp;<text:line-break/><text:line-break/> <text:s text:c="17"/>char tmpEst = est[j+1];<text:line-break/> <text:s text:c="17"/>est[j+1] = est[j];<text:line-break/> <text:s text:c="17"/>est[j] = tmpEst;<text:line-break/> <text:s text:c="17"/>//fin intercambiar<text:line-break/> <text:s text:c="25"/><text:line-break/> <text:s text:c="17"/>hayCambios = true;<text:line-break/> <text:s text:c="13"/>}<text:line-break/> <text:s text:c="11"/>}<text:line-break/> <text:s text:c="7"/>}<text:line-break/> <text:s text:c="6"/>cadenaFinal = String.copyValueOf(c) + String.copyValueOf(est);<text:line-break/> <text:s text:c="6"/>return cadenaFinal;<text:line-break/> <text:s text:c="2"/>}<text:line-break/> <text:s text:c="2"/><text:line-break/> <text:s text:c="2"/><text:line-break/> <text:s text:c="2"/><text:line-break/> <text:s text:c="2"/>/***<text:line-break/> <text:s text:c="3"/>* Método que retorna una lista de estado de entre las "listas", en la que <text:line-break/> <text:s text:c="3"/>* se encuentra un "estado" en particular.<text:line-break/> <text:s text:c="3"/>* <text:line-break/> <text:s text:c="3"/>* @param listas<text:line-break/> <text:s text:c="3"/>* @param estado<text:line-break/> <text:s text:c="3"/>* @return<text:line-break/> <text:s text:c="3"/>*/<text:line-break/> <text:s text:c="2"/>public ListaEstados enqueLista(ArrayList&lt;ListaEstados&gt; listas, Estado estado){<text:line-break/> <text:s text:c="7"/>for(ListaEstados lista : listas){<text:line-break/> <text:s text:c="11"/>try{<text:line-break/> <text:s text:c="15"/>lista.getEstadoById(estado.getId());<text:line-break/> <text:s text:c="15"/>return lista;<text:line-break/> <text:s text:c="11"/>}catch(Exception ex){}<text:line-break/> <text:s text:c="7"/>}<text:line-break/> <text:s text:c="7"/>return null;<text:line-break/> <text:s text:c="2"/>}<text:line-break/> <text:s text:c="2"/><text:line-break/> <text:s text:c="2"/><text:line-break/><text:soft-page-break/><text:line-break/> <text:s text:c="2"/><text:line-break/> <text:s text:c="2"/><text:line-break/>}<text:line-break/>/*</text:p>
      <text:p text:style-name="P7"><text:s/>* AlgSubconjuntos.java</text:p>
      <text:p text:style-name="P7"><text:s/>*</text:p>
      <text:p text:style-name="P7"><text:s/>* Created on 8 de noviembre de 2008, 04:42 PM</text:p>
      <text:p text:style-name="P7"><text:s/>*</text:p>
      <text:p text:style-name="P7"><text:s/>* To change this template, choose Tools | Template Manager</text:p>
      <text:p text:style-name="P7"><text:s/>* and open the template in the editor.</text:p>
      <text:p text:style-name="P7"><text:s/>*/</text:p>
      <text:p text:style-name="P7"/>
      <text:p text:style-name="P7">package afgenjava;</text:p>
      <text:p text:style-name="P7"/>
      <text:p text:style-name="P7">import exceptions.AutomataException;</text:p>
      <text:p text:style-name="P7">import graphviz.GraphViz;</text:p>
      <text:p text:style-name="P7">import java.util.ArrayList;</text:p>
      <text:p text:style-name="P7">import java.util.Hashtable;</text:p>
      <text:p text:style-name="P7">import java.util.Iterator;</text:p>
      <text:p text:style-name="P7">import java.util.Vector;</text:p>
      <text:p text:style-name="P7">import traductor.Analizador;</text:p>
      <text:p text:style-name="P7">import traductor.Token;</text:p>
      <text:p text:style-name="P7"/>
      <text:p text:style-name="P7">/**</text:p>
      <text:p text:style-name="P7"><text:s/>*</text:p>
      <text:p text:style-name="P7"><text:s/>* @author Administrador</text:p>
      <text:p text:style-name="P7"><text:s/>*/</text:p>
      <text:p text:style-name="P7">public class AlgSubconjuntos {</text:p>
      <text:p text:style-name="P7"><text:s text:c="4"/>Automata AFN;</text:p>
      <text:p text:style-name="P7"><text:s text:c="4"/>/**</text:p>
      <text:p text:style-name="P7"><text:s text:c="5"/>* <text:s/>AFD, Matriz final que representa el AFD.</text:p>
      <text:p text:style-name="P7"><text:s text:c="5"/>**/</text:p>
      <text:p text:style-name="P7"><text:s text:c="4"/>private Dtrans dtrans;</text:p>
      <text:p text:style-name="P7"/>
      <text:p text:style-name="P7"><text:s text:c="4"/></text:p>
      <text:p text:style-name="P7"><text:s text:c="4"/>/**</text:p>
      <text:p text:style-name="P7"><text:s text:c="5"/>* <text:s/>Lista de estados que se ira formando para el AFD</text:p>
      <text:p text:style-name="P7"><text:s text:c="5"/>*/</text:p>
      <text:p text:style-name="P7"><text:s text:c="4"/>ArrayList&lt;ListaEstados&gt; Destados;</text:p>
      <text:p text:style-name="P7"><text:s text:c="12"/></text:p>
      <text:p text:style-name="P7"><text:s text:c="4"/></text:p>
      <text:p text:style-name="P7"><text:s text:c="4"/></text:p>
      <text:p text:style-name="P7"><text:s text:c="4"/>/** Creates a new instance of AlgSubconjuntos */</text:p>
      <text:p text:style-name="P7"><text:s text:c="4"/>public AlgSubconjuntos(Automata AFN) {</text:p>
      <text:p text:style-name="P7"><text:s text:c="8"/>this.AFN = AFN;</text:p>
      <text:p text:style-name="P7"><text:s text:c="8"/>dtrans = new Dtrans();</text:p>
      <text:p text:style-name="P7"><text:s text:c="8"/>Destados = new ArrayList();</text:p>
      <text:p text:style-name="P7"><text:s text:c="4"/>}</text:p>
      <text:p text:style-name="P7"><text:s text:c="4"/></text:p>
      <text:p text:style-name="P7"><text:s text:c="4"/></text:p>
      <text:p text:style-name="P7"><text:s text:c="4"/></text:p>
      <text:p text:style-name="P7"><text:s text:c="4"/>/**</text:p>
      <text:p text:style-name="P7"><text:s text:c="5"/>* Implementación del algoritmo de Subconjuntos.</text:p>
      <text:p text:style-name="P7"><text:s text:c="5"/>* Retorna un objeto Dtrans que es la matriz de transiciones.</text:p>
      <text:p text:style-name="P7"><text:s text:c="5"/>* Este Dtrans se puede convertir tambien a un "Automata"</text:p>
      <text:p text:style-name="P7"><text:s text:c="5"/>* </text:p>
      <text:p text:style-name="P7"><text:s text:c="5"/>* @return</text:p>
      <text:p text:style-name="P7"><text:s text:c="5"/>* @throws exceptions.AutomataException</text:p>
      <text:p text:style-name="P7"><text:s text:c="5"/>*/</text:p>
      <text:p text:style-name="P7"><text:s text:c="4"/>public Dtrans ejecutar() throws AutomataException{</text:p>
      <text:p text:style-name="P7"><text:s text:c="8"/>Iterator it;</text:p>
      <text:p text:style-name="P7"><text:s text:c="8"/>Token simbolo;</text:p>
      <text:p text:style-name="P7"><text:s text:c="8"/>ListaEstados U;</text:p>
      <text:p text:style-name="P7"><text:s text:c="8"/></text:p>
      <text:p text:style-name="P7"><text:s text:c="8"/>Estado est_inicial = AFN.getEstados().getEstadoInicial();</text:p>
      <text:p text:style-name="P7"><text:s text:c="8"/>ListaEstados list_est = e_cerradura(est_inicial, new ListaEstados());</text:p>
      <text:p text:style-name="P7"><text:s text:c="8"/>list_est.setId(0);</text:p>
      <text:p text:style-name="P7"><text:s text:c="8"/>Destados.add(list_est);</text:p>
      <text:p text:style-name="P7"><text:s text:c="4"/></text:p>
      <text:p text:style-name="P7"><text:s text:c="8"/>while (hayEstadosSinMarcar()){</text:p>
      <text:p text:style-name="P7"><text:s text:c="12"/>DtransClave clave;</text:p>
      <text:p text:style-name="P7"><text:s text:c="12"/>ListaEstados T = estadoSinMarcar();</text:p>
      <text:p text:style-name="P7"><text:s text:c="12"/>T.setMarcado(true);</text:p>
      <text:p text:style-name="P7"><text:s text:c="12"/></text:p>
      <text:p text:style-name="P7"><text:s text:c="12"/>it = AFN.getAlpha().iterator();</text:p>
      <text:p text:style-name="P7"><text:s text:c="12"/>while(it.hasNext()){</text:p>
      <text:p text:style-name="P7"><text:s text:c="16"/>simbolo = new Token((String)it.next());</text:p>
      <text:p text:style-name="P7"><text:s text:c="16"/>U = e_cerradura(mover(T, simbolo));</text:p>
      <text:p text:style-name="P7"><text:s text:c="16"/>if(U == null){</text:p>
      <text:p text:style-name="P7"><text:soft-page-break/><text:s text:c="20"/>continue;</text:p>
      <text:p text:style-name="P7"><text:s text:c="16"/>}</text:p>
      <text:p text:style-name="P7"><text:s text:c="16"/>int id_U = estaEnDestados(U);</text:p>
      <text:p text:style-name="P7"><text:s text:c="16"/>if(id_U == -1){</text:p>
      <text:p text:style-name="P7"><text:s text:c="20"/>U.setMarcado(false);</text:p>
      <text:p text:style-name="P7"><text:s text:c="20"/>U.setId(Destados.size());</text:p>
      <text:p text:style-name="P7"><text:s text:c="20"/>Destados.add(U);</text:p>
      <text:p text:style-name="P7"><text:s text:c="16"/>}else{</text:p>
      <text:p text:style-name="P7"><text:s text:c="20"/>U.setId(id_U);</text:p>
      <text:p text:style-name="P7"><text:s text:c="16"/>}</text:p>
      <text:p text:style-name="P7"><text:s text:c="16"/>clave = new DtransClave(T,simbolo);</text:p>
      <text:p text:style-name="P7"><text:s text:c="16"/>dtrans.setValor(clave, U);</text:p>
      <text:p text:style-name="P7"><text:s text:c="12"/>}</text:p>
      <text:p text:style-name="P7"><text:s text:c="8"/>}</text:p>
      <text:p text:style-name="P7"><text:s text:c="8"/>return this.dtrans;</text:p>
      <text:p text:style-name="P7"><text:s text:c="4"/>}</text:p>
      <text:p text:style-name="P7"><text:s text:c="4"/></text:p>
      <text:p text:style-name="P7"><text:s text:c="4"/></text:p>
      <text:p text:style-name="P7"><text:s text:c="4"/>/**</text:p>
      <text:p text:style-name="P7"><text:s text:c="5"/>* Ejecuta el algoritmo "e_cerradura(s)"</text:p>
      <text:p text:style-name="P7"><text:s text:c="5"/>* En donde a partir de un estado s, retorna una lista de estados</text:p>
      <text:p text:style-name="P7"><text:s text:c="5"/>* que se forma de recorrer desde el estado s por transiciones vacias.</text:p>
      <text:p text:style-name="P7"><text:s text:c="5"/>* Implementación recursiva, ya que debe recorrer los nodos por donde </text:p>
      <text:p text:style-name="P7"><text:s text:c="5"/>* exista enlaces vacios de la misma forma.</text:p>
      <text:p text:style-name="P7"><text:s text:c="5"/>* </text:p>
      <text:p text:style-name="P7"><text:s text:c="5"/>* </text:p>
      <text:p text:style-name="P7"><text:s text:c="5"/>* @param s Estado que se agrega y recorre por sus vacios.</text:p>
      <text:p text:style-name="P7"><text:s text:c="5"/>* @param listaActual (lista de estados donde se van agregando. Al inicio </text:p>
      <text:p text:style-name="P7"><text:s text:c="5"/>* <text:s text:c="9"/>está vacia</text:p>
      <text:p text:style-name="P7"><text:s text:c="5"/>* @return La lista de estados por los que se recorre <text:s/>mediante vacio desde</text:p>
      <text:p text:style-name="P7"><text:s text:c="5"/>* <text:s text:c="9"/>el estado "s"</text:p>
      <text:p text:style-name="P7"><text:s text:c="5"/>*/</text:p>
      <text:p text:style-name="P7"><text:s text:c="4"/>public ListaEstados e_cerradura(Estado s, ListaEstados listaActual) {</text:p>
      <text:p text:style-name="P7"><text:s text:c="8"/>Iterator it = s.getEnlaces().getIterator();</text:p>
      <text:p text:style-name="P7"><text:s text:c="8"/>ListaEstados listaNueva = null;</text:p>
      <text:p text:style-name="P7"><text:s text:c="8"/>while(it.hasNext()){</text:p>
      <text:p text:style-name="P7"><text:s text:c="12"/>Enlace e = (Enlace) it.next();</text:p>
      <text:p text:style-name="P7"><text:s text:c="12"/>if(e.getEtiqueta().compareTo(CONSTANS.getVacio()) == 0){</text:p>
      <text:p text:style-name="P7"><text:s text:c="16"/>listaNueva = e_cerradura(e.getDestino(), listaActual);</text:p>
      <text:p text:style-name="P7"><text:s text:c="16"/>listaActual = concatListas(listaActual, listaNueva );</text:p>
      <text:p text:style-name="P7"><text:s text:c="16"/></text:p>
      <text:p text:style-name="P7"><text:s text:c="12"/>}</text:p>
      <text:p text:style-name="P7"><text:s text:c="8"/>}</text:p>
      <text:p text:style-name="P7"><text:s text:c="8"/>listaActual.insertar(s);</text:p>
      <text:p text:style-name="P7"><text:s text:c="8"/>return listaActual;</text:p>
      <text:p text:style-name="P7"><text:s text:c="4"/>}</text:p>
      <text:p text:style-name="P7"><text:s text:c="4"/></text:p>
      <text:p text:style-name="P7"><text:s text:c="4"/></text:p>
      <text:p text:style-name="P7"><text:s text:c="4"/>/***</text:p>
      <text:p text:style-name="P7"><text:s text:c="5"/>* <text:s/>Implementacion de e_cerradura(ListaEstados) del Algoritmo de Subconjuntos.</text:p>
      <text:p text:style-name="P7"><text:s text:c="5"/>* <text:s/>Recibe una lista de estados y por cada estado aplica el </text:p>
      <text:p text:style-name="P7"><text:s text:c="5"/>* e_cerradura(estado, new ListaEstados()).</text:p>
      <text:p text:style-name="P7"><text:s text:c="5"/>* <text:s/>Es decir, por cada estado de la lista recibida se recorre recursivamente por </text:p>
      <text:p text:style-name="P7"><text:s text:c="5"/>* los enlaces "vacio" y se genera una nueva lista.</text:p>
      <text:p text:style-name="P7"><text:s text:c="5"/>* </text:p>
      <text:p text:style-name="P7"><text:s text:c="5"/>* @param T</text:p>
      <text:p text:style-name="P7"><text:s text:c="5"/>* @return</text:p>
      <text:p text:style-name="P7"><text:s text:c="5"/>*/</text:p>
      <text:p text:style-name="P7"><text:s text:c="4"/>public ListaEstados e_cerradura(ListaEstados T){</text:p>
      <text:p text:style-name="P7"><text:s text:c="8"/>if(T == null){</text:p>
      <text:p text:style-name="P7"><text:s text:c="12"/>return null;</text:p>
      <text:p text:style-name="P7"><text:s text:c="8"/>}</text:p>
      <text:p text:style-name="P7"><text:s text:c="8"/></text:p>
      <text:p text:style-name="P7"><text:s text:c="8"/>ListaEstados lista_ret = new ListaEstados();</text:p>
      <text:p text:style-name="P7"><text:s text:c="8"/>Iterator it = T.getIterator();</text:p>
      <text:p text:style-name="P7"><text:s text:c="8"/>Estado act;</text:p>
      <text:p text:style-name="P7"><text:s text:c="8"/></text:p>
      <text:p text:style-name="P7"><text:s text:c="8"/>while(it.hasNext()){</text:p>
      <text:p text:style-name="P7"><text:s text:c="12"/>act = (Estado) it.next();</text:p>
      <text:p text:style-name="P7"><text:s text:c="12"/>lista_ret = concatListas(lista_ret, e_cerradura(act, new ListaEstados()));</text:p>
      <text:p text:style-name="P7"><text:s text:c="8"/>}</text:p>
      <text:p text:style-name="P7"><text:s text:c="8"/></text:p>
      <text:p text:style-name="P7"><text:s text:c="8"/>return lista_ret;</text:p>
      <text:p text:style-name="P7"><text:s text:c="4"/>}</text:p>
      <text:p text:style-name="P7"><text:s text:c="4"/></text:p>
      <text:p text:style-name="P7"><text:s text:c="4"/></text:p>
      <text:p text:style-name="P7"><text:s text:c="4"/>/***</text:p>
      <text:p text:style-name="P7"><text:s text:c="5"/>* <text:s/>Realiza el algoritmo mover que se propone en el capítulo 3.</text:p>
      <text:p text:style-name="P7"><text:s text:c="5"/>* Dado una lista de estados "T" y un símbolo "a" del alfabeto, mover</text:p>
      <text:p text:style-name="P7"><text:s text:c="5"/>* retorna una lista con los estados en donde existe una transición por "a"</text:p>
      <text:p text:style-name="P7"><text:soft-page-break/><text:s text:c="5"/>* desde alguno de los estados que hay en "T".</text:p>
      <text:p text:style-name="P7"><text:s text:c="5"/>* </text:p>
      <text:p text:style-name="P7"><text:s text:c="5"/>* @param T Lista de Estados.</text:p>
      <text:p text:style-name="P7"><text:s text:c="5"/>* @param a Símbolo del alfabeto.</text:p>
      <text:p text:style-name="P7"><text:s text:c="5"/>* @return Lista de Estados alos que se puede ir por a desde c/ estado en T</text:p>
      <text:p text:style-name="P7"><text:s text:c="5"/>*/</text:p>
      <text:p text:style-name="P7"><text:s text:c="4"/>public ListaEstados mover(ListaEstados T, Token a){</text:p>
      <text:p text:style-name="P7"><text:s text:c="8"/>Iterator itEstados = null; </text:p>
      <text:p text:style-name="P7"><text:s text:c="8"/>Iterator itEnlaces = null;</text:p>
      <text:p text:style-name="P7"><text:s text:c="8"/>Estado estado = null;</text:p>
      <text:p text:style-name="P7"><text:s text:c="8"/>Enlace enlace = null;</text:p>
      <text:p text:style-name="P7"><text:s text:c="8"/>ListaEstados lista = new ListaEstados();</text:p>
      <text:p text:style-name="P7"><text:s text:c="8"/></text:p>
      <text:p text:style-name="P7"><text:s text:c="8"/>itEstados = T.getIterator();</text:p>
      <text:p text:style-name="P7"><text:s text:c="8"/>while(itEstados.hasNext()){</text:p>
      <text:p text:style-name="P7"><text:s text:c="12"/>estado = (Estado) itEstados.next();</text:p>
      <text:p text:style-name="P7"><text:s text:c="12"/>itEnlaces = estado.getEnlaces().getIterator();</text:p>
      <text:p text:style-name="P7"><text:s text:c="12"/></text:p>
      <text:p text:style-name="P7"><text:s text:c="12"/>while(itEnlaces.hasNext()){ <text:s text:c="3"/></text:p>
      <text:p text:style-name="P7"><text:s text:c="16"/>enlace = (Enlace) itEnlaces.next();</text:p>
      <text:p text:style-name="P7"><text:s text:c="16"/>if(enlace.getEtiqueta().compareTo(a.getValor()) == 0){</text:p>
      <text:p text:style-name="P7"><text:s text:c="20"/>lista.insertar(enlace.getDestino());</text:p>
      <text:p text:style-name="P7"><text:s text:c="16"/>}</text:p>
      <text:p text:style-name="P7"><text:s text:c="12"/>}</text:p>
      <text:p text:style-name="P7"><text:s text:c="8"/>}</text:p>
      <text:p text:style-name="P7"><text:s text:c="8"/>if(lista.size() == 0){</text:p>
      <text:p text:style-name="P7"><text:s text:c="12"/>return null;</text:p>
      <text:p text:style-name="P7"><text:s text:c="8"/>}else{</text:p>
      <text:p text:style-name="P7"><text:s text:c="12"/>return lista;</text:p>
      <text:p text:style-name="P7"><text:s text:c="8"/>}</text:p>
      <text:p text:style-name="P7"><text:s text:c="4"/>}</text:p>
      <text:p text:style-name="P7"/>
      <text:p text:style-name="P7"><text:s text:c="4"/></text:p>
      <text:p text:style-name="P7"><text:s text:c="4"/>/**</text:p>
      <text:p text:style-name="P7"><text:s text:c="5"/>* Verifica si existe algún estado sin marcar en Destados.</text:p>
      <text:p text:style-name="P7"><text:s text:c="5"/>* Es la condición de parada del algoritmo de subconjuntos.</text:p>
      <text:p text:style-name="P7"><text:s text:c="5"/>* </text:p>
      <text:p text:style-name="P7"><text:s text:c="5"/>* @return</text:p>
      <text:p text:style-name="P7"><text:s text:c="5"/>*/</text:p>
      <text:p text:style-name="P7"><text:s text:c="4"/>private boolean hayEstadosSinMarcar(){</text:p>
      <text:p text:style-name="P7"><text:s text:c="8"/>Iterator it = Destados.iterator();</text:p>
      <text:p text:style-name="P7"><text:s text:c="8"/>ListaEstados list_est;</text:p>
      <text:p text:style-name="P7"><text:s text:c="8"/>while (it.hasNext()){</text:p>
      <text:p text:style-name="P7"><text:s text:c="12"/>list_est = (ListaEstados) it.next();</text:p>
      <text:p text:style-name="P7"><text:s text:c="12"/>if(!list_est.isMarcado()){</text:p>
      <text:p text:style-name="P7"><text:s text:c="16"/>return true;</text:p>
      <text:p text:style-name="P7"><text:s text:c="12"/>}</text:p>
      <text:p text:style-name="P7"><text:s text:c="8"/>}</text:p>
      <text:p text:style-name="P7"><text:s text:c="8"/>return false;</text:p>
      <text:p text:style-name="P7"><text:s text:c="4"/>}</text:p>
      <text:p text:style-name="P7"><text:s text:c="4"/></text:p>
      <text:p text:style-name="P7"><text:s text:c="4"/>/**</text:p>
      <text:p text:style-name="P7"><text:s text:c="5"/>* Retorna el primer estado sin marcar que encuentra en Destados.</text:p>
      <text:p text:style-name="P7"><text:s text:c="5"/>* Si no existe ninguno sin marcar, lanza una excepción. </text:p>
      <text:p text:style-name="P7"><text:s text:c="5"/>* </text:p>
      <text:p text:style-name="P7"><text:s text:c="5"/>* @return</text:p>
      <text:p text:style-name="P7"><text:s text:c="5"/>* @throws exceptions.AutomataException</text:p>
      <text:p text:style-name="P7"><text:s text:c="5"/>*/</text:p>
      <text:p text:style-name="P7"><text:s text:c="4"/>private ListaEstados estadoSinMarcar() throws AutomataException{</text:p>
      <text:p text:style-name="P7"><text:s text:c="8"/>Iterator it = Destados.iterator();</text:p>
      <text:p text:style-name="P7"><text:s text:c="8"/>ListaEstados list_est;</text:p>
      <text:p text:style-name="P7"><text:s text:c="8"/>while (it.hasNext()){</text:p>
      <text:p text:style-name="P7"><text:s text:c="12"/>list_est = (ListaEstados) it.next();</text:p>
      <text:p text:style-name="P7"><text:s text:c="12"/>if(!list_est.isMarcado()){</text:p>
      <text:p text:style-name="P7"><text:s text:c="16"/>return list_est;</text:p>
      <text:p text:style-name="P7"><text:s text:c="12"/>}</text:p>
      <text:p text:style-name="P7"><text:s text:c="8"/>}</text:p>
      <text:p text:style-name="P7"><text:s text:c="8"/>throw new AutomataException("No hay Lista de Estados sin marcar en Destados.");</text:p>
      <text:p text:style-name="P7"><text:s text:c="4"/>}</text:p>
      <text:p text:style-name="P7"><text:s text:c="4"/></text:p>
      <text:p text:style-name="P7"><text:s text:c="4"/></text:p>
      <text:p text:style-name="P7"><text:s text:c="4"/>/***</text:p>
      <text:p text:style-name="P7"><text:s text:c="5"/>* <text:s/>Metodo que retorna el id de la lista de estados U dentro de </text:p>
      <text:p text:style-name="P7"><text:s text:c="5"/>* Destados, si es que U no esta en la lista de estados retorna -1.</text:p>
      <text:p text:style-name="P7"><text:s text:c="5"/>* </text:p>
      <text:p text:style-name="P7"><text:s text:c="5"/>* @param U Lista de estados</text:p>
      <text:p text:style-name="P7"><text:s text:c="5"/>* @return El id de la lista U dentro de Destados</text:p>
      <text:p text:style-name="P7"><text:s text:c="5"/>*/</text:p>
      <text:p text:style-name="P7"><text:s text:c="4"/>private int estaEnDestados(ListaEstados U){</text:p>
      <text:p text:style-name="P7"><text:s text:c="8"/>Iterator it = Destados.iterator();</text:p>
      <text:p text:style-name="P7"><text:soft-page-break/><text:s text:c="8"/>ListaEstados tmp;</text:p>
      <text:p text:style-name="P7"><text:s text:c="8"/>while(it.hasNext()){</text:p>
      <text:p text:style-name="P7"><text:s text:c="12"/>tmp = (ListaEstados)it.next();</text:p>
      <text:p text:style-name="P7"><text:s text:c="12"/>if(tmp.compareTo(U) == 0){</text:p>
      <text:p text:style-name="P7"><text:s text:c="16"/>return tmp.getId();</text:p>
      <text:p text:style-name="P7"><text:s text:c="12"/>}</text:p>
      <text:p text:style-name="P7"><text:s text:c="8"/>}</text:p>
      <text:p text:style-name="P7"><text:s text:c="8"/>return -1;</text:p>
      <text:p text:style-name="P7"><text:s text:c="4"/>}</text:p>
      <text:p text:style-name="P7"><text:s text:c="4"/></text:p>
      <text:p text:style-name="P7"/>
      <text:p text:style-name="P7"><text:s text:c="4"/>public static ListaEstados concatListas(ListaEstados A, ListaEstados B){</text:p>
      <text:p text:style-name="P7"><text:s text:c="8"/>ListaEstados ret = new ListaEstados();</text:p>
      <text:p text:style-name="P7"><text:s text:c="8"/>Iterator it;</text:p>
      <text:p text:style-name="P7"><text:s text:c="8"/>Estado est_tmp, test;</text:p>
      <text:p text:style-name="P7"><text:s text:c="8"/></text:p>
      <text:p text:style-name="P7"><text:s text:c="8"/>if(A != null){</text:p>
      <text:p text:style-name="P7"><text:s text:c="12"/>it = A.getIterator();</text:p>
      <text:p text:style-name="P7"><text:s text:c="12"/>while(it.hasNext()){</text:p>
      <text:p text:style-name="P7"><text:s text:c="16"/>est_tmp = (Estado) it.next();</text:p>
      <text:p text:style-name="P7"><text:s text:c="16"/>try{</text:p>
      <text:p text:style-name="P7"><text:s text:c="20"/>ret.getEstadoById(est_tmp.getId());</text:p>
      <text:p text:style-name="P7"><text:s text:c="16"/>}catch(Exception ex){</text:p>
      <text:p text:style-name="P7"><text:s text:c="20"/>ret.insertar(est_tmp);</text:p>
      <text:p text:style-name="P7"><text:s text:c="16"/>}</text:p>
      <text:p text:style-name="P7"><text:s text:c="12"/>}</text:p>
      <text:p text:style-name="P7"><text:s text:c="8"/>}</text:p>
      <text:p text:style-name="P7"/>
      <text:p text:style-name="P7"><text:s text:c="8"/>if(B != null){</text:p>
      <text:p text:style-name="P7"><text:s text:c="12"/>it = B.getIterator();</text:p>
      <text:p text:style-name="P7"><text:s text:c="12"/>while(it.hasNext()){</text:p>
      <text:p text:style-name="P7"><text:s text:c="16"/>est_tmp = (Estado) it.next();</text:p>
      <text:p text:style-name="P7"><text:s text:c="16"/>try{</text:p>
      <text:p text:style-name="P7"><text:s text:c="20"/>ret.getEstadoById(est_tmp.getId());</text:p>
      <text:p text:style-name="P7"><text:s text:c="16"/>}catch(Exception ex){</text:p>
      <text:p text:style-name="P7"><text:s text:c="20"/>ret.insertar(est_tmp);</text:p>
      <text:p text:style-name="P7"><text:s text:c="16"/>}</text:p>
      <text:p text:style-name="P7"><text:s text:c="12"/>}</text:p>
      <text:p text:style-name="P7"><text:s text:c="8"/>}</text:p>
      <text:p text:style-name="P7"/>
      <text:p text:style-name="P7"><text:s text:c="8"/>return ret;</text:p>
      <text:p text:style-name="P7"><text:s text:c="4"/>}</text:p>
      <text:p text:style-name="P7"><text:s text:c="4"/></text:p>
      <text:p text:style-name="P7"><text:s text:c="4"/></text:p>
      <text:p text:style-name="P7"/>
      <text:p text:style-name="P7"><text:s text:c="4"/>/**</text:p>
      <text:p text:style-name="P7"><text:s text:c="5"/>* Eliminación de los estados inalcanzables.</text:p>
      <text:p text:style-name="P7"><text:s text:c="5"/>* Método estatico que recibe un AFD y retorna un nuevo AFD sin los estados</text:p>
      <text:p text:style-name="P7"><text:s text:c="5"/>* inalcanzables. Necesita del metodo estatico "recorrer"</text:p>
      <text:p text:style-name="P7"><text:s text:c="5"/>* </text:p>
      <text:p text:style-name="P7"><text:s text:c="5"/>* @param AFD </text:p>
      <text:p text:style-name="P7"><text:s text:c="5"/>* @return AFD sin estados inalcanzables</text:p>
      <text:p text:style-name="P7"><text:s text:c="5"/>*/</text:p>
      <text:p text:style-name="P7"><text:s text:c="4"/>public static Automata eliminar_estados_inalcanzables(Automata AFD){</text:p>
      <text:p text:style-name="P7"><text:s text:c="8"/>Estado inicial = AFD.getInicial();</text:p>
      <text:p text:style-name="P7"><text:s text:c="8"/>AFD.getEstados().resetVisitas();</text:p>
      <text:p text:style-name="P7"><text:s text:c="8"/>visitarRecursivo(inicial);</text:p>
      <text:p text:style-name="P7"><text:s text:c="8"/></text:p>
      <text:p text:style-name="P7"><text:s text:c="8"/>Automata AFDNEW = new Automata();</text:p>
      <text:p text:style-name="P7"><text:s text:c="8"/>AFDNEW.setAlpha(AFD.getAlpha());</text:p>
      <text:p text:style-name="P7"><text:s text:c="8"/>AFDNEW.setRegex(AFD.getRegex());</text:p>
      <text:p text:style-name="P7"><text:s text:c="16"/></text:p>
      <text:p text:style-name="P7"><text:s text:c="8"/>Iterator it = AFD.getEstados().getIterator();</text:p>
      <text:p text:style-name="P7"><text:s text:c="8"/>while(it.hasNext()){</text:p>
      <text:p text:style-name="P7"><text:s text:c="12"/>Estado e = (Estado)it.next();</text:p>
      <text:p text:style-name="P7"><text:s text:c="12"/>if(e.isVisitado()){</text:p>
      <text:p text:style-name="P7"><text:s text:c="16"/></text:p>
      <text:p text:style-name="P7"><text:s text:c="16"/>if(e.isEstadoinicial()){</text:p>
      <text:p text:style-name="P7"><text:s text:c="19"/>AFDNEW.setInicial(e); </text:p>
      <text:p text:style-name="P7"><text:s text:c="16"/>}</text:p>
      <text:p text:style-name="P7"><text:s text:c="16"/>if(e.isEstadofinal()){</text:p>
      <text:p text:style-name="P7"><text:s text:c="20"/>AFDNEW.getFinales().insertar(e);</text:p>
      <text:p text:style-name="P7"><text:s text:c="16"/>} <text:s text:c="3"/></text:p>
      <text:p text:style-name="P7"><text:s text:c="16"/>AFDNEW.addEstado(e);</text:p>
      <text:p text:style-name="P7"><text:s text:c="12"/>}</text:p>
      <text:p text:style-name="P7"><text:s text:c="12"/></text:p>
      <text:p text:style-name="P7"><text:s text:c="8"/>}</text:p>
      <text:p text:style-name="P7"><text:s text:c="8"/></text:p>
      <text:p text:style-name="P7"><text:s text:c="8"/>return AFDNEW;</text:p>
      <text:p text:style-name="P7"><text:s text:c="4"/>}</text:p>
      <text:p text:style-name="P7"><text:soft-page-break/><text:s text:c="4"/></text:p>
      <text:p text:style-name="P7"><text:s text:c="4"/></text:p>
      <text:p text:style-name="P7"><text:s text:c="4"/>/**</text:p>
      <text:p text:style-name="P7"><text:s text:c="5"/>* Método que marca como visitado un nodo con sus respectivos </text:p>
      <text:p text:style-name="P7"><text:s text:c="5"/>* hijos, lo hace recursivamente.</text:p>
      <text:p text:style-name="P7"><text:s text:c="5"/>* </text:p>
      <text:p text:style-name="P7"><text:s text:c="5"/>* @param Estado actual a marcar como visitado</text:p>
      <text:p text:style-name="P7"><text:s text:c="5"/>*/</text:p>
      <text:p text:style-name="P7"><text:s text:c="4"/>public static void visitarRecursivo(Estado actual){</text:p>
      <text:p text:style-name="P7"><text:s text:c="8"/>if(!actual.isVisitado()){</text:p>
      <text:p text:style-name="P7"><text:s text:c="12"/>actual.setVisitado(true);</text:p>
      <text:p text:style-name="P7"><text:s text:c="12"/>Iterator it = actual.getEnlaces().iterator();</text:p>
      <text:p text:style-name="P7"><text:s text:c="12"/>while(it.hasNext()){</text:p>
      <text:p text:style-name="P7"><text:s text:c="16"/>Enlace enlace = (Enlace)it.next();</text:p>
      <text:p text:style-name="P7"><text:s text:c="16"/>visitarRecursivo(enlace.getDestino());</text:p>
      <text:p text:style-name="P7"><text:s text:c="12"/>}</text:p>
      <text:p text:style-name="P7"><text:s text:c="8"/>}</text:p>
      <text:p text:style-name="P7"><text:s text:c="4"/>}</text:p>
      <text:p text:style-name="P7"><text:s text:c="4"/></text:p>
      <text:p text:style-name="P7">}</text:p>
      <text:p text:style-name="P7">package afgenjava;<text:line-break/>import java.lang.StringBuffer;<text:line-break/>import java.util.*;<text:line-break/><text:line-break/><text:line-break/>/**<text:line-break/> *<text:line-break/> * @author Cristhian Parra ({@link cdparra@gmail.com})&lt;br&gt;<text:line-break/> * @author Fernando Mancia ({@link fernandomancia@gmail.com})<text:line-break/> */<text:line-break/>public class Automata {<text:line-break/> <text:s text:c="7"/><text:line-break/>/*------------------------ ATRIBUTOS ------------------------*/<text:line-break/> <text:s text:c="3"/><text:line-break/> <text:s text:c="3"/>/**<text:line-break/> <text:s text:c="4"/>* Lista de Estados que componen el automata<text:line-break/> <text:s text:c="4"/>*/<text:line-break/> <text:s text:c="3"/>private ListaEstados estados; <text:s/><text:line-break/> <text:s text:c="3"/><text:line-break/> <text:s text:c="3"/>/**<text:line-break/> <text:s text:c="4"/>* Apuntador al Estado inicial del mismo<text:line-break/> <text:s text:c="4"/>*/<text:line-break/> <text:s text:c="3"/>private Estado inicial; <text:s text:c="8"/><text:line-break/> <text:s text:c="3"/><text:line-break/> <text:s text:c="3"/>/**<text:line-break/> <text:s text:c="4"/>* Lista de apuntadores a estados finales <text:line-break/> <text:s text:c="4"/>*/<text:line-break/> <text:s text:c="3"/>private ListaEstados finales; <text:s text:c="2"/><text:line-break/> <text:s text:c="3"/><text:line-break/> <text:s text:c="3"/>/**<text:line-break/> <text:s text:c="4"/>* Identificador del tipo de Automata representado. Puede ser: &lt;br&gt;<text:line-break/> <text:s text:c="4"/>* &lt;ul&gt;<text:line-break/> <text:s text:c="4"/>* <text:s/>&lt;li&gt;AFN (Automata Finito No-Determinístico) <text:s text:c="7"/>&lt;/li&gt;<text:line-break/> <text:s text:c="4"/>* <text:s/>&lt;li&gt;AFD (Automata Finito Determinístico) <text:s text:c="10"/>&lt;/li&gt;<text:line-break/> <text:s text:c="4"/>* <text:s/>&lt;li&gt;AFDMin (Automata Finito Determinístico Mínimo) &lt;/li&gt;<text:line-break/> <text:s text:c="4"/>* &lt;/ul&gt;<text:line-break/> <text:s text:c="4"/>*/<text:line-break/> <text:s text:c="3"/>private TipoAutomata tipo;<text:line-break/> <text:s text:c="3"/><text:line-break/> <text:s text:c="3"/>// Los siguientes atributos podríán ser eliminados<text:line-break/> <text:s text:c="3"/><text:line-break/> <text:s text:c="3"/>/**<text:line-break/> <text:s text:c="4"/>* Expresion regular representada<text:line-break/> <text:s text:c="4"/>*/<text:line-break/> <text:s text:c="3"/>private String regex; <text:s text:c="10"/><text:line-break/> <text:s text:c="3"/><text:line-break/> <text:s text:c="3"/>/**<text:line-break/> <text:s text:c="4"/>* Alfabeto sobre el cual se define la expresión regular<text:line-break/> <text:s text:c="4"/>*/<text:line-break/> <text:s text:c="3"/>private ArrayList&lt;String&gt; alpha; <text:s text:c="3"/><text:line-break/> <text:s text:c="3"/><text:line-break/> <text:s text:c="3"/>private String empty = CONSTANS.getVacio();<text:line-break/> <text:s/><text:line-break/> <text:s text:c="3"/><text:line-break/> <text:s text:c="3"/>// VARIABLES AUXILIARES<text:line-break/> <text:s text:c="3"/><text:line-break/> <text:s text:c="3"/>private int level = 0;<text:line-break/> <text:s text:c="3"/><text:line-break/>/*------------------------------ CONSTRUCTORES ------------------------------*/<text:line-break/> <text:s text:c="3"/><text:line-break/><text:soft-page-break/> <text:s text:c="3"/>/**<text:line-break/> <text:s text:c="4"/>* Constructor Vacío<text:line-break/> <text:s text:c="4"/>*/<text:line-break/> <text:s text:c="3"/>public Automata() {<text:line-break/> <text:s text:c="7"/>this.estados = new ListaEstados();<text:line-break/> <text:s text:c="7"/>this.finales = new ListaEstados();<text:line-break/> <text:s text:c="3"/>}<text:line-break/> <text:s text:c="3"/><text:line-break/> <text:s text:c="3"/>/**<text:line-break/> <text:s text:c="4"/>* Constructor de un automata simple. Compuesto por dos estados y un solo <text:line-break/> <text:s text:c="4"/>* enlace a través del simbolo especificado. <text:line-break/> <text:s text:c="4"/>* @param simbolo Expresion regular simple (de un solo caracter)<text:line-break/> <text:s text:c="4"/>*/<text:line-break/> <text:s text:c="3"/>public Automata(String simbolo) {<text:line-break/> <text:s text:c="7"/>this.estados = new ListaEstados();<text:line-break/><text:line-break/> <text:s text:c="7"/>Estado e1 = new Estado(0, true, false, false);<text:line-break/> <text:s text:c="7"/>Estado e2 = new Estado(1, false, true, false); <text:s text:c="7"/><text:line-break/> <text:s text:c="7"/>Enlace enlace = new Enlace(e1, e2, simbolo);<text:line-break/> <text:s text:c="7"/>e1.addEnlace(enlace);<text:line-break/><text:line-break/> <text:s text:c="7"/>this.estados.insertar(e1);<text:line-break/> <text:s text:c="7"/>this.estados.insertar(e2);<text:line-break/> <text:s text:c="7"/><text:line-break/> <text:s text:c="7"/>// Actualización de apuntadores auxiliares<text:line-break/> <text:s text:c="7"/>this.inicial = e1;<text:line-break/> <text:s text:c="7"/>this.finales = new ListaEstados();<text:line-break/> <text:s text:c="7"/>this.finales.add(e2);<text:line-break/> <text:s text:c="3"/>}<text:line-break/><text:line-break/> <text:s text:c="3"/>/**<text:line-break/> <text:s text:c="4"/>* Constructor auxiliar para automatas simples con especificación del tipo<text:line-break/> <text:s text:c="4"/>* de automata a construir. <text:line-break/> <text:s text:c="4"/>* @param simbolo Expresion regular simple (de un solo caracter)<text:line-break/> <text:s text:c="4"/>* @param tipo Especificación del tipo de automata en construcción<text:line-break/> <text:s text:c="4"/>*/<text:line-break/> <text:s text:c="3"/>public Automata(String simbolo, TipoAutomata tipo) {<text:line-break/> <text:s text:c="7"/>this(simbolo);<text:line-break/> <text:s text:c="7"/>this.tipo = tipo;<text:line-break/> <text:s text:c="3"/>}<text:line-break/> <text:s text:c="3"/><text:line-break/>/*----------------------- OPERACIONES DE THOMPSON -----------------------*/ <text:s text:c="3"/><text:line-break/> <text:s text:c="3"/><text:line-break/> <text:s text:c="3"/>/**<text:line-break/> <text:s text:c="4"/>* Implementación de la generación de automatas según la definición de <text:line-break/> <text:s text:c="4"/>* Thompson para la operación "|"<text:line-break/> <text:s text:c="4"/>* <text:line-break/> <text:s text:c="4"/>* @param A2 Automata a seguir como camino alternativo al actual<text:line-break/> <text:s text:c="4"/>*/<text:line-break/> <text:s text:c="3"/>public void thompson_or(Automata A2){<text:line-break/> <text:s text:c="7"/><text:line-break/> <text:s text:c="7"/>Automata A1 = this;<text:line-break/> <text:s text:c="7"/><text:line-break/> <text:s text:c="7"/><text:line-break/> <text:s text:c="7"/><text:line-break/> <text:s text:c="7"/>// Obtenemos las referencias a los finales e iniciales correspondientes<text:line-break/> <text:s text:c="7"/>Estado final_A1 = A1.getFinales().getEstado(0);<text:line-break/> <text:s text:c="7"/>Estado final_A2 = A2.getFinales().getEstado(0);<text:line-break/> <text:s text:c="7"/>Estado inicial_A1 = A1.getInicial();<text:line-break/> <text:s text:c="7"/>Estado inicial_A2 = A2.getInicial();<text:line-break/> <text:s text:c="7"/><text:line-break/> <text:s text:c="7"/>final_A1.setEstadofinal(false);<text:line-break/> <text:s text:c="7"/>final_A2.setEstadofinal(false);<text:line-break/> <text:s text:c="7"/><text:line-break/> <text:s text:c="7"/>// Se crean 2 nuevos estados<text:line-break/> <text:s text:c="7"/>Estado estado_inicial = new Estado(0, true, false, false);<text:line-break/> <text:s text:c="7"/>Estado estado_final = new Estado(A1.estados.size()+A2.estados.size()+1, false, true, false);<text:line-break/><text:line-break/> <text:s text:c="7"/><text:line-break/> <text:s text:c="7"/>// Actualizar estados iniciales de A1 y A2 <text:line-break/> <text:s text:c="7"/>A1.inicial.setEstadoinicial(false);<text:line-break/> <text:s text:c="7"/>A2.inicial.setEstadoinicial(false);<text:line-break/> <text:s text:c="7"/><text:line-break/> <text:s text:c="7"/>// Se incrementan los numeros de ambos automatas<text:line-break/> <text:s text:c="7"/>A1.renumerar(1);<text:line-break/> <text:s text:c="7"/>A2.renumerar(A1.estados.size()+1);<text:line-break/> <text:s text:c="15"/><text:line-break/> <text:s text:c="7"/>// Se crean los enlaces vacios desde el nuevo estado inicial<text:line-break/> <text:s text:c="7"/><text:line-break/> <text:s text:c="7"/>// 1. Nuevo Inicio --&gt; Inicio del Automata Actual<text:line-break/><text:soft-page-break/> <text:s text:c="7"/>estado_inicial.addEnlace(new Enlace(estado_inicial, <text:line-break/> <text:s text:c="43"/>inicial_A1,<text:line-break/> <text:s text:c="43"/>this.empty));<text:line-break/> <text:s text:c="7"/><text:line-break/> <text:s text:c="7"/>// 2. Nuevo Inicio --&gt; Inicio del Automata Alternativo<text:line-break/> <text:s text:c="7"/>estado_inicial.addEnlace(new Enlace(estado_inicial, <text:line-break/> <text:s text:c="43"/>inicial_A2,<text:line-break/> <text:s text:c="43"/>this.empty));<text:line-break/> <text:s text:c="7"/><text:line-break/> <text:s text:c="7"/>// Se crean los enlaces desde los finales del Actual (A1) y el <text:line-break/> <text:s text:c="7"/>// alternativo (A2) hacia el Nuevo Estado Final.<text:line-break/> <text:s text:c="23"/><text:line-break/> <text:s text:c="7"/>// 3. Fin del Actual (A1) --&gt; Nuevo Estado Final<text:line-break/> <text:s text:c="7"/>final_A1.addEnlace( new Enlace( final_A1, estado_final, this.empty) );<text:line-break/> <text:s text:c="7"/><text:line-break/> <text:s text:c="7"/>// 4. Fin del Alternativo (A2) --&gt; Nuevo Estado Final <text:s text:c="7"/><text:line-break/> <text:s text:c="7"/>final_A2.addEnlace( new Enlace( final_A2, estado_final, this.empty) );<text:line-break/> <text:s text:c="15"/><text:line-break/> <text:s text:c="7"/>// Agregamos a A1 todos los estados de A2<text:line-break/> <text:s text:c="7"/>Iterator it = A2.estados.getIterator();<text:line-break/> <text:s text:c="7"/>while(it.hasNext()){<text:line-break/> <text:s text:c="11"/>A1.estados.insertar((Estado)it.next());<text:line-break/> <text:s text:c="7"/>}<text:line-break/> <text:s text:c="7"/><text:line-break/> <text:s text:c="7"/>// Agregamos a A1 los nuevos estados creados.<text:line-break/> <text:s text:c="7"/>A1.estados.insertar(estado_inicial);<text:line-break/> <text:s text:c="7"/>A1.estados.insertar(estado_final);<text:line-break/> <text:s text:c="7"/><text:line-break/> <text:s text:c="7"/>// Actualizar referencias auxiliares al inicial y al final del actual<text:line-break/> <text:s text:c="7"/>A1.inicial=estado_inicial;<text:line-break/> <text:s text:c="7"/>A1.getFinales().set(0, estado_final); <text:s text:c="7"/><text:line-break/> <text:s text:c="3"/>}<text:line-break/> <text:s text:c="3"/><text:line-break/> <text:s text:c="3"/>/**<text:line-break/> <text:s text:c="4"/>* Implementación de la generación de automatas según la definición de <text:line-break/> <text:s text:c="4"/>* Thompson para la operación de concatenación<text:line-break/> <text:s text:c="4"/>* <text:line-break/> <text:s text:c="4"/>* @param A2 Automata siguiente al actual<text:line-break/> <text:s text:c="4"/>*/<text:line-break/> <text:s text:c="3"/>public void thompson_concat(Automata A2){<text:line-break/> <text:s text:c="7"/>Automata A1 = this; //se agrega a este automata quedando A1 A2 osea this A2.<text:line-break/><text:line-break/> <text:s text:c="7"/>// Obtener referencias al final de A1 y al inicial de de A2<text:line-break/> <text:s text:c="7"/>Estado final_A1 <text:s text:c="2"/>= A1.getFinales().getEstado(0);<text:line-break/> <text:s text:c="7"/>Estado inicial_A2 = A2.getInicial();<text:line-break/> <text:s text:c="7"/><text:line-break/> <text:s text:c="7"/>// Se actualiza al estado inicial del Automata Siguiente (A2) para <text:line-break/> <text:s text:c="7"/>// que deje de ser inicial<text:line-break/> <text:s text:c="7"/>inicial_A2.setEstadoinicial(false);<text:line-break/> <text:s text:c="7"/>final_A1.setEstadofinal(false);<text:line-break/> <text:s text:c="7"/><text:line-break/> <text:s text:c="7"/>// Renumeramos los estados del Automata siguiente<text:line-break/> <text:s text:c="7"/>int a1_estado_final = A1.estados.size() - 1;<text:line-break/> <text:s text:c="7"/>A2.renumerar(a1_estado_final);<text:line-break/> <text:s text:c="23"/><text:line-break/> <text:s text:c="7"/>// Se fusiona el enlace inicial de A2 con el final de A1 <text:s text:c="7"/><text:line-break/> <text:s text:c="7"/>// 1. Primero agregamos los enlaces del inicio de A2, al final de A1<text:line-break/> <text:s text:c="7"/>Iterator &lt;Enlace&gt; enlaces_a2_inicio = inicial_A2.getEnlaces().getIterator(); <text:s text:c="7"/><text:line-break/> <text:s text:c="7"/><text:line-break/> <text:s text:c="7"/>while(enlaces_a2_inicio.hasNext()){ <text:s text:c="11"/><text:line-break/> <text:s text:c="11"/>Enlace current = enlaces_a2_inicio.next(); <text:s text:c="11"/><text:line-break/> <text:s text:c="11"/>current.setOrigen(final_A1);<text:line-break/> <text:s text:c="11"/>final_A1.addEnlace(current);<text:line-break/> <text:s text:c="7"/>}<text:line-break/> <text:s text:c="7"/><text:line-break/> <text:s text:c="7"/>// 2. Agregar los demás estados de A2, excepto su inicial, al automata A1<text:line-break/> <text:s text:c="7"/>Iterator &lt;Estado&gt; estados_a2 = A2.estados.getIterator();<text:line-break/> <text:s text:c="7"/><text:line-break/> <text:s text:c="7"/>while(estados_a2.hasNext()){<text:line-break/> <text:s text:c="11"/>Estado est_a2 = estados_a2.next();<text:line-break/> <text:s text:c="11"/><text:line-break/> <text:s text:c="11"/>// 2.1 Actualizar en el estado, todos los enlaces que apuntaban al <text:line-break/> <text:s text:c="11"/>// <text:s text:c="4"/>inicio de A2 para que apunten al nuevo inicio, que es el final <text:line-break/> <text:s text:c="11"/>// <text:s text:c="4"/>de A1 y a <text:s text:c="11"/><text:line-break/> <text:s text:c="11"/>Iterator &lt;Enlace&gt; enlaces = est_a2.getEnlaces().getIterator(); <text:s text:c="7"/><text:line-break/> <text:s text:c="11"/><text:line-break/> <text:s text:c="11"/>while(enlaces.hasNext()){<text:line-break/> <text:s text:c="15"/>Enlace current = enlaces.next();<text:line-break/> <text:s text:c="15"/>Estado current_destino = current.getDestino();<text:line-break/> <text:s text:c="15"/><text:line-break/><text:soft-page-break/> <text:s text:c="15"/>// Si el destino de este enlace <text:line-break/> <text:s text:c="15"/>if (current_destino.getId() == inicial_A2.getId()) {<text:line-break/> <text:s text:c="19"/>current.setDestino(final_A1); <text:s text:c="19"/><text:line-break/> <text:s text:c="15"/>}<text:line-break/> <text:s text:c="11"/>}<text:line-break/> <text:s text:c="7"/><text:line-break/> <text:s text:c="11"/>// Agregar el estado al automata actual<text:line-break/> <text:s text:c="11"/>if(est_a2.getId() != inicial_A2.getId()){<text:line-break/> <text:s text:c="15"/>A1.estados.insertar(est_a2);<text:line-break/> <text:s text:c="11"/>}<text:line-break/> <text:s text:c="7"/>}<text:line-break/> <text:s text:c="8"/><text:line-break/> <text:s text:c="7"/>A1.getFinales().set(0, A2.getFinales().getEstado(0));<text:line-break/> <text:s text:c="3"/>}<text:line-break/> <text:s text:c="3"/><text:line-break/> <text:s text:c="3"/><text:line-break/> <text:s text:c="3"/>/**<text:line-break/> <text:s text:c="4"/>* Parte de las operaciones de implementación de kleene (*), plus (+) y <text:line-break/> <text:s text:c="4"/>* cerouno (?) que es común entre las tres. &lt;br&gt;<text:line-break/> <text:s text:c="4"/>* <text:line-break/> <text:s text:c="4"/>* Modifica el automata actual de la siguiente manera: &lt;br&gt;<text:line-break/> <text:s text:c="4"/>* &lt;ul&gt;<text:line-break/> <text:s text:c="4"/>* <text:s text:c="2"/>&lt;li&gt;Agrega dos nuevos estados (uno al inicio y otro al final) &lt;/li&gt;<text:line-break/> <text:s text:c="4"/>* <text:s text:c="2"/>&lt;li&gt;Agrega dos nuevos enlaces vacíos <text:line-break/> <text:s text:c="4"/>* <text:s text:c="6"/>&lt;ul&gt;<text:line-break/> <text:s text:c="4"/>* <text:s text:c="9"/>&lt;li&gt;Uno para unir el nuevo inicio con el viejo&lt;/li&gt;<text:line-break/> <text:s text:c="4"/>* <text:s text:c="9"/>&lt;li&gt;Uno para unir el viejo fin con el nuevo&lt;/li&gt;<text:line-break/> <text:s text:c="4"/>* <text:s text:c="6"/>&lt;/ul&gt;<text:line-break/> <text:s text:c="4"/>* <text:s text:c="2"/>&lt;/li&gt; <text:s text:c="4"/>* <text:s text:c="9"/><text:line-break/> <text:s text:c="4"/>* &lt;/ul&gt; <text:s text:c="4"/>* <text:line-break/> <text:s text:c="4"/>*/<text:line-break/> <text:s text:c="3"/>public void thompson_common() {<text:line-break/> <text:s text:c="5"/><text:line-break/> <text:s text:c="7"/>// Se realiza la operacion sobre el mismo objeto.<text:line-break/> <text:s text:c="7"/>Automata A1 = this;<text:line-break/><text:line-break/> <text:s text:c="7"/><text:line-break/> <text:s text:c="7"/>// Se incrementan en 1 los estados<text:line-break/> <text:s text:c="7"/>A1.renumerar(1);<text:line-break/> <text:s text:c="7"/><text:line-break/> <text:s text:c="7"/>// Se agregan 2 Estados nuevos (Un inicial y uno al final)<text:line-break/> <text:s text:c="7"/>Estado estado_inicial = new Estado(0, true, false, false);<text:line-break/> <text:s text:c="7"/>Estado estado_final <text:s text:c="2"/>= new Estado(A1.estados.size()+1, false, true, false);<text:line-break/><text:line-break/> <text:s text:c="7"/>Estado ex_estado_inicial = A1.getInicial();<text:line-break/> <text:s text:c="7"/>Estado ex_estado_final <text:s text:c="2"/>= A1.getFinales().getEstado(0);<text:line-break/> <text:s text:c="7"/><text:line-break/> <text:s text:c="7"/>ex_estado_inicial.setEstadoinicial(false);<text:line-break/> <text:s text:c="7"/>ex_estado_final.setEstadofinal(false);<text:line-break/> <text:s text:c="20"/><text:line-break/> <text:s text:c="7"/>// Agregar vacíos al comienzo y al final<text:line-break/> <text:s text:c="7"/>estado_inicial.addEnlace(new Enlace(estado_inicial, <text:line-break/> <text:s text:c="43"/>ex_estado_inicial, <text:line-break/> <text:s text:c="43"/>this.empty)); <text:s text:c="2"/><text:line-break/> <text:s text:c="7"/><text:line-break/> <text:s text:c="7"/>ex_estado_final.addEnlace(new Enlace(ex_estado_final,<text:line-break/> <text:s text:c="44"/>estado_final,<text:line-break/> <text:s text:c="43"/>this.empty));<text:line-break/> <text:s text:c="7"/><text:line-break/> <text:s text:c="7"/><text:line-break/> <text:s text:c="7"/>// Actualizar referencias auxiliares<text:line-break/> <text:s text:c="6"/></text:p>
      <text:p text:style-name="P7"><text:s/>this.inicial = estado_inicial;<text:line-break/> <text:s text:c="7"/>this.finales.set(0, estado_final);<text:line-break/> <text:s text:c="7"/><text:line-break/> <text:s text:c="7"/>A1.estados.insertar(estado_inicial);<text:line-break/> <text:s text:c="7"/>A1.estados.insertar(estado_final); <text:s text:c="2"/><text:line-break/> <text:s text:c="7"/><text:line-break/> <text:s text:c="7"/><text:line-break/> <text:s text:c="3"/>} <text:s text:c="11"/><text:line-break/> <text:s text:c="3"/><text:line-break/> <text:s text:c="3"/>/**<text:line-break/> <text:s text:c="4"/>* Implementación de la operación '?' sobre el automata actual. &lt;br&gt; <text:line-break/> <text:s text:c="4"/>* <text:line-break/> <text:s text:c="4"/>* Consiste en Agregar al automata actual enlaces vacios al comienzo y al <text:line-break/> <text:s text:c="4"/>* final ademas de un enlace vacio entre el inicio y el final para permitir<text:line-break/> <text:s text:c="4"/>* que se pueda recorrer o no el Automata actual, tal como lo especifica la <text:line-break/> <text:s text:c="4"/>* operación ? &lt;br&gt;<text:line-break/> <text:s text:c="4"/>* <text:line-break/> <text:s text:c="4"/>* Observación: La operación '?' no está prevista entre las operaciones <text:line-break/><text:soft-page-break/> <text:s text:c="4"/>* originales de Thompson por lo que implementamos nuestra propia versión<text:line-break/> <text:s text:c="4"/>* <text:line-break/> <text:s text:c="4"/>*/<text:line-break/> <text:s text:c="3"/>public void thompson_cerouno() {<text:line-break/> <text:s text:c="7"/><text:line-break/> <text:s text:c="7"/>// Agrega dos nuevos estados al inicio y al final y los enlaza al <text:line-break/> <text:s text:c="7"/>// inicio y al final del automata original respectivamente, <text:line-break/> <text:s text:c="7"/>// por medio del símbolo vacío<text:line-break/> <text:s text:c="7"/>this.thompson_common();<text:line-break/> <text:s text:c="7"/><text:line-break/> <text:s text:c="7"/>// Se agregan un enlace vacío entre el nuevo inicio y el nuevo fin<text:line-break/> <text:s text:c="7"/>this.inicial.addEnlace(new Enlace(this.inicial,<text:line-break/> <text:s text:c="41"/>this.finales.getEstado(0), <text:line-break/> <text:s text:c="41"/>this.empty));<text:line-break/> <text:s text:c="3"/>}<text:line-break/> <text:s text:c="3"/><text:line-break/> <text:s text:c="3"/>/**<text:line-break/> <text:s text:c="4"/>* <text:line-break/> <text:s text:c="4"/>*/<text:line-break/> <text:s text:c="3"/>public void thompson_plus() {<text:line-break/><text:line-break/> <text:s text:c="7"/>Estado inicio_original = this.inicial;<text:line-break/> <text:s text:c="7"/>Estado fin_original <text:s text:c="3"/>= this.getFinales().getEstado(0);<text:line-break/> <text:s text:c="7"/><text:line-break/> <text:s text:c="7"/>// Agrega dos nuevos estados al inicio y al final y los enlaza al <text:line-break/> <text:s text:c="7"/>// inicio y al final del automata original respectivamente, <text:line-break/> <text:s text:c="7"/>// por medio del símbolo vacío<text:line-break/> <text:s text:c="7"/>this.thompson_common();<text:line-break/> <text:s text:c="7"/><text:line-break/> <text:s text:c="7"/>// Se agregan un enlace vacío entre el fin original y inicio original<text:line-break/> <text:s text:c="7"/>// para que se recorra el actual por lo menos una vez y pueda ser <text:line-break/> <text:s text:c="7"/>// recorrido más veces como lo especifica la operación '+'<text:line-break/> <text:s text:c="7"/>fin_original.addEnlace(new Enlace(fin_original,<text:line-break/> <text:s text:c="41"/>inicio_original, <text:line-break/> <text:s text:c="41"/>this.empty));<text:line-break/> <text:s text:c="3"/>}<text:line-break/> <text:s text:c="3"/><text:line-break/> <text:s text:c="3"/>public void thompson_kleene(){<text:line-break/> <text:s text:c="7"/>Estado inicio_original = this.inicial;<text:line-break/> <text:s text:c="7"/>Estado fin_original <text:s text:c="3"/>= this.finales.get(0);<text:line-break/> <text:s text:c="7"/><text:line-break/> <text:s text:c="7"/>// Agrega dos nuevos estados al inicio y al final y los enlaza al <text:line-break/> <text:s text:c="7"/>// inicio y al final del automata original respectivamente, <text:line-break/> <text:s text:c="7"/>// por medio del símbolo vacío<text:line-break/> <text:s text:c="7"/>this.thompson_common();<text:line-break/> <text:s text:c="7"/><text:line-break/> <text:s text:c="7"/>// Se agrega un enlace vacío entre el fin original y inicio original<text:line-break/> <text:s text:c="7"/>// para que se recorra el actual más veces como lo especifica <text:line-break/> <text:s text:c="7"/>// la operación *<text:line-break/> <text:s text:c="7"/>fin_original.addEnlace(new Enlace(fin_original,<text:line-break/> <text:s text:c="41"/>inicio_original, <text:line-break/> <text:s text:c="41"/>this.empty)); <text:s text:c="3"/><text:line-break/> <text:s text:c="7"/><text:line-break/> <text:s text:c="7"/>// Se agregan un enlace vacío entre el nuevo inicio y el nuevo fin<text:line-break/> <text:s text:c="7"/>this.inicial.addEnlace(new Enlace(this.inicial,<text:line-break/> <text:s text:c="41"/>this.finales.getEstado(0), <text:line-break/> <text:s text:c="41"/>this.empty));<text:line-break/> <text:s text:c="3"/>}<text:line-break/> <text:s text:c="3"/><text:line-break/> <text:s text:c="3"/><text:line-break/> <text:s text:c="3"/>/* --------------- GETTERS Y SETTERS -------------------- */<text:line-break/> <text:s text:c="3"/><text:line-break/> <text:s text:c="3"/><text:line-break/><text:line-break/> <text:s text:c="3"/>/**<text:line-break/> <text:s text:c="4"/>* Obtener el estado referenciado por el índice correspondiente<text:line-break/> <text:s text:c="4"/>* <text:line-break/> <text:s text:c="4"/>* @param index indice en el listado donde se encuentra el estado. <text:line-break/> <text:s text:c="4"/>* @return Estado guardado en index<text:line-break/> <text:s text:c="4"/>*/<text:line-break/> <text:s text:c="3"/>public Estado getEstado(int index){<text:line-break/> <text:s text:c="7"/>return this.estados.getEstado(index);<text:line-break/> <text:s text:c="3"/>}<text:line-break/> <text:s text:c="3"/><text:line-break/> <text:s text:c="3"/>public ListaEstados getEstados() {<text:line-break/> <text:s text:c="7"/>return this.estados;<text:line-break/> <text:s text:c="3"/>}<text:line-break/> <text:s text:c="3"/><text:line-break/> <text:s text:c="3"/>public Estado getEstadoById(int id) {<text:line-break/> <text:s text:c="7"/>return this.estados.getEstadoById(id);<text:line-break/><text:soft-page-break/> <text:s text:c="3"/>}<text:line-break/><text:line-break/> <text:s text:c="3"/>/**<text:line-break/> <text:s text:c="4"/>* Obtener la lista de estados finales. <text:line-break/> <text:s text:c="4"/>* <text:line-break/> <text:s text:c="4"/>* En el AFN, siempre hay un solo estado final, cuya referencia se guarda en <text:line-break/> <text:s text:c="4"/>* la primera posición de este listado. <text:line-break/> <text:s text:c="4"/>* @return ListaEstados Lista de Estados finales del Automata<text:line-break/> <text:s text:c="4"/>*/<text:line-break/> <text:s text:c="3"/>public ListaEstados getFinales() {<text:line-break/> <text:s text:c="7"/>return finales;<text:line-break/> <text:s text:c="3"/>}<text:line-break/> <text:s text:c="3"/><text:line-break/> <text:s text:c="3"/>/**<text:line-break/> <text:s text:c="4"/>* Obtiene la lista de estados no finales.<text:line-break/> <text:s text:c="4"/>**/<text:line-break/> <text:s text:c="3"/>public ListaEstados getNoFinales(){<text:line-break/> <text:s text:c="7"/>ListaEstados lista = new ListaEstados();<text:line-break/> <text:s text:c="7"/>for(Estado x : estados){<text:line-break/> <text:s text:c="11"/>if(!x.isEstadofinal()){<text:line-break/> <text:s text:c="15"/>lista.insertar(x);<text:line-break/> <text:s text:c="11"/>}<text:line-break/> <text:s text:c="7"/>}<text:line-break/> <text:s text:c="7"/>return lista;<text:line-break/> <text:s text:c="3"/>}<text:line-break/><text:line-break/> <text:s text:c="3"/><text:line-break/> <text:s text:c="3"/>/** <text:line-break/> <text:s text:c="4"/>* Obtener el estado inicial del automata. <text:line-break/> <text:s text:c="4"/>* <text:line-break/> <text:s text:c="4"/>* @return Estado inicial del automata<text:line-break/> <text:s text:c="4"/>*/<text:line-break/> <text:s text:c="3"/>public Estado getInicial() {<text:line-break/> <text:s text:c="7"/>return inicial;<text:line-break/> <text:s text:c="3"/>}<text:line-break/><text:line-break/> <text:s text:c="3"/>public void setInicial(Estado ini) {<text:line-break/> <text:s text:c="7"/>this.inicial = ini;<text:line-break/> <text:s text:c="3"/>}<text:line-break/> <text:s text:c="3"/><text:line-break/> <text:s text:c="3"/>public ArrayList&lt;String&gt; getAlpha() {<text:line-break/> <text:s text:c="7"/>return this.alpha;<text:line-break/> <text:s text:c="3"/>}<text:line-break/> <text:s text:c="3"/><text:line-break/> <text:s text:c="3"/>public String getRegex() {<text:line-break/> <text:s text:c="7"/>return this.regex;<text:line-break/> <text:s text:c="3"/>}<text:line-break/> <text:s text:c="3"/><text:line-break/> <text:s text:c="3"/><text:line-break/> <text:s text:c="3"/>public void setAlpha(ArrayList&lt;String&gt; alpha) {<text:line-break/> <text:s text:c="7"/>this.alpha = alpha;<text:line-break/> <text:s text:c="3"/>}<text:line-break/><text:line-break/> <text:s text:c="3"/>public void setRegex(String regex) {<text:line-break/> <text:s text:c="7"/>this.regex = regex;<text:line-break/> <text:s text:c="3"/>}<text:line-break/><text:line-break/> <text:s text:c="3"/><text:line-break/> <text:s text:c="3"/>/**<text:line-break/> <text:s text:c="4"/>* Renumera los identificadores del Automata incrementando su valor según un<text:line-break/> <text:s text:c="4"/>* incremento dado. <text:line-break/> <text:s text:c="4"/>* <text:line-break/> <text:s text:c="4"/>* @param incremento para renumerar los estados del automata. <text:line-break/> <text:s text:c="4"/>*/<text:line-break/> <text:s text:c="3"/>public void renumerar(int incremento){<text:line-break/> <text:s text:c="7"/><text:line-break/> <text:s text:c="7"/>//Renumerar Estados<text:line-break/> <text:s text:c="7"/>Iterator it = this.estados.getIterator();<text:line-break/> <text:s text:c="7"/>while (it.hasNext()){<text:line-break/> <text:s text:c="11"/>Estado e = (Estado) it.next();<text:line-break/> <text:s text:c="11"/>e.setId(e.getId()+incremento);<text:line-break/> <text:s text:c="7"/>}<text:line-break/><text:line-break/> <text:s text:c="3"/>}<text:line-break/> <text:s text:c="3"/><text:line-break/>/* TEST */<text:line-break/> <text:s text:c="3"/><text:line-break/> <text:s text:c="3"/>public String imprimir(){<text:line-break/><text:line-break/> <text:s text:c="7"/>String result =""; <text:line-break/><text:soft-page-break/> <text:s text:c="7"/><text:line-break/> <text:s text:c="7"/>Iterator it = this.estados.getIterator();<text:line-break/> <text:s text:c="7"/>while (it.hasNext()){<text:line-break/> <text:s text:c="11"/>Estado e = (Estado) it.next();<text:line-break/> <text:s text:c="11"/>result += "\nE."+ e.getId();<text:line-break/> <text:s text:c="11"/><text:line-break/> <text:s text:c="11"/>if (e.isEstadoinicial()) {<text:line-break/> <text:s text:c="15"/>result += "(ini)";<text:line-break/> <text:s text:c="11"/>}<text:line-break/> <text:s text:c="11"/><text:line-break/> <text:s text:c="11"/>if (e.isEstadofinal()) {<text:line-break/> <text:s text:c="15"/>result += "(fin)";<text:line-break/> <text:s text:c="11"/>}<text:line-break/> <text:s text:c="11"/><text:line-break/> <text:s text:c="11"/><text:line-break/> <text:s text:c="11"/>result+="\n";<text:line-break/> <text:s text:c="11"/><text:line-break/> <text:s text:c="11"/>Iterator itenlaces = e.getEnlaces().getIterator();<text:line-break/> <text:s text:c="11"/>while(itenlaces.hasNext()){<text:line-break/> <text:s text:c="15"/>Enlace enlace = (Enlace) itenlaces.next();<text:line-break/> <text:s text:c="15"/>result +="\t"+<text:line-break/> <text:s text:c="23"/>enlace.getOrigen().getId() + " ---"+enlace.getEtiqueta()+"---&gt; " + enlace.getDestino().getId()+"\n";<text:line-break/> <text:s text:c="11"/>}<text:line-break/> <text:s text:c="7"/>}<text:line-break/> <text:s text:c="7"/>return result;<text:line-break/> <text:s text:c="3"/>}<text:line-break/> <text:s text:c="3"/><text:line-break/> <text:s text:c="3"/><text:line-break/> <text:s text:c="3"/>private void eliminarEstado(Estado e){<text:line-break/> <text:s text:c="7"/><text:line-break/> <text:s text:c="7"/>for(Estado est: this.estados){<text:line-break/> <text:s text:c="11"/>for(Enlace enlace: est.getEnlaces()){<text:line-break/> <text:s text:c="15"/>if( e.getId() != est.getId() &amp;&amp; enlace.getDestino().getId() == e.getId()){<text:line-break/> <text:s text:c="23"/>est.eliminarEnlace(enlace);<text:line-break/> <text:s text:c="15"/>}<text:line-break/> <text:s text:c="11"/>}<text:line-break/> <text:s text:c="7"/>}<text:line-break/> <text:s text:c="3"/>}<text:line-break/><text:line-break/><text:line-break/> <text:s text:c="3"/>/***<text:line-break/> <text:s text:c="4"/>* Método que elimina de este Automata los estados muertos, es decir, los <text:line-break/> <text:s text:c="4"/>* estados en el que todos sus enlaces van a si mismo y no es estado final.<text:line-break/> <text:s text:c="4"/>*/<text:line-break/> <text:s text:c="3"/>public void eliminar_estados_muertos(){<text:line-break/> <text:s text:c="6"/><text:line-break/> <text:s text:c="6"/>for(Estado e : this.getEstados()){<text:line-break/> <text:s text:c="10"/>if(e.esEstadoMuerto()){<text:line-break/> <text:s text:c="14"/>eliminarEstado(e);<text:line-break/> <text:s text:c="10"/>}<text:line-break/> <text:s text:c="6"/>}<text:line-break/> <text:s text:c="2"/>}<text:line-break/> <text:s text:c="3"/><text:line-break/> <text:s text:c="3"/><text:line-break/> <text:s text:c="3"/>public ListaEnlaces getEnlaces(){<text:line-break/> <text:s text:c="7"/>ListaEnlaces ret = new ListaEnlaces();<text:line-break/> <text:s text:c="7"/><text:line-break/> <text:s text:c="7"/>for(Estado est: getEstados()){<text:line-break/> <text:s text:c="11"/>for(Enlace enlace: est.getEnlaces()){ <text:s text:c="3"/><text:line-break/> <text:s text:c="15"/>ret.add(enlace);<text:line-break/> <text:s text:c="11"/>}<text:line-break/> <text:s text:c="7"/>}<text:line-break/> <text:s text:c="7"/><text:line-break/> <text:s text:c="7"/>return ret;<text:line-break/> <text:s text:c="3"/>}<text:line-break/> <text:s text:c="3"/><text:line-break/> <text:s text:c="3"/>/**<text:line-break/> <text:s text:c="4"/>* Genera un String que puede ser utilizado para graficar con el GraphViz&lt;br&gt;&lt;br&gt;<text:line-break/> <text:s text:c="4"/>* <text:line-break/> <text:s text:c="4"/>* Ejemplo: &lt;br&gt;&lt;br&gt;<text:line-break/> <text:s text:c="4"/>* &lt;code&gt;<text:line-break/> <text:s text:c="4"/>* digraph test123 {<text:line-break/> <text:s text:c="4"/>* <text:s text:c="8"/>a -&gt; b -&gt; c;<text:line-break/> <text:s text:c="4"/>* <text:s text:c="8"/>a -&gt; {x y};<text:line-break/> <text:s text:c="4"/>* <text:s text:c="8"/>b [shape=box];<text:line-break/> <text:s text:c="4"/>* <text:s text:c="8"/>c [label="hello\nworld",color=blue,fontsize=24,<text:line-break/> <text:s text:c="4"/>* <text:s text:c="13"/>fontname="Palatino-Italic",fontcolor=red,style=filled];<text:line-break/> <text:s text:c="4"/>* <text:s text:c="8"/>a -&gt; z [label="hi", weight=100];<text:line-break/> <text:s text:c="4"/>* <text:s text:c="8"/>x -&gt; z [label="multi-line\nlabel"];<text:line-break/><text:soft-page-break/> <text:s text:c="4"/>* <text:s text:c="8"/>edge [style=dashed,color=red];<text:line-break/> <text:s text:c="4"/>* <text:s text:c="8"/>b -&gt; x;<text:line-break/> <text:s text:c="4"/>* <text:s text:c="8"/>{rank=same; b x}<text:line-break/> <text:s text:c="4"/>* }<text:line-break/> <text:s text:c="4"/>* &lt;/code&gt;<text:line-break/> <text:s text:c="4"/>* <text:line-break/> <text:s text:c="4"/>* @return String del grafo formateado para dot (GraphViz) <text:line-break/> <text:s text:c="4"/>*/<text:line-break/> <text:s text:c="3"/>public String imprimirGraphViz(){<text:line-break/><text:line-break/> <text:s text:c="7"/>String result_header = "Digraph AFN {\n" +<text:line-break/> <text:s text:c="15"/>"\trankdir=LR;\n\toverlap=scale;\n";<text:line-break/><text:line-break/> <text:s text:c="7"/>String result_nodes = "";<text:line-break/> <text:s text:c="7"/>String result_edges = "";<text:line-break/> <text:s text:c="7"/><text:line-break/> <text:s text:c="7"/>Iterator it = this.estados.getIterator();<text:line-break/> <text:s text:c="7"/>while (it.hasNext()){<text:line-break/> <text:s text:c="11"/>Estado e = (Estado) it.next();<text:line-break/> <text:s text:c="11"/>String shape = "circle";<text:line-break/> <text:s text:c="11"/><text:line-break/> <text:s text:c="11"/>if (e.isEstadofinal()) {<text:line-break/> <text:s text:c="15"/>shape = "doublecircle";<text:line-break/> <text:s text:c="11"/>}<text:line-break/> <text:s text:c="15"/><text:line-break/> <text:s text:c="11"/>result_nodes+=e.getId() + " [shape="+shape+"];\n";<text:line-break/> <text:s text:c="11"/><text:line-break/> <text:s text:c="11"/>shape="circle";<text:line-break/> <text:s text:c="11"/><text:line-break/> <text:s text:c="11"/>Iterator itenlaces = e.getEnlaces().getIterator();<text:line-break/> <text:s text:c="11"/>while(itenlaces.hasNext()){ <text:s text:c="10"/><text:line-break/> <text:s text:c="15"/><text:line-break/> <text:s text:c="15"/>Enlace enlace = (Enlace) itenlaces.next();<text:line-break/> <text:s text:c="15"/><text:line-break/> <text:s text:c="15"/>Estado orig = enlace.getOrigen();<text:line-break/> <text:s text:c="15"/>Estado dest = enlace.getDestino();<text:line-break/> <text:s text:c="15"/>String label = enlace.getEtiqueta(); <text:s text:c="15"/><text:line-break/> <text:s text:c="15"/><text:line-break/> <text:s text:c="15"/>result_edges += orig.getId() + " -&gt; " + dest.getId() + <text:line-break/> <text:s text:c="31"/>" [label = \""+label+"\" ];\n";<text:line-break/> <text:s text:c="15"/><text:line-break/> <text:s text:c="11"/>} <text:s text:c="11"/><text:line-break/> <text:s text:c="7"/>}<text:line-break/> <text:s text:c="7"/>String result = result_header + result_nodes + result_edges + "}";<text:line-break/> <text:s text:c="7"/>return result;<text:line-break/> <text:s text:c="3"/>}<text:line-break/> <text:s text:c="3"/><text:line-break/> <text:s text:c="3"/><text:line-break/> <text:s text:c="3"/>/**<text:line-break/> <text:s text:c="4"/>* Genera un automata sencillo de prueba. <text:line-break/> <text:s text:c="4"/>* @return<text:line-break/> <text:s text:c="4"/>*/<text:line-break/> <text:s text:c="3"/>public static Automata dameAutomata(){<text:line-break/> <text:s text:c="7"/>Automata A1 = new Automata();<text:line-break/> <text:s text:c="7"/>A1.estados.insertar(new Estado(0,true,false, false));<text:line-break/> <text:s text:c="7"/>A1.estados.insertar(new Estado(1,true,false, false));<text:line-break/> <text:s text:c="7"/>A1.estados.insertar(new Estado(2,true,false, false));<text:line-break/> <text:s text:c="7"/>A1.estados.insertar(new Estado(3,true,false, false));<text:line-break/> <text:s text:c="7"/>A1.estados.insertar(new Estado(4,true,false, false));<text:line-break/> <text:s text:c="7"/>A1.estados.insertar(new Estado(5,true,false, false));<text:line-break/> <text:s text:c="7"/><text:line-break/> <text:s text:c="7"/>//Estado 0<text:line-break/> <text:s text:c="7"/>A1.estados.getEstadoById(0).addEnlace( new Enlace(A1.estados.getEstadoById(0), <text:line-break/> <text:s text:c="9"/></text:p>
      <text:p text:style-name="P7"><text:s text:c="33"/>A1.estados.getEstadoById(1), "a"));<text:line-break/> <text:s text:c="7"/><text:line-break/> <text:s text:c="7"/>A1.estados.getEstadoById(0).addEnlace( new Enlace(A1.estados.getEstadoById(0), <text:line-break/> <text:s text:c="42"/>A1.estados.getEstadoById(2), "b"));<text:line-break/> <text:s text:c="7"/><text:line-break/> <text:s text:c="7"/><text:line-break/> <text:s text:c="7"/>//Estado 1 y 2<text:line-break/> <text:s text:c="7"/>A1.estados.getEstadoById(1).addEnlace( new Enlace(A1.estados.getEstadoById(1), <text:line-break/> <text:s text:c="42"/>A1.estados.getEstadoById(3), "a"));<text:line-break/> <text:s text:c="7"/><text:line-break/> <text:s text:c="7"/>A1.estados.getEstadoById(2).addEnlace( new Enlace(A1.estados.getEstadoById(2), <text:line-break/> <text:s text:c="42"/>A1.estados.getEstadoById(4), "a"));<text:line-break/> <text:s text:c="7"/><text:line-break/> <text:s text:c="7"/><text:line-break/> <text:s text:c="7"/>//Estado 3 y 4<text:line-break/> <text:s text:c="7"/>A1.estados.getEstadoById(3).addEnlace( new Enlace(A1.estados.getEstadoById(3), <text:line-break/><text:soft-page-break/> <text:s text:c="42"/>A1.estados.getEstadoById(5), "b"));<text:line-break/> <text:s text:c="7"/><text:line-break/> <text:s text:c="7"/>A1.estados.getEstadoById(4).addEnlace( new Enlace(A1.estados.getEstadoById(4), <text:line-break/> <text:s text:c="42"/>A1.estados.getEstadoById(5), "a"));<text:line-break/> <text:s text:c="7"/>return A1;<text:line-break/> <text:s text:c="3"/>}<text:line-break/><text:line-break/> <text:s text:c="3"/>public TipoAutomata getTipo() {<text:line-break/> <text:s text:c="7"/>return tipo;<text:line-break/> <text:s text:c="3"/>}<text:line-break/><text:line-break/> <text:s text:c="3"/>public void setTipo(TipoAutomata tipo) {<text:line-break/> <text:s text:c="7"/>this.tipo = tipo;<text:line-break/> <text:s text:c="3"/>}<text:line-break/><text:line-break/> <text:s text:c="3"/>public void addEstado(Estado e){<text:line-break/> <text:s text:c="7"/>this.estados.insertar(e);<text:line-break/> <text:s text:c="3"/>}<text:line-break/> <text:s/><text:line-break/> <text:s text:c="3"/>public int getLevel() {<text:line-break/> <text:s text:c="7"/>return level;<text:line-break/> <text:s text:c="3"/>}<text:line-break/><text:line-break/> <text:s text:c="3"/>public void setLevel(int level) {<text:line-break/> <text:s text:c="7"/>this.level = level;<text:line-break/> <text:s text:c="3"/>}<text:line-break/>}<text:line-break/>/*</text:p>
      <text:p text:style-name="P7"><text:s/>* CONSTANS.java</text:p>
      <text:p text:style-name="P7"><text:s/>*</text:p>
      <text:p text:style-name="P7"><text:s/>* Created on 10 de noviembre de 2008, 05:01 PM</text:p>
      <text:p text:style-name="P7"><text:s/>*</text:p>
      <text:p text:style-name="P7"><text:s/>* To change this template, choose Tools | Template Manager</text:p>
      <text:p text:style-name="P7"><text:s/>* and open the template in the editor.</text:p>
      <text:p text:style-name="P7"><text:s/>*/</text:p>
      <text:p text:style-name="P7"/>
      <text:p text:style-name="P7">package afgenjava;</text:p>
      <text:p text:style-name="P7"/>
      <text:p text:style-name="P7">/**</text:p>
      <text:p text:style-name="P7"><text:s/>*</text:p>
      <text:p text:style-name="P7"><text:s/>* @author Operador</text:p>
      <text:p text:style-name="P7"><text:s/>*/</text:p>
      <text:p text:style-name="P7">public class CONSTANS {</text:p>
      <text:p text:style-name="P7"/>
      <text:p text:style-name="P7"><text:s text:c="4"/>private static String vacio = "(vacio)";</text:p>
      <text:p text:style-name="P7"><text:s text:c="4"/>private static String graphViz = "/usr/bin/dot";</text:p>
      <text:p text:style-name="P7"/>
      <text:p text:style-name="P7"><text:s text:c="4"/>public static String getVacio() {</text:p>
      <text:p text:style-name="P7"><text:s text:c="8"/></text:p>
      <text:p text:style-name="P7"><text:s text:c="8"/></text:p>
      <text:p text:style-name="P7"><text:s text:c="8"/>return vacio;</text:p>
      <text:p text:style-name="P7"><text:s text:c="4"/>}</text:p>
      <text:p text:style-name="P7"/>
      <text:p text:style-name="P7"><text:s text:c="4"/>public static void setVacio(String aVacio) {</text:p>
      <text:p text:style-name="P7"><text:s text:c="8"/>vacio = aVacio;</text:p>
      <text:p text:style-name="P7"><text:s text:c="4"/>}</text:p>
      <text:p text:style-name="P7"/>
      <text:p text:style-name="P7"><text:s text:c="4"/>public static String getGraphViz() {</text:p>
      <text:p text:style-name="P7"><text:s text:c="8"/>return graphViz;</text:p>
      <text:p text:style-name="P7"><text:s text:c="4"/>}</text:p>
      <text:p text:style-name="P7"/>
      <text:p text:style-name="P7"><text:s text:c="4"/>public static void setGraphViz(String aGraphViz) {</text:p>
      <text:p text:style-name="P7"><text:s text:c="8"/>graphViz = aGraphViz;</text:p>
      <text:p text:style-name="P7"><text:s text:c="4"/>}</text:p>
      <text:p text:style-name="P7"><text:s text:c="4"/></text:p>
      <text:p text:style-name="P7"><text:s text:c="4"/></text:p>
      <text:p text:style-name="P7"><text:s text:c="4"/>/** Creates a new instance of CONSTANS */</text:p>
      <text:p text:style-name="P7"><text:s text:c="4"/>public CONSTANS() {</text:p>
      <text:p text:style-name="P7"><text:s text:c="4"/>}</text:p>
      <text:p text:style-name="P7"><text:s text:c="4"/></text:p>
      <text:p text:style-name="P7">}</text:p>
      <text:p text:style-name="P7">/*</text:p>
      <text:p text:style-name="P7"><text:s/>* Dtrans.java</text:p>
      <text:p text:style-name="P7"><text:s/>*</text:p>
      <text:p text:style-name="P7"><text:s/>* Created on 11 de noviembre de 2008, 01:03 PM</text:p>
      <text:p text:style-name="P7"><text:s/>*</text:p>
      <text:p text:style-name="P7"><text:s/>* To change this template, choose Tools | Template Manager</text:p>
      <text:p text:style-name="P7"><text:s/>* and open the template in the editor.</text:p>
      <text:p text:style-name="P7"><text:s/>*/</text:p>
      <text:p text:style-name="P7"/>
      <text:p text:style-name="P7"><text:soft-page-break/>package afgenjava;</text:p>
      <text:p text:style-name="P7"/>
      <text:p text:style-name="P7">import java.util.ArrayList;</text:p>
      <text:p text:style-name="P7">import java.util.Collection;</text:p>
      <text:p text:style-name="P7">import java.util.Enumeration;</text:p>
      <text:p text:style-name="P7">import java.util.HashMap;</text:p>
      <text:p text:style-name="P7">import java.util.HashSet;</text:p>
      <text:p text:style-name="P7">import java.util.Hashtable;</text:p>
      <text:p text:style-name="P7">import java.util.Iterator;</text:p>
      <text:p text:style-name="P7">import java.util.Vector;</text:p>
      <text:p text:style-name="P7">import traductor.Token;</text:p>
      <text:p text:style-name="P7"/>
      <text:p text:style-name="P7">/**</text:p>
      <text:p text:style-name="P7"><text:s/>* Representa la matriz de transiciones.</text:p>
      <text:p text:style-name="P7"><text:s/>* Está implementada con una hashtable en donde,</text:p>
      <text:p text:style-name="P7"><text:s/>* <text:s/>La clave es : (ListaEstados ID_LISTA, Token SIMBOLO_ALPHA)</text:p>
      <text:p text:style-name="P7"><text:s/>* <text:s/>El valor es : (ListaEstados ID_LISTA)</text:p>
      <text:p text:style-name="P7"><text:s/>* </text:p>
      <text:p text:style-name="P7"><text:s/>* En esta Matriz se representa para todos los estados ("A", "B", "C", etc)</text:p>
      <text:p text:style-name="P7"><text:s/>* a que estado destino van por cada uno de los símbolos del alfabeto.</text:p>
      <text:p text:style-name="P7"><text:s/>* </text:p>
      <text:p text:style-name="P7"><text:s/>* @author Fernando Mancía ({@link fernandomancia@gmail.com})</text:p>
      <text:p text:style-name="P7"><text:s/>* @author Cristhian Parra ({@link cdparra@gmail.com})</text:p>
      <text:p text:style-name="P7"><text:s/>*/</text:p>
      <text:p text:style-name="P7">public class Dtrans {</text:p>
      <text:p text:style-name="P7"><text:s text:c="4"/>Hashtable dtrans;</text:p>
      <text:p text:style-name="P7"><text:s text:c="4"/></text:p>
      <text:p text:style-name="P7"><text:s text:c="4"/>/** Creates a new instance of Dtrans */</text:p>
      <text:p text:style-name="P7"><text:s text:c="4"/>public Dtrans() {</text:p>
      <text:p text:style-name="P7"><text:s text:c="8"/>dtrans = new Hashtable();</text:p>
      <text:p text:style-name="P7"><text:s text:c="4"/>}</text:p>
      <text:p text:style-name="P7"/>
      <text:p text:style-name="P7"><text:s text:c="4"/>/**</text:p>
      <text:p text:style-name="P7"><text:s text:c="5"/>* Retorna el valor(ListaEstados) apartir de la clave (ListaEstados, Token)</text:p>
      <text:p text:style-name="P7"><text:s text:c="5"/>* </text:p>
      <text:p text:style-name="P7"><text:s text:c="5"/>* @param clave</text:p>
      <text:p text:style-name="P7"><text:s text:c="5"/>* @return</text:p>
      <text:p text:style-name="P7"><text:s text:c="5"/>*/</text:p>
      <text:p text:style-name="P7"><text:s text:c="4"/>public ListaEstados obtenerValor(DtransClave clave){</text:p>
      <text:p text:style-name="P7"><text:s text:c="8"/>return obtenerValor(clave.getIndiceEstados(), clave.getIndiceToken());</text:p>
      <text:p text:style-name="P7"><text:s text:c="4"/>}</text:p>
      <text:p text:style-name="P7"><text:s text:c="4"/></text:p>
      <text:p text:style-name="P7"><text:s text:c="4"/>public ListaEstados obtenerValor(ListaEstados lista, Token token){</text:p>
      <text:p text:style-name="P7"><text:s text:c="8"/>DtransClave comparar = new DtransClave(lista, token);</text:p>
      <text:p text:style-name="P7"><text:s text:c="8"/>Enumeration en = dtrans.keys();</text:p>
      <text:p text:style-name="P7"><text:s text:c="8"/>DtransClave clave;</text:p>
      <text:p text:style-name="P7"><text:s text:c="8"/>while(en.hasMoreElements()){</text:p>
      <text:p text:style-name="P7"><text:s text:c="12"/>clave = (DtransClave)en.nextElement();</text:p>
      <text:p text:style-name="P7"><text:s text:c="12"/>if(clave.compareTo(comparar) == 0){</text:p>
      <text:p text:style-name="P7"><text:s text:c="16"/>return (ListaEstados) dtrans.get(clave);</text:p>
      <text:p text:style-name="P7"><text:s text:c="12"/>}</text:p>
      <text:p text:style-name="P7"><text:s text:c="8"/>}</text:p>
      <text:p text:style-name="P7"><text:s text:c="8"/>return null;</text:p>
      <text:p text:style-name="P7"><text:s text:c="4"/>}</text:p>
      <text:p text:style-name="P7"><text:s text:c="4"/></text:p>
      <text:p text:style-name="P7"><text:s text:c="4"/></text:p>
      <text:p text:style-name="P7"><text:s text:c="4"/>public void setValor(DtransClave clave, ListaEstados valor){</text:p>
      <text:p text:style-name="P7"><text:s text:c="8"/>dtrans.put(clave, valor);</text:p>
      <text:p text:style-name="P7"><text:s text:c="4"/>}</text:p>
      <text:p text:style-name="P7"><text:s text:c="4"/></text:p>
      <text:p text:style-name="P7"><text:s text:c="4"/></text:p>
      <text:p text:style-name="P7"><text:s text:c="4"/>/**</text:p>
      <text:p text:style-name="P7"><text:s text:c="5"/>* <text:s/>Método que convierte el Dtrans en un "Automata", ya que las listas </text:p>
      <text:p text:style-name="P7"><text:s text:c="5"/>* de estados A,B,C, etc son los estados del nuevo Automata creado.</text:p>
      <text:p text:style-name="P7"><text:s text:c="5"/>* </text:p>
      <text:p text:style-name="P7"><text:s text:c="5"/>* @return Automata convertido.</text:p>
      <text:p text:style-name="P7"><text:s text:c="5"/>*/</text:p>
      <text:p text:style-name="P7"><text:s text:c="4"/>public Automata convertAutomata(){</text:p>
      <text:p text:style-name="P7"><text:s text:c="8"/>Automata a = new Automata(); </text:p>
      <text:p text:style-name="P7"><text:s text:c="8"/></text:p>
      <text:p text:style-name="P7"><text:s text:c="8"/>Enumeration en = dtrans.keys();</text:p>
      <text:p text:style-name="P7"><text:s text:c="8"/>while(en.hasMoreElements()){</text:p>
      <text:p text:style-name="P7"><text:s text:c="12"/>DtransClave clave = (DtransClave) en.nextElement();</text:p>
      <text:p text:style-name="P7"><text:s text:c="12"/>ListaEstados valor = obtenerValor(clave);</text:p>
      <text:p text:style-name="P7"><text:s text:c="12"/></text:p>
      <text:p text:style-name="P7"><text:s text:c="12"/>int id_new_origen = clave.getIndiceEstados().getId();</text:p>
      <text:p text:style-name="P7"><text:s text:c="12"/>int id_new_dest = valor.getId();</text:p>
      <text:p text:style-name="P7"><text:s text:c="12"/>Estado st_new_origen, st_new_dest;</text:p>
      <text:p text:style-name="P7"><text:s text:c="12"/></text:p>
      <text:p text:style-name="P7"><text:s text:c="12"/>try{</text:p>
      <text:p text:style-name="P7"><text:soft-page-break/><text:s text:c="17"/>st_new_origen = a.getEstadoById(id_new_origen);</text:p>
      <text:p text:style-name="P7"><text:s text:c="12"/>}catch(Exception ex){</text:p>
      <text:p text:style-name="P7"><text:s text:c="16"/>//No existe el estado entonces creamos </text:p>
      <text:p text:style-name="P7"><text:s text:c="16"/>st_new_origen = new Estado(id_new_origen, </text:p>
      <text:p text:style-name="P7"><text:s text:c="44"/>clave.getIndiceEstados().contieneInicial(), </text:p>
      <text:p text:style-name="P7"><text:s text:c="44"/>clave.getIndiceEstados().contieneFinal(), </text:p>
      <text:p text:style-name="P7"><text:s text:c="44"/>false);</text:p>
      <text:p text:style-name="P7"><text:s text:c="16"/>a.addEstado(st_new_origen);</text:p>
      <text:p text:style-name="P7"><text:s text:c="16"/>if(clave.getIndiceEstados().contieneInicial()){</text:p>
      <text:p text:style-name="P7"><text:s text:c="20"/>a.setInicial(st_new_origen);</text:p>
      <text:p text:style-name="P7"><text:s text:c="16"/>}</text:p>
      <text:p text:style-name="P7"><text:s text:c="16"/>if(clave.getIndiceEstados().contieneFinal()){</text:p>
      <text:p text:style-name="P7"><text:s text:c="20"/>a.getFinales().insertar(st_new_origen);</text:p>
      <text:p text:style-name="P7"><text:s text:c="16"/>}</text:p>
      <text:p text:style-name="P7"><text:s text:c="16"/></text:p>
      <text:p text:style-name="P7"><text:s text:c="12"/>}</text:p>
      <text:p text:style-name="P7"><text:s text:c="12"/></text:p>
      <text:p text:style-name="P7"><text:s text:c="12"/></text:p>
      <text:p text:style-name="P7"><text:s text:c="12"/>try{</text:p>
      <text:p text:style-name="P7"><text:s text:c="17"/>st_new_dest = a.getEstadoById(id_new_dest);</text:p>
      <text:p text:style-name="P7"><text:s text:c="12"/>}catch(Exception ex){</text:p>
      <text:p text:style-name="P7"><text:s text:c="16"/>//No existe el estado entonces creamos </text:p>
      <text:p text:style-name="P7"><text:s text:c="16"/>st_new_dest = new Estado(id_new_dest, </text:p>
      <text:p text:style-name="P7"><text:s text:c="40"/>valor.contieneInicial(), </text:p>
      <text:p text:style-name="P7"><text:s text:c="40"/>valor.contieneFinal(), </text:p>
      <text:p text:style-name="P7"><text:s text:c="40"/>false);</text:p>
      <text:p text:style-name="P7"><text:s text:c="16"/>a.addEstado(st_new_dest);</text:p>
      <text:p text:style-name="P7"><text:s text:c="16"/>if(valor.contieneInicial()){</text:p>
      <text:p text:style-name="P7"><text:s text:c="20"/>a.setInicial(st_new_dest);</text:p>
      <text:p text:style-name="P7"><text:s text:c="16"/>}</text:p>
      <text:p text:style-name="P7"><text:s text:c="16"/>if(valor.contieneFinal()){</text:p>
      <text:p text:style-name="P7"><text:s text:c="20"/>a.getFinales().insertar(st_new_dest);</text:p>
      <text:p text:style-name="P7"><text:s text:c="16"/>}</text:p>
      <text:p text:style-name="P7"><text:s text:c="12"/>}</text:p>
      <text:p text:style-name="P7"/>
      <text:p text:style-name="P7"><text:s text:c="12"/>//Agregamos los enlaces.</text:p>
      <text:p text:style-name="P7"><text:s text:c="12"/>Enlace enlace_new = new Enlace( st_new_origen, st_new_dest, </text:p>
      <text:p text:style-name="P7"><text:s text:c="44"/>clave.getIndiceToken().getValor());</text:p>
      <text:p text:style-name="P7"><text:s text:c="12"/></text:p>
      <text:p text:style-name="P7"><text:s text:c="12"/>st_new_origen.addEnlace(enlace_new);</text:p>
      <text:p text:style-name="P7"><text:s text:c="8"/>}</text:p>
      <text:p text:style-name="P7"><text:s text:c="15"/></text:p>
      <text:p text:style-name="P7"><text:s text:c="8"/>return a;</text:p>
      <text:p text:style-name="P7"><text:s text:c="4"/>}</text:p>
      <text:p text:style-name="P7"><text:s text:c="4"/></text:p>
      <text:p text:style-name="P7"><text:s text:c="4"/></text:p>
      <text:p text:style-name="P7"><text:s text:c="4"/>public String imprimir(){</text:p>
      <text:p text:style-name="P7"><text:s text:c="8"/>String print = "";</text:p>
      <text:p text:style-name="P7"><text:s text:c="8"/>Enumeration en = dtrans.keys();</text:p>
      <text:p text:style-name="P7"><text:s text:c="8"/>while(en.hasMoreElements()){</text:p>
      <text:p text:style-name="P7"><text:s text:c="12"/>DtransClave clave = (DtransClave) en.nextElement();</text:p>
      <text:p text:style-name="P7"><text:s text:c="12"/>ListaEstados lista = obtenerValor(clave);</text:p>
      <text:p text:style-name="P7"><text:s text:c="12"/></text:p>
      <text:p text:style-name="P7"><text:s text:c="12"/>print += "\n" + clave.getIndiceEstados().imprimir() +</text:p>
      <text:p text:style-name="P7"><text:s text:c="20"/>" -#- " + clave.getIndiceToken().getValor() +</text:p>
      <text:p text:style-name="P7"><text:s text:c="20"/>" = " + lista.imprimir();</text:p>
      <text:p text:style-name="P7"><text:s text:c="12"/></text:p>
      <text:p text:style-name="P7"><text:s text:c="8"/>}</text:p>
      <text:p text:style-name="P7"><text:s text:c="8"/>return print;</text:p>
      <text:p text:style-name="P7"><text:s text:c="4"/>}</text:p>
      <text:p text:style-name="P7"/>
      <text:p text:style-name="P7">}</text:p>
      <text:p text:style-name="P7"/>
      <text:p text:style-name="P7">/*</text:p>
      <text:p text:style-name="P7"><text:s/>* DtransClave.java</text:p>
      <text:p text:style-name="P7"><text:s/>*</text:p>
      <text:p text:style-name="P7"><text:s/>* Created on 11 de noviembre de 2008, 12:58 PM</text:p>
      <text:p text:style-name="P7"><text:s/>*</text:p>
      <text:p text:style-name="P7"><text:s/>* To change this template, choose Tools | Template Manager</text:p>
      <text:p text:style-name="P7"><text:s/>* and open the template in the editor.</text:p>
      <text:p text:style-name="P7"><text:s/>*/</text:p>
      <text:p text:style-name="P7"/>
      <text:p text:style-name="P7">package afgenjava;</text:p>
      <text:p text:style-name="P7"/>
      <text:p text:style-name="P7">import traductor.Token;</text:p>
      <text:p text:style-name="P7"/>
      <text:p text:style-name="P7">/**</text:p>
      <text:p text:style-name="P7"><text:s/>* Clase DtransClave, </text:p>
      <text:p text:style-name="P7"><text:s/>* <text:s text:c="5"/>Se utiliza como clave de el Dtrans, que es un hashtable.</text:p>
      <text:p text:style-name="P7"><text:s/>* <text:s text:c="5"/>Consta de:</text:p>
      <text:p text:style-name="P7"><text:soft-page-break/><text:s/>* <text:s text:c="13"/>1 (una) lista de estados</text:p>
      <text:p text:style-name="P7"><text:s/>* <text:s text:c="13"/>1 (un) token</text:p>
      <text:p text:style-name="P7"><text:s/>* </text:p>
      <text:p text:style-name="P7"><text:s/>* @author Cristhian Parra ({@link cdparra@gmail.com})</text:p>
      <text:p text:style-name="P7"><text:s/>* @author Fernando Mancia ({@link fernandomancia@gmail.com})</text:p>
      <text:p text:style-name="P7"><text:s/>*/</text:p>
      <text:p text:style-name="P7">public class DtransClave {</text:p>
      <text:p text:style-name="P7"><text:s text:c="4"/></text:p>
      <text:p text:style-name="P7"><text:s text:c="4"/>/**</text:p>
      <text:p text:style-name="P7"><text:s text:c="5"/>* Las filas, indicadas por una lista de estados</text:p>
      <text:p text:style-name="P7"><text:s text:c="5"/>*/</text:p>
      <text:p text:style-name="P7"><text:s text:c="4"/>private ListaEstados indiceEstados;</text:p>
      <text:p text:style-name="P7"/>
      <text:p text:style-name="P7"><text:s text:c="4"/>/**</text:p>
      <text:p text:style-name="P7"><text:s text:c="5"/>* La columna, indicada por un token del lenguaje</text:p>
      <text:p text:style-name="P7"><text:s text:c="5"/>*/</text:p>
      <text:p text:style-name="P7"><text:s text:c="4"/>private Token indiceToken;</text:p>
      <text:p text:style-name="P7"><text:s text:c="4"/></text:p>
      <text:p text:style-name="P7"><text:s text:c="4"/></text:p>
      <text:p text:style-name="P7"/>
      <text:p text:style-name="P7"><text:s text:c="4"/></text:p>
      <text:p text:style-name="P7"><text:s text:c="4"/></text:p>
      <text:p text:style-name="P7"><text:s text:c="4"/>/** Creates a new instance of DtransClave */</text:p>
      <text:p text:style-name="P7"><text:s text:c="4"/>public DtransClave(ListaEstados list, Token tok) {</text:p>
      <text:p text:style-name="P7"><text:s text:c="8"/>this.indiceEstados = list;</text:p>
      <text:p text:style-name="P7"><text:s text:c="8"/>this.indiceToken = tok;</text:p>
      <text:p text:style-name="P7"><text:s text:c="4"/>}</text:p>
      <text:p text:style-name="P7"><text:s text:c="4"/></text:p>
      <text:p text:style-name="P7"><text:s text:c="4"/></text:p>
      <text:p text:style-name="P7"><text:s text:c="4"/>/**</text:p>
      <text:p text:style-name="P7"><text:s text:c="5"/>* Getter for property indiceEstados.</text:p>
      <text:p text:style-name="P7"><text:s text:c="5"/>* @return Value of property indiceEstados.</text:p>
      <text:p text:style-name="P7"><text:s text:c="5"/>*/</text:p>
      <text:p text:style-name="P7"><text:s text:c="4"/>public ListaEstados getIndiceEstados() {</text:p>
      <text:p text:style-name="P7"><text:s text:c="8"/>return this.indiceEstados;</text:p>
      <text:p text:style-name="P7"><text:s text:c="4"/>}</text:p>
      <text:p text:style-name="P7"/>
      <text:p text:style-name="P7"><text:s text:c="4"/>/**</text:p>
      <text:p text:style-name="P7"><text:s text:c="5"/>* Setter for property indiceEstados.</text:p>
      <text:p text:style-name="P7"><text:s text:c="5"/>* @param indiceEstados New value of property indiceEstados.</text:p>
      <text:p text:style-name="P7"><text:s text:c="5"/>*/</text:p>
      <text:p text:style-name="P7"><text:s text:c="4"/>public void setIndiceEstados(ListaEstados indiceEstados) {</text:p>
      <text:p text:style-name="P7"><text:s text:c="8"/>this.indiceEstados = indiceEstados;</text:p>
      <text:p text:style-name="P7"><text:s text:c="4"/>}</text:p>
      <text:p text:style-name="P7"/>
      <text:p text:style-name="P7"/>
      <text:p text:style-name="P7"><text:s text:c="4"/>/**</text:p>
      <text:p text:style-name="P7"><text:s text:c="5"/>* Getter for property indiceToken.</text:p>
      <text:p text:style-name="P7"><text:s text:c="5"/>* @return Value of property indiceToken.</text:p>
      <text:p text:style-name="P7"><text:s text:c="5"/>*/</text:p>
      <text:p text:style-name="P7"><text:s text:c="4"/>public Token getIndiceToken() {</text:p>
      <text:p text:style-name="P7"><text:s text:c="8"/>return this.indiceToken;</text:p>
      <text:p text:style-name="P7"><text:s text:c="4"/>}</text:p>
      <text:p text:style-name="P7"/>
      <text:p text:style-name="P7"><text:s text:c="4"/>/**</text:p>
      <text:p text:style-name="P7"><text:s text:c="5"/>* Setter for property indiceToken.</text:p>
      <text:p text:style-name="P7"><text:s text:c="5"/>* @param indiceToken New value of property indiceToken.</text:p>
      <text:p text:style-name="P7"><text:s text:c="5"/>*/</text:p>
      <text:p text:style-name="P7"><text:s text:c="4"/>public void setIndiceToken(Token indiceToken) {</text:p>
      <text:p text:style-name="P7"><text:s text:c="8"/>this.indiceToken = indiceToken;</text:p>
      <text:p text:style-name="P7"><text:s text:c="4"/>}</text:p>
      <text:p text:style-name="P7"><text:s text:c="4"/></text:p>
      <text:p text:style-name="P7"><text:s text:c="4"/></text:p>
      <text:p text:style-name="P7"><text:s text:c="4"/></text:p>
      <text:p text:style-name="P7"><text:s text:c="4"/>/**</text:p>
      <text:p text:style-name="P7"><text:s text:c="5"/>* Compara 2 claves del Dtrans.</text:p>
      <text:p text:style-name="P7"><text:s text:c="5"/>**/</text:p>
      <text:p text:style-name="P7"><text:s text:c="4"/>public int compareTo(Object otro){</text:p>
      <text:p text:style-name="P7"><text:s text:c="8"/>DtransClave o = (DtransClave) otro;</text:p>
      <text:p text:style-name="P7"><text:s text:c="8"/>if(indiceToken.getValor().compareTo(o.getIndiceToken().getValor()) == 0) {</text:p>
      <text:p text:style-name="P7"><text:s text:c="12"/>if(indiceEstados.compareTo(o.getIndiceEstados()) == 0){</text:p>
      <text:p text:style-name="P7"><text:s text:c="16"/>return 0;</text:p>
      <text:p text:style-name="P7"><text:s text:c="12"/>}else{</text:p>
      <text:p text:style-name="P7"><text:s text:c="16"/>return -1; <text:s text:c="3"/></text:p>
      <text:p text:style-name="P7"><text:s text:c="12"/>}</text:p>
      <text:p text:style-name="P7"><text:s text:c="8"/>}else{</text:p>
      <text:p text:style-name="P7"><text:s text:c="12"/>return -1;</text:p>
      <text:p text:style-name="P7"><text:s text:c="8"/>}</text:p>
      <text:p text:style-name="P7"><text:s text:c="4"/>}</text:p>
      <text:p text:style-name="P7"><text:s text:c="4"/></text:p>
      <text:p text:style-name="P7"><text:soft-page-break/>}</text:p>
      <text:p text:style-name="P7">package afgenjava;<text:line-break/><text:line-break/>/**<text:line-break/> * La clase &lt;b&gt; Enlace &lt;/b&gt; representa a los arcos que conectan los estados <text:line-break/> * en una Automata Finito. &lt;br&gt;&lt;br&gt;<text:line-break/> * <text:line-break/> * Un enlace está definido por los siguientes componentes:&lt;br&gt;&lt;br&gt;<text:line-break/> * &lt;ul&gt;<text:line-break/> * <text:s text:c="2"/>&lt;li&gt;Estado Origen&lt;/li&gt;<text:line-break/> * <text:s text:c="2"/>&lt;li&gt;Estado Destino&lt;/li&gt;<text:line-break/> * <text:s text:c="2"/>&lt;li&gt;Etiqueta (símbolo del alfabeto)&lt;/li&gt;<text:line-break/> * &lt;/ul&gt;<text:line-break/> * <text:line-break/> * @author Cristhian Parra ({@link cdparra@gmail.com})<text:line-break/> * @author Fernando Mancía ({@link fernandomancia@gmail.com})<text:line-break/> */<text:line-break/>public class Enlace implements Comparable&lt;Enlace&gt; {<text:line-break/> <text:s text:c="3"/><text:line-break/> <text:s text:c="3"/>/**<text:line-break/> <text:s text:c="4"/>* Apuntador al estado de origen del Enlace<text:line-break/> <text:s text:c="4"/>* Obs.: No es necesario, pero se deja porque podría favorecer a la <text:line-break/> <text:s text:c="4"/>* reutilización de la clase.<text:line-break/> <text:s text:c="4"/>*/<text:line-break/> <text:s text:c="3"/>private Estado origen;<text:line-break/> <text:s text:c="3"/><text:line-break/> <text:s text:c="3"/>/**<text:line-break/> <text:s text:c="4"/>* Apuntador al estado de destino del Enlace<text:line-break/> <text:s text:c="4"/>*/<text:line-break/> <text:s text:c="3"/>private Estado destino;<text:line-break/> <text:s text:c="3"/><text:line-break/> <text:s text:c="3"/>/**<text:line-break/> <text:s text:c="4"/>* Simbolo de transición. Su valor no importa si vacio esta como true;<text:line-break/> <text:s text:c="4"/>*/<text:line-break/> <text:s text:c="3"/>private String etiqueta;<text:line-break/> <text:s text:c="3"/><text:line-break/> <text:s text:c="3"/>/**<text:line-break/> <text:s text:c="4"/>* Propiedad que indica si el enlace representa al símbolo vacío. <text:line-break/> <text:s text:c="4"/>*/<text:line-break/> <text:s text:c="3"/>private boolean vacio;<text:line-break/> <text:s text:c="9"/><text:line-break/> <text:s text:c="4"/>/**<text:line-break/> <text:s text:c="5"/>* Constructor de la Clase Enlace. Crea un nuevo enlace entre "origen" y <text:line-break/> <text:s text:c="5"/>* "destino" con la etiqueta "label"<text:line-break/> <text:s text:c="5"/>* <text:line-break/> <text:s text:c="5"/>* @param origen <text:s/>Estado de origen del enlace.<text:line-break/> <text:s text:c="5"/>* @param destino Estado de destino del enlace.<text:line-break/> <text:s text:c="5"/>* @param label <text:s text:c="2"/>Etiqueta del Enlace<text:line-break/> <text:s text:c="5"/>*/<text:line-break/> <text:s text:c="3"/>public Enlace(Estado origen, Estado destino, String label) {<text:line-break/> <text:s text:c="7"/>this.origen = origen;<text:line-break/> <text:s text:c="7"/>this.destino = destino;<text:line-break/> <text:s text:c="7"/>this.etiqueta = label;<text:line-break/> <text:s text:c="7"/><text:line-break/> <text:s text:c="7"/>if (label.compareTo(CONSTANS.getVacio())==0) {<text:line-break/> <text:s text:c="11"/>this.vacio = true;<text:line-break/> <text:s text:c="7"/>} else {<text:line-break/> <text:s text:c="11"/>this.vacio = false;<text:line-break/> <text:s text:c="7"/>}<text:line-break/> <text:s text:c="3"/>}<text:line-break/><text:line-break/> <text:s text:c="3"/>// ------------------- GETTERS Y SETTERS DE LA CLASE -------------------//<text:line-break/> <text:s text:c="3"/><text:line-break/> <text:s text:c="3"/>/**<text:line-break/> <text:s text:c="4"/>* Método para obtener el estado origen del enlace<text:line-break/> <text:s text:c="4"/>* @return El origen del enlace<text:line-break/> <text:s text:c="4"/>*/ <text:s text:c="3"/><text:line-break/> <text:s text:c="3"/>public Estado getOrigen() {<text:line-break/> <text:s text:c="7"/>return origen;<text:line-break/> <text:s text:c="3"/>}<text:line-break/> <text:s text:c="3"/><text:line-break/> <text:s text:c="3"/>/**<text:line-break/> <text:s text:c="4"/>* Método para establecer el estado origen del enlace<text:line-break/> <text:s text:c="4"/>* @param origen Origen a establecer<text:line-break/> <text:s text:c="4"/>*/<text:line-break/> <text:s text:c="3"/>public void setOrigen(Estado origen) {<text:line-break/> <text:s text:c="7"/>this.origen = origen;<text:line-break/> <text:s text:c="3"/>}<text:line-break/><text:line-break/> <text:s text:c="3"/>/**<text:line-break/><text:soft-page-break/> <text:s text:c="4"/>* Método para obtener el estado destino del enlace<text:line-break/> <text:s text:c="4"/>* @return El destino del enlace<text:line-break/> <text:s text:c="4"/>*/<text:line-break/> <text:s text:c="3"/>public Estado getDestino() {<text:line-break/> <text:s text:c="7"/>return destino;<text:line-break/> <text:s text:c="3"/>}<text:line-break/><text:line-break/> <text:s text:c="3"/>/**<text:line-break/> <text:s text:c="4"/>* Método para establecer el estado destino del enlace<text:line-break/> <text:s text:c="4"/>* @param destino Destino a establecer<text:line-break/> <text:s text:c="4"/>*/<text:line-break/> <text:s text:c="3"/>public void setDestino(Estado destino) {<text:line-break/> <text:s text:c="7"/>this.destino = destino;<text:line-break/> <text:s text:c="3"/>}<text:line-break/><text:line-break/> <text:s text:c="3"/>/**<text:line-break/> <text:s text:c="4"/>* Obtener la etiqueta del enlace <text:line-break/> <text:s text:c="4"/>* @return La etiqueta del enlace.<text:line-break/> <text:s text:c="4"/>*/<text:line-break/> <text:s text:c="3"/>public String getEtiqueta() {<text:line-break/> <text:s text:c="7"/>return this.etiqueta;<text:line-break/> <text:s text:c="3"/>}<text:line-break/> <text:s text:c="3"/><text:line-break/> <text:s text:c="3"/>/**<text:line-break/> <text:s text:c="4"/>* Establecer la etiqueta del enlace <text:s/><text:line-break/> <text:s text:c="4"/>* @param label Etiqueta para el enlace<text:line-break/> <text:s text:c="4"/>*/ <text:s text:c="3"/><text:line-break/> <text:s text:c="3"/>public void setEtiqueta(String label) {<text:line-break/> <text:s text:c="7"/>this.etiqueta = label;<text:line-break/> <text:s text:c="3"/>}<text:line-break/><text:line-break/> <text:s text:c="3"/>public void setVacio(boolean vacio) {<text:line-break/> <text:s text:c="7"/>this.vacio = vacio;<text:line-break/> <text:s text:c="3"/>}<text:line-break/><text:line-break/> <text:s text:c="3"/>public boolean isVacio() {<text:line-break/> <text:s text:c="7"/>return vacio;<text:line-break/> <text:s text:c="3"/>}<text:line-break/><text:line-break/> <text:s text:c="3"/>/**<text:line-break/> <text:s text:c="4"/>* Implementación del método para comparar enlaces<text:line-break/> <text:s text:c="4"/>* <text:line-break/> <text:s text:c="4"/>* @param e Estado al cual queremos comparar el actual<text:line-break/> <text:s text:c="4"/>* @return &lt;ul&gt; &lt;li&gt;&lt;b&gt;0 (Cero)&lt;/b&gt; si son <text:s/>iguales <text:s text:c="22"/>&lt;/li&gt;<text:line-break/> <text:s text:c="4"/>* <text:s text:c="13"/>&lt;li&gt;&lt;b&gt;-1 (Menos Uno)&lt;/b&gt; si son &lt;b&gt;distintos&lt;/b&gt; &lt;/li&gt;<text:line-break/> <text:s text:c="4"/>* <text:s text:c="8"/>&lt;/ul&gt;<text:line-break/> <text:s text:c="4"/>*/<text:line-break/> <text:s text:c="3"/>public int compareTo(Enlace e) {<text:line-break/> <text:s text:c="7"/><text:line-break/> <text:s text:c="7"/>Estado origi;<text:line-break/> <text:s text:c="7"/>Estado desti;<text:line-break/> <text:s text:c="7"/>String simbi;<text:line-break/> <text:s text:c="7"/><text:line-break/> <text:s text:c="7"/><text:line-break/> <text:s text:c="7"/>origi = e.getOrigen();<text:line-break/> <text:s text:c="7"/>desti = e.getDestino();<text:line-break/> <text:s text:c="7"/>simbi = e.getEtiqueta();<text:line-break/><text:line-break/> <text:s text:c="7"/><text:line-break/> <text:s text:c="7"/>if (origi == this.getOrigen()<text:line-break/> <text:s text:c="15"/>&amp;&amp; desti == this.getDestino()<text:line-break/> <text:s text:c="15"/>&amp;&amp; simbi.equals(this.getEtiqueta())<text:line-break/> <text:s text:c="15"/>) {<text:line-break/> <text:s text:c="11"/>return 0;<text:line-break/> <text:s text:c="7"/>} else {<text:line-break/> <text:s text:c="11"/>return -1;<text:line-break/> <text:s text:c="7"/>}<text:line-break/> <text:s text:c="3"/>}<text:line-break/> <text:s text:c="3"/><text:line-break/> <text:s text:c="3"/>public String toString(){<text:line-break/> <text:s text:c="7"/>return getEtiqueta();<text:line-break/> <text:s text:c="3"/>}<text:line-break/>}<text:line-break/>package afgenjava;<text:line-break/><text:line-break/>import java.util.ArrayList;<text:line-break/>import java.util.HashMap;<text:line-break/>import traductor.Token;<text:line-break/><text:line-break/>/**<text:line-break/><text:soft-page-break/> * La clase &lt;b&gt; Estado &lt;/b&gt; representa a los nodos dentro de un Autómata <text:line-break/> * finito. &lt;br&gt;&lt;br&gt;<text:line-break/> * <text:line-break/> * Un estado está definido por su nombre (identificador) y puede estar conectado <text:line-break/> * a otros estados por medio de símbolos en el alfabeto. Esta clase contiene <text:line-break/> * los dos componentes:&lt;br&gt;&lt;br&gt;<text:line-break/> * &lt;ul&gt;<text:line-break/> * <text:s text:c="2"/>&lt;li&gt;Identificador del Estado&lt;/li&gt;<text:line-break/> * <text:s text:c="2"/>&lt;li&gt;Su conjunto de enlaces asociados&lt;/li&gt;<text:line-break/> * &lt;/ul&gt;<text:line-break/> * <text:line-break/> * &lt;br&gt; <text:line-break/> * Además, se definine propiedades auxiliares que caracterizan al estado<text:line-break/> * en el automata correspondiente. <text:line-break/> * <text:line-break/> * @author Cristhian Parra ({@link cdparra@gmail.com})<text:line-break/> * @author Fernando Mancía ({@link fernandomancia@gmail.com})<text:line-break/> */<text:line-break/>public class Estado implements Comparable&lt;Estado&gt; {<text:line-break/> <text:s text:c="3"/>private int id; <text:line-break/> <text:s text:c="3"/>private ListaEnlaces enlaces;<text:line-break/> <text:s text:c="6"/><text:line-break/> <text:s text:c="3"/>/*<text:line-break/> <text:s text:c="4"/>* Otras propiedades del Estado que lo definen en el contexto de un <text:line-break/> <text:s text:c="4"/>* autómata<text:line-break/> <text:s text:c="4"/>*/<text:line-break/> <text:s text:c="3"/>private boolean estadoinicial; <text:s/>// establece si el Estado es un estado Inicial<text:line-break/> <text:s text:c="3"/>private boolean estadofinal; <text:s text:c="3"/>// establece si el Estado es un estado Final<text:line-break/> <text:s text:c="3"/>private boolean visitado; <text:s text:c="6"/>// establece si el Estado ya fue visitado en el <text:line-break/> <text:s text:c="35"/>// contexto de un recorrido por el autómata <text:line-break/> <text:s text:c="3"/><text:line-break/> <text:s text:c="3"/>/**<text:line-break/> <text:s text:c="4"/>* Constructor del Estado. Inicializa todas sus características. <text:line-break/> <text:s text:c="4"/>* <text:line-break/> <text:s text:c="4"/>* @param id Identificador del Estado<text:line-break/> <text:s text:c="4"/>* @param esInicial Define si es un estado inicial<text:line-break/> <text:s text:c="4"/>* @param esFinal Define si es un estado final<text:line-break/> <text:s text:c="4"/>* @param visitado Define si ya fue visitado<text:line-break/> <text:s text:c="4"/>*/<text:line-break/> <text:s text:c="3"/>public Estado(int id, boolean esInicial, boolean esFinal, boolean visitado) {<text:line-break/> <text:s text:c="7"/>this.id <text:s text:c="8"/>= id;<text:line-break/> <text:s text:c="7"/>this.estadoinicial <text:s/>= esInicial;<text:line-break/> <text:s text:c="7"/>this.estadofinal <text:s text:c="3"/>= esFinal;<text:line-break/> <text:s text:c="7"/>this.visitado <text:s text:c="2"/>= visitado;<text:line-break/> <text:s text:c="7"/>this.enlaces = new ListaEnlaces();<text:line-break/> <text:s text:c="3"/>}<text:line-break/><text:line-break/> <text:s text:c="3"/><text:line-break/> <text:s text:c="3"/>// ------------------------------ GETTERS ------------------------------ //<text:line-break/> <text:s text:c="3"/><text:line-break/> <text:s text:c="3"/>/**<text:line-break/> <text:s text:c="4"/>* Obtener Id del Estado<text:line-break/> <text:s text:c="4"/>* @return Id del estado<text:line-break/> <text:s text:c="4"/>*/<text:line-break/> <text:s text:c="3"/>public int getId() {<text:line-break/> <text:s text:c="7"/>return id;<text:line-break/> <text:s text:c="3"/>}<text:line-break/><text:line-break/> <text:s text:c="3"/>/**<text:line-break/> <text:s text:c="4"/>* Obtener lista de enlaces del estado<text:line-break/> <text:s text:c="4"/>* @return ArrayList con los enlaces. <text:line-break/> <text:s text:c="4"/>*/<text:line-break/> <text:s text:c="3"/>public ListaEnlaces getEnlaces() {<text:line-break/> <text:s text:c="7"/>return enlaces;<text:line-break/> <text:s text:c="3"/>}<text:line-break/><text:line-break/> <text:s text:c="3"/>/**<text:line-break/> <text:s text:c="4"/>* Verifica si el estado es un estado final<text:line-break/> <text:s text:c="4"/>* @return Boolean que define si el estado es un estado final<text:line-break/> <text:s text:c="4"/>*/<text:line-break/> <text:s text:c="3"/>public boolean isEstadofinal() {<text:line-break/> <text:s text:c="7"/>return estadofinal;<text:line-break/> <text:s text:c="3"/>}<text:line-break/><text:line-break/> <text:s text:c="3"/>/**<text:line-break/> <text:s text:c="4"/>* Verifica si el estado es un estado inicial<text:line-break/> <text:s text:c="4"/>* @return Boolean que define si el estado es un estado inicial<text:line-break/> <text:s text:c="4"/>*/<text:line-break/> <text:s text:c="3"/>public boolean isEstadoinicial() {<text:line-break/> <text:s text:c="7"/>return estadoinicial;<text:line-break/><text:soft-page-break/> <text:s text:c="3"/>}<text:line-break/><text:line-break/> <text:s text:c="3"/>/**<text:line-break/> <text:s text:c="4"/>* Verifica si el estado ya fue visitado en un recorrido<text:line-break/> <text:s text:c="4"/>* @return Boolean que define si el estado ya fue visitado en un recorrido<text:line-break/> <text:s text:c="4"/>*/ <text:s text:c="3"/><text:line-break/> <text:s text:c="3"/>public boolean isVisitado() {<text:line-break/> <text:s text:c="7"/>return visitado;<text:line-break/> <text:s text:c="3"/>}<text:line-break/><text:line-break/> <text:s text:c="3"/><text:line-break/> <text:s text:c="3"/>// ------------------------------ SETTERS ------------------------------ // <text:line-break/> <text:s text:c="3"/><text:line-break/> <text:s text:c="3"/>/**<text:line-break/> <text:s text:c="4"/>* Establece un valor para el identificador del estado<text:line-break/> <text:s text:c="4"/>* @param id Identificador del Estado<text:line-break/> <text:s text:c="4"/>*/<text:line-break/> <text:s text:c="3"/>public void setId(int id) {<text:line-break/> <text:s text:c="7"/>this.id = id;<text:line-break/> <text:s text:c="3"/>}<text:line-break/> <text:s text:c="7"/><text:line-break/> <text:s text:c="3"/>/**<text:line-break/> <text:s text:c="4"/>* Establece si el estado es Final<text:line-break/> <text:s text:c="4"/>* @param estadofinal Boolean que establece si el estado es o no Final<text:line-break/> <text:s text:c="4"/>*/<text:line-break/> <text:s text:c="3"/>public void setEstadofinal(boolean estadofinal) {<text:line-break/> <text:s text:c="7"/>this.estadofinal = estadofinal;<text:line-break/> <text:s text:c="3"/>}<text:line-break/><text:line-break/> <text:s text:c="3"/>/**<text:line-break/> <text:s text:c="4"/>* Establece si el estado es inicial<text:line-break/> <text:s text:c="4"/>* @param estadoinicial Boolean que establece si el estado es o no Inicial<text:line-break/> <text:s text:c="4"/>*/<text:line-break/> <text:s text:c="3"/>public void setEstadoinicial(boolean estadoinicial) {<text:line-break/> <text:s text:c="7"/>this.estadoinicial = estadoinicial;<text:line-break/> <text:s text:c="3"/>}<text:line-break/><text:line-break/> <text:s text:c="3"/>/**<text:line-break/> <text:s text:c="4"/>* Establece si el estado fue o no visitado en un recorrido<text:line-break/> <text:s text:c="4"/>* @param visitado Boolean que establece si el estado fue o no visitado en un recorrido<text:line-break/> <text:s text:c="4"/>*/<text:line-break/> <text:s text:c="3"/>public void setVisitado(boolean visitado) {<text:line-break/> <text:s text:c="7"/>this.visitado = visitado;<text:line-break/> <text:s text:c="3"/>}<text:line-break/> <text:s text:c="3"/><text:line-break/> <text:s text:c="3"/>// --------------------------- OTROS MÉTODOS --------------------------- //<text:line-break/><text:line-break/> <text:s text:c="3"/>/**<text:line-break/> <text:s text:c="4"/>* Agrega un nuevo enlace que sale de este estado<text:line-break/> <text:s text:c="4"/>* @param e Enlace a agregar<text:line-break/> <text:s text:c="4"/>*/<text:line-break/> <text:s text:c="3"/>public void addEnlace(Enlace e) { <text:s text:c="7"/><text:line-break/> <text:s text:c="7"/>// Insertar en la lista de enlaces para tener un método eficiente de <text:line-break/> <text:s text:c="7"/>// recorrido en el futuro<text:line-break/> <text:s text:c="7"/>enlaces.insertar(e); <text:s text:c="7"/><text:line-break/> <text:s text:c="3"/>}<text:line-break/><text:line-break/> <text:s text:c="3"/>/**<text:line-break/> <text:s text:c="4"/>* Retorna el estado destino buscando entre todos los enlaces de este estado.<text:line-break/> <text:s text:c="4"/>* @param a Token de la transicion.<text:line-break/> <text:s text:c="4"/>* @return El estado destino al que va desde este estado por el token a<text:line-break/> <text:s text:c="4"/>*/<text:line-break/> <text:s text:c="3"/>public Estado estadoDestino(Token a){<text:line-break/> <text:s text:c="7"/>return estadoDestinoString(a.getValor());<text:line-break/> <text:s text:c="3"/>}<text:line-break/><text:line-break/> <text:s text:c="3"/>/**<text:line-break/> <text:s text:c="4"/>* Retorna el estado destino buscando entre todos los enlaces de este estado.<text:line-break/> <text:s text:c="4"/>* @param a String que es la etiqueta de la transicion.<text:line-break/> <text:s text:c="4"/>* @return El estado destino al que va desde este estado por el token a<text:line-break/> <text:s text:c="4"/>*/<text:line-break/> <text:s text:c="3"/>public Estado estadoDestinoString(String a){<text:line-break/> <text:s text:c="7"/>for(Enlace x: enlaces){<text:line-break/> <text:s text:c="11"/>if(x.getEtiqueta().compareTo(a)== 0){<text:line-break/> <text:s text:c="15"/>return x.getDestino();<text:line-break/> <text:s text:c="11"/>}<text:line-break/> <text:s text:c="7"/>}<text:line-break/> <text:s text:c="7"/>return null; <text:s text:c="2"/><text:line-break/> <text:s text:c="3"/>}<text:line-break/> <text:s text:c="3"/><text:line-break/><text:soft-page-break/> <text:s text:c="3"/>/**<text:line-break/> <text:s text:c="4"/>* Obtiene el primer enlace asociado al simbolo especificado que está <text:line-break/> <text:s text:c="4"/>* cargado en el Hash de enlaces<text:line-break/> <text:s text:c="4"/>* @param simbolo<text:line-break/> <text:s text:c="4"/>* @return<text:line-break/> <text:s text:c="4"/>*/<text:line-break/> <text:s text:c="3"/>public Estado getDestinoFromHash(String simbolo) {<text:line-break/> <text:s text:c="7"/>Enlace link = this.getEnlaceSimboloFromHash(simbolo); <text:line-break/> <text:s text:c="7"/>Estado result = null;<text:line-break/> <text:s text:c="7"/><text:line-break/> <text:s text:c="7"/>if (link != null) {<text:line-break/> <text:s text:c="11"/>result =link.getDestino();<text:line-break/> <text:s text:c="7"/>}<text:line-break/> <text:s text:c="7"/>return result;<text:line-break/> <text:s text:c="3"/>}<text:line-break/> <text:s text:c="3"/><text:line-break/> <text:s text:c="3"/>/**<text:line-break/> <text:s text:c="4"/>* Devuelve el enlace relacionado con el símbolo <text:line-break/> <text:s text:c="4"/>* @param simbolo<text:line-break/> <text:s text:c="4"/>* @return<text:line-break/> <text:s text:c="4"/>*/<text:line-break/> <text:s text:c="3"/>public Enlace getEnlaceSimboloFromHash(String simbolo) {<text:line-break/> <text:s text:c="7"/>return this.enlaces.getEnlaceSimbolo(simbolo);<text:line-break/> <text:s text:c="3"/>}<text:line-break/> <text:s text:c="3"/><text:line-break/> <text:s text:c="3"/>/**<text:line-break/> <text:s text:c="4"/>* Si el automata es un AFN, devuelve los enlaces vacios asociado a este<text:line-break/> <text:s text:c="4"/>* estado.<text:line-break/> <text:s text:c="4"/>* @return<text:line-break/> <text:s text:c="4"/>*/<text:line-break/> <text:s text:c="3"/>public ArrayList&lt;Enlace&gt; getEnlacesVacios() {<text:line-break/> <text:s text:c="7"/>return this.enlaces.getVacios();<text:line-break/> <text:s text:c="3"/>}<text:line-break/> <text:s text:c="3"/><text:line-break/> <text:s text:c="3"/><text:line-break/> <text:s text:c="3"/>public void eliminarEnlace(Enlace e){<text:line-break/> <text:s text:c="7"/>this.enlaces.borrar(e);<text:line-break/></text:p>
      <text:p text:style-name="P7"><text:s text:c="4"/>}<text:line-break/> <text:s text:c="3"/><text:line-break/> <text:s text:c="3"/>public boolean esEstadoMuerto(){<text:line-break/> <text:s text:c="7"/>if(isEstadofinal()){<text:line-break/> <text:s text:c="11"/>return false;<text:line-break/> <text:s text:c="7"/>}<text:line-break/> <text:s text:c="7"/><text:line-break/> <text:s text:c="7"/>boolean esMuerto = true;<text:line-break/> <text:s text:c="7"/>for(Enlace e: this.enlaces){<text:line-break/> <text:s text:c="11"/>if(e.getDestino().getId() != this.getId()){<text:line-break/> <text:s text:c="15"/>esMuerto = false;<text:line-break/> <text:s text:c="11"/>}<text:line-break/> <text:s text:c="7"/>}<text:line-break/> <text:s text:c="7"/>return esMuerto;<text:line-break/> <text:s text:c="3"/>}<text:line-break/> <text:s text:c="3"/><text:line-break/> <text:s text:c="3"/><text:line-break/> <text:s text:c="3"/><text:line-break/> <text:s text:c="3"/>/**<text:line-break/> <text:s text:c="4"/>* Implementación del método para comparar estados<text:line-break/> <text:s text:c="4"/>* <text:line-break/> <text:s text:c="4"/>* @param e Estado al cual queremos comparar el actual<text:line-break/> <text:s text:c="4"/>* @return &lt;ul&gt; &lt;li&gt;&lt;b&gt;0 (Cero)&lt;/b&gt; si son <text:s/>iguales <text:s text:c="22"/>&lt;/li&gt;<text:line-break/> <text:s text:c="4"/>* <text:s text:c="13"/>&lt;li&gt;&lt;b&gt;1 (Uno)&lt;/b&gt; si Estado es mayor que &lt;b&gt;e&lt;/b&gt; <text:s text:c="7"/>&lt;/li&gt;<text:line-break/> <text:s text:c="4"/>* <text:s text:c="13"/>&lt;li&gt;&lt;b&gt;-1 (Menos Uno)&lt;/b&gt; si Estado es menor que &lt;b&gt;e&lt;/b&gt; &lt;/li&gt;<text:line-break/> <text:s text:c="4"/>* <text:s text:c="8"/>&lt;/ul&gt;<text:line-break/> <text:s text:c="4"/>*/<text:line-break/> <text:s text:c="3"/>public int compareTo(Estado e) {<text:line-break/> <text:s text:c="7"/>if (this.getId() == e.getId()) {<text:line-break/> <text:s text:c="11"/>return 0;<text:line-break/> <text:s text:c="7"/>} else if (this.getId() &gt; e.getId()) {<text:line-break/> <text:s text:c="11"/>return 1;<text:line-break/> <text:s text:c="7"/>} else {<text:line-break/> <text:s text:c="11"/>return -1;<text:line-break/> <text:s text:c="7"/>}<text:line-break/> <text:s text:c="3"/>}<text:line-break/><text:line-break/> <text:s text:c="3"/>@Override<text:line-break/> <text:s text:c="3"/>public String toString() {<text:line-break/> <text:s text:c="7"/>String result = ""+id;<text:line-break/> <text:s text:c="7"/>if (this.isEstadofinal()) {<text:line-break/> <text:s text:c="11"/>result = result + "(fin)";<text:line-break/><text:soft-page-break/> <text:s text:c="7"/>}<text:line-break/> <text:s text:c="7"/><text:line-break/> <text:s text:c="7"/>if (this.isEstadoinicial()){<text:line-break/> <text:s text:c="11"/>result = result + "(ini)";<text:line-break/> <text:s text:c="7"/>}<text:line-break/> <text:s text:c="7"/>return result; <text:line-break/> <text:s text:c="3"/>}<text:line-break/>}<text:line-break/>/*<text:line-break/> * To change this template, choose Tools | Templates<text:line-break/> * and open the template in the editor.<text:line-break/> */<text:line-break/><text:line-break/>package afgenjava;<text:line-break/><text:line-break/>import java.util.ArrayList;<text:line-break/>import java.util.HashMap;<text:line-break/>import java.util.Iterator;<text:line-break/><text:line-break/>/**<text:line-break/> * Wrapper de un ArrayList en el que se almacenarán los enlaces que salen de un <text:line-break/> * Estado. <text:line-break/> * <text:line-break/> * Observación: <text:line-break/> * - Evaluar si no sería mejor un HashMap con clave, en el que podríamos utilizar<text:line-break/> * <text:s text:c="2"/>el símbolo del alfabeto como clave de cada enlace. <text:line-break/> * <text:line-break/> * <text:line-break/> * @author Cristhian Parra ({@link cdparra@gmail.com})<text:line-break/> * @author Fernando Mancía ({@link fernandomancia@gmail.com})<text:line-break/> */<text:line-break/>public class ListaEnlaces extends ArrayList&lt;Enlace&gt; {<text:line-break/> <text:line-break/> <text:s text:c="3"/>/* --------------------- PROPIEDADES DE LA LISTA --------------------- */<text:line-break/> <text:s text:c="3"/><text:line-break/> <text:s text:c="3"/>/**<text:line-break/> <text:s text:c="4"/>* Identificador de la Lista de enlaces<text:line-break/> <text:s text:c="4"/>*/<text:line-break/> <text:s text:c="3"/>private int id; <text:line-break/> <text:s text:c="3"/><text:line-break/> <text:s text:c="3"/>/**<text:line-break/> <text:s text:c="4"/>* Se implementa una tabla Hash interna para la lista de enlaces que <text:line-break/> <text:s text:c="4"/>* permita indexar para cada símbolo del alfabeto, el índice del array list <text:line-break/> <text:s text:c="4"/>* con el enlace asociado. &lt;br&gt;<text:line-break/> <text:s text:c="4"/>* <text:line-break/> <text:s text:c="4"/>* Por cada nuevo enlace, se tendrá que agregar la Hash la entrada <text:line-break/> <text:s text:c="4"/>* correspondiente. Esta tabla será útil para buscar los enlaces asociados <text:line-break/> <text:s text:c="4"/>* a un símbolo cuando se requiera recorrer el Automata. <text:line-break/> <text:s text:c="4"/>* <text:line-break/> <text:s text:c="4"/>* En esta tabla solo se guardarán los índices de enlaces asociados a <text:line-break/> <text:s text:c="4"/>* símbolso no vacíos. <text:line-break/> <text:s text:c="4"/>* <text:line-break/> <text:s text:c="4"/>*/<text:line-break/> <text:s text:c="3"/>private HashMap&lt;String, Integer&gt; TablaEnlaces;<text:line-break/> <text:s text:c="3"/><text:line-break/> <text:s text:c="3"/>/**<text:line-break/> <text:s text:c="4"/>* Listado de enlaces cuya etiqueta es el simbolo vacio<text:line-break/> <text:s text:c="4"/>*/<text:line-break/> <text:s text:c="3"/>private ArrayList&lt;Enlace&gt; vacios;<text:line-break/> <text:s text:c="3"/><text:line-break/> <text:s text:c="3"/><text:line-break/> <text:s text:c="3"/><text:line-break/> <text:s text:c="3"/>public ListaEnlaces(){<text:line-break/> <text:s text:c="7"/>this.TablaEnlaces = new HashMap&lt;String, Integer&gt;();<text:line-break/> <text:s text:c="7"/>this.vacios <text:s text:c="6"/>= new ArrayList&lt;Enlace&gt;();<text:line-break/> <text:s text:c="3"/>}<text:line-break/> <text:s text:c="3"/><text:line-break/> <text:s text:c="3"/><text:line-break/> <text:s text:c="3"/>/* ------------------- GETTERS Y SETTERS DE LA LISTA ------------------- */<text:line-break/> <text:s text:c="3"/><text:line-break/> <text:s text:c="3"/>/**<text:line-break/> <text:s text:c="4"/>* Establecer el identificador de listado<text:line-break/> <text:s text:c="4"/>* @param id Identificador del conjunto de estados.<text:line-break/> <text:s text:c="4"/>*/<text:line-break/> <text:s text:c="3"/>public void setId(int id) {<text:line-break/> <text:s text:c="7"/>this.id = id;<text:line-break/> <text:s text:c="3"/>}<text:line-break/> <text:s text:c="3"/><text:line-break/> <text:s text:c="3"/><text:line-break/> <text:s text:c="3"/>/**<text:line-break/><text:soft-page-break/> <text:s text:c="4"/>* Obtener el id del conjunto de estados.<text:line-break/> <text:s text:c="4"/>* @return Identificador del conjunto de estados.<text:line-break/> <text:s text:c="4"/>*/<text:line-break/> <text:s text:c="3"/>public int getId() {<text:line-break/> <text:s text:c="7"/>return this.id;<text:line-break/> <text:s text:c="3"/>}<text:line-break/><text:line-break/> <text:s text:c="3"/>/**<text:line-break/> <text:s text:c="4"/>* Obtener la lista de enlaces asociados al símbolo vacíó<text:line-break/> <text:s text:c="4"/>* @return Lista de enlaces del simbolo vacío<text:line-break/> <text:s text:c="4"/>*/<text:line-break/> <text:s text:c="3"/>public ArrayList&lt;Enlace&gt; getVacios() {<text:line-break/> <text:s text:c="7"/>return vacios;<text:line-break/> <text:s text:c="3"/>}<text:line-break/> <text:s text:c="3"/><text:line-break/> <text:s text:c="3"/><text:line-break/> <text:s text:c="3"/>/**<text:line-break/> <text:s text:c="4"/>* Obtener un estado de la lista. Por convención, el index de cada estado<text:line-break/> <text:s text:c="4"/>* será igual a su Id. <text:line-break/> <text:s text:c="4"/>* @param index Indice del arraylist donde está almacenado el estado a obtener.<text:line-break/> <text:s text:c="4"/>* @return El estado almacenado en la posición index.<text:line-break/> <text:s text:c="4"/>*/<text:line-break/> <text:s text:c="3"/>public Enlace getEnlace(int index) {<text:line-break/> <text:s text:c="7"/>return this.get(index);<text:line-break/> <text:s text:c="3"/>}<text:line-break/> <text:s text:c="3"/><text:line-break/> <text:s text:c="3"/>/**<text:line-break/> <text:s text:c="4"/>* Devuelve un iterador para recorrer el listado de estados.<text:line-break/> <text:s text:c="4"/>* @return Iterador sobre el conjunto de estados.<text:line-break/> <text:s text:c="4"/>*/<text:line-break/> <text:s text:c="3"/>public Iterator&lt;Enlace&gt; getIterator() {<text:line-break/> <text:s text:c="7"/>return this.iterator();<text:line-break/> <text:s text:c="3"/>}<text:line-break/> <text:s text:c="7"/><text:line-break/> <text:s text:c="3"/><text:line-break/> <text:s text:c="3"/>/* --------------------- OTROS MÉTODOS --------------------- */<text:line-break/> <text:s text:c="3"/><text:line-break/> <text:s text:c="3"/>/**<text:line-break/> <text:s text:c="4"/>* Insertar un nuevo estado a la lista<text:line-break/> <text:s text:c="4"/>* @param e Estado a insertar.<text:line-break/> <text:s text:c="4"/>*/<text:line-break/> <text:s text:c="3"/>public void insertar(Enlace e) {<text:line-break/> <text:s text:c="3"/><text:line-break/> <text:s text:c="7"/>int <text:s text:c="4"/>indexToInsert <text:s text:c="2"/>= this.cantidad(); <text:s text:c="7"/><text:line-break/> <text:s text:c="7"/>String <text:s/>simbolo <text:s text:c="8"/>= e.getEtiqueta();<text:line-break/> <text:s text:c="7"/><text:line-break/> <text:s text:c="7"/>this.add(e);<text:line-break/> <text:s text:c="7"/><text:line-break/> <text:s text:c="7"/>if (e.isVacio()) {<text:line-break/> <text:s text:c="11"/>this.agregarEnlaceVacio(e);<text:line-break/> <text:s text:c="7"/>} else {<text:line-break/> <text:s text:c="11"/>this.TablaEnlaces.put(simbolo, indexToInsert);<text:line-break/> <text:s text:c="7"/>}<text:line-break/> <text:s text:c="3"/>}<text:line-break/> <text:s text:c="3"/><text:line-break/> <text:s text:c="3"/>/**<text:line-break/> <text:s text:c="4"/>* Insertar un nuevo estado a la lista, en la posición indicada<text:line-break/> <text:s text:c="4"/>* @param e Estado a insertar.<text:line-break/> <text:s text:c="4"/>* @param index posicion donde se insertara el elemento<text:line-break/> <text:s text:c="4"/>*/<text:line-break/> <text:s text:c="3"/>public void insertarAt(Enlace e, int index) {<text:line-break/> <text:s text:c="3"/><text:line-break/> <text:s text:c="7"/>int <text:s text:c="4"/>indexToInsert <text:s text:c="2"/>= index; <text:s text:c="7"/><text:line-break/> <text:s text:c="7"/>String <text:s/>simbolo <text:s text:c="8"/>= e.getEtiqueta();<text:line-break/> <text:s text:c="7"/><text:line-break/> <text:s text:c="7"/>this.add(index,e);<text:line-break/> <text:s text:c="7"/><text:line-break/> <text:s text:c="7"/>if (e.isVacio()) {<text:line-break/> <text:s text:c="11"/>this.agregarEnlaceVacio(e);<text:line-break/> <text:s text:c="7"/>} else {<text:line-break/> <text:s text:c="11"/>this.TablaEnlaces.put(simbolo, indexToInsert);<text:line-break/> <text:s text:c="7"/>}<text:line-break/> <text:s text:c="3"/>}<text:line-break/> <text:s text:c="3"/><text:line-break/> <text:s text:c="3"/>public Enlace getEnlaceSimbolo(String symbol) {<text:line-break/> <text:s text:c="7"/>Integer index = this.TablaEnlaces.get(symbol); <text:s text:c="7"/><text:line-break/> <text:s text:c="7"/>Enlace result = null; <text:line-break/> <text:s text:c="7"/><text:line-break/> <text:s text:c="7"/>if (index != null) {<text:line-break/> <text:s text:c="11"/>result = this.get(index);<text:line-break/><text:soft-page-break/> <text:s text:c="7"/>}<text:line-break/> <text:s text:c="7"/>return result; <text:line-break/> <text:s text:c="3"/>}<text:line-break/> <text:s text:c="3"/><text:line-break/> <text:s text:c="3"/>/**<text:line-break/> <text:s text:c="4"/>* Método que permite añadir al final de la lista de enlaces, otra lista de <text:line-break/> <text:s text:c="4"/>* enlaces. Será útil para la implementación de los algoritmos de thompson. <text:line-break/> <text:s text:c="4"/>* <text:line-break/> <text:s text:c="4"/>* @param l<text:line-break/> <text:s text:c="4"/>*/<text:line-break/> <text:s text:c="3"/>public void insertarListaEnlaces(ListaEnlaces l) {<text:line-break/> <text:s text:c="7"/>Iterator &lt;Enlace&gt; i = l.getIterator();<text:line-break/> <text:s text:c="7"/>Enlace current; <text:line-break/> <text:s text:c="7"/><text:line-break/> <text:s text:c="7"/>while(i.hasNext()) {<text:line-break/> <text:s text:c="11"/>current = i.next(); <text:s text:c="11"/><text:line-break/> <text:s text:c="11"/>this.insertar(current);<text:line-break/> <text:s text:c="7"/>}<text:line-break/> <text:s text:c="3"/>}<text:line-break/> <text:s text:c="3"/><text:line-break/> <text:s text:c="3"/>/**<text:line-break/> <text:s text:c="4"/>* Permite insertar un nuevo enlace cuya etiqueta es VACIO en la lista de <text:line-break/> <text:s text:c="4"/>* vacios<text:line-break/> <text:s text:c="4"/>* @param e<text:line-break/> <text:s text:c="4"/>*/<text:line-break/> <text:s text:c="3"/>private void agregarEnlaceVacio(Enlace e) {<text:line-break/> <text:s text:c="7"/>this.getVacios().add(e);<text:line-break/> <text:s text:c="3"/>}<text:line-break/> <text:s text:c="3"/><text:line-break/> <text:s text:c="3"/>/**<text:line-break/> <text:s text:c="4"/>* Eliminar un estado del conjunto.<text:line-break/> <text:s text:c="4"/>* @param e Estado a eliminar<text:line-break/> <text:s text:c="4"/>*/<text:line-break/> <text:s text:c="3"/>public void borrar(Enlace e) {<text:line-break/> <text:s text:c="7"/><text:line-break/> <text:s text:c="7"/>String simbolo = e.getEtiqueta();<text:line-break/> <text:s text:c="7"/><text:line-break/> <text:s text:c="7"/>this.remove(e);<text:line-break/> <text:s text:c="7"/><text:line-break/> <text:s text:c="7"/>if (e.isVacio()) {<text:line-break/> <text:s text:c="11"/>this.getVacios().remove(e);<text:line-break/> <text:s text:c="7"/>} else {<text:line-break/> <text:s text:c="11"/>TablaEnlaces.remove(simbolo); <text:s text:c="19"/><text:line-break/> <text:s text:c="7"/>} <text:s text:c="7"/><text:line-break/> <text:s text:c="3"/>}<text:line-break/> <text:s text:c="3"/><text:line-break/> <text:s text:c="3"/>/**<text:line-break/> <text:s text:c="4"/>* Obtener la cantidad de estados de la lista<text:line-break/> <text:s text:c="4"/>* @return Número de estados de la lista<text:line-break/> <text:s text:c="4"/>*/<text:line-break/> <text:s text:c="3"/>public int cantidad() {<text:line-break/> <text:s text:c="7"/>return this.size();<text:line-break/> <text:s text:c="3"/>}<text:line-break/> <text:s text:c="3"/><text:line-break/> <text:s text:c="6"/><text:line-break/> <text:s text:c="3"/>/**<text:line-break/> <text:s text:c="4"/>* Método que permite verificar si el estado e pertenece o no <text:line-break/> <text:s text:c="4"/>* a la lista de estados.<text:line-break/> <text:s text:c="4"/>* @param e Estado para el cual queremos verificar la condición de pertenencia<text:line-break/> <text:s text:c="4"/>* @return True o False dependiendo de si el estado pertenece o no<text:line-break/> <text:s text:c="4"/>*/<text:line-break/> <text:s text:c="3"/>public boolean contiene(Estado e) { <text:s text:c="7"/><text:line-break/> <text:s text:c="7"/>if (this.contains(e)) {<text:line-break/> <text:s text:c="15"/>return true;<text:line-break/> <text:s text:c="7"/>} <text:s text:c="7"/><text:line-break/> <text:s text:c="7"/>return false;<text:line-break/> <text:s text:c="3"/>}<text:line-break/> <text:s text:c="3"/><text:line-break/> <text:s text:c="3"/><text:line-break/> <text:s text:c="3"/>/**<text:line-break/> <text:s text:c="4"/>* Método heredado reescrito para comparar dos listas de enlaces. <text:line-break/> <text:s text:c="4"/>* <text:line-break/> <text:s text:c="4"/>* Dos listas de estados son iguales si tienen la misma cantidad de elementos <text:line-break/> <text:s text:c="4"/>* y si los mismos son iguales en ambas listas. <text:line-break/> <text:s text:c="4"/>* <text:line-break/> <text:s text:c="4"/>* @param o ListaEstados con el que se comparará la lista actual.<text:line-break/> <text:s text:c="4"/>* @return &lt;ul&gt; &lt;li&gt;&lt;b&gt;0 (Cero)&lt;/b&gt; si son <text:s/>iguales <text:s text:c="22"/>&lt;/li&gt;<text:line-break/> <text:s text:c="4"/>* <text:s text:c="13"/>&lt;li&gt;&lt;b&gt;1 (Uno)&lt;/b&gt; si Estado es mayor que &lt;b&gt;e&lt;/b&gt; <text:s text:c="7"/>&lt;/li&gt;<text:line-break/> <text:s text:c="4"/>* <text:s text:c="13"/>&lt;li&gt;&lt;b&gt;-1 (Menos Uno)&lt;/b&gt; si Estado es menor que &lt;b&gt;e&lt;/b&gt; &lt;/li&gt;<text:line-break/> <text:s text:c="4"/>* <text:s text:c="8"/>&lt;/ul&gt;.<text:line-break/><text:soft-page-break/> <text:s text:c="4"/>*/<text:line-break/> <text:s text:c="3"/>public int compareTo(Object o) {<text:line-break/> <text:s text:c="7"/><text:line-break/> <text:s text:c="7"/>int result = -1; <text:line-break/> <text:s text:c="7"/><text:line-break/> <text:s text:c="7"/>ListaEnlaces otro = (ListaEnlaces) o;<text:line-break/> <text:s text:c="7"/><text:line-break/> <text:s text:c="7"/>// comparación de cantidad de estados<text:line-break/> <text:s text:c="7"/>if (this.cantidad() == otro.cantidad()) {<text:line-break/> <text:s text:c="11"/><text:line-break/> <text:s text:c="11"/>// comparación uno a uno<text:line-break/> <text:s text:c="11"/>for (int i = 0; i &lt; this.cantidad(); i++) {<text:line-break/> <text:s text:c="15"/><text:line-break/> <text:s text:c="15"/>Enlace a = this.getEnlace(i);<text:line-break/> <text:s text:c="15"/>Enlace b = otro.getEnlace(i);<text:line-break/> <text:s text:c="15"/><text:line-break/> <text:s text:c="15"/>if (a.compareTo(b) != 0) {<text:line-break/> <text:s text:c="19"/>return -1;<text:line-break/> <text:s text:c="15"/>}<text:line-break/> <text:s text:c="11"/>}<text:line-break/> <text:s text:c="11"/><text:line-break/> <text:s text:c="11"/>result = 0; //Si llego hasta aqui es xq los elementos son iguales<text:line-break/> <text:s text:c="7"/>}<text:line-break/> <text:s text:c="7"/><text:line-break/> <text:s text:c="7"/>return result;<text:line-break/> <text:s text:c="3"/>}<text:line-break/> <text:s text:c="3"/><text:line-break/> <text:s text:c="3"/>/**<text:line-break/> <text:s text:c="4"/>* Imprime en una larga cadena toda la lista de estados. <text:line-break/> <text:s text:c="4"/>* @return Un String que contiene la representación en String de<text:line-break/> <text:s text:c="4"/>* <text:s text:c="8"/>la lista de estados. <text:line-break/> <text:s text:c="4"/>*/<text:line-break/> <text:s text:c="3"/>public String imprimir() {<text:line-break/> <text:s text:c="7"/><text:line-break/> <text:s text:c="7"/>String result = " ";<text:line-break/> <text:s text:c="7"/><text:line-break/> <text:s text:c="7"/>Estado origi;<text:line-break/> <text:s text:c="7"/>Estado desti;<text:line-break/> <text:s text:c="7"/>String simbi;<text:line-break/> <text:s text:c="7"/>Enlace current;<text:line-break/> <text:s text:c="7"/><text:line-break/> <text:s text:c="7"/><text:line-break/> <text:s text:c="7"/>result = result + this.getId() + " = { ";<text:line-break/> <text:s text:c="7"/><text:line-break/> <text:s text:c="7"/>for (int i = 0; i &lt; this.cantidad(); i++) {<text:line-break/> <text:s text:c="11"/><text:line-break/> <text:s text:c="11"/>current = this.getEnlace(i);<text:line-break/> <text:s text:c="11"/><text:line-break/> <text:s text:c="11"/>origi = current.getOrigen();<text:line-break/> <text:s text:c="11"/>desti = current.getDestino();<text:line-break/> <text:s text:c="11"/>simbi = current.getEtiqueta();<text:line-break/> <text:s text:c="11"/><text:line-break/> <text:s text:c="11"/>if (current.isVacio()) {<text:line-break/> <text:s text:c="15"/>simbi = "EMPTY";<text:line-break/> <text:s text:c="11"/>}<text:line-break/> <text:s text:c="11"/><text:line-break/> <text:s text:c="11"/>result = result + "("+ origi + "--|"+simbi+"|--&gt;"+desti+ ")";<text:line-break/> <text:s text:c="11"/><text:line-break/> <text:s text:c="11"/>if (!(i == (this.cantidad()-1))) {<text:line-break/> <text:s text:c="15"/>result = result + ", ";<text:line-break/> <text:s text:c="11"/>}<text:line-break/> <text:s text:c="7"/>}<text:line-break/> <text:s text:c="7"/><text:line-break/> <text:s text:c="7"/>result = result + " } ";<text:line-break/> <text:s text:c="7"/><text:line-break/> <text:s text:c="7"/>return result;<text:line-break/> <text:s text:c="3"/>}<text:line-break/>} <text:s text:c="2"/><text:line-break/>package afgenjava;<text:line-break/><text:line-break/>import exceptions.AutomataException;<text:line-break/>import java.util.ArrayList;<text:line-break/>import java.util.Arrays;<text:line-break/>import java.util.Comparator;<text:line-break/>import java.util.Iterator;<text:line-break/><text:line-break/>/**<text:line-break/> *<text:line-break/> * @author Cristhian Parra ({@link cdparra@gmail.com})<text:line-break/> * @author Fernando Mancia ({@link fernandomancia@gmail.com})<text:line-break/><text:soft-page-break/> */<text:line-break/>public</text:p>
      <text:p text:style-name="P7"><text:s/>class ListaEstados extends ArrayList&lt;Estado&gt;{<text:line-break/><text:line-break/> <text:s text:c="3"/>/**<text:line-break/> <text:s text:c="4"/>* Identificador de la Lista de estados<text:line-break/> <text:s text:c="4"/>*/<text:line-break/> <text:s text:c="3"/>private int id; <text:line-break/> <text:s text:c="3"/><text:line-break/> <text:s text:c="3"/>/**<text:line-break/> <text:s text:c="4"/>* Establecer el identificador de listado<text:line-break/> <text:s text:c="4"/>* @param id Identificador del conjunto de estados.<text:line-break/> <text:s text:c="4"/>*/<text:line-break/> <text:s text:c="3"/>public void setId(int id) {<text:line-break/> <text:s text:c="7"/>this.id = id;<text:line-break/> <text:s text:c="3"/>}<text:line-break/> <text:s text:c="3"/><text:line-break/> <text:s text:c="3"/>/**<text:line-break/> <text:s text:c="4"/>* Obtener el id del conjunto de estados.<text:line-break/> <text:s text:c="4"/>* @return Identificador del conjunto de estados.<text:line-break/> <text:s text:c="4"/>*/<text:line-break/> <text:s text:c="3"/>public int getId() {<text:line-break/> <text:s text:c="7"/>return this.id;<text:line-break/> <text:s text:c="3"/>}<text:line-break/> <text:s text:c="3"/><text:line-break/> <text:s text:c="3"/>/**<text:line-break/> <text:s text:c="4"/>* Insertar un nuevo estado a la lista<text:line-break/> <text:s text:c="4"/>* @param e Estado a insertar.<text:line-break/> <text:s text:c="4"/>*/<text:line-break/> <text:s text:c="3"/>public void insertar(Estado e) {<text:line-break/> <text:s text:c="7"/>this.add(e);<text:line-break/> <text:s text:c="3"/>}<text:line-break/> <text:s text:c="3"/><text:line-break/> <text:s text:c="3"/>/**<text:line-break/> <text:s text:c="4"/>* Eliminar un estado del conjunto.<text:line-break/> <text:s text:c="4"/>* @param e Estado a eliminar<text:line-break/> <text:s text:c="4"/>*/<text:line-break/> <text:s text:c="3"/>public void borrar(Estado e) {<text:line-break/> <text:s text:c="7"/>this.remove(this.getEstadoById(e.getId()));<text:line-break/> <text:s text:c="3"/>}<text:line-break/> <text:s text:c="3"/><text:line-break/> <text:s text:c="3"/>/**<text:line-break/> <text:s text:c="4"/>* Obtener un estado de la lista. Por convención, el index de cada estado<text:line-break/> <text:s text:c="4"/>* será igual a su Id. <text:line-break/> <text:s text:c="4"/>* @param index Indice del arraylist donde está almacenado el estado a obtener.<text:line-break/> <text:s text:c="4"/>* @return El estado almacenado en la posición index.<text:line-break/> <text:s text:c="4"/>*/<text:line-break/> <text:s text:c="3"/>public Estado getEstado(int index){<text:line-break/> <text:s text:c="7"/>return this.get(index);<text:line-break/> <text:s text:c="3"/>}<text:line-break/> <text:s text:c="3"/><text:line-break/> <text:s text:c="3"/>public Estado getEstadoById(int index) {<text:line-break/> <text:s text:c="7"/>Iterator it = this.getIterator();<text:line-break/> <text:s text:c="7"/>while(it.hasNext()){<text:line-break/> <text:s text:c="11"/>Estado e = (Estado) it.next();<text:line-break/> <text:s text:c="11"/>if(e.getId() == index){<text:line-break/> <text:s text:c="15"/>return e;<text:line-break/> <text:s text:c="11"/>}<text:line-break/> <text:s text:c="7"/>}<text:line-break/> <text:s text:c="7"/>throw new IndexOutOfBoundsException(" No existe en esta lista un Estado con id = " + index); <text:s text:c="7"/><text:line-break/> <text:s text:c="3"/>}<text:line-break/> <text:s text:c="3"/><text:line-break/> <text:s text:c="3"/>/**<text:line-break/> <text:s text:c="4"/>* Obtener la cantidad de estados de la lista<text:line-break/> <text:s text:c="4"/>* @return Número de estados de la lista<text:line-break/> <text:s text:c="4"/>*/<text:line-break/> <text:s text:c="3"/>public int cantidad() {<text:line-break/> <text:s text:c="7"/>return this.size();<text:line-break/> <text:s text:c="3"/>}<text:line-break/> <text:s text:c="3"/><text:line-break/> <text:s text:c="3"/>/**<text:line-break/> <text:s text:c="4"/>* Devuelve un iterador para recorrer el listado de estados.<text:line-break/> <text:s text:c="4"/>* @return Iterador sobre el conjunto de estados.<text:line-break/> <text:s text:c="4"/>*/<text:line-break/> <text:s text:c="3"/>public Iterator &lt;Estado&gt; getIterator() {<text:line-break/> <text:s text:c="7"/>return this.iterator();<text:line-break/> <text:s text:c="3"/>}<text:line-break/> <text:s text:c="3"/><text:line-break/> <text:s text:c="3"/>/**<text:line-break/><text:soft-page-break/> <text:s text:c="4"/>* Con este método, se vuelven a marcar todos los estados de la lista<text:line-break/> <text:s text:c="4"/>* como no visitados. <text:line-break/> <text:s text:c="4"/>*/<text:line-break/> <text:s text:c="3"/>public void resetVisitas() {<text:line-break/> <text:s text:c="7"/>for (int i = 0; i &lt; cantidad(); i++) {<text:line-break/> <text:s text:c="11"/>getEstado(i).setVisitado(false);<text:line-break/> <text:s text:c="7"/>}<text:line-break/> <text:s text:c="3"/>}<text:line-break/><text:line-break/> <text:s text:c="3"/>/**<text:line-break/> <text:s text:c="4"/>* Método que permite verificar si el estado e pertenece o no <text:line-break/> <text:s text:c="4"/>* a la lista de estados.<text:line-break/> <text:s text:c="4"/>* @param e Estado para el cual queremos verificar la condición de pertenencia<text:line-break/> <text:s text:c="4"/>* @return True o False dependiendo de si el estado pertenece o no<text:line-break/> <text:s text:c="4"/>*/<text:line-break/> <text:s text:c="3"/>public boolean contiene(Estado e) { <text:s text:c="7"/><text:line-break/> <text:s text:c="7"/>if (this.contains(e)) {<text:line-break/> <text:s text:c="15"/>return true;<text:line-break/> <text:s text:c="7"/>} <text:s text:c="7"/><text:line-break/> <text:s text:c="7"/>return false;<text:line-break/> <text:s text:c="3"/>}<text:line-break/> <text:s text:c="3"/><text:line-break/> <text:s text:c="3"/>public Estado getEstadoInicial() throws AutomataException{<text:line-break/> <text:s text:c="7"/>int indice_ini = 0;<text:line-break/> <text:s text:c="7"/>int cant_iniciales = 0;<text:line-break/> <text:s text:c="7"/>for (int i = 0; i &lt; cantidad(); i++) {<text:line-break/> <text:s text:c="11"/>if(getEstado(i).isEstadoinicial()){<text:line-break/> <text:s text:c="15"/>indice_ini = i;<text:line-break/> <text:s text:c="15"/>cant_iniciales++;<text:line-break/> <text:s text:c="11"/>}<text:line-break/> <text:s text:c="7"/>}<text:line-break/> <text:s text:c="7"/>if(cant_iniciales == 1){<text:line-break/> <text:s text:c="11"/>return getEstado(indice_ini);<text:line-break/> <text:s text:c="7"/>}else{<text:line-break/> <text:s text:c="11"/>throw new AutomataException("Solo debe haber un estado incial, y en esta lista existen "+ cant_iniciales);<text:line-break/> <text:s text:c="7"/>}<text:line-break/> <text:s text:c="3"/>}<text:line-break/> <text:s text:c="3"/><text:line-break/> <text:s text:c="3"/>public Estado getEstadoFinal() throws AutomataException{<text:line-break/> <text:s text:c="7"/>int indice_fin = 0;<text:line-break/> <text:s text:c="7"/>int cant_finales = 0;<text:line-break/> <text:s text:c="7"/>for (int i = 0; i &lt; cantidad(); i++) {<text:line-break/> <text:s text:c="11"/>if(getEstado(i).isEstadofinal()){<text:line-break/> <text:s text:c="15"/>indice_fin = i;<text:line-break/> <text:s text:c="15"/>cant_finales++;<text:line-break/> <text:s text:c="11"/>}<text:line-break/> <text:s text:c="7"/>}<text:line-break/> <text:s text:c="7"/>if(cant_finales == 1){<text:line-break/> <text:s text:c="11"/>return getEstado(indice_fin);<text:line-break/> <text:s text:c="7"/>}else{<text:line-break/> <text:s text:c="11"/>throw new AutomataException("Este metodo se usa cuando existe un solo " +<text:line-break/> <text:s text:c="19"/>"estado final y en esta lista existen " + cant_finales + <text:line-break/> <text:s text:c="19"/>". Utilize el metodo getEstadosFinales");<text:line-break/> <text:s text:c="7"/>} <text:s text:c="3"/><text:line-break/> <text:s text:c="3"/>}<text:line-break/><text:line-break/> <text:s text:c="3"/><text:line-break/> <text:s text:c="3"/>public ListaEstados getEstadosFinales() throws AutomataException{<text:line-break/> <text:s text:c="7"/>ListaEstados nuevaLista = new ListaEstados();<text:line-break/> <text:s text:c="7"/>for (int i = 0; i &lt; cantidad(); i++) {<text:line-break/> <text:s text:c="11"/>if(getEstado(i).isEstadofinal()){<text:line-break/> <text:s text:c="15"/>nuevaLista.insertar(getEstado(i));<text:line-break/> <text:s text:c="11"/>}<text:line-break/> <text:s text:c="7"/>}<text:line-break/> <text:s text:c="7"/>return nuevaLista;<text:line-break/> <text:s text:c="3"/>}<text:line-break/> <text:s text:c="3"/><text:line-break/> <text:s text:c="3"/>public boolean contieneInicial(){<text:line-break/> <text:s text:c="7"/>//verificar q contenga un estado inicial<text:line-break/> <text:s text:c="7"/>Estado ini = null;<text:line-break/> <text:s text:c="7"/>try{<text:line-break/> <text:s text:c="11"/>ini = getEstadoInicial();<text:line-break/> <text:s text:c="11"/>return true;<text:line-break/> <text:s text:c="7"/>}catch (Exception ex){<text:line-break/> <text:s text:c="11"/>return false;<text:line-break/> <text:s text:c="7"/>}<text:line-break/> <text:s text:c="3"/>}<text:line-break/> <text:s text:c="3"/><text:line-break/> <text:s text:c="3"/>public boolean contieneFinal() {<text:line-break/><text:soft-page-break/> <text:s text:c="7"/>ListaEstados fin;<text:line-break/> <text:s text:c="7"/>try {<text:line-break/> <text:s text:c="11"/>fin = getEstadosFinales();<text:line-break/> <text:s text:c="7"/>} catch (AutomataException ex) {<text:line-break/> <text:s text:c="11"/>return false;<text:line-break/> <text:s text:c="7"/>}<text:line-break/> <text:s text:c="7"/><text:line-break/> <text:s text:c="7"/>if(fin.cantidad() &gt; 0){<text:line-break/> <text:s text:c="11"/>return true;<text:line-break/> <text:s text:c="7"/>}else{<text:line-break/> <text:s text:c="11"/>return false;<text:line-break/> <text:s text:c="7"/>}<text:line-break/> <text:s text:c="3"/>}<text:line-break/> <text:s text:c="3"/><text:line-break/> <text:s text:c="3"/><text:line-break/> <text:s text:c="3"/>/**<text:line-break/> <text:s text:c="4"/>* Método para ordenar los estados de la lista<text:line-break/> <text:s text:c="4"/>*/<text:line-break/> <text:s text:c="3"/>public void ordenar() { <text:s text:c="6"/><text:line-break/> <text:s text:c="7"/><text:line-break/> <text:s text:c="7"/>Estado a[] = new Estado[1]; <text:line-break/> <text:s text:c="7"/><text:line-break/> <text:s text:c="7"/>a = this.toArray(a);<text:line-break/> <text:s text:c="7"/>Comparator&lt;Estado&gt; c = null;<text:line-break/> <text:s text:c="15"/><text:line-break/> <text:s text:c="7"/>Arrays.sort(a, c);<text:line-break/> <text:s text:c="7"/><text:line-break/> <text:s text:c="7"/>this.removeAll(this);<text:line-break/> <text:s text:c="7"/><text:line-break/> <text:s text:c="7"/>for(int i = 0; i &lt; a.length; i++) {<text:line-break/> <text:s text:c="11"/>this.add(a[i]); <text:line-break/> <text:s text:c="7"/>}<text:line-break/> <text:s text:c="3"/>}<text:line-break/> <text:s text:c="3"/><text:line-break/> <text:s text:c="3"/>/**<text:line-break/> <text:s text:c="4"/>* Método heredado reescrito para comparar dos listas de estados. <text:line-break/> <text:s text:c="4"/>* <text:line-break/> <text:s text:c="4"/>* Dos listas de estados son iguales si tienen la misma cantidad de elementos <text:line-break/> <text:s text:c="4"/>* y si los mismos son iguales en ambas listas. <text:line-break/> <text:s text:c="4"/>* <text:line-break/> <text:s text:c="4"/>* @param o ListaEstados con el que se comparará la lista actual.<text:line-break/> <text:s text:c="4"/>* @return &lt;ul&gt; &lt;li&gt;&lt;b&gt;0 (Cero)&lt;/b&gt; si son <text:s/>iguales <text:s text:c="22"/>&lt;/li&gt;<text:line-break/> <text:s text:c="4"/>* <text:s text:c="13"/>&lt;li&gt;&lt;b&gt;1 (Uno)&lt;/b&gt; si Estado es mayor que &lt;b&gt;e&lt;/b&gt; <text:s text:c="7"/>&lt;/li&gt;<text:line-break/> <text:s text:c="4"/>* <text:s text:c="13"/>&lt;li&gt;&lt;b&gt;-1 (Menos Uno)&lt;/b&gt; si Estado es menor que &lt;b&gt;e&lt;/b&gt; &lt;/li&gt;<text:line-break/> <text:s text:c="4"/>* <text:s text:c="8"/>&lt;/ul&gt;.<text:line-break/> <text:s text:c="4"/>*/<text:line-break/> <text:s text:c="3"/>public int compareTo(Object o) {<text:line-break/> <text:s text:c="7"/><text:line-break/> <text:s text:c="7"/>int result = -1; <text:line-break/> <text:s text:c="7"/><text:line-break/> <text:s text:c="7"/>ListaEstados otro = (ListaEstados) o;<text:line-break/> <text:s text:c="7"/><text:line-break/> <text:s text:c="7"/>//Se ordenan ambas Listas<text:line-break/> <text:s text:c="7"/>otro.ordenar();<text:line-break/> <text:s text:c="7"/>this.ordenar();<text:line-break/> <text:s text:c="7"/><text:line-break/> <text:s text:c="7"/>// comparación de cantidad de estados<text:line-break/> <text:s text:c="7"/>if (this.cantidad() == otro.cantidad()) {<text:line-break/> <text:s text:c="11"/><text:line-break/> <text:s text:c="11"/>// comparación uno a uno<text:line-break/> <text:s text:c="11"/>for (int i = 0; i &lt; this.cantidad(); i++) {<text:line-break/> <text:s text:c="15"/><text:line-break/> <text:s text:c="15"/>Estado a = this.getEstado(i);<text:line-break/> <text:s text:c="15"/>try{<text:line-break/> <text:s text:c="19"/>otro.getEstadoById(a.getId()); <text:s text:c="3"/><text:line-break/> <text:s text:c="15"/>}catch(Exception ex){<text:line-break/> <text:s text:c="19"/>return -1;<text:line-break/> <text:s text:c="15"/>}<text:line-break/> <text:s text:c="11"/>}<text:line-break/> <text:s text:c="11"/><text:line-break/> <text:s text:c="11"/>result = 0; //Si llego hasta aqui es xq los elementos son iguales<text:line-break/> <text:s text:c="7"/>}<text:line-break/> <text:s text:c="7"/><text:line-break/> <text:s text:c="7"/>return result;<text:line-break/> <text:s text:c="3"/>}<text:line-break/> <text:s text:c="3"/><text:line-break/> <text:s text:c="3"/>/**<text:line-break/> <text:s text:c="4"/>* Imprime en una larga cadena toda la lista de estados. <text:line-break/> <text:s text:c="4"/>* @return Un String que contiene la representación en String de<text:line-break/> <text:s text:c="4"/>* <text:s text:c="8"/>la lista de estados. <text:line-break/><text:soft-page-break/> <text:s text:c="4"/>*/<text:line-break/> <text:s text:c="3"/>public String imprimir() {<text:line-break/> <text:s text:c="7"/><text:line-break/> <text:s text:c="7"/>String result = " ";<text:line-break/> <text:s text:c="7"/><text:line-break/> <text:s text:c="7"/>result = result + this.getId() + " = { ";<text:line-break/> <text:s text:c="7"/><text:line-break/> <text:s text:c="7"/>for (int i = 0; i &lt; this.cantidad(); i++) {<text:line-break/> <text:s text:c="11"/><text:line-break/> <text:s text:c="11"/>result = result + ( this.get(i) ).getId();<text:line-break/> <text:s text:c="11"/><text:line-break/> <text:s text:c="11"/>if (!(i == (this.cantidad()-1))) {<text:line-break/> <text:s text:c="15"/>result = result + ", ";<text:line-break/> <text:s text:c="11"/>}<text:line-break/> <text:s text:c="7"/>}<text:line-break/> <text:s text:c="7"/><text:line-break/> <text:s text:c="7"/>result = result + " } ";<text:line-break/> <text:s text:c="7"/><text:line-break/> <text:s text:c="7"/>return result;<text:line-break/> <text:s text:c="3"/>}<text:line-break/><text:line-break/> <text:s text:c="3"/>/**<text:line-break/> <text:s text:c="4"/>* Holds value of property marcado.<text:line-break/> <text:s text:c="4"/>*/<text:line-break/> <text:s text:c="3"/>private boolean marcado;<text:line-break/><text:line-break/> <text:s text:c="3"/>/**<text:line-break/> <text:s text:c="4"/>* Getter for property marcado.<text:line-break/> <text:s text:c="4"/>* @return Value of property marcado.<text:line-break/> <text:s text:c="4"/>*/<text:line-break/> <text:s text:c="3"/>public boolean isMarcado() {<text:line-break/> <text:s text:c="7"/>return this.marcado;<text:line-break/> <text:s text:c="3"/>}<text:line-break/><text:line-break/> <text:s text:c="3"/>/**<text:line-break/> <text:s text:c="4"/>* Setter for property marcado.<text:line-break/> <text:s text:c="4"/>* @param marcado New value of property marcado.<text:line-break/> <text:s text:c="4"/>*/<text:line-break/> <text:s text:c="3"/>public void setMarcado(boolean marcado) {<text:line-break/> <text:s text:c="7"/>this.marcado = marcado;<text:line-break/> <text:s text:c="3"/>}<text:line-break/><text:line-break/><text:line-break/>}<text:line-break/>/*<text:line-break/> * To change this template, choose Tools | Templates<text:line-break/> * and open the template in the editor.<text:line-break/> */<text:line-break/><text:line-break/>package afgenjava;<text:line-break/><text:line-break/>import exceptions.AutomataException;<text:line-break/>import traductor.Analizador;<text:line-break/><text:line-break/>/**<text:line-break/> *<text:line-break/> * @author cparra<text:line-break/> */<text:line-break/>public class Main {<text:line-break/><text:line-break/> <text:s text:c="3"/>/**<text:line-break/> <text:s text:c="4"/>* @param args the command line arguments<text:line-break/> <text:s text:c="4"/>*/<text:line-break/> <text:s text:c="3"/>public static void main(String args[]) throws AutomataException{<text:line-break/> <text:s text:c="7"/>String regex = "(a|b)*";<text:line-break/> <text:s text:c="7"/>String alpha = "ab";<text:line-break/> <text:s text:c="7"/><text:line-break/> <text:s text:c="7"/>System.out.println("Testing: Analizador.java (testAfGen)");<text:line-break/> <text:s text:c="7"/>System.out.println("--&gt; Generaci�n de un AFN simple con:\n--&gt; <text:s text:c="2"/>regex (sin espacios)="+regex+"\n--&gt; <text:s text:c="2"/>alfabeto="+alpha); <text:line-break/> <text:s text:c="7"/><text:line-break/> <text:s text:c="7"/>Analizador t = new Analizador(regex, alpha);<text:line-break/> <text:s text:c="7"/>Automata A = t.traducir();<text:line-break/> <text:s text:c="7"/>A.setAlpha(t.getAlfabeto());<text:line-break/> <text:s text:c="7"/>A.setRegex(t.getRegex());<text:line-break/> <text:s text:c="7"/><text:line-break/> <text:s text:c="7"/>String salida_simple = A.imprimir();<text:line-break/> <text:s text:c="7"/>System.out.println(salida_simple);<text:line-break/> <text:s text:c="7"/><text:line-break/> <text:s text:c="7"/>//Alg de Subconjuntos <text:line-break/><text:soft-page-break/> <text:s text:c="7"/>AlgSubconjuntos algSub = new AlgSubconjuntos(A);<text:line-break/> <text:s text:c="7"/>Automata AFD = algSub.ejecutar().convertAutomata();<text:line-break/> <text:s text:c="7"/>System.out.println("\nAFD\n____\n");<text:line-break/> <text:s text:c="7"/>System.out.println(AFD.imprimir());<text:line-break/> <text:s text:c="7"/><text:line-break/> <text:s text:c="7"/>//Eliminar estados inalacanzables<text:line-break/> <text:s text:c="7"/>AFD = AlgSubconjuntos.eliminar_estados_inalcanzables(AFD);<text:line-break/> <text:s text:c="7"/>System.out.println("\nAFD sin estados inalcanzables\n___________\n");<text:line-break/> <text:s text:c="7"/>System.out.println(AFD.imprimir()); <text:s text:c="7"/><text:line-break/> <text:s text:c="7"/><text:line-break/> <text:s text:c="7"/>//Alg de Minimizacion<text:line-break/> <text:s text:c="7"/>AlgMinimizacion algMin = new AlgMinimizacion(AFD);<text:line-break/> <text:s text:c="7"/>Automata AFDM = algMin.minimizar();<text:line-break/> <text:s text:c="7"/>System.out.println("\nAFDM\n_____\n");<text:line-break/> <text:s text:c="7"/>System.out.println(AFDM.imprimir());<text:line-break/><text:line-break/> <text:s text:c="7"/>//Eliminar estados muertos<text:line-break/> <text:s text:c="7"/>AFDM.eliminar_estados_muertos();<text:line-break/> <text:s text:c="7"/>System.out.println("\nAFDM sin estados muertos\n________________\n");<text:line-break/> <text:s text:c="7"/>System.out.println(AFDM.imprimir());<text:line-break/> <text:s text:c="7"/><text:line-break/> <text:s text:c="3"/>}<text:line-break/> <text:s text:c="3"/><text:line-break/> <text:s text:c="3"/>public static Automata unAutomata() throws AutomataException{<text:line-break/> <text:s text:c="7"/>String regex = "a*b?(ab|ba)*b?a*";<text:line-break/> <text:s text:c="7"/>String alpha = "ab";<text:line-break/> <text:s text:c="7"/><text:line-break/> <text:s text:c="7"/>Analizador t = new Analizador(regex, alpha);<text:line-break/> <text:s text:c="7"/>Automata A = t.traducir();<text:line-break/> <text:s text:c="7"/>A.setAlpha(t.getAlfabeto());<text:line-break/> <text:s text:c="7"/>A.setRegex(t.getRegex());<text:line-break/> <text:s text:c="7"/>/**<text:line-break/> <text:s text:c="7"/>//Alg de Subconjuntos <text:line-break/> <text:s text:c="7"/>AlgSubconjuntos algSub = new AlgSubconjuntos(A);<text:line-break/> <text:s text:c="4"/></text:p>
      <text:p text:style-name="P7"><text:s text:c="3"/>Automata AFD = algSub.ejecutar().convertAutomata();<text:line-break/> <text:s text:c="7"/><text:line-break/> <text:s text:c="7"/>//Eliminar estados inalacanzables<text:line-break/> <text:s text:c="7"/>AFD = AlgSubconjuntos.eliminar_estados_inalcanzables(AFD);<text:line-break/> <text:s text:c="7"/><text:line-break/> <text:s text:c="7"/>//Alg de Minimizacion<text:line-break/> <text:s text:c="7"/>AlgMinimizacion algMin = new AlgMinimizacion(AFD);<text:line-break/> <text:s text:c="7"/>Automata AFDM = algMin.minimizar();<text:line-break/><text:line-break/> <text:s text:c="7"/>//Eliminar estados muertos<text:line-break/> <text:s text:c="7"/>AFDM.eliminar_estados_muertos();**/<text:line-break/> <text:s text:c="7"/>return A;<text:line-break/> <text:s text:c="3"/>}<text:line-break/><text:line-break/>}<text:line-break/>/*<text:line-break/> * To change this template, choose Tools | Templates<text:line-break/> * and open the template in the editor.<text:line-break/> */<text:line-break/><text:line-break/>package afgenjava;<text:line-break/><text:line-break/>import java.util.ArrayList;<text:line-break/>import java.util.Stack;<text:line-break/>import traductor.*;<text:line-break/><text:line-break/>/**<text:line-break/> *<text:line-break/> * @author Cristhian Parra ({@link cdparra@gmail.com})<text:line-break/> * @author Fernando Mancia ({@link fernandomancia@gmail.com})<text:line-break/> */<text:line-break/>public class Simulacion {<text:line-break/><text:line-break/> <text:s text:c="4"/>// variables utilizadas en la simulación y validación de cadenas de entrada<text:line-break/> <text:s text:c="3"/>private String validationString;<text:line-break/> <text:s text:c="3"/><text:line-break/> <text:s text:c="3"/>private ArrayList&lt;ListaEstados&gt; estadosPathAFN;<text:line-break/> <text:s text:c="3"/><text:line-break/> <text:s text:c="3"/>private ListaEstados estadosPath; <text:s text:c="4"/><text:line-break/> <text:s text:c="3"/><text:line-break/> <text:s text:c="3"/>private int currentIndex = -1;<text:line-break/><text:line-break/> <text:s text:c="3"/>private Automata automata;<text:line-break/> <text:s text:c="3"/><text:line-break/> <text:s text:c="3"/><text:line-break/><text:soft-page-break/> <text:s text:c="3"/>// variables auxiliares<text:line-break/> <text:s text:c="3"/><text:line-break/> <text:s text:c="3"/>Stack&lt;Estado&gt; estadosAnt; <text:s text:c="10"/>// conjunto actual de estados<text:line-break/><text:line-break/> <text:s text:c="3"/>Stack&lt;Estado&gt; estadosNew; <text:s text:c="10"/>// conjunto siguiente de estados<text:line-break/><text:line-break/> <text:s text:c="3"/>boolean[] yaEstaEn; <text:s text:c="16"/>// cuales estados ya están en EstadosNew<text:line-break/><text:line-break/> <text:s text:c="3"/>ArrayList&lt;Enlace&gt; enlacesVacios; <text:s text:c="8"/>// lista utilizada para almacenar mover[s,vacio]<text:line-break/> <text:s text:c="3"/><text:line-break/> <text:s text:c="3"/>String currentCar; <text:line-break/> <text:s text:c="3"/><text:line-break/><text:line-break/> <text:s text:c="3"/>public Simulacion() {<text:line-break/> <text:s text:c="3"/>}<text:line-break/><text:line-break/> <text:s text:c="3"/>public Simulacion(String validationString, Automata automata) {<text:line-break/> <text:s text:c="7"/>this.validationString = validationString;<text:line-break/> <text:s text:c="7"/>this.automata = automata;<text:line-break/> <text:s text:c="7"/><text:line-break/> <text:s text:c="7"/>this.estadosPathAFN = new ArrayList&lt;ListaEstados&gt;();<text:line-break/> <text:s text:c="7"/>this.estadosPath = new ListaEstados();<text:line-break/> <text:s text:c="7"/>this.yaEstaEn <text:s text:c="3"/>= new boolean[automata.getEstados().size()];<text:line-break/> <text:s text:c="7"/>this.estadosAnt <text:s/>= new Stack&lt;Estado&gt;();<text:line-break/> <text:s text:c="7"/>this.estadosNew <text:s/>= new Stack&lt;Estado&gt;();<text:line-break/><text:line-break/> <text:s text:c="7"/>/* Deprecated<text:line-break/> <text:s text:c="7"/>for (boolean b : this.yaEstaEn) {<text:line-break/> <text:s text:c="11"/>b = false; <text:line-break/> <text:s text:c="7"/>}*/<text:line-break/> <text:s text:c="3"/>}<text:line-break/><text:line-break/> <text:s text:c="3"/>public Estado getEstadoFinal() {<text:line-break/> <text:s text:c="7"/>Estado result = null; <text:line-break/> <text:s text:c="7"/><text:line-break/> <text:s text:c="7"/>if (this.automata.getTipo() == TipoAutomata.AFN) {<text:line-break/> <text:s text:c="11"/>// @TODO<text:line-break/> <text:s text:c="7"/>} else {<text:line-break/> <text:s text:c="11"/>if (estadosPath != null) {<text:line-break/> <text:s text:c="15"/>int cantidad = estadosPath.size(); <text:s text:c="6"/><text:line-break/> <text:s text:c="15"/>if (cantidad &gt; 0) {<text:line-break/> <text:s text:c="19"/>result = estadosPath.get(cantidad-1); <text:s text:c="23"/><text:line-break/> <text:s text:c="15"/>}<text:line-break/> <text:s text:c="11"/>}<text:line-break/> <text:s text:c="7"/>}<text:line-break/> <text:s text:c="7"/><text:line-break/> <text:s text:c="7"/>return result;<text:line-break/> <text:s text:c="3"/>}<text:line-break/><text:line-break/> <text:s text:c="3"/>public Estado getEstadoPreFinal() {<text:line-break/> <text:s text:c="7"/>Estado result = null; <text:line-break/> <text:s text:c="7"/><text:line-break/> <text:s text:c="7"/>if (this.automata.getTipo() == TipoAutomata.AFN) {<text:line-break/> <text:s text:c="11"/>// @TODO<text:line-break/> <text:s text:c="7"/>} else {<text:line-break/> <text:s text:c="11"/>if (estadosPath != null) {<text:line-break/> <text:s text:c="15"/>int cantidad = estadosPath.size(); <text:s text:c="15"/><text:line-break/> <text:s text:c="15"/>if (cantidad &gt; 1) {<text:line-break/> <text:s text:c="19"/>result = estadosPath.get(cantidad-2); <text:s text:c="23"/><text:line-break/> <text:s text:c="15"/>} <text:line-break/> <text:s text:c="11"/>}<text:line-break/> <text:s text:c="7"/>}<text:line-break/> <text:s text:c="7"/><text:line-break/> <text:s text:c="7"/>return result;<text:line-break/> <text:s text:c="3"/>}<text:line-break/> <text:s text:c="3"/><text:line-break/> <text:s text:c="3"/><text:line-break/> <text:s text:c="3"/>/**<text:line-break/> <text:s text:c="4"/>* Proceso que recorre el automata para verificar si la cadena de prueba <text:line-break/> <text:s text:c="4"/>* perteneces al lenguaje descrito por la expresión regular. <text:line-break/> <text:s text:c="4"/>* @param test cadena de prueba cuya pertenencia queremos verificar<text:line-break/> <text:s text:c="4"/>* @return boolean True si la cadena pertenece, false en caso contrario. <text:line-break/> <text:s text:c="4"/>*/<text:line-break/> <text:s text:c="3"/>public boolean validar() {<text:line-break/> <text:s text:c="7"/>boolean exito = true;<text:line-break/> <text:s text:c="7"/><text:line-break/> <text:s text:c="7"/>if (this.automata.getTipo() == TipoAutomata.AFN) {<text:line-break/> <text:s text:c="11"/>exito = this.validar_AFN();<text:line-break/> <text:s text:c="7"/>} else {<text:line-break/> <text:s text:c="11"/>exito = this.validar_AFD();<text:line-break/><text:soft-page-break/> <text:s text:c="7"/>}<text:line-break/> <text:s text:c="11"/><text:line-break/> <text:s text:c="7"/>return exito; <text:line-break/> <text:s text:c="3"/>}<text:line-break/><text:line-break/> <text:s text:c="3"/>private void agregarEstado(Estado s) {<text:line-break/> <text:s text:c="7"/>this.estadosNew.push(s);<text:line-break/> <text:s text:c="7"/>this.yaEstaEn[s.getId()] = true;<text:line-break/> <text:s text:c="7"/><text:line-break/> <text:s text:c="7"/>this.enlacesVacios = s.getEnlacesVacios(); // equivale a mover[s,(vacio)]<text:line-break/> <text:s text:c="7"/><text:line-break/> <text:s text:c="7"/>for (Enlace e : this.enlacesVacios) {<text:line-break/> <text:s text:c="11"/>Estado t = e.getDestino();<text:line-break/> <text:s text:c="11"/>if (!this.yaEstaEn(t)) {<text:line-break/> <text:s text:c="15"/>this.agregarEstado(t);<text:line-break/> <text:s text:c="11"/>}<text:line-break/> <text:s text:c="7"/>}<text:line-break/> <text:s text:c="3"/>}<text:line-break/><text:line-break/> <text:s text:c="3"/>private boolean contieneFinal(ListaEstados S) {<text:line-break/> <text:s text:c="7"/>boolean exito = false; <text:line-break/> <text:s text:c="7"/>for (Estado e : S ) {<text:line-break/> <text:s text:c="11"/>exito = e.isEstadofinal();<text:line-break/> <text:s text:c="11"/>if (exito) {<text:line-break/> <text:s text:c="15"/>break;<text:line-break/> <text:s text:c="11"/>}<text:line-break/> <text:s text:c="7"/>} <text:s text:c="7"/><text:line-break/> <text:s text:c="7"/>return exito;<text:line-break/> <text:s text:c="3"/>}<text:line-break/> <text:s text:c="3"/><text:line-break/> <text:s text:c="3"/>private Estado validar_AFN_Backtracking(Estado current_state) {<text:line-break/> <text:s text:c="7"/><text:line-break/> <text:s text:c="7"/>String current = this.currentCar();<text:line-break/> <text:s text:c="7"/>Estado result = current_state; <text:line-break/> <text:s text:c="7"/><text:line-break/> <text:s text:c="7"/>Enlace path = current_state.getEnlaceSimboloFromHash(current);<text:line-break/> <text:s text:c="7"/><text:line-break/> <text:s text:c="7"/>// Si no hay ningún enlace al símbolo, buscamos algún vacío. <text:line-break/> <text:s text:c="7"/>// Solo se aplica a los AFNs<text:line-break/> <text:s text:c="7"/>if (path == null &amp;&amp; this.automata.getTipo() == TipoAutomata.AFN) {<text:line-break/> <text:s text:c="11"/>ArrayList&lt;Enlace&gt; emptys = current_state.getEnlacesVacios();<text:line-break/> <text:s text:c="11"/><text:line-break/> <text:s text:c="11"/>for (Enlace enlace : emptys) { <text:s text:c="15"/><text:line-break/> <text:s text:c="15"/>Estado siguiente = enlace.getDestino(); <text:s text:c="6"/><text:line-break/> <text:s text:c="15"/><text:line-break/> <text:s text:c="15"/>// se inserta el estado a seguir en el camino de validacion<text:line-break/> <text:s text:c="15"/>int indexEstado = this.estadosPath.cantidad();<text:line-break/> <text:s text:c="15"/>this.estadosPath.add(siguiente);<text:line-break/> <text:s text:c="15"/>result = this.validar_AFN_Backtracking(siguiente);<text:line-break/> <text:s text:c="15"/><text:line-break/> <text:s text:c="15"/>if (result != null) {<text:line-break/> <text:s text:c="19"/>break;<text:line-break/> <text:s text:c="15"/>}<text:line-break/> <text:s text:c="15"/>this.estadosPath.remove(indexEstado);<text:line-break/> <text:s text:c="11"/>}<text:line-break/> <text:s text:c="7"/>} else { <text:s/>// se encontró un enlace seguir por el símbolo y avanzamos<text:line-break/> <text:s text:c="11"/><text:line-break/> <text:s text:c="11"/>Estado siguiente = path.getDestino(); <text:s text:c="7"/><text:line-break/> <text:s text:c="11"/><text:line-break/> <text:s text:c="11"/>this.estadosPath.add(siguiente); <text:s text:c="11"/><text:line-break/> <text:s text:c="11"/>this.sigCar();<text:line-break/> <text:s text:c="11"/><text:line-break/> <text:s text:c="11"/>result = this.validar_AFN_Backtracking(siguiente);<text:line-break/> <text:s text:c="7"/>}<text:line-break/> <text:s text:c="7"/><text:line-break/> <text:s text:c="7"/>return result; <text:s text:c="8"/><text:line-break/> <text:s text:c="3"/>}<text:line-break/><text:line-break/> <text:s text:c="3"/><text:line-break/> <text:s text:c="3"/>private boolean validar_AFN() {<text:line-break/> <text:s text:c="7"/>boolean exito = true; <text:line-break/> <text:s text:c="7"/><text:line-break/> <text:s text:c="7"/>AlgSubconjuntos subc = new AlgSubconjuntos(this.automata);<text:line-break/> <text:s text:c="7"/>ListaEstados S = new ListaEstados();<text:line-break/> <text:s text:c="7"/>S = subc.e_cerradura(this.automata.getInicial(), S);<text:line-break/> <text:s text:c="7"/>String c = this.sigCar();<text:line-break/> <text:s text:c="7"/><text:line-break/> <text:s text:c="7"/>this.estadosPathAFN.add(S);<text:line-break/> <text:s text:c="7"/><text:line-break/> <text:s text:c="7"/>while (c.compareToIgnoreCase("")!=0) {<text:line-break/><text:soft-page-break/> <text:s text:c="11"/>S = subc.mover(S, new Token(c));<text:line-break/> <text:s text:c="11"/>S = subc.e_cerradura(S); <text:s text:c="2"/><text:line-break/> <text:s text:c="11"/><text:line-break/> <text:s text:c="11"/>if (S == null || S.size() == 0) {<text:line-break/> <text:s text:c="15"/>exito = false;<text:line-break/> <text:s text:c="15"/>break;<text:line-break/> <text:s text:c="11"/>}<text:line-break/> <text:s text:c="19"/><text:line-break/> <text:s text:c="11"/>this.estadosPathAFN.add(S);<text:line-break/> <text:s text:c="11"/><text:line-break/> <text:s text:c="11"/>c = this.sigCar(); <text:line-break/> <text:s text:c="7"/>}<text:line-break/> <text:s text:c="7"/><text:line-break/> <text:s text:c="7"/>if (exito) {<text:line-break/> <text:s text:c="11"/>exito = this.contieneFinal(S);<text:line-break/> <text:s text:c="7"/>}<text:line-break/> <text:s text:c="7"/><text:line-break/> <text:s text:c="7"/>return exito; <text:line-break/> <text:s text:c="3"/>}<text:line-break/> <text:s text:c="3"/><text:line-break/> <text:s text:c="3"/>private boolean validar_AFD() { <text:s text:c="7"/><text:line-break/> <text:s text:c="7"/>Estado s = this.automata.getInicial();<text:line-break/> <text:s text:c="7"/>String c = this.sigCar(); <text:s/><text:line-break/> <text:s text:c="7"/>boolean exito = true; <text:line-break/> <text:s text:c="7"/><text:line-break/> <text:s text:c="7"/>// empezamos a cargar el camino de la simulación<text:line-break/> <text:s text:c="7"/>this.estadosPath.insertar(s);<text:line-break/> <text:s text:c="7"/><text:line-break/> <text:s text:c="7"/>while (c.compareToIgnoreCase("")!=0) {<text:line-break/> <text:s text:c="11"/>s = this.mover(s, c);<text:line-break/> <text:s text:c="11"/>if (s == null) {<text:line-break/> <text:s text:c="15"/>exito = false; <text:line-break/> <text:s text:c="15"/>break;<text:line-break/> <text:s text:c="11"/>}<text:line-break/> <text:s text:c="11"/><text:line-break/> <text:s text:c="11"/>this.estadosPath.insertar(s);<text:line-break/> <text:s text:c="11"/>c = this.sigCar(); <text:line-break/> <text:s text:c="7"/>}<text:line-break/> <text:s text:c="7"/><text:line-break/> <text:s text:c="7"/>if (s != null &amp;&amp; !s.isEstadofinal()) {<text:line-break/> <text:s text:c="10"/>exito = false;<text:line-break/> <text:s text:c="7"/>} <text:s text:c="15"/><text:line-break/> <text:s text:c="7"/><text:line-break/> <text:s text:c="7"/>return exito;<text:line-break/> <text:s text:c="3"/>}<text:line-break/> <text:s text:c="3"/><text:line-break/> <text:s text:c="3"/>private Estado mover(Estado s, String c) {<text:line-break/> <text:s text:c="7"/>Estado next = s.getDestinoFromHash(c);<text:line-break/> <text:s text:c="7"/>return next;<text:line-break/> <text:s text:c="3"/>}<text:line-break/> <text:s text:c="3"/><text:line-break/> <text:s text:c="3"/>private String sigCar() {<text:line-break/> <text:s text:c="7"/>String siguiente = "";<text:line-break/> <text:s text:c="7"/>this.currentIndex++; <text:line-break/> <text:s text:c="7"/>if (this.currentIndex &lt; this.validationString.length()) {<text:line-break/> <text:s text:c="11"/>siguiente = this.validationString.charAt(this.currentIndex)+""; <text:s text:c="11"/><text:line-break/> <text:s text:c="7"/>} else {<text:line-break/> <text:s text:c="11"/>this.currentIndex = 0; <text:line-break/> <text:s text:c="7"/>}<text:line-break/> <text:s text:c="7"/>return siguiente; <text:line-break/> <text:s text:c="3"/>}<text:line-break/> <text:s text:c="3"/><text:line-break/> <text:s text:c="3"/>private String currentCar() {<text:line-break/> <text:s text:c="7"/>String siguiente = this.validationString.charAt(this.currentIndex)+"";<text:line-break/> <text:s text:c="7"/>return siguiente; <text:line-break/> <text:s text:c="3"/>}<text:line-break/> <text:s text:c="3"/><text:line-break/> <text:s text:c="3"/><text:line-break/> <text:s text:c="3"/>public String getValidationString() {<text:line-break/> <text:s text:c="7"/>return validationString;<text:line-break/> <text:s text:c="3"/>}<text:line-break/><text:line-break/> <text:s text:c="3"/>public void setValidationString(String validationString) {<text:line-break/> <text:s text:c="7"/>this.validationString = validationString;<text:line-break/> <text:s text:c="7"/>this.currentIndex = 0; <text:line-break/> <text:s text:c="7"/>this.estadosPath = new ListaEstados();<text:line-break/> <text:s text:c="3"/>}<text:line-break/><text:line-break/> <text:s text:c="3"/>public ArrayList&lt;ListaEstados&gt; getEstadosPathAFN() {<text:line-break/> <text:s text:c="7"/>return estadosPathAFN;<text:line-break/><text:soft-page-break/> <text:s text:c="3"/>}<text:line-break/><text:line-break/> <text:s text:c="3"/>public ListaEstados getEstadosPath() {<text:line-break/> <text:s text:c="7"/>return estadosPath;<text:line-break/> <text:s text:c="3"/>}<text:line-break/><text:line-break/> <text:s text:c="3"/>public int getCurrentIndex() {<text:line-break/> <text:s text:c="7"/>return currentIndex;<text:line-break/> <text:s text:c="3"/>}<text:line-break/><text:line-break/> <text:s text:c="3"/>public<text:line-break/><text:line-break/> <text:s text:c="3"/>Automata getAutomata() {<text:line-break/> <text:s text:c="7"/>return automata;<text:line-break/> <text:s text:c="3"/>}<text:line-break/><text:line-break/> <text:s text:c="3"/>public void setAutomata(Automata automata) {<text:line-break/> <text:s text:c="7"/>this.automata = automata;<text:line-break/> <text:s text:c="3"/>}<text:line-break/><text:line-break/> <text:s text:c="3"/>private boolean yaEstaEn(Estado t) {<text:line-break/> <text:s text:c="7"/>return this.yaEstaEn[t.getId()];<text:line-break/> <text:s text:c="3"/>}<text:line-break/> <text:s text:c="3"/><text:line-break/> <text:s text:c="3"/>public String getSimulationPath() {<text:line-break/> <text:s text:c="7"/>return this.estadosPath.toString();<text:line-break/> <text:s text:c="3"/>}<text:line-break/> <text:s text:c="3"/><text:line-break/>}<text:line-break/>/*<text:line-break/> * To change this template, choose Tools | Templates<text:line-break/> * and open the template in the editor.<text:line-break/> */<text:line-break/><text:line-break/>package afgenjava;<text:line-break/><text:line-break/>/**<text:line-break/> *<text:line-break/> * @author Cristhian Parra ({@link cdparra@gmail.com})<text:line-break/> */<text:line-break/>public enum TipoAutomata {<text:line-break/> <text:s text:c="3"/>AFN, <text:line-break/> <text:s text:c="3"/>AFD, <text:line-break/> <text:s text:c="3"/>AFDMin<text:line-break/>}<text:line-break/></text:p>
      <text:p text:style-name="P4"/>
      <text:h text:style-name="P11" text:outline-level="1">Paquete exceptions</text:h>
      <text:p text:style-name="P6">/*</text:p>
      <text:p text:style-name="P6"><text:s/>* AutomataException.java</text:p>
      <text:p text:style-name="P6"><text:s/>*</text:p>
      <text:p text:style-name="P6"><text:s/>* Created on 8 de noviembre de 2008, 05:51 PM</text:p>
      <text:p text:style-name="P6"><text:s/>*</text:p>
      <text:p text:style-name="P6"><text:s/>* To change this template, choose Tools | Template Manager</text:p>
      <text:p text:style-name="P6"><text:s/>* and open the template in the editor.</text:p>
      <text:p text:style-name="P6"><text:s/>*/</text:p>
      <text:p text:style-name="P6"/>
      <text:p text:style-name="P6">package exceptions;</text:p>
      <text:p text:style-name="P6"/>
      <text:p text:style-name="P6">/**</text:p>
      <text:p text:style-name="P6"><text:s/>*</text:p>
      <text:p text:style-name="P6"><text:s/>* @author Administrador</text:p>
      <text:p text:style-name="P6"><text:s/>*/</text:p>
      <text:p text:style-name="P6">public class AutomataException extends java.lang.Exception {</text:p>
      <text:p text:style-name="P6"><text:s text:c="4"/></text:p>
      <text:p text:style-name="P6"><text:s text:c="4"/>/**</text:p>
      <text:p text:style-name="P6"><text:s text:c="5"/>* Creates a new instance of &lt;code&gt;AutomataException&lt;/code&gt; without detail message.</text:p>
      <text:p text:style-name="P6"><text:s text:c="5"/>*/</text:p>
      <text:p text:style-name="P6"><text:s text:c="4"/>public AutomataException() {</text:p>
      <text:p text:style-name="P6"><text:s text:c="4"/>}</text:p>
      <text:p text:style-name="P6"><text:s text:c="4"/></text:p>
      <text:p text:style-name="P6"><text:s text:c="4"/></text:p>
      <text:p text:style-name="P6"><text:s text:c="4"/>/**</text:p>
      <text:p text:style-name="P6"><text:s text:c="5"/>* Constructs an instance of &lt;code&gt;AutomataException&lt;/code&gt; with the specified detail message.</text:p>
      <text:p text:style-name="P6"><text:s text:c="5"/>* @param msg the detail message.</text:p>
      <text:p text:style-name="P6"><text:s text:c="5"/>*/</text:p>
      <text:p text:style-name="P6"><text:s text:c="4"/>public AutomataException(String msg) {</text:p>
      <text:p text:style-name="P6"><text:s text:c="8"/>super(msg);</text:p>
      <text:p text:style-name="P6"><text:s text:c="4"/>}</text:p>
      <text:p text:style-name="P6">}</text:p>
      <text:p text:style-name="P6">/*<text:line-break/> * To change this template, choose Tools | Templates<text:line-break/> * and open the template in the editor.<text:line-break/> */<text:line-break/><text:line-break/>package exceptions;<text:line-break/><text:line-break/>/**<text:line-break/> *<text:line-break/> * @author Cristhian Parra ({@link cdparra@gmail.com})<text:line-break/> */<text:line-break/>public class LexicalError extends Exception {<text:line-break/><text:line-break/> <text:s text:c="3"/>/**<text:line-break/> <text:s text:c="4"/>* Creates a new instance of &lt;code&gt;LexicalError&lt;/code&gt; without detail message.<text:line-break/> <text:s text:c="4"/>*/<text:line-break/> <text:s text:c="3"/>public LexicalError() {<text:line-break/> <text:s text:c="3"/>}<text:line-break/><text:line-break/><text:line-break/> <text:s text:c="3"/>/**<text:line-break/> <text:s text:c="4"/>* Constructs an instance of &lt;code&gt;LexicalError&lt;/code&gt; with the specified detail message.<text:line-break/> <text:s text:c="4"/>* @param msg the detail message.<text:line-break/> <text:s text:c="4"/>*/<text:line-break/> <text:s text:c="3"/>public LexicalError(String msg) {<text:line-break/> <text:s text:c="7"/>super(msg);<text:line-break/> <text:s text:c="3"/>}<text:line-break/>}<text:line-break/>/*<text:line-break/> * To change this template, choose Tools | Templates<text:line-break/> * and open the template in the editor.<text:line-break/> */<text:line-break/><text:line-break/>package exceptions;<text:line-break/><text:line-break/>/**<text:line-break/> *<text:line-break/> * @author Cristhian Parra ({@link cdparra@gmail.com})<text:line-break/> */<text:line-break/>public class SyntaxError extends Exception {<text:line-break/><text:line-break/> <text:s text:c="3"/>/**<text:line-break/> <text:s text:c="4"/>* Creates a new instance of &lt;code&gt;SyntaxError&lt;/code&gt; without detail message.<text:line-break/> <text:s text:c="4"/>*/<text:line-break/><text:soft-page-break/> <text:s text:c="3"/>public SyntaxError() {<text:line-break/> <text:s text:c="3"/>}<text:line-break/><text:line-break/><text:line-break/> <text:s text:c="3"/>/**<text:line-break/> <text:s text:c="4"/>* Constructs an instance of &lt;code&gt;SyntaxError&lt;/code&gt; with the specified detail message.<text:line-break/> <text:s text:c="4"/>* @param msg the detail message.<text:line-break/> <text:s text:c="4"/>*/<text:line-break/> <text:s text:c="3"/>public SyntaxError(String msg) {<text:line-break/> <text:s text:c="7"/>super(msg);<text:line-break/> <text:s text:c="3"/>} <text:s text:c="2"/><text:line-break/> <text:s text:c="3"/><text:line-break/> <text:s text:c="3"/><text:line-break/> <text:s text:c="3"/>/**<text:line-break/> <text:s text:c="4"/>* Construye una instancia de &lt;code&gt;SyntaxError&lt;/code&gt; con el mensage <text:line-break/> <text:s text:c="4"/>* detallada, anticipado por la información de la pos en la expresión <text:line-break/> <text:s text:c="4"/>* regular donde se produce el error<text:line-break/> <text:s text:c="4"/>* <text:line-break/> <text:s text:c="4"/>* <text:line-break/> <text:s text:c="4"/>* @param msg el mensaje detallado<text:line-break/> <text:s text:c="4"/>* @param pos la posicion en la cadena de entrada donde se produjo la excepción<text:line-break/> <text:s text:c="4"/>*/<text:line-break/> <text:s text:c="3"/>public SyntaxError(String msg,int pos) {<text:line-break/> <text:s text:c="7"/>super("Error de sintaxis en el símbolo ["+pos+"]: " +msg);<text:line-break/> <text:s text:c="3"/>}<text:line-break/>}</text:p>
      <text:p text:style-name="P3"/>
      <text:h text:style-name="P10" text:outline-level="1" text:is-list-header="true"/>
      <text:h text:style-name="P11" text:outline-level="1">Paquete app</text:h>
      <text:p text:style-name="P6">/*<text:line-break/> * About.java<text:line-break/> *<text:line-break/> * Created on 18 de noviembre de 2008, 10:03 PM<text:line-break/> */<text:line-break/><text:line-break/>package app;<text:line-break/><text:line-break/>/**<text:line-break/> *<text:line-break/> * @author <text:s/>Cristhian Parra ({@link cdparra@gmail.com})<text:line-break/> */<text:line-break/>public class About extends javax.swing.JFrame {<text:line-break/><text:line-break/> <text:s text:c="3"/>/** Creates new form About */<text:line-break/> <text:s text:c="3"/>public About() {<text:line-break/> <text:s text:c="7"/>initComponents();<text:line-break/> <text:s text:c="3"/>}<text:line-break/><text:line-break/> <text:s text:c="3"/>/** This method is called from within the constructor to<text:line-break/> <text:s text:c="4"/>* initialize the form.<text:line-break/> <text:s text:c="4"/>* WARNING: Do NOT modify this code. The content of this method is<text:line-break/> <text:s text:c="4"/>* always regenerated by the Form Editor.<text:line-break/> <text:s text:c="4"/>*/<text:line-break/> <text:s text:c="3"/>@SuppressWarnings("unchecked")<text:line-break/> <text:s text:c="3"/>// &lt;editor-fold defaultstate="collapsed" desc="Generated Code"&gt;//GEN-BEGIN:initComponents<text:line-break/> <text:s text:c="3"/>private void initComponents() {<text:line-break/><text:line-break/> <text:s text:c="7"/>jPanel1 = new javax.swing.JPanel();<text:line-break/> <text:s text:c="7"/>jLabel1 = new javax.swing.JLabel();<text:line-break/> <text:s text:c="7"/>jPanel2 = new javax.swing.JPanel();<text:line-break/> <text:s text:c="7"/>jLabel2 = new javax.swing.JLabel();<text:line-break/> <text:s text:c="7"/>jScrollPane2 = new javax.swing.JScrollPane();<text:line-break/> <text:s text:c="7"/>jTextPane2 = new javax.swing.JTextPane();<text:line-break/> <text:s text:c="7"/>okBtn = new javax.swing.JButton();<text:line-break/><text:line-break/> <text:s text:c="7"/>setDefaultCloseOperation(javax.swing.WindowConstants.EXIT_ON_CLOSE);<text:line-break/><text:line-break/> <text:s text:c="7"/>jPanel1.setBorder(javax.swing.BorderFactory.createEtchedBorder());<text:line-break/><text:line-break/> <text:s text:c="7"/>jLabel1.setFont(new java.awt.Font("Alien Encounters", 1, 36));<text:line-break/> <text:s text:c="7"/>jLabel1.setForeground(new java.awt.Color(0, 0, 102));<text:line-break/> <text:s text:c="7"/>jLabel1.setHorizontalAlignment(javax.swing.SwingConstants.CENTER);<text:line-break/> <text:s text:c="7"/>jLabel1.setIcon(new javax.swing.ImageIcon(getClass().getResource("/img/logo_afgen.png"))); // NOI18N<text:line-break/><text:line-break/> <text:s text:c="7"/>javax.swing.GroupLayout jPanel1Layout = new javax.swing.GroupLayout(jPanel1);<text:line-break/> <text:s text:c="7"/>jPanel1.setLayout(jPanel1Layout);<text:line-break/> <text:s text:c="7"/>jPanel1Layout.setHorizontalGroup(<text:line-break/> <text:s text:c="11"/>jPanel1Layout.createParallelGroup(javax.swing.GroupLayout.Alignment.LEADING)<text:line-break/> <text:s text:c="11"/>.addGroup(jPanel1Layout.createSequentialGroup()<text:line-break/> <text:s text:c="15"/>.addGap(21, 21, 21)<text:line-break/> <text:s text:c="15"/>.addComponent(jLabel1)<text:line-break/> <text:s text:c="15"/>.addContainerGap(23, Short.MAX_VALUE))<text:line-break/> <text:s text:c="7"/>);<text:line-break/> <text:s text:c="7"/>jPanel1Layout.setVerticalGroup(<text:line-break/> <text:s text:c="11"/>jPanel1Layout.createParallelGroup(javax.swing.GroupLayout.Alignment.LEADING)<text:line-break/> <text:s text:c="11"/>.addGroup(javax.swing.GroupLayout.Alignment.TRAILING, jPanel1Layout.createSequentialGroup()<text:line-break/> <text:s text:c="15"/>.addContainerGap()<text:line-break/> <text:s text:c="15"/>.addComponent(jLabel1, javax.swing.GroupLayout.DEFAULT_SIZE, javax.swing.GroupLayout.DEFAULT_SIZE, Short.MAX_VALUE)<text:line-break/> <text:s text:c="15"/>.addContainerGap())<text:line-break/> <text:s text:c="7"/>);<text:line-break/><text:line-break/> <text:s text:c="7"/>jLabel2.setIcon(new javax.swing.ImageIcon(getClass().getResource("/img/knockfamily.jpg"))); // NOI18N<text:line-break/><text:line-break/> <text:s text:c="7"/>jTextPane2.setContentType("text/html");<text:line-break/> <text:s text:c="7"/>jTextPane2.setEditable(false);<text:line-break/> <text:s text:c="7"/>jTextPane2.setText("&lt;html&gt;\n <text:s/>&lt;head&gt;\n\n <text:s/>&lt;/head&gt;\n <text:s/>&lt;body&gt;\n <text:s text:c="3"/>&lt;p style=\"margin-top: 0\"&gt;\n&lt;strong&gt;AfGen&lt;/strong&gt; - Finite Automaton Generator for Regular Expressions is developed by:\n&lt;ul&gt;\n&lt;LI&gt;Cristhian D. Parra T. &lt;/LI&gt;\n&lt;LI&gt;Fernando M. Mancia Z.&lt;/LI&gt;\n&lt;/ul&gt;\n&lt;strong&gt;Version: &lt;/strong&gt;1.0&lt;br&gt;\n <text:s text:c="3"/>&lt;/p&gt;\n <text:s/>&lt;/body&gt;\n&lt;/html&gt;\n");<text:line-break/> <text:s text:c="7"/>jScrollPane2.setViewportView(jTextPane2);<text:line-break/><text:line-break/><text:soft-page-break/> <text:s text:c="7"/>okBtn.setText("Close");<text:line-break/> <text:s text:c="7"/>okBtn.addActionListener(new java.awt.event.ActionListener() {<text:line-break/> <text:s text:c="11"/>public void actionPerformed(java.awt.event.ActionEvent evt) {<text:line-break/> <text:s text:c="15"/>okBtnActionPerformed(evt);<text:line-break/> <text:s text:c="11"/>}<text:line-break/> <text:s text:c="7"/>});<text:line-break/><text:line-break/> <text:s text:c="7"/>javax.swing.GroupLayout jPanel2Layout = new javax.swing.GroupLayout(jPanel2);<text:line-break/> <text:s text:c="7"/>jPanel2.setLayout(jPanel2Layout);<text:line-break/> <text:s text:c="7"/>jPanel2Layout.setHorizontalGroup(<text:line-break/> <text:s text:c="11"/>jPanel2Layout.createParallelGroup(javax.swing.GroupLayout.Alignment.LEADING)<text:line-break/> <text:s text:c="11"/>.addGroup(jPanel2Layout.createSequentialGroup()<text:line-break/> <text:s text:c="15"/>.addGroup(jPanel2Layout.createParallelGroup(javax.swing.GroupLayout.Alignment.LEADING)<text:line-break/> <text:s text:c="19"/>.addGroup(jPanel2Layout.createSequentialGroup()<text:line-break/> <text:s text:c="23"/>.addContainerGap()<text:line-break/> <text:s text:c="23"/>.addGroup(jPanel2Layout.createParallelGroup(javax.swing.GroupLayout.Alignment.TRAILING, false)<text:line-break/> <text:s text:c="27"/>.addComponent(jScrollPane2, javax.swing.GroupLayout.Alignment.LEADING, 0, 0, Short.MAX_VALUE)<text:line-break/> <text:s text:c="27"/>.addComponent(jLabel2, javax.swing.GroupLayout.Alignment.LEADING, javax.swing.GroupLayout.DEFAULT_SIZE, javax.swing.GroupLayout.DEFAULT_SIZE, Short.MAX_VALUE)))<text:line-break/> <text:s text:c="19"/>.addGroup(jPanel2Layout.createSequentialGroup()<text:line-break/> <text:s text:c="23"/>.addGap(197, 197, 197)<text:line-break/> <text:s text:c="23"/>.addComponent(okBtn)))<text:line-break/> <text:s text:c="15"/>.addContainerGap(15, Short.MAX_VALUE))<text:line-break/> <text:s text:c="7"/>);<text:line-break/> <text:s text:c="7"/>jPanel2Layout.setVerticalGroup(<text:line-break/> <text:s text:c="11"/>jPanel2Layout.createParallelGroup(javax.swing.GroupLayout.Alignment.LEADING)<text:line-break/> <text:s text:c="11"/>.addGroup(jPanel2Layout.createSequentialGroup()<text:line-break/> <text:s text:c="15"/>.addContainerGap()<text:line-break/> <text:s text:c="15"/>.addComponent(jLabel2)<text:line-break/> <text:s text:c="15"/>.addGap(27, 27, 27)<text:line-break/> <text:s text:c="15"/>.addComponent(jScrollPane2, javax.swing.GroupLayout.PREFERRED_SIZE, javax.swing.GroupLayout.DEFAULT_SIZE, javax.swing.GroupLayout.PREFERRED_SIZE)<text:line-break/> <text:s text:c="15"/>.addPreferredGap(javax.swing.LayoutStyle.ComponentPlacement.RELATED, 12, Short.MAX_VALUE)<text:line-break/> <text:s text:c="15"/>.addComponent(okBtn)<text:line-break/> <text:s text:c="15"/>.addContainerGap())<text:line-break/> <text:s text:c="7"/>);<text:line-break/><text:line-break/> <text:s text:c="7"/>javax.swing.GroupLayout layout = new javax.swing.GroupLayout(getContentPane());<text:line-break/> <text:s text:c="7"/>getContentPane().setLayout(layout);<text:line-break/> <text:s text:c="7"/>layout.setHorizontalGroup(<text:line-break/> <text:s text:c="11"/>layout.createParallelGroup(javax.swing.GroupLayout.Alignment.LEADING)<text:line-break/> <text:s text:c="11"/>.addGroup(layout.createSequentialGroup()<text:line-break/> <text:s text:c="15"/>.addContainerGap()<text:line-break/> <text:s text:c="15"/>.addGroup(layout.createParallelGroup(javax.swing.GroupLayout.Alignment.TRAILING, false)<text:line-break/> <text:s text:c="19"/>.addComponent(jPanel2, javax.swing.GroupLayout.Alignment.LEADING, javax.swing.GroupLayout.DEFAULT_SIZE, javax.swing.GroupLayout.DEFAULT_SIZE, Short.MAX_VALUE)<text:line-break/> <text:s text:c="19"/>.addComponent(jPanel1, javax.swing.GroupLayout.Alignment.LEADING, javax.swing.GroupLayout.DEFAULT_SIZE, javax.swing.GroupLayout.DEFAULT_SIZE, Short.MAX_VALUE))<text:line-break/> <text:s text:c="15"/>.addContainerGap(javax.swing.GroupLayout.DEFAULT_SIZE, Short.MAX_VALUE))<text:line-break/> <text:s text:c="7"/>);<text:line-break/> <text:s text:c="7"/>layout.setVerticalGroup(<text:line-break/> <text:s text:c="11"/>layout.createParallelGroup(javax.swing.GroupLayout.Alignment.LEADING)<text:line-break/> <text:s text:c="11"/>.addGroup(layout.createSequentialGroup()<text:line-break/> <text:s text:c="15"/>.addContainerGap()<text:line-break/> <text:s text:c="15"/>.addComponent(jPanel1, javax.swing.GroupLayout.PREFERRED_SIZE, javax.swing.GroupLayout.DEFAULT_SIZE, javax.swing.GroupLayout.PREFERRED_SIZE)<text:line-break/> <text:s text:c="15"/>.addPreferredGap(javax.swing.LayoutStyle.ComponentPlacement.RELATED)<text:line-break/> <text:s text:c="15"/>.addComponent(jPanel2, javax.swing.GroupLayout.PREFERRED_SIZE, javax.swing.GroupLayout.DEFAULT_SIZE, javax.swing.GroupLayout.PREFERRED_SIZE)<text:line-break/> <text:s text:c="15"/>.addContainerGap(javax.swing.GroupLayout.DEFAULT_SIZE, Short.MAX_VALUE))<text:line-break/> <text:s text:c="7"/>);<text:line-break/><text:line-break/> <text:s text:c="7"/>pack();<text:line-break/> <text:s text:c="3"/>}// &lt;/editor-fold&gt;//GEN-END:initComponents<text:line-break/><text:line-break/>private void okBtnActionPerformed(java.awt.event.ActionEvent evt) {//GEN-FIRST:event_okBtnActionPerformed<text:line-break/>this.setVisible(false);<text:line-break/>}//GEN-LAST:event_okBtnActionPerformed<text:line-break/><text:line-break/> <text:s text:c="3"/>/**<text:line-break/> <text:s text:c="3"/>* @param args the command line arguments<text:line-break/> <text:s text:c="3"/>*<text:line-break/> <text:s text:c="3"/>public static void main(String args[]) {<text:line-break/> <text:s text:c="7"/>java.awt.EventQueue.invokeLater(new Runnable() {<text:line-break/><text:soft-page-break/> <text:s text:c="11"/>public void run() {<text:line-break/> <text:s text:c="15"/>new About().setVisible(true);<text:line-break/> <text:s text:c="11"/>}<text:line-break/> <text:s text:c="7"/>});<text:line-break/> <text:s text:c="3"/>}*/<text:line-break/><text:line-break/> <text:s text:c="3"/>// Variables declaration - do not modify//GEN-BEGIN:variables<text:line-break/> <text:s text:c="3"/>private javax.swing.JLabel jLabel1;<text:line-break/> <text:s text:c="3"/>private javax.swing.JLabel jLabel2;<text:line-break/> <text:s text:c="3"/>private javax.swing.JPanel jPanel1;<text:line-break/> <text:s text:c="3"/>private javax.swing.JPanel jPanel2;<text:line-break/> <text:s text:c="3"/>private javax.swing.JScrollPane jScrollPane2;<text:line-break/> <text:s text:c="3"/>private javax.swing.JTextPane jTextPane2;<text:line-break/> <text:s text:c="3"/>private javax.swing.JButton okBtn;<text:line-break/> <text:s text:c="3"/>// End of variables declaration//GEN-END:variables<text:line-break/><text:line-break/>}<text:line-break/>/*<text:line-break/> * AutomataGrafico.java<text:line-break/> *<text:line-break/> * Created on 15 de noviembre de 2008, 02:47 PM<text:line-break/> */<text:line-break/><text:line-break/>package app;<text:line-break/><text:line-break/>import afgenjava.*;<text:line-break/>import graphviz.GraphViz;<text:line-break/>import java.awt.BorderLayout;<text:line-break/>import java.awt.Color;<text:line-break/>import java.awt.Component;<text:line-break/>import java.awt.Font;<text:line-break/>import java.awt.geom.Ellipse2D;<text:line-break/>import java.awt.geom.Rectangle2D;<text:line-break/>import java.awt.geom.RoundRectangle2D;<text:line-break/>import java.io.File;<text:line-break/>import java.util.ArrayList;<text:line-break/>import java.util.Iterator;<text:line-break/>import java.util.Random;<text:line-break/>import java.util.Stack;<text:line-break/>import javax.swing.BorderFactory;<text:line-break/>import javax.swing.Icon;<text:line-break/>import javax.swing.ImageIcon;<text:line-break/>import javax.swing.JLabel;<text:line-break/>import javax.swing.JScrollPane;<text:line-break/>import javax.swing.JTextField;<text:line-break/><text:line-break/> <text:s text:c="3"/><text:line-break/>import org.jgraph.JGraph;<text:line-break/>import org.jgraph.graph.DefaultEdge;<text:line-break/>import org.jgraph.graph.DefaultGraphCell;<text:line-break/>import org.jgraph.graph.DefaultGraphModel;<text:line-break/>import org.jgraph.graph.GraphConstants;<text:line-break/>import org.jgraph.graph.GraphModel;<text:line-break/><text:line-break/><text:line-break/>/**<text:line-break/> *<text:line-break/> * @author <text:s/>Cristhian Parra ({@link cdparra@gmail.com})<text:line-break/> */<text:line-break/>public class AutomataGrafico extends javax.swing.JFrame {<text:line-break/><text:line-break/> <text:s text:c="3"/><text:line-break/> <text:s text:c="3"/>private Automata automata;<text:line-break/> <text:s text:c="3"/>private AutomataGraph jgraph;<text:line-break/> <text:s text:c="3"/>DefaultGraphCell[] cells;<text:line-break/> <text:s text:c="3"/>private String library = "graphviz";<text:line-break/> <text:s text:c="3"/>private JLabel imageLabel;<text:line-break/> <text:s text:c="3"/>private String imgDir = "/tmp";<text:line-break/> <text:s text:c="3"/>private Simulacion simulacion;<text:line-break/> <text:s text:c="3"/>private boolean simulacionResult;<text:line-break/> <text:s text:c="3"/>private String imgUrl;<text:line-break/> <text:s text:c="3"/>private String graphvizbin="/usr/bin/dot";<text:line-break/> <text:s text:c="3"/>private boolean enSimulacion = false;<text:line-break/> <text:s text:c="3"/>private ListaEstados camino;<text:line-break/> <text:s text:c="3"/>private Estado EstadoActual;<text:line-break/> <text:s text:c="3"/>private int IndexActual;<text:line-break/> <text:s text:c="3"/>private boolean simulacionTerminada = false;<text:line-break/> <text:s text:c="3"/>private String simulationMessage = "";<text:line-break/> <text:s text:c="3"/>private String validationString="";<text:line-break/> <text:s text:c="3"/>private String CaracterActual="";<text:line-break/><text:soft-page-break/> <text:s text:c="3"/>private Estado EstadoSiguiente;<text:line-break/> <text:s text:c="3"/>private ArrayList&lt;File&gt; fileList;<text:line-break/> <text:s text:c="3"/>private File imagenOriginal;<text:line-break/> <text:s text:c="3"/>private boolean CargarOriginal=true;<text:line-break/> <text:s text:c="3"/>private boolean HayArchivos = false;<text:line-break/> <text:s text:c="3"/>private boolean primeraVez = true;<text:line-break/> <text:s text:c="3"/><text:line-break/> <text:s text:c="3"/>/** Creates new form AutomataGrafico */<text:line-break/> <text:s text:c="3"/>public AutomataGrafico(String library, Automata a, Configuracion conf) { <text:s text:c="7"/><text:line-break/> <text:s text:c="7"/>/*<text:line-break/> <text:s text:c="8"/>* Definir si usamos mxGraph o JGraph<text:line-break/> <text:s text:c="8"/>*/<text:line-break/> <text:s text:c="7"/>this.automata = a;<text:line-break/> <text:s text:c="7"/>this.imageLabel = new javax.swing.JLabel();<text:line-break/> <text:s text:c="7"/>this.imageLabel.setFont(new java.awt.Font("Dialog", 1, 18)); // NOI18N<text:line-break/> <text:s text:c="7"/>this.imageLabel.setForeground(new java.awt.Color(100,</text:p>
      <text:p text:style-name="P6"><text:s/>100, 255));<text:line-break/> <text:s text:c="7"/>this.imageLabel.setText("&lt;Aquí va la Imagen&gt;");<text:line-break/> <text:s text:c="7"/>this.library = library;<text:line-break/> <text:s text:c="7"/><text:line-break/> <text:s text:c="7"/>this.imgDir = conf.getImgdir();<text:line-break/> <text:s text:c="7"/>this.graphvizbin = conf.getDotPath()+File.separator + "dot";<text:line-break/> <text:s text:c="7"/>// Construct Model and Graph<text:line-break/> <text:s text:c="7"/>DefaultGraphModel model = new DefaultGraphModel();<text:line-break/> <text:s text:c="7"/>this.jgraph = new AutomataGraph(a,model);<text:line-break/> <text:s text:c="7"/><text:line-break/> <text:s text:c="7"/>initComponents();<text:line-break/> <text:s text:c="7"/><text:line-break/> <text:s text:c="7"/>this.verificarSimulacion();<text:line-break/> <text:s text:c="7"/>this.cargarAutomata();<text:line-break/> <text:s text:c="3"/>}<text:line-break/><text:line-break/> <text:s text:c="3"/>void setSimulacionResult(boolean simResult) {<text:line-break/> <text:s text:c="7"/>this.simulacionResult = simResult;<text:line-break/> <text:s text:c="3"/>}<text:line-break/> <text:s text:c="3"/><text:line-break/> <text:s text:c="3"/>/**<text:line-break/> <text:s text:c="4"/>* Borra los archivos que están en la cache, incluyendo el original si así lo <text:line-break/> <text:s text:c="4"/>* indica el parámetro<text:line-break/> <text:s text:c="4"/>* <text:line-break/> <text:s text:c="4"/>* @param incluirOri<text:line-break/> <text:s text:c="4"/>*/<text:line-break/> <text:s text:c="3"/>private void borrarArchivos(boolean incluirOri) {<text:line-break/> <text:s text:c="7"/>if (this.fileList != null) {<text:line-break/> <text:s text:c="11"/>for (File f : this.fileList) {<text:line-break/> <text:s text:c="15"/>if (f.exists()) {<text:line-break/> <text:s text:c="19"/>f.delete();<text:line-break/> <text:s text:c="15"/>}<text:line-break/> <text:s text:c="11"/>}<text:line-break/> <text:s text:c="7"/>}<text:line-break/> <text:s text:c="7"/><text:line-break/> <text:s text:c="7"/>this.fileList = null;<text:line-break/> <text:s text:c="7"/><text:line-break/> <text:s text:c="7"/>if(incluirOri) {<text:line-break/> <text:s text:c="11"/>if (this.imagenOriginal != null &amp;&amp; this.imagenOriginal.exists()) {<text:line-break/> <text:s text:c="15"/>this.imagenOriginal.delete();<text:line-break/> <text:s text:c="11"/>}<text:line-break/> <text:s text:c="7"/>}<text:line-break/> <text:s text:c="7"/><text:line-break/> <text:s text:c="7"/>this.HayArchivos = false;<text:line-break/> <text:s text:c="3"/>}<text:line-break/> <text:s text:c="3"/><text:line-break/> <text:s text:c="3"/>private void cargarAutomata() {<text:line-break/> <text:s text:c="7"/>if (this.library.compareTo("jgraph") == 0) {<text:line-break/> <text:s text:c="11"/>// Do nothing<text:line-break/> <text:s text:c="7"/>} else {<text:line-break/> <text:s text:c="11"/>this.cargarAutomataGraphViz();<text:line-break/> <text:s text:c="7"/>}<text:line-break/> <text:s text:c="3"/>}<text:line-break/> <text:s text:c="9"/><text:line-break/> <text:s text:c="3"/>private void cargarAutomataGraphViz() { <text:s text:c="7"/><text:line-break/><text:line-break/> <text:s text:c="7"/>this.imgUrl = this.generateImageUrl();<text:line-break/> <text:s text:c="7"/>GraphViz gv = new GraphViz();<text:line-break/><text:line-break/> <text:s text:c="7"/>if (gv.testGraphViz()) {<text:line-break/> <text:s text:c="11"/>if (this.imgUrl.compareTo("&lt;NO&gt;") == 0) {<text:line-break/> <text:s text:c="15"/>this.imageLabel.setText("&lt;El Path al Directorio de imagen es incorrecto&gt;");<text:line-break/> <text:s text:c="15"/>this.imageLabel.setFont(new Font("Verdana", Font.BOLD, 14));<text:line-break/> <text:s text:c="15"/>this.imageLabel.setForeground(Color.orange);<text:line-break/><text:soft-page-break/> <text:s text:c="11"/>} else {<text:line-break/> <text:s text:c="15"/><text:line-break/> <text:s text:c="15"/>boolean dibujar = this.primeraVez; <text:s text:c="4"/>// variable que indica que debemos generar el dibujo<text:line-break/> <text:s text:c="15"/><text:line-break/> <text:s text:c="15"/>ImageIcon i = null;<text:line-break/> <text:s text:c="15"/><text:line-break/> <text:s text:c="15"/>if (dibujar) { // Usar las imágenes guardadas<text:line-break/> <text:s text:c="19"/>i = this.dibujarNuevo();<text:line-break/> <text:s text:c="19"/>this.imagenOriginal = new File (this.imgUrl);<text:line-break/> <text:s text:c="19"/>this.primeraVez = false;<text:line-break/> <text:s text:c="15"/>} else {<text:line-break/> <text:s text:c="19"/>if (this.fileList != null &amp;&amp; ((this.fileList.size() - 1) &lt; this.IndexActual)) {<text:line-break/> <text:s text:c="23"/>dibujar = true;<text:line-break/> <text:s text:c="23"/>i = this.dibujarNuevo();<text:line-break/> <text:s text:c="23"/>File f = new File(this.imgUrl);<text:line-break/> <text:s text:c="23"/>this.fileList.add(f);<text:line-break/> <text:s text:c="23"/>this.HayArchivos = true;<text:line-break/> <text:s text:c="19"/>} else if (this.fileList != null) {<text:line-break/> <text:s text:c="23"/>dibujar = false; // no generar, utilizar uno ya creado. <text:s text:c="23"/><text:line-break/> <text:s text:c="23"/>File f = this.fileList.get(this.IndexActual);<text:line-break/> <text:s text:c="23"/>i = new ImageIcon(f.getAbsolutePath());<text:line-break/> <text:s text:c="19"/>}<text:line-break/> <text:s text:c="15"/>}<text:line-break/> <text:s text:c="15"/><text:line-break/> <text:s text:c="15"/>if (i != null) {<text:line-break/> <text:s text:c="19"/>i.setDescription("Automata Generado");<text:line-break/> <text:s text:c="19"/>this.imageLabel.setIcon(i);<text:line-break/> <text:s text:c="15"/>}<text:line-break/> <text:s text:c="11"/>}<text:line-break/> <text:s text:c="7"/>} else {<text:line-break/> <text:s text:c="11"/>this.imageLabel.setText("&lt;GraphViz no está instalado&gt;");<text:line-break/> <text:s text:c="11"/>this.imageLabel.setFont(new Font("Verdana", Font.BOLD, 14));<text:line-break/> <text:s text:c="11"/>this.imageLabel.setForeground(Color.red);<text:line-break/> <text:s text:c="7"/>}<text:line-break/> <text:s text:c="7"/>this.imageLabel.setHorizontalAlignment(JLabel.CENTER);<text:line-break/> <text:s text:c="7"/>this.imageLabel.setVisible(true);<text:line-break/> <text:s text:c="3"/>}<text:line-break/> <text:s text:c="11"/><text:line-break/> <text:s text:c="3"/>private Component ScrollPaneConstructor() {<text:line-break/> <text:s text:c="7"/>if (this.getLibrary().compareTo("jgraph") == 0) {<text:line-break/> <text:s text:c="11"/>return this.jgraph;<text:line-break/> <text:s text:c="7"/>} else if (this.getLibrary().compareTo("graphviz") == 0){<text:line-break/> <text:s text:c="11"/>return this.imageLabel;<text:line-break/> <text:s text:c="7"/>}<text:line-break/> <text:s text:c="7"/><text:line-break/> <text:s text:c="7"/>return this.imageLabel;<text:line-break/> <text:s text:c="3"/>}<text:line-break/><text:line-break/> <text:s text:c="3"/>private void cargarMensajeSimulacion(String msg, Color c) {<text:line-break/> <text:s text:c="7"/>if (this.simulacionTerminada) {<text:line-break/> <text:s text:c="11"/>this.simulationMessage = "La Cadena ";<text:line-break/> <text:s text:c="11"/>this.simulationMessage += this.simulacionResult ? "SI " : "NO ";<text:line-break/> <text:s text:c="11"/>this.simulationMessage += "pertenece al Lenguaje.##" + msg;<text:line-break/> <text:s text:c="7"/>} else {<text:line-break/> <text:s text:c="11"/>this.simulationMessage = msg;<text:line-break/> <text:s text:c="7"/>}<text:line-break/> <text:s text:c="7"/><text:line-break/> <text:s text:c="7"/>Color finalColor = c;<text:line-break/> <text:s text:c="7"/>if(this.simulacionTerminada) {<text:line-break/> <text:s text:c="11"/>finalColor = this.simulacionResult?Color.blue:Color.red;<text:line-break/> <text:s text:c="7"/>}<text:line-break/> <text:s text:c="7"/>Font font = new Font("VERDANA", Font.BOLD, 12);<text:line-break/> <text:s text:c="7"/><text:line-break/> <text:s text:c="7"/>this.jTextFieldOutput.setText(this.simulationMessage);<text:line-break/> <text:s text:c="7"/>this.jTextFieldOutput.setForeground(finalColor);<text:line-break/> <text:s text:c="7"/>this.jTextFieldOutput.setFont(font);<text:line-break/> <text:s text:c="3"/>}<text:line-break/><text:line-break/> <text:s text:c="3"/>private ImageIcon dibujarNuevo() {<text:line-break/> <text:s text:c="7"/>GraphViz gv = new GraphViz();<text:line-break/> <text:s text:c="7"/>gv.dibujar(this.getDotSyntax(), this.imgUrl);<text:line-break/> <text:s text:c="7"/>this.imageLabel.setText("");<text:line-break/> <text:s text:c="7"/>return (new ImageIcon(this.imgUrl));<text:line-break/> <text:s text:c="3"/>}<text:line-break/><text:line-break/> <text:s text:c="3"/>/**<text:line-break/> <text:s text:c="4"/>* Genera un URL para la imagen a utilizar en los gráficos. <text:line-break/> <text:s text:c="4"/>* Se utiliza un URL aleatorio debido a que existe un problema con la <text:line-break/><text:soft-page-break/> <text:s text:c="4"/>* cache de los ImageIcon que hace que no se actualize la imagen si el <text:line-break/> <text:s text:c="4"/>* nombre no cambio. <text:line-break/> <text:s text:c="4"/>* @return Strin nombre de la imagen a cargar en el panel de dibujo<text:line-break/> <text:s text:c="4"/>*/<text:line-break/> <text:s text:c="3"/>private String generateImageUrl() {<text:line-break/> <text:s text:c="7"/>Random r = new Random();<text:line-break/> <text:s text:c="7"/>r.nextInt(100000);<text:line-break/> <text:s text:c="7"/>String rand = ""+r.nextInt(100000);<text:line-break/> <text:s text:c="7"/><text:line-break/> <text:s text:c="7"/>String dir = this.getImgDir();<text:line-break/> <text:s text:c="7"/><text:line-break/> <text:s text:c="7"/>File fileDir = new File(dir);<text:line-break/> <text:s text:c="7"/>String dibujo = "&lt;NO&gt;";<text:line-break/> <text:s text:c="7"/><text:line-break/> <text:s text:c="7"/>System.out.println("ImageDir: "+fileDir);<text:line-break/> <text:s text:c="7"/>if (fileDir.isDirectory()) { <text:s text:c="11"/><text:line-break/> <text:s text:c="11"/>// Crear la Imagen<text:line-break/> <text:s text:c="11"/>dibujo = this.getImgDir()+File.separator+"automata_"+rand+".gif";<text:line-break/> <text:s text:c="7"/>} <text:s text:c="7"/><text:line-break/> <text:s text:c="7"/><text:line-break/> <text:s text:c="7"/>return dibujo;<text:line-break/> <text:s text:c="3"/>}<text:line-break/><text:line-break/> <text:s text:c="3"/>/**<text:line-break/> <text:s text:c="4"/>* Construye la cadena de atributos visuales para un estado en particular <text:line-break/> <text:s text:c="4"/>* @param e El estado que vamos a dibujar<text:line-break/> <text:s text:c="4"/>* @param marcado Si es true, significa que está marcado y tiene un color especial<text:line-break/> <text:s text:c="4"/>* @return<text:line-break/> <text:s text:c="4"/>*/<text:line-break/> <text:s text:c="3"/>private String getColorEstado(Estado e, boolean marcado) {<text:line-break/> <text:s text:c="7"/><text:line-break/> <text:s text:c="7"/>String style = "[";<text:line-break/> <text:s text:c="7"/>// Características gráficas de cada estado<text:line-break/> <text:s text:c="7"/>String shape = e.isEstadofinal()?"shape=doublecircle":"shape=circle";<text:line-break/> <text:s text:c="7"/><text:line-break/> <text:s text:c="7"/>style += shape;<text:line-break/> <text:s text:c="7"/><text:line-break/> <text:s text:c="7"/>/**<text:line-break/> <text:s text:c="8"/>* Estilos Especiales. <text:line-break/> <text:s text:c="8"/>* <text:line-break/> <text:s text:c="8"/>* Definen los estilos para estados finales e iniciales. Si el nodo está <text:line-break/> <text:s text:c="8"/>* marcado, define los atributos de un nodo marcado. <text:line-break/> <text:s text:c="8"/>*/<text:line-break/> <text:s text:c="7"/>String coloresp <text:s text:c="4"/>= marcado?"color=green4":"color=blue4";<text:line-break/> <text:s text:c="7"/>String fillcolor <text:s text:c="3"/>= marcado?"style=filled,fillcolor=green":"style=filled,fillcolor=blue";<text:line-break/> <text:s text:c="7"/>String fontcolor <text:s text:c="3"/>= marcado?"fontcolor=white":"fontcolor=white";<text:line-break/> <text:s text:c="7"/>String label <text:s text:c="7"/>= e.isEstadoinicial()?",label=inicio":""; <text:line-break/> <text:s text:c="7"/><text:line-break/> <text:s text:c="7"/>if(e.isEstadofinal() || e.isEstadoinicial() || marcado) {<text:line-break/> <text:s text:c="11"/>style += ","+fillcolor+","+coloresp+","+fontcolor+label;<text:line-break/> <text:s text:c="7"/>}<text:line-break/> <text:s text:c="7"/><text:line-break/> <text:s text:c="7"/>return style+"];";<text:line-break/> <text:s text:c="3"/>}<text:line-break/> <text:s text:c="3"/><text:line-break/> <text:s text:c="3"/>/**<text:line-break/> <text:s text:c="4"/>* Construye la cadena de atributos visuales para un enlace en particular<text:line-break/> <text:s text:c="4"/>* @param enalce El enlace que vamos a dibujar<text:line-break/> <text:s text:c="4"/>* @param lbl Label del enlace<text:line-break/> <text:s text:c="4"/>* @param marcado Si es true, significa que está marcado y tiene un color especial<text:line-break/> <text:s text:c="4"/>* @return<text:line-break/> <text:s text:c="4"/>*/<text:line-break/> <text:s text:c="3"/>private String getEnlaceStyle(Enlace enlace, String lbl, boolean marcado) {<text:line-break/> <text:s text:c="7"/><text:line-break/> <text:s text:c="7"/>String style = "[";<text:line-break/> <text:s text:c="7"/>// Características gráficas de cada estado<text:line-break/> <text:s text:c="7"/>String label = "label=\""+lbl+"\"";<text:line-break/> <text:s text:c="7"/><text:line-break/> <text:s text:c="7"/>style += label;<text:line-break/> <text:s text:c="7"/><text:line-break/> <text:s text:c="7"/>/**<text:line-break/> <text:s text:c="8"/>* Estilos Especiales. <text:line-break/> <text:s text:c="8"/>* <text:line-break/> <text:s text:c="8"/>* Definen los estilos para enlaces marcados en una simulacion<text:line-break/> <text:s text:c="8"/>*/<text:line-break/> <text:s text:c="7"/>String coloresp <text:s text:c="4"/>= marcado?",color=green4":"";<text:line-break/> <text:s text:c="7"/><text:line-break/> <text:s text:c="7"/>style += coloresp+"];";<text:line-break/> <text:s text:c="7"/><text:line-break/> <text:s text:c="7"/>return style;<text:line-break/><text:soft-page-break/> <text:s text:c="3"/>}<text:line-break/><text:line-break/> <text:s text:c="3"/>private void habilitarSimulacion() {<text:line-break/> <text:s text:c="7"/>jButtonNext.setEnabled(true); <text:s text:c="2"/><text:line-break/> <text:s text:c="7"/>jButtonPrev.setEnabled(true);<text:line-break/> <text:s text:c="7"/>jButtonSimular.setEnabled(true);<text:line-break/> <text:s text:c="7"/>jTextValidation.setEnabled(true);<text:line-break/> <text:s text:c="3"/>}<text:line-break/><text:line-break/> <text:s text:c="3"/>private void bloquearSimulacion() {<text:line-break/> <text:s text:c="7"/>jButtonNext.setEnabled(false); <text:s text:c="2"/><text:line-break/> <text:s text:c="7"/>jButtonPrev.setEnabled(false);<text:line-break/> <text:s text:c="7"/>jButtonSimular.setEnabled(false);<text:line-break/> <text:s text:c="7"/>jTextValidation.setEnabled(false);<text:line-break/> <text:s text:c="3"/>}<text:line-break/> <text:s text:c="5"/><text:line-break/> <text:s text:c="3"/>/**<text:line-break/> <text:s text:c="4"/>* Funciones dedicadas al control de la simulación<text:line-break/> <text:s text:c="4"/>*/<text:line-break/> <text:s text:c="3"/><text:line-break/> <text:s text:c="3"/>/**<text:line-break/> <text:s text:c="4"/>* Método que inicia la simulación de la validación. Se encarga de inicializar<text:line-break/> <text:s text:c="4"/>* el entorno de simulación. <text:line-break/> <text:s text:c="4"/>* <text:line-break/> <text:s text:c="4"/>*/<text:line-break/> <text:s text:c="3"/>private void iniciarSimulacion() {<text:line-break/> <text:s text:c="7"/><text:line-break/> <text:s text:c="7"/>this.jTextFieldOutput.setText("");<text:line-break/> <text:s text:c="7"/>this.enSimulacion = true; <text:s text:c="22"/>// bandera que indica que estamos en medio de una simulación<text:line-break/> <text:s text:c="7"/>this.simulacionTerminada = false; <text:s text:c="14"/>// bandera que indica que la simulación ha terminado <text:s text:c="7"/><text:line-break/><text:line-break/> <text:s text:c="7"/><text:line-break/> <text:s text:c="7"/>// Se inicia la simulación: <text:line-break/> <text:s text:c="7"/>// 1. Crear un objeto simulación y validar la cadena de entrada para construir<text:line-break/> <text:s text:c="7"/>// <text:s text:c="3"/>el camino de la simulación. <text:line-break/> <text:s text:c="7"/>this.setSimulacion(new Simulacion(this.jTextValidation.getText(), automata));<text:line-break/> <text:s text:c="7"/>this.simulacionResult = this.getSimulacion().validar();<text:line-break/> <text:s text:c="7"/>Color c = Color.blue; <text:s text:c="2"/>// color por defecto para estados y enlaces de simulación actuales<text:line-break/> <text:s text:c="7"/><text:line-break/><text:line-break/> <text:s text:c="7"/>if (this.HayArchivos) {<text:line-break/> <text:s text:c="11"/>this.borrarArchivos(false); // borrar archivos de simulaciones previas sin borrar original<text:line-break/> <text:s text:c="7"/>}<text:line-break/> <text:s text:c="7"/><text:line-break/> <text:s text:c="7"/>this.fileList = new ArrayList&lt;File&gt;(); <text:s/>// creamos una nueva lista de archivos<text:line-break/> <text:s text:c="7"/><text:line-break/> <text:s text:c="7"/>// Si se introdujo una cadena de prueba no vacía, simulamos, sino solo imprimimos<text:line-break/> <text:s text:c="7"/>// el mensaje de validación. <text:line-break/> <text:s text:c="7"/>if (this.jTextValidation.getText().compareTo("") != 0) {<text:line-break/><text:line-break/> <text:s text:c="11"/>this.jButtonNext.setEnabled(true); <text:s/>// habilitamos el botón siguiente<text:line-break/><text:line-break/> <text:s text:c="11"/>// Solo en para la simulación con Graphviz se habilita el retroceder del simulador<text:line-break/> <text:s text:c="11"/>if (this.library.compareTo("graphviz") == 0) {<text:line-break/> <text:s text:c="7"/></text:p>
      <text:p text:style-name="P6"><text:s text:c="8"/>this.jButtonPrev.setEnabled(true);<text:line-break/> <text:s text:c="11"/>}<text:line-break/> <text:s text:c="11"/><text:line-break/> <text:s text:c="8"/><text:line-break/> <text:s text:c="11"/>if (this.library.compareTo("jgraph") == 0) {<text:line-break/> <text:s text:c="15"/>jgraph.empezarSimulacion(simulacion.getEstadosPath());<text:line-break/> <text:s text:c="15"/>this.enSimulacion = true;<text:line-break/> <text:s text:c="15"/>cargarMensajeSimulacion("Estados = {", Color.blue);<text:line-break/> <text:s text:c="15"/>return;<text:line-break/> <text:s text:c="11"/>}<text:line-break/><text:line-break/> <text:s text:c="11"/>// Mensaje inicial de simulación<text:line-break/> <text:s text:c="11"/>String msg = "La simulación ha comenzado! Utilice 'Next' y 'Prev' para avanzar y retroceder...";<text:line-break/><text:line-break/> <text:s text:c="11"/>this.cargarMensajeSimulacion(msg, c);<text:line-break/><text:line-break/> <text:s text:c="11"/>// 2. Inicializamos variables de estado actual para la simulación<text:line-break/> <text:s text:c="11"/>this.camino = this.simulacion.getEstadosPath(); // camino completo de estados recorridos para simular validación <text:s text:c="7"/><text:line-break/><text:line-break/> <text:s text:c="11"/>this.EstadoActual = this.camino.getEstado(0); <text:s text:c="2"/>// estado actual de la simulación se <text:soft-page-break/>coloca al comienzo del camino<text:line-break/> <text:s text:c="11"/><text:line-break/> <text:s text:c="11"/>if (IndexActual &lt; (this.camino.size() - 1)) {<text:line-break/> <text:s text:c="15"/>this.EstadoSiguiente = this.camino.getEstado(1);// estado siguiente de la simulación se coloca al comienzo del camino + 1<text:line-break/> <text:s text:c="11"/>}<text:line-break/> <text:s text:c="11"/><text:line-break/> <text:s text:c="11"/>this.IndexActual = 0; <text:s text:c="26"/>// indice del estado actual de simulación en el camino<text:line-break/><text:line-break/> <text:s text:c="11"/>this.validationString = this.jTextValidation. <text:s text:c="2"/>// actualizamos la variable de la cadena e prueba<text:line-break/> <text:s text:c="19"/>getText();<text:line-break/> <text:s text:c="11"/>this.CaracterActual = this.validationString. <text:s text:c="3"/>// obtenemos el primer caracter de la prueba<text:line-break/> <text:s text:c="19"/>charAt(this.IndexActual) + "";<text:line-break/><text:line-break/> <text:s text:c="11"/>this.cargarAutomata(); <text:s text:c="25"/>// cargamos el nuevo dibujo generado, con los estados y enlaces pintados<text:line-break/><text:line-break/> <text:s text:c="7"/>} else {<text:line-break/> <text:s text:c="11"/>// Si el texto está vacío, damos por terminada la simulación y presentamos el resultado de la validación<text:line-break/> <text:s text:c="11"/>this.simulacionTerminada = true;<text:line-break/> <text:s text:c="11"/>c = this.simulacionResult ? Color.green : Color.red;<text:line-break/> <text:s text:c="11"/>this.cargarMensajeSimulacion("", c);<text:line-break/> <text:s text:c="7"/>}<text:line-break/> <text:s text:c="7"/><text:line-break/> <text:s text:c="7"/>this.jButtonSimular.setText("Reiniciar");<text:line-break/> <text:s text:c="7"/>this.jButtonSimular.setIcon(new javax.swing.ImageIcon(getClass().getResource("/img/16x16/view-refresh.png"))); // NOI18N<text:line-break/> <text:s text:c="3"/>}<text:line-break/> <text:s text:c="3"/><text:line-break/> <text:s text:c="3"/>/**<text:line-break/> <text:s text:c="4"/>* Mueve el entorno de simulación al siguiente estado<text:line-break/> <text:s text:c="4"/>*/<text:line-break/> <text:s text:c="3"/>private void nextStep() {<text:line-break/> <text:s text:c="7"/><text:line-break/> <text:s text:c="7"/>if (this.library.compareTo("jgraph")==0){<text:line-break/> <text:s text:c="11"/>this.jgraph.nextSimulacion();<text:line-break/> <text:s text:c="11"/>Estado actual = this.jgraph.getEstadoActual();<text:line-break/> <text:s text:c="11"/>if(actual != null){<text:line-break/> <text:s text:c="15"/>String msg = this.jTextFieldOutput.getText()+<text:line-break/> <text:s text:c="35"/>" - " + actual.getId();<text:line-break/> <text:s text:c="15"/>cargarMensajeSimulacion(msg, Color.blue);<text:line-break/> <text:s text:c="11"/>}else{<text:line-break/> <text:s text:c="15"/>if(this.enSimulacion){<text:line-break/> <text:s text:c="19"/>this.enSimulacion = false; <text:s text:c="3"/><text:line-break/> <text:s text:c="19"/>this.simulacionTerminada = true;<text:line-break/> <text:s text:c="19"/>String msg = this.jTextFieldOutput.getText() +"}";<text:line-break/> <text:s text:c="19"/>cargarMensajeSimulacion(msg, Color.blue);<text:line-break/> <text:s text:c="15"/>}<text:line-break/> <text:s text:c="11"/>}<text:line-break/> <text:s text:c="11"/>return;<text:line-break/> <text:s text:c="7"/>}<text:line-break/> <text:s text:c="7"/><text:line-break/> <text:s text:c="7"/>Color c = Color.blue; <text:line-break/> <text:s text:c="7"/>// Si se introdujo una cadena de prueba no vacía, simulamos, sino solo imprimimos<text:line-break/> <text:s text:c="7"/>// el mensaje de validación. <text:line-break/> <text:s text:c="7"/>if (this.enSimulacion) {<text:line-break/><text:line-break/> <text:s text:c="11"/>String msg = ""; // Mensaje de simulación<text:line-break/> <text:s text:c="11"/>int cantidadEstados = this.camino.size();<text:line-break/> <text:s text:c="11"/><text:line-break/> <text:s text:c="11"/>if (this.IndexActual &lt; (cantidadEstados - 1)) {<text:line-break/> <text:s text:c="15"/>this.IndexActual++; <text:s text:c="15"/><text:line-break/> <text:s text:c="15"/>this.EstadoActual = this.camino.getEstado(this.IndexActual); <text:s text:c="2"/>// estado actual de la simulación se coloca al comienzo del camino<text:line-break/> <text:s text:c="15"/><text:line-break/> <text:s text:c="15"/>if (this.IndexActual != (cantidadEstados-1)) {<text:line-break/> <text:s text:c="19"/>this.EstadoSiguiente = this.camino.getEstado(this.IndexActual + 1);<text:line-break/> <text:s text:c="19"/>this.CaracterActual = this.validationString. // obtenemos el primer caracter de la prueba<text:line-break/> <text:s text:c="27"/>charAt(this.IndexActual) + "";<text:line-break/> <text:s text:c="15"/>} else {<text:line-break/> <text:s text:c="19"/>this.EstadoSiguiente = null;<text:line-break/> <text:s text:c="19"/>this.CaracterActual = "";<text:line-break/> <text:s text:c="15"/>}<text:line-break/> <text:s text:c="11"/>} else {<text:line-break/> <text:s text:c="15"/>this.EstadoActual = this.camino.getEstado(this.IndexActual); <text:s text:c="2"/>// estado actual de <text:soft-page-break/>la simulación se coloca al comienzo del camino<text:line-break/> <text:s text:c="15"/>this.EstadoSiguiente = null; <text:line-break/> <text:s text:c="15"/>this.simulacionTerminada = true; <text:s text:c="14"/>// Llegamos al último estado <text:line-break/> <text:s text:c="15"/>this.CaracterActual = "";<text:line-break/> <text:s text:c="11"/>}<text:line-break/><text:line-break/> <text:s text:c="11"/>String actual = "Actual: -"+this.EstadoActual.getId() + "- | ";<text:line-break/> <text:s text:c="11"/>String simbolo = "Simbolo: -"+this.CaracterActual+"- ";<text:line-break/> <text:s text:c="11"/>String siguiente = (this.EstadoSiguiente == null)?"":"| Siguiente: -"+this.EstadoSiguiente.getId()+"-";<text:line-break/> <text:s text:c="11"/><text:line-break/> <text:s text:c="11"/>msg = actual + simbolo + siguiente;<text:line-break/> <text:s text:c="11"/>this.cargarMensajeSimulacion(msg, c);<text:line-break/> <text:s text:c="11"/><text:line-break/> <text:s text:c="11"/>this.cargarAutomata(); <text:s text:c="25"/>// cargamos el nuevo dibujo generado, con los estados y enlaces pintados<text:line-break/> <text:s text:c="11"/>if(this.simulacionTerminada) {<text:line-break/> <text:s text:c="15"/>jButtonNext.setEnabled(false);<text:line-break/> <text:s text:c="11"/>} else { <text:s text:c="15"/><text:line-break/> <text:s text:c="15"/>jButtonNext.setEnabled(true);<text:line-break/> <text:s text:c="11"/>}<text:line-break/><text:line-break/> <text:s text:c="7"/>} else {<text:line-break/> <text:s text:c="11"/>// Si el texto está vacío, damos por terminada la simulación y presentamos el resultado de la validación<text:line-break/> <text:s text:c="11"/>this.simulacionTerminada = true;<text:line-break/> <text:s text:c="11"/>c = this.simulacionResult ? Color.green : Color.red;<text:line-break/> <text:s text:c="11"/>this.cargarMensajeSimulacion("", c);<text:line-break/> <text:s text:c="7"/>}<text:line-break/> <text:s text:c="3"/>}<text:line-break/><text:line-break/> <text:s text:c="3"/>/**<text:line-break/> <text:s text:c="4"/>* Mueve el entorno de simulación al paso anterior<text:line-break/> <text:s text:c="4"/>*/<text:line-break/> <text:s text:c="3"/>private void prevStep() {<text:line-break/><text:line-break/> <text:s text:c="7"/><text:line-break/> <text:s text:c="7"/>Color c = Color.blue; <text:line-break/> <text:s text:c="7"/>// Si se introdujo una cadena de prueba no vacía, simulamos, sino solo imprimimos<text:line-break/> <text:s text:c="7"/>// el mensaje de validación. <text:line-break/> <text:s text:c="7"/>if (this.enSimulacion) {<text:line-break/><text:line-break/> <text:s text:c="11"/>String msg = ""; // Mensaje de simulación<text:line-break/> <text:s text:c="11"/>int cantidadEstados = this.camino.size();<text:line-break/> <text:s text:c="11"/>this.simulacionTerminada = false;<text:line-break/> <text:s text:c="11"/><text:line-break/> <text:s text:c="11"/>if (this.IndexActual &gt; 0) {<text:line-break/> <text:s text:c="15"/>this.IndexActual--; <text:s text:c="15"/><text:line-break/> <text:s text:c="15"/>this.EstadoActual = this.camino.getEstado(this.IndexActual); <text:s text:c="2"/>// estado actual de la simulación se coloca al comienzo del camino<text:line-break/><text:line-break/> <text:s text:c="11"/>} else {<text:line-break/> <text:s text:c="15"/>this.EstadoActual = this.camino.getEstado(this.IndexActual); <text:s text:c="2"/>// estado actual de la simulación se coloca al comienzo del camino<text:line-break/> <text:s text:c="15"/>this.EstadoSiguiente = this.camino.getEstado(this.IndexActual + 1);<text:line-break/> <text:s text:c="15"/>this.simulacionTerminada = true; <text:s text:c="14"/>// Llegamos al último estado <text:line-break/> <text:s text:c="11"/>}<text:line-break/> <text:s text:c="11"/><text:line-break/> <text:s text:c="11"/>if (this.IndexActual &lt; (cantidadEstados - 1)) {<text:line-break/> <text:s text:c="15"/>this.EstadoSiguiente = this.camino.getEstado(this.IndexActual + 1);<text:line-break/> <text:s text:c="11"/>}<text:line-break/><text:line-break/> <text:s text:c="11"/>this.CaracterActual = this.validationString. // obtenemos el primer caracter de la prueba<text:line-break/> <text:s text:c="19"/>charAt(this.IndexActual) + "";<text:line-break/><text:line-break/> <text:s text:c="11"/>String actual = "Actual: -"+this.EstadoActual.getId() + "- | ";<text:line-break/> <text:s text:c="11"/>String simbolo = "Simbolo: -"+this.CaracterActual+"- ";<text:line-break/> <text:s text:c="11"/>String siguiente = (this.EstadoSiguiente == null)?"":"| Siguiente: -"+this.EstadoSiguiente.getId()+"-";<text:line-break/> <text:s text:c="11"/><text:line-break/> <text:s text:c="11"/>msg = actual + simbolo + siguiente;<text:line-break/> <text:s text:c="11"/>this.cargarMensajeSimulacion(msg, c);<text:line-break/> <text:s text:c="11"/>this.cargarAutomata(); <text:s text:c="25"/>// cargamos el nuevo dibujo generado, con los estados y enlaces pintados<text:line-break/> <text:s text:c="11"/>if(this.IndexActual == 0) {<text:line-break/> <text:s text:c="15"/>jButtonPrev.setEnabled(false);<text:line-break/> <text:s text:c="11"/>} else { <text:s text:c="15"/><text:line-break/> <text:s text:c="15"/>jButtonPrev.setEnabled(true);<text:line-break/> <text:s text:c="11"/>}<text:line-break/><text:soft-page-break/> <text:s text:c="11"/>this.jButtonNext.setEnabled(true);<text:line-break/><text:line-break/> <text:s text:c="7"/>} else {<text:line-break/> <text:s text:c="11"/>// Si el texto está vacío, damos por terminada la simulación y presentamos el resultado de la validación<text:line-break/> <text:s text:c="11"/>this.simulacionTerminada = true;<text:line-break/> <text:s text:c="11"/>c = this.simulacionResult ? Color.green : Color.red;<text:line-break/> <text:s text:c="11"/>this.cargarMensajeSimulacion("", c);<text:line-break/> <text:s text:c="7"/>}<text:line-break/> <text:s text:c="3"/>}<text:line-break/> <text:s text:c="3"/><text:line-break/> <text:s text:c="3"/>/**<text:line-break/> <text:s text:c="4"/>* Verifica si se puede habilitar la simulación. <text:line-break/> <text:s text:c="4"/>* La versión actual no soporta la simulación en el AFN.<text:line-break/> <text:s text:c="4"/>* <text:line-break/> <text:s text:c="4"/>* Si el automata a simular no es AFN, habilita los controles de simulación, <text:line-break/> <text:s text:c="4"/>* sino deshabilita los controles. <text:line-break/> <text:s text:c="4"/>*/<text:line-break/> <text:s text:c="3"/>private void verificarSimulacion() {<text:line-break/> <text:s text:c="7"/>if (this.automata.getTipo() != TipoAutomata.AFN) {<text:line-break/> <text:s text:c="11"/>this.habilitarSimulacion();<text:line-break/> <text:s text:c="11"/>this.jButtonNext.setEnabled(false);<text:line-break/> <text:s text:c="11"/>this.jButtonPrev.setEnabled(false);<text:line-break/> <text:s text:c="7"/>} else {<text:line-break/> <text:s text:c="11"/>this.bloquearSimulacion();<text:line-break/> <text:s text:c="7"/>}<text:line-break/> <text:s text:c="3"/>}<text:line-break/> <text:s text:c="3"/><text:line-break/> <text:s text:c="3"/>/**<text:line-break/> <text:s text:c="4"/>* Construye la sintaxis adecuada para generar el gráfico por medio de la<text:line-break/> <text:s text:c="4"/>* aplicación "dot" del toolkit de GraphViz. &lt;br&gt; &lt;br&gt;<text:line-break/> <text:s text:c="4"/>* <text:line-break/> <text:s text:c="4"/>* De acuerdo a ciertos criterios del entorno de simulación, establece los<text:line-break/> <text:s text:c="4"/>* colores y otras características del grafo. &lt;br&gt;&lt;br&gt;<text:line-break/> <text:s text:c="4"/>* <text:line-break/> <text:s text:c="4"/>* El estado inicial y los finales también tienen un formato especial &lt;br&gt;&lt;br&gt;<text:line-break/> <text:s text:c="4"/>* <text:line-break/> <text:s text:c="4"/>* La sintaxis de GraphViz (El lenguaje DOT) se define aquí <text:line-break/> <text:s text:c="4"/>* &lt;href="http://www.graphviz.org/doc/info/lang.html"&gt;DOT Language&lt;/href&gt;<text:line-break/> <text:s text:c="4"/>* <text:line-break/> <text:s text:c="4"/>* @return String Cadena completa formateada del automata en versión grapviz<text:line-break/> <text:s text:c="4"/>*/<text:line-break/> <text:s text:c="3"/>public String getDotSyntax(){<text:line-break/><text:line-break/> <text:s text:c="7"/>String result_header = <text:line-break/> <text:s text:c="15"/>"Digraph AFN {\n" +<text:line-break/> <text:s text:c="15"/>"\trankdir=LR;\n\toverlap=scale;\n";<text:line-break/><text:line-break/> <text:s text:c="7"/>String result_nodes = "\tnode [shape = circle];\n";<text:line-break/> <text:s text:c="7"/>String result_edges = "";<text:line-break/> <text:s text:c="7"/><text:line-break/> <text:s text:c="7"/><text:line-break/> <text:s text:c="7"/>ListaEstados estados = this.automata.getEstados();<text:line-break/> <text:s text:c="7"/><text:line-break/> <text:s text:c="7"/>for (Estado e : estados) {<text:line-break/> <text:s text:c="11"/>boolean mark = false; <text:line-break/> <text:s text:c="11"/><text:line-break/> <text:s text:c="11"/>if (this.enSimulacion) {<text:line-break/> <text:s text:c="15"/>mark = (e.getId() == this.EstadoActual.getId());<text:line-break/> <text:s text:c="15"/><text:line-break/> <text:s text:c="15"/>if (!mark &amp;&amp; this.EstadoSiguiente != null) {<text:line-break/> <text:s text:c="19"/>mark = (e.getId() == this.EstadoSiguiente.getId());<text:line-break/> <text:s text:c="15"/>}<text:line-break/> <text:s text:c="11"/>}<text:line-break/> <text:s text:c="11"/><text:line-break/> <text:s text:c="11"/>String EstadoStyle = this.getColorEstado(e,mark); <text:line-break/> <text:s text:c="15"/><text:line-break/></text:p>
      <text:p text:style-name="P6"><text:s text:c="12"/>result_nodes+="\t"+e.getId() + " "+EstadoStyle+"\n";<text:line-break/> <text:s text:c="10"/><text:line-break/> <text:s text:c="11"/>for (Enlace enlace : e.getEnlaces()) {<text:line-break/> <text:s text:c="15"/><text:line-break/> <text:s text:c="15"/>Estado orig = enlace.getOrigen();<text:line-break/> <text:s text:c="15"/>Estado dest = enlace.getDestino();<text:line-break/> <text:s text:c="15"/>String label = enlace.getEtiqueta(); <text:s text:c="15"/><text:line-break/> <text:s text:c="15"/><text:line-break/> <text:s text:c="15"/>mark = ((label.compareTo(this.CaracterActual)==0) &amp;&amp; (orig.getId() == this.EstadoActual.getId()));<text:line-break/> <text:s text:c="15"/><text:line-break/> <text:s text:c="15"/>String EnlaceStyle = this.getEnlaceStyle(enlace,label,mark);<text:line-break/><text:soft-page-break/> <text:s text:c="15"/><text:line-break/> <text:s text:c="15"/>result_edges += "\t"+orig.getId() + " -&gt; " + dest.getId() + <text:line-break/> <text:s text:c="31"/>" "+EnlaceStyle+"\n";<text:line-break/> <text:s text:c="15"/><text:line-break/> <text:s text:c="11"/>} <text:s text:c="11"/><text:line-break/> <text:s text:c="7"/>}<text:line-break/> <text:s text:c="7"/>String result = result_header + result_nodes + result_edges + "}";<text:line-break/> <text:s text:c="7"/>return result;<text:line-break/> <text:s text:c="3"/>}<text:line-break/> <text:s text:c="3"/><text:line-break/> <text:s text:c="3"/><text:line-break/> <text:s text:c="3"/>/**<text:line-break/> <text:s text:c="4"/>* GETTERS Y SETTERS DE ATRIBUTOS DE LA CLASE<text:line-break/> <text:s text:c="4"/>*/ <text:s text:c="3"/><text:line-break/> <text:s text:c="3"/><text:line-break/> <text:s text:c="3"/>public void setAutomata(Automata automata) {<text:line-break/> <text:s text:c="7"/>this.automata = automata;<text:line-break/> <text:s text:c="3"/>}<text:line-break/><text:line-break/> <text:s text:c="3"/>public void setJLabelTituloText(String label) {<text:line-break/> <text:s text:c="7"/>this.jLabelTitulo.setText(label);<text:line-break/> <text:s text:c="3"/>}<text:line-break/><text:line-break/> <text:s text:c="3"/>public void setJTextReGexString(String jTextReGex) {<text:line-break/> <text:s text:c="7"/>this.jTextReGex.setText(jTextReGex);<text:line-break/> <text:s text:c="3"/>}<text:line-break/><text:line-break/> <text:s text:c="3"/>public void setJTextAlphaString(String jTextAlpha) {<text:line-break/> <text:s text:c="7"/>this.jTextAlpha.setText(jTextAlpha);<text:line-break/> <text:s text:c="3"/>}<text:line-break/> <text:s text:c="3"/><text:line-break/> <text:s text:c="3"/>public void setJTextValidation(String jText) {<text:line-break/> <text:s text:c="7"/>this.jTextValidation.setText(jText);<text:line-break/> <text:s text:c="3"/>}<text:line-break/> <text:s text:c="3"/><text:line-break/> <text:s text:c="3"/>public String getLibrary() {<text:line-break/> <text:s text:c="7"/>return library;<text:line-break/> <text:s text:c="3"/>}<text:line-break/><text:line-break/> <text:s text:c="3"/>public void setLibrary(String library) {<text:line-break/> <text:s text:c="7"/>this.library = library;<text:line-break/> <text:s text:c="3"/>}<text:line-break/><text:line-break/> <text:s text:c="3"/>public String getImgDir() {<text:line-break/> <text:s text:c="7"/>return imgDir;<text:line-break/> <text:s text:c="3"/>}<text:line-break/><text:line-break/> <text:s text:c="3"/>public void setImgDir(String imgDir) {<text:line-break/> <text:s text:c="7"/>this.imgDir = imgDir;<text:line-break/> <text:s text:c="3"/>}<text:line-break/><text:line-break/> <text:s text:c="3"/>public Simulacion getSimulacion() {<text:line-break/> <text:s text:c="7"/>return simulacion;<text:line-break/> <text:s text:c="3"/>}<text:line-break/><text:line-break/> <text:s text:c="3"/>public void setSimulacion(Simulacion simulacion) {<text:line-break/> <text:s text:c="7"/>this.simulacion = simulacion;<text:line-break/> <text:s text:c="3"/>}<text:line-break/><text:line-break/> <text:s text:c="3"/>public String getGraphvizPath() {<text:line-break/> <text:s text:c="7"/>return graphvizbin;<text:line-break/> <text:s text:c="3"/>}<text:line-break/><text:line-break/> <text:s text:c="3"/>public void setGraphvizPath(String graphvizPath) {<text:line-break/> <text:s text:c="7"/>this.graphvizbin = graphvizPath;<text:line-break/> <text:s text:c="3"/>}<text:line-break/> <text:s text:c="3"/><text:line-break/> <text:s text:c="3"/><text:line-break/>/**<text:line-break/> * <text:line-break/> * TODO EL CÓDIGO GENERADO DE LA CONFIGURACIÓN VISUAL<text:line-break/> * <text:line-break/> */ <text:s text:c="3"/><text:line-break/> <text:s text:c="3"/>/** This method is called from within the constructor to<text:line-break/> <text:s text:c="4"/>* initialize the form.<text:line-break/> <text:s text:c="4"/>* WARNING: Do NOT modify this code. The content of this method is<text:line-break/> <text:s text:c="4"/>* always regenerated by the Form Editor.<text:line-break/> <text:s text:c="4"/>*/<text:line-break/> <text:s text:c="3"/>@SuppressWarnings("unchecked")<text:line-break/> <text:s text:c="3"/>// &lt;editor-fold defaultstate="collapsed" desc="Generated Code"&gt;//GEN-BEGIN:initComponents<text:line-break/><text:soft-page-break/> <text:s text:c="3"/>private void initComponents() {<text:line-break/><text:line-break/> <text:s text:c="7"/>jLabelTitulo = new javax.swing.JLabel();<text:line-break/> <text:s text:c="7"/>jLabel2 = new javax.swing.JLabel();<text:line-break/> <text:s text:c="7"/>jTextReGex = new javax.swing.JTextField();<text:line-break/> <text:s text:c="7"/>jLabel4 = new javax.swing.JLabel();<text:line-break/> <text:s text:c="7"/>jTextAlpha = new javax.swing.JTextField();<text:line-break/> <text:s text:c="7"/>jLabel3 = new javax.swing.JLabel();<text:line-break/> <text:s text:c="7"/>jTextValidation = new javax.swing.JTextField();<text:line-break/> <text:s text:c="7"/>jButtonClose = new javax.swing.JButton();<text:line-break/> <text:s text:c="7"/>jButtonSimular = new javax.swing.JButton();<text:line-break/> <text:s text:c="7"/>jButtonNext = new javax.swing.JButton();<text:line-break/> <text:s text:c="7"/>jScrollPane1 = new JScrollPane(this.ScrollPaneConstructor());<text:line-break/> <text:s text:c="7"/>;<text:line-break/> <text:s text:c="7"/>jButtonPrev = new javax.swing.JButton();<text:line-break/> <text:s text:c="7"/>jTextFieldOutput = new javax.swing.JTextField();<text:line-break/> <text:s text:c="7"/>jLabel1 = new javax.swing.JLabel();<text:line-break/><text:line-break/> <text:s text:c="7"/>setDefaultCloseOperation(javax.swing.WindowConstants.DISPOSE_ON_CLOSE);<text:line-break/> <text:s text:c="7"/>setTitle("AfGen - Gráfico del Automata");<text:line-break/><text:line-break/> <text:s text:c="7"/>jLabelTitulo.setFont(new java.awt.Font("Dialog", 1, 18));<text:line-break/> <text:s text:c="7"/>jLabelTitulo.setForeground(new java.awt.Color(100, 100, 255));<text:line-break/> <text:s text:c="7"/>jLabelTitulo.setText("Gráfico del Automata");<text:line-break/><text:line-break/> <text:s text:c="7"/>jLabel2.setText("Expresión Regular:");<text:line-break/><text:line-break/> <text:s text:c="7"/>jTextReGex.setBackground(new java.awt.Color(255, 255, 153));<text:line-break/> <text:s text:c="7"/>jTextReGex.setEditable(false);<text:line-break/><text:line-break/> <text:s text:c="7"/>jLabel4.setText("Cadena de Prueba:");<text:line-break/><text:line-break/> <text:s text:c="7"/>jTextAlpha.setBackground(new java.awt.Color(204, 255, 153));<text:line-break/> <text:s text:c="7"/>jTextAlpha.setEditable(false);<text:line-break/><text:line-break/> <text:s text:c="7"/>jLabel3.setText("Alfabeto:");<text:line-break/><text:line-break/> <text:s text:c="7"/>jTextValidation.addKeyListener(new java.awt.event.KeyAdapter() {<text:line-break/> <text:s text:c="11"/>public void keyReleased(java.awt.event.KeyEvent evt) {<text:line-break/> <text:s text:c="15"/>jTextValidationKeyReleased(evt);<text:line-break/> <text:s text:c="11"/>}<text:line-break/> <text:s text:c="7"/>});<text:line-break/><text:line-break/> <text:s text:c="7"/>jButtonClose.setText("Close");<text:line-break/> <text:s text:c="7"/>jButtonClose.addActionListener(new java.awt.event.ActionListener() {<text:line-break/> <text:s text:c="11"/>public void actionPerformed(java.awt.event.ActionEvent evt) {<text:line-break/> <text:s text:c="15"/>jButtonCloseActionPerformed(evt);<text:line-break/> <text:s text:c="11"/>}<text:line-break/> <text:s text:c="7"/>});<text:line-break/><text:line-break/> <text:s text:c="7"/>jButtonSimular.setIcon(new javax.swing.ImageIcon(getClass().getResource("/img/16x16/media-playback-start.png"))); // NOI18N<text:line-break/> <text:s text:c="7"/>jButtonSimular.setText("Simular");<text:line-break/> <text:s text:c="7"/>jButtonSimular.addActionListener(new java.awt.event.ActionListener() {<text:line-break/> <text:s text:c="11"/>public void actionPerformed(java.awt.event.ActionEvent evt) {<text:line-break/> <text:s text:c="15"/>jButtonSimularActionPerformed(evt);<text:line-break/> <text:s text:c="11"/>}<text:line-break/> <text:s text:c="7"/>});<text:line-break/><text:line-break/> <text:s text:c="7"/>jButtonNext.setText("Next");<text:line-break/> <text:s text:c="7"/>jButtonNext.setEnabled(false);<text:line-break/> <text:s text:c="7"/>jButtonNext.addActionListener(new java.awt.event.ActionListener() {<text:line-break/> <text:s text:c="11"/>public void actionPerformed(java.awt.event.ActionEvent evt) {<text:line-break/> <text:s text:c="15"/>jButtonNextActionPerformed(evt);<text:line-break/> <text:s text:c="11"/>}<text:line-break/> <text:s text:c="7"/>});<text:line-break/><text:line-break/> <text:s text:c="7"/>jScrollPane1.setBorder(javax.swing.BorderFactory.createTitledBorder("Graph"));<text:line-break/><text:line-break/> <text:s text:c="7"/>jButtonPrev.setText("Prev");<text:line-break/> <text:s text:c="7"/>jButtonPrev.setEnabled(false);<text:line-break/> <text:s text:c="7"/>jButtonPrev.addActionListener(new java.awt.event.ActionListener() {<text:line-break/> <text:s text:c="11"/>public void actionPerformed(java.awt.event.ActionEvent evt) {<text:line-break/> <text:s text:c="15"/>jButtonPrevActionPerformed(evt);<text:line-break/> <text:s text:c="11"/>}<text:line-break/> <text:s text:c="7"/>});<text:line-break/><text:line-break/> <text:s text:c="7"/>jTextFieldOutput.setBackground(new java.awt.Color(204, 255, 204));<text:line-break/><text:line-break/> <text:s text:c="7"/>javax.swing.GroupLayout layout = new javax.swing.GroupLayout(getContentPane());<text:line-break/><text:soft-page-break/> <text:s text:c="7"/>getContentPane().setLayout(layout);<text:line-break/> <text:s text:c="7"/>layout.setHorizontalGroup(<text:line-break/> <text:s text:c="11"/>layout.createParallelGroup(javax.swing.GroupLayout.Alignment.LEADING)<text:line-break/> <text:s text:c="11"/>.addGroup(layout.createSequentialGroup()<text:line-break/> <text:s text:c="15"/>.addContainerGap()<text:line-break/> <text:s text:c="15"/>.addGroup(layout.createParallelGroup(javax.swing.GroupLayout.Alignment.LEADING)<text:line-break/> <text:s text:c="19"/>.addGroup(layout.createSequentialGroup()<text:line-break/> <text:s text:c="23"/>.addComponent(jLabelTitulo)<text:line-break/> <text:s text:c="23"/>.addGap(216, 216, 216))<text:line-break/> <text:s text:c="19"/>.addGroup(layout.createSequentialGroup()<text:line-break/> <text:s text:c="23"/>.addGroup(layout.createParallelGroup(javax.swing.GroupLayout.Alignment.LEADING)<text:line-break/> <text:s text:c="27"/>.addComponent(jLabel2)<text:line-break/> <text:s text:c="27"/>.addComponent(jLabel4)<text:line-break/> <text:s text:c="27"/>.addGroup(layout.createSequentialGroup()<text:line-break/> <text:s text:c="31"/>.addComponent(jButtonClose)<text:line-break/> <text:s text:c="31"/>.addPreferredGap(javax.swing.LayoutStyle.ComponentPlacement.UNRELATED)<text:line-break/> <text:s text:c="31"/>.addComponent(jLabel1)))<text:line-break/> <text:s text:c="23"/>.addPreferredGap(javax.swing.LayoutStyle.ComponentPlacement.RELATED)<text:line-break/> <text:s text:c="23"/>.addGroup(layout.createParallelGroup(javax.swing.GroupLayout.Alignment.LEADING)<text:line-break/> <text:s text:c="27"/>.addGroup(javax.swing.GroupLayout.Alignment.TRAILING, layout.createSequentialGroup()<text:line-break/> <text:s text:c="31"/>.addComponent(jButtonSimular)<text:line-break/> <text:s text:c="31"/>.addPreferredGap(javax.swing.LayoutStyle.ComponentPlacement.RELATED)<text:line-break/> <text:s text:c="31"/>.addComponent(jButtonPrev)<text:line-break/> <text:s text:c="31"/>.addPreferredGap(javax.swing.LayoutStyle.ComponentPlacement.RELATED)<text:line-break/> <text:s text:c="31"/>.addComponent(jButtonNext))<text:line-break/> <text:s text:c="27"/>.addComponent(jTextValidation, javax.swing.GroupLayout.DEFAULT_SIZE, 581, Short.MAX_VALUE)<text:line-break/> <text:s text:c="27"/>.addGroup(layout.createSequentialGroup()<text:line-break/> <text:s text:c="31"/>.addComponent(jTextReGex, javax.swing.GroupLayout.PREFERRED_SIZE, 288, javax.swing.GroupLayout.PREFERRED_SIZE)<text:line-break/> <text:s text:c="31"/>.addPreferredGap(javax.swing.LayoutStyle.ComponentPlacement.RELATED)<text:line-break/> <text:s text:c="31"/>.addComponent(jLabel3)<text:line-break/> <text:s text:c="31"/>.addGap(1, 1, 1)<text:line-break/> <text:s text:c="31"/>.addComponent(jTextAlpha, javax.swing.GroupLayout.DEFAULT_SIZE, 243, Short.MAX_VALUE)))<text:line-break/> <text:s text:c="23"/>.addContainerGap())<text:line-break/> <text:s text:c="19"/>.addGroup(javax.swing.GroupLayout.Alignment.TRAILING, layout.createSequentialGroup()<text:line-break/> <text:s text:c="23"/>.addGroup(layout.createParallelGroup(javax.swing.GroupLayout.Alignment.TRAILING)<text:line-break/> <text:s text:c="27"/>.addComponent(jTextFieldOutput, javax.swing.GroupLayout.Alignment.LEADING, javax.swing.GroupLayout.DEFAULT_SIZE, 678, Short.MAX_VALUE)<text:line-break/> <text:s text:c="27"/>.addComponent(jScrollPane1, javax.swing.GroupLayout.DEFAULT_SIZE, 678, Short.MAX_VALUE))<text:line-break/> <text:s text:c="23"/>.addContainerGap())))<text:line-break/> <text:s text:c="7"/>);<text:line-break/> <text:s text:c="7"/>layout.setVerticalGroup(<text:line-break/> <text:s text:c="11"/>layout.createParallelGroup(javax.swing.GroupLayout.Alignment.LEADING)<text:line-break/> <text:s text:c="11"/>.addGroup(layout.createSequentialGroup()<text:line-break/> <text:s text:c="15"/>.addContainerGap()<text:line-break/> <text:s text:c="15"/>.addComponent(jLabelTitulo)<text:line-break/> <text:s text:c="15"/>.addPreferredGap(javax.swing.LayoutStyle.ComponentPlacement.UNRELATED)<text:line-break/> <text:s text:c="15"/>.addGroup(layout.createParallelGroup(javax.swing.GroupLayout.Alignment.BASELINE)<text:line-break/> <text:s text:c="19"/>.addComponent(jLabel2)<text:line-break/> <text:s text:c="19"/>.addComponent(jTextReGex, javax.swing.GroupLayout.PREFERRED_SIZE, javax.swing.GroupLayout.DEFAULT_SIZE, javax.swing.GroupLayout.PREFERRED_SIZE)<text:line-break/> <text:s text:c="19"/>.addComponent(jLabel3)<text:line-break/> <text:s text:c="19"/>.addComponent(jTextAlpha, javax.swing.GroupLayout.PREFERRED_SIZE, javax.swing.GroupLayout.DEFAULT_SIZE, javax.swing.GroupLayout.PREFERRED_SIZE))<text:line-break/> <text:s text:c="15"/>.addGap(4, 4, 4)<text:line-break/> <text:s text:c="15"/>.addGroup(layout.createParallelGroup(javax.swing.GroupLayout.Alignment.BASELINE)<text:line-break/> <text:s text:c="19"/>.addComponent(jLabel4)<text:line-break/> <text:s text:c="19"/>.addComponent(jTextValidation, javax.swing.GroupLayout.PREFERRED_SIZE, javax.swing.GroupLayout.DEFAULT_SIZE, javax.swing.GroupLayout.PREFERRED_SIZE))<text:line-break/> <text:s text:c="12"/></text:p>
      <text:p text:style-name="P6"><text:s text:c="3"/>.addPreferredGap(javax.swing.LayoutStyle.ComponentPlacement.RELATED)<text:line-break/> <text:s text:c="15"/>.addGroup(layout.createParallelGroup(javax.swing.GroupLayout.Alignment.BASELINE)<text:line-break/> <text:s text:c="19"/>.addComponent(jButtonClose)<text:line-break/> <text:s text:c="19"/>.addComponent(jButtonNext)<text:line-break/> <text:s text:c="19"/>.addComponent(jButtonPrev)<text:line-break/> <text:s text:c="19"/>.addComponent(jButtonSimular)<text:line-break/> <text:s text:c="19"/>.addComponent(jLabel1, javax.swing.GroupLayout.PREFERRED_SIZE, 14, javax.swing.GroupLayout.PREFERRED_SIZE))<text:line-break/> <text:s text:c="15"/>.addPreferredGap(javax.swing.LayoutStyle.ComponentPlacement.RELATED)<text:line-break/> <text:s text:c="15"/>.addComponent(jScrollPane1, javax.swing.GroupLayout.DEFAULT_SIZE, 351, <text:soft-page-break/>Short.MAX_VALUE)<text:line-break/> <text:s text:c="15"/>.addPreferredGap(javax.swing.LayoutStyle.ComponentPlacement.RELATED, 18, Short.MAX_VALUE)<text:line-break/> <text:s text:c="15"/>.addComponent(jTextFieldOutput, javax.swing.GroupLayout.PREFERRED_SIZE, javax.swing.GroupLayout.DEFAULT_SIZE, javax.swing.GroupLayout.PREFERRED_SIZE)<text:line-break/> <text:s text:c="15"/>.addContainerGap())<text:line-break/> <text:s text:c="7"/>);<text:line-break/><text:line-break/> <text:s text:c="7"/>pack();<text:line-break/> <text:s text:c="3"/>}// &lt;/editor-fold&gt;//GEN-END:initComponents<text:line-break/><text:line-break/>/**<text:line-break/> * Handle de la acción que inicia el evento de simulación. <text:line-break/> * @param evt<text:line-break/> */<text:line-break/>private void jButtonSimularActionPerformed(java.awt.event.ActionEvent evt) {//GEN-FIRST:event_jButtonSimularActionPerformed<text:line-break/> <text:s text:c="3"/>this.iniciarSimulacion();<text:line-break/>}//GEN-LAST:event_jButtonSimularActionPerformed<text:line-break/><text:line-break/>private void jButtonNextActionPerformed(java.awt.event.ActionEvent evt) {//GEN-FIRST:event_jButtonNextActionPerformed<text:line-break/> <text:s text:c="2"/>// siguiente Paso de la simulación<text:line-break/> <text:s text:c="3"/>this.nextStep();<text:line-break/>}//GEN-LAST:event_jButtonNextActionPerformed<text:line-break/><text:line-break/>private void jButtonCloseActionPerformed(java.awt.event.ActionEvent evt) {//GEN-FIRST:event_jButtonCloseActionPerformed<text:line-break/> <text:s text:c="3"/>this.setVisible(false);<text:line-break/> <text:s text:c="3"/><text:line-break/> <text:s text:c="2"/>/* File imageIcon = new File(this.imgUrl);<text:line-break/> <text:s text:c="3"/>if (this.library.compareTo("graphviz")==0 &amp;&amp; imageIcon.exists()) {<text:line-break/> <text:s text:c="7"/>if (imageIcon.exists()) {<text:line-break/> <text:s text:c="11"/>imageIcon.delete();<text:line-break/> <text:s text:c="7"/>}<text:line-break/> <text:s text:c="3"/>} <text:s text:c="3"/>*/<text:line-break/> <text:s text:c="3"/><text:line-break/> <text:s text:c="3"/>this.borrarArchivos(true);<text:line-break/> <text:s text:c="3"/>this.dispose(); <text:s/><text:line-break/>}//GEN-LAST:event_jButtonCloseActionPerformed<text:line-break/><text:line-break/>private void jTextValidationKeyReleased(java.awt.event.KeyEvent evt) {//GEN-FIRST:event_jTextValidationKeyReleased<text:line-break/> <text:s text:c="3"/>this.jButtonSimular.setText("Simular");<text:line-break/> <text:s text:c="3"/>this.jButtonSimular.setIcon(new javax.swing.ImageIcon(getClass().getResource("/img/16x16/media-playback-start.png"))); // NOI18N<text:line-break/> <text:s text:c="3"/>this.fileList = new ArrayList&lt;File&gt;();<text:line-break/>}//GEN-LAST:event_jTextValidationKeyReleased<text:line-break/><text:line-break/>private void jButtonPrevActionPerformed(java.awt.event.ActionEvent evt) {//GEN-FIRST:event_jButtonPrevActionPerformed<text:line-break/> <text:s text:c="3"/>this.prevStep();<text:line-break/>}//GEN-LAST:event_jButtonPrevActionPerformed<text:line-break/><text:line-break/> <text:s text:c="3"/>// Variables declaration - do not modify//GEN-BEGIN:variables<text:line-break/> <text:s text:c="3"/>private javax.swing.JButton jButtonClose;<text:line-break/> <text:s text:c="3"/>private javax.swing.JButton jButtonNext;<text:line-break/> <text:s text:c="3"/>private javax.swing.JButton jButtonPrev;<text:line-break/> <text:s text:c="3"/>private javax.swing.JButton jButtonSimular;<text:line-break/> <text:s text:c="3"/>private javax.swing.JLabel jLabel1;<text:line-break/> <text:s text:c="3"/>private javax.swing.JLabel jLabel2;<text:line-break/> <text:s text:c="3"/>private javax.swing.JLabel jLabel3;<text:line-break/> <text:s text:c="3"/>private javax.swing.JLabel jLabel4;<text:line-break/> <text:s text:c="3"/>private javax.swing.JLabel jLabelTitulo;<text:line-break/> <text:s text:c="3"/>private javax.swing.JScrollPane jScrollPane1;<text:line-break/> <text:s text:c="3"/>private javax.swing.JTextField jTextAlpha;<text:line-break/> <text:s text:c="3"/>private javax.swing.JTextField jTextFieldOutput;<text:line-break/> <text:s text:c="3"/>private javax.swing.JTextField jTextReGex;<text:line-break/> <text:s text:c="3"/>private javax.swing.JTextField jTextValidation;<text:line-break/> <text:s text:c="3"/>// End of variables declaration//GEN-END:variables<text:line-break/> <text:line-break/>}/*<text:line-break/> * To change this template, choose Tools | Templates<text:line-break/> * and open the template in the editor.<text:line-break/> */<text:line-break/><text:line-break/>package app;<text:line-break/><text:line-break/>import afgenjava.Automata;<text:line-break/>import afgenjava.Enlace;<text:line-break/><text:soft-page-break/>import afgenjava.Estado;<text:line-break/><text:line-break/>import afgenjava.ListaEnlaces;<text:line-break/>import afgenjava.ListaEstados;<text:line-break/>import com.jgraph.layout.JGraphFacade;<text:line-break/>import com.jgraph.layout.JGraphLayout;<text:line-break/>import com.jgraph.layout.graph.JGraphSimpleLayout;<text:line-break/>import com.jgraph.layout.hierarchical.JGraphHierarchicalLayout;<text:line-break/>import com.jgraph.layout.organic.JGraphFastOrganicLayout;<text:line-break/>import com.jgraph.layout.organic.JGraphOrganicLayout;<text:line-break/>import exceptions.AutomataException;<text:line-break/>import java.awt.Color;<text:line-break/>import java.awt.Component;<text:line-break/>import java.awt.geom.Point2D;<text:line-break/>import java.awt.geom.Rectangle2D;<text:line-break/>import java.util.logging.Level;<text:line-break/>import java.util.logging.Logger;<text:line-break/>import javax.swing.BorderFactory;<text:line-break/>import java.util.ArrayList;<text:line-break/><text:line-break/>import java.util.Enumeration;<text:line-break/>import java.util.Hashtable;<text:line-break/>import java.util.List;<text:line-break/>import java.util.Map;<text:line-break/>import javax.swing.JFrame;<text:line-break/>import org.jgraph.JGraph;<text:line-break/>import org.jgraph.graph.*;<text:line-break/><text:line-break/>/**<text:line-break/> * Representacion del Grafo usando la definicion jgraph.<text:line-break/> * <text:line-break/> * @author Cristhian Parra ({@link cdparra@gmail.com})<text:line-break/> * @author Fernando Mancía ({@link fernandomancia@gmail.com})<text:line-break/> */<text:line-break/>public class AutomataGraph extends JGraph{<text:line-break/><text:line-break/> <text:s text:c="3"/>// Lista de cells que se agregan al jgraph<text:line-break/> <text:s text:c="3"/>private ArrayList&lt;DefaultGraphCell&gt; cells;<text:line-break/> <text:s text:c="3"/><text:line-break/> <text:s text:c="3"/>int width = 40, height = 40;<text:line-break/><text:line-break/> <text:s text:c="3"/>private Automata automata;<text:line-break/><text:line-break/> <text:s text:c="3"/>private int indiceEstadoActual = 0;<text:line-break/><text:line-break/><text:line-break/> <text:s text:c="3"/>private ListaEstados estSimular;<text:line-break/> <text:s text:c="3"/><text:line-break/> <text:s text:c="3"/>private Estado estadoActual;<text:line-break/><text:line-break/> <text:s text:c="3"/>public AutomataGraph(Automata a, DefaultGraphModel model){<text:line-break/> <text:s text:c="7"/>super(model);<text:line-break/> <text:s text:c="7"/>this.automata = a;<text:line-break/> <text:s text:c="7"/><text:line-break/> <text:s text:c="7"/>//Imprimimos en consola para verificar.<text:line-break/> <text:s text:c="7"/>System.out.println("El automata que se dibujara es\n_____________________\n");<text:line-break/> <text:s text:c="7"/>System.out.println(a.imprimir());<text:line-break/> <text:s text:c="7"/><text:line-break/> <text:s text:c="7"/><text:line-break/> <text:s text:c="7"/>//Convertimos y dibujamos con jgraph.<text:line-break/> <text:s text:c="7"/>convertirJgraph();<text:line-break/> <text:s text:c="7"/><text:line-break/> <text:s text:c="7"/>aplicar_layout_organico();<text:line-break/> <text:s text:c="3"/>}<text:line-break/> <text:s text:c="3"/><text:line-break/> <text:s text:c="3"/><text:line-break/> <text:s text:c="3"/><text:line-break/>/**<text:line-break/> * METODO PRINCIPAL PARA CONVERTIR EL AUTOMATA(nodos, arcos) A LOS <text:line-break/> * ELEMENTOS DE UN JGRAPH<text:line-break/> */<text:line-break/> <text:s text:c="3"/>private void convertirJgraph(){<text:line-break/><text:line-break/> <text:s text:c="7"/>//Borramos todo lo que habia en cells y creamos uno nuevo <text:line-break/> <text:s text:c="7"/>cells = new ArrayList&lt;DefaultGraphCell&gt;();<text:line-break/> <text:s text:c="7"/><text:line-break/> <text:s text:c="7"/>for(Estado elEstado : automata.getEstados()){<text:line-break/> <text:s text:c="11"/>incluirEnlacesEstado(elEstado);<text:line-break/> <text:s text:c="7"/>}<text:line-break/> <text:s text:c="7"/><text:line-break/><text:soft-page-break/> <text:s text:c="7"/>Object[] elementosObj = cells.toArray();<text:line-break/> <text:s text:c="7"/>//DefaultGraphCell[] elementos = (DefaultGraphCell[]) cells.toArray();<text:line-break/> <text:s text:c="7"/><text:line-break/> <text:s text:c="7"/>// Control-drag should clone selection<text:line-break/> <text:s text:c="7"/>setCloneable(true);<text:line-break/><text:line-break/> <text:s text:c="7"/>// Enable edit without final RETURN keystroke<text:line-break/> <text:s text:c="7"/>setInvokesStopCellEditing(true);<text:line-break/><text:line-break/> <text:s text:c="7"/>// When over a cell, jump to its default port (we only have one, anyway)<text:line-break/> <text:s text:c="7"/>setJumpToDefaultPort(true);<text:line-break/><text:line-break/><text:line-break/> <text:s text:c="7"/>// Insert the cells via the cache, so they get selected<text:line-break/> <text:s text:c="7"/>getGraphLayoutCache().insert(elementosObj);<text:line-break/> <text:s text:c="7"/><text:line-break/> <text:s text:c="3"/>}<text:line-break/> <text:s text:c="3"/><text:line-break/> <text:s text:c="3"/><text:line-break/><text:line-break/> <text:s text:c="3"/><text:line-break/>/**<text:line-break/> * FUNCIONES PARA APLICAR UN LAYOUT EN PARTICULAR<text:line-break/> */<text:line-break/> <text:s text:c="3"/>private void aplicar_layout_circular(){<text:line-break/> <text:s text:c="7"/>// Pass the facade the JGraph instance<text:line-break/> <text:s text:c="7"/>JGraphFacade facade = new JGraphFacade(this); <text:line-break/> <text:s text:c="8"/><text:line-break/> <text:s text:c="7"/>// Create aninstance of the circle layout<text:line-break/> <text:s text:c="7"/>JGraphLayout layout = new JGraphSimpleLayout(JGraphSimpleLayout.TYPE_CIRCLE); <text:line-break/> <text:s text:c="8"/><text:line-break/> <text:s text:c="7"/>layout.run(facade); // Run the layout on the facade.<text:line-break/> <text:s text:c="7"/>Map nested = facade.createNestedMap(true, true); // Obtain a map of the resulting attribute changes from the facade<text:line-break/> <text:s text:c="7"/>getGraphLayoutCache().edit(nested); // Apply the results to the actual graph<text:line-break/> <text:s text:c="3"/>}<text:line-break/> <text:s text:c="11"/><text:line-break/> <text:s text:c="3"/>private void aplicar_layout_jerarquico(){<text:line-break/> <text:s text:c="7"/>JGraphFacade facade = new JGraphFacade(this); <text:line-break/> <text:s text:c="7"/>// Pass the facade the JGraph instance<text:line-break/> <text:s text:c="7"/><text:line-break/> <text:s text:c="7"/>JGraphLayout layout = new JGraphHierarchicalLayout(true);//phOrganicLayout();<text:line-break/> <text:s text:c="7"/>// Create an instance of the appropriate layout<text:line-break/> <text:s text:c="7"/><text:line-break/> <text:s text:c="7"/>layout.run(facade); <text:line-break/> <text:s text:c="7"/>// Run the layout on the facade. Note that layouts do not implement the Runnable interface, to avoid confusion<text:line-break/> <text:s text:c="7"/><text:line-break/> <text:s text:c="7"/>Map nested = facade.createNestedMap(true, true); <text:line-break/> <text:s text:c="7"/>// Obtain a map of the resulting<text:line-break/> <text:s text:c="7"/>this.getGraphLayoutCache().edit(nested);<text:line-break/> <text:s text:c="3"/>}<text:line-break/> <text:s text:c="3"/><text:line-break/> <text:s text:c="3"/><text:line-break/> <text:s text:c="3"/>private void aplicar_layout_organico(){<text:line-break/> <text:s text:c="7"/>JGraphFacade facade = new JGraphFacade(this);<text:line-break/> <text:s text:c="7"/>facade.setDirected(true);<text:line-break/> <text:s text:c="7"/><text:line-break/> <text:s text:c="7"/>JGraphOrganicLayout layout = new JGraphOrganicLayout();<text:line-break/> <text:s text:c="7"/>layout.setOptimizeEdgeDistance(true);<text:line-break/> <text:s text:c="7"/>layout.setEdgeCrossingCostFactor(500000);<text:line-break/> <text:s text:c="7"/>layout.setOptimizeEdgeDistance(true);<text:line-break/> <text:s text:c="7"/>layout.setEdgeDistanceCostFactor(5000);<text:line-break/> <text:s text:c="6"/><text:line-break/> <text:s text:c="7"/>layout.run(facade);<text:line-break/> <text:s text:c="7"/>Map nested = facade.createNestedMap(true, true);<text:line-break/> <text:s text:c="7"/>getGraphLayoutCache().edit(nested); <text:line-break/> <text:s text:c="7"/><text:line-break/> <text:s text:c="3"/>} <text:s text:c="2"/><text:line-break/> <text:s text:c="3"/><text:line-break/> <text:s text:c="3"/><text:line-break/>/**<text:line-break/> * FUNCIONES AUXILIARES PARA CONVERTIR DE UN AUTOMATA A UN JGRAPH<text:line-break/> */<text:line-break/> <text:s text:c="3"/>private void incluirEnlacesEstado(Estado estado){<text:line-break/> <text:s text:c="7"/><text:line-break/> <text:s text:c="7"/>// Crear un "cell" para el Estado<text:line-break/> <text:s text:c="7"/>DefaultGraphCell origen = createCell(estado, width * automata.getEstados().cantidad()/2, 250);<text:line-break/> <text:s text:c="7"/>double x = 0;<text:line-break/><text:soft-page-break/> <text:s text:c="7"/>double y;<text:line-break/> <text:s text:c="7"/>for (Enlace link : estado.getEnlaces()) {<text:line-break/> <text:s text:c="19"/>if (estado.getEnlaces().indexOf(link) <text:s/>% 2 == 0) {<text:line-break/> <text:s text:c="23"/>y = 50;<text:line-break/> <text:s text:c="19"/>} else {<text:line-break/> <text:s text:c="23"/>y = 450;<text:line-break/> <text:s text:c="19"/>}<text:line-break/> <text:s text:c="19"/><text:line-break/> <text:s text:c="19"/>DefaultGraphCell destino = createCell( link.getDestino(), x, y);<text:line-break/> <text:s text:c="19"/>DefaultGraphCell currentLink = createEdge(link, origen, destino);<text:line-break/> <text:s text:c="19"/>x = x + width;<text:line-break/> <text:s text:c="15"/>}<text:line-break/> <text:s text:c="3"/>}<text:line-break/><text:line-break/> <text:s text:c="3"/>private DefaultGraphCell createCell(Estado estado, double x, double y) {<text:line-break/> <text:s text:c="7"/>DefaultGraphCell cell <text:s/>= obtenerEstado(estado);<text:line-break/> <text:s text:c="7"/>if(cell == null){<text:line-break/> <text:s text:c="11"/>cell = new DefaultGraphCell(estado);<text:line-break/> <text:s text:c="11"/>GraphConstants.setBounds(cell.getAttributes(), new Rectangle2D.Double(x, y, width, height));<text:line-break/> <text:s text:c="11"/>GraphConstants.setBorder(cell.getAttributes(), BorderFactory.createRaisedBevelBorder());<text:line-break/> <text:s text:c="11"/>GraphConstants.setOpaque(cell.getAttributes(), true);<text:line-break/> <text:s text:c="11"/>GraphConstants.setGradientColor(cell.getAttributes(), Color.LIGHT_GRAY);<text:line-break/> <text:s text:c="11"/>cell.addPort(new Point2D.Double(0, 0));<text:line-break/> <text:s text:c="11"/><text:line-break/> <text:s text:c="11"/>//Agregamos al la lista<text:line-break/> <text:s text:c="11"/>cells.add(cell);<text:line-break/> <text:s text:c="7"/>}<text:line-break/> <text:s text:c="7"/>return cell;<text:line-break/> <text:s text:c="3"/>}<text:line-break/><text:line-break/> <text:s text:c="3"/>private DefaultGraphCell createEdge(Enlace enlace, DefaultGraphCell source, DefaultGraphCell target) {<text:line-break/> <text:s text:c="7"/>DefaultEdge edge = new DefaultEdge(enlace);<text:line-break/> <text:s text:c="7"/>source.addPort();<text:line-break/> <text:s text:c="7"/>edge.setSource(source.getChildAt(source.getChildCount()</text:p>
      <text:p text:style-name="P6"><text:s/>-1));<text:line-break/> <text:s text:c="7"/>target.addPort();<text:line-break/> <text:s text:c="7"/>edge.setTarget(target.getChildAt(target.getChildCount() -1));<text:line-break/> <text:s text:c="7"/>GraphConstants.setLabelAlongEdge(edge.getAttributes(), true);<text:line-break/> <text:s text:c="7"/>GraphConstants.setLineEnd(edge.getAttributes(), GraphConstants.ARROW_CLASSIC);<text:line-break/> <text:s text:c="7"/>cells.add(edge);<text:line-break/> <text:s text:c="7"/>return edge;<text:line-break/> <text:s text:c="3"/>}<text:line-break/><text:line-break/><text:line-break/> <text:s text:c="3"/><text:line-break/> <text:s text:c="3"/><text:line-break/>/**<text:line-break/> * FUNCIONES PARA ACCEDER A LOS ELEMENTOS<text:line-break/> */ <text:line-break/><text:line-break/> <text:s text:c="3"/>private DefaultGraphCell obtenerEstado(Estado estado){<text:line-break/> <text:s text:c="7"/><text:line-break/> <text:s text:c="7"/>for(DefaultGraphCell oneCell: cells){<text:line-break/> <text:s text:c="13"/>if(oneCell.getUserObject() instanceof Estado &amp;&amp; oneCell !=null){<text:line-break/> <text:s text:c="19"/>if(((Estado)oneCell.getUserObject()).getId() == estado.getId()){<text:line-break/> <text:s text:c="23"/>return oneCell;<text:line-break/> <text:s text:c="19"/>}<text:line-break/> <text:s text:c="13"/>}<text:line-break/> <text:s text:c="7"/>}<text:line-break/> <text:s text:c="7"/>return null;<text:line-break/> <text:s text:c="3"/>}<text:line-break/> <text:s text:c="15"/><text:line-break/> <text:s text:c="3"/><text:line-break/> <text:s text:c="3"/><text:line-break/>/**<text:line-break/> * FUNCIONES PARA MANIPULAR LOS ELEMENTOS<text:line-break/> */ <text:s text:c="4"/><text:line-break/> <text:s text:c="3"/><text:line-break/> <text:s text:c="3"/>public void empezarSimulacion(ListaEstados estSimular){<text:line-break/> <text:s text:c="7"/>this.estSimular = estSimular;<text:line-break/> <text:s text:c="7"/>this.indiceEstadoActual = 0;<text:line-break/> <text:s text:c="7"/>this.estadoActual = null;<text:line-break/> <text:s text:c="3"/>}<text:line-break/> <text:s text:c="3"/><text:line-break/> <text:s text:c="3"/>public void nextSimulacion(){<text:line-break/> <text:s text:c="7"/>if(indiceEstadoActual &gt;= 0 &amp;&amp; indiceEstadoActual &lt; estSimular.cantidad()){<text:line-break/> <text:s text:c="11"/>estadoActual <text:s/>= estSimular.get(indiceEstadoActual);<text:line-break/> <text:s text:c="11"/>pintarEstado(estadoActual);<text:line-break/><text:soft-page-break/> <text:s text:c="11"/>indiceEstadoActual++; <text:s text:c="11"/><text:line-break/> <text:s text:c="7"/>}else{<text:line-break/> <text:s text:c="11"/>estadoActual = null;<text:line-break/> <text:s text:c="7"/>}<text:line-break/> <text:s text:c="3"/>}<text:line-break/> <text:s text:c="3"/><text:line-break/> <text:s text:c="3"/>public void previewSimulacion(){<text:line-break/> <text:s text:c="7"/>indiceEstadoActual--;<text:line-break/> <text:s text:c="7"/>if(indiceEstadoActual &gt;= 0 &amp;&amp; indiceEstadoActual &lt; estSimular.cantidad()){<text:line-break/> <text:s text:c="11"/>estadoActual = estSimular.get(indiceEstadoActual);<text:line-break/> <text:s text:c="11"/>pintarEstado(estadoActual);<text:line-break/> <text:s text:c="7"/>}else{<text:line-break/> <text:s text:c="11"/>estadoActual = null;<text:line-break/> <text:s text:c="7"/>}<text:line-break/> <text:s text:c="3"/>}<text:line-break/> <text:s text:c="3"/><text:line-break/> <text:s text:c="3"/>public void pintarEstado(Estado e){<text:line-break/><text:line-break/> <text:s text:c="7"/>clearSelection();<text:line-break/> <text:s text:c="7"/>final DefaultGraphCell nodo = obtenerEstado(e);<text:line-break/> <text:s text:c="7"/>GraphConstants.setGradientColor(nodo.getAttributes(), Color.BLACK);<text:line-break/> <text:s text:c="7"/>GraphConstants.setBorder(nodo.getAttributes(), BorderFactory.createLineBorder(Color.BLACK));<text:line-break/> <text:s text:c="7"/>GraphConstants.setBackground(nodo.getAttributes(), Color.BLACK);<text:line-break/> <text:s text:c="7"/>nodo.setUserObject(e);<text:line-break/> <text:s text:c="7"/><text:line-break/> <text:s text:c="7"/>System.out.println("Se trato de pintar "+e.toString());<text:line-break/> <text:s text:c="3"/>}<text:line-break/> <text:s text:c="2"/><text:line-break/> <text:s text:c="3"/><text:line-break/> <text:s text:c="3"/><text:line-break/><text:line-break/>/**<text:line-break/> * GETTER's y SETTER's<text:line-break/> * <text:line-break/> */<text:line-break/> <text:s text:c="3"/>public ListaEstados getEstSimular() {<text:line-break/> <text:s text:c="7"/>return estSimular;<text:line-break/> <text:s text:c="3"/>}<text:line-break/><text:line-break/> <text:s text:c="3"/>public void setEstSimular(ListaEstados estSimular) {<text:line-break/> <text:s text:c="7"/>this.estSimular = estSimular;<text:line-break/> <text:s text:c="3"/>}<text:line-break/><text:line-break/> <text:s text:c="3"/>public int getIndiceEstadoActual() {<text:line-break/> <text:s text:c="7"/>return indiceEstadoActual;<text:line-break/> <text:s text:c="3"/>}<text:line-break/><text:line-break/> <text:s text:c="3"/>public void setIndiceEstadoActual(int indiceEstadoActual) {<text:line-break/> <text:s text:c="7"/>this.indiceEstadoActual = indiceEstadoActual;<text:line-break/> <text:s text:c="3"/>}<text:line-break/> <text:s text:c="3"/><text:line-break/><text:line-break/> <text:s text:c="3"/>public Estado getEstadoActual() {<text:line-break/> <text:s text:c="7"/>return estadoActual;<text:line-break/> <text:s text:c="3"/>}<text:line-break/><text:line-break/> <text:s text:c="3"/>public void setEstadoActual(Estado estadoActual) {<text:line-break/> <text:s text:c="7"/>this.estadoActual = estadoActual;<text:line-break/> <text:s text:c="3"/>}<text:line-break/> <text:s text:c="3"/><text:line-break/> <text:s text:c="3"/><text:line-break/> <text:s text:c="3"/>public static void main(String args[]) {<text:line-break/> <text:s text:c="7"/>try {<text:line-break/> <text:s text:c="11"/>Automata a = afgenjava.Main.unAutomata();<text:line-break/> <text:s text:c="11"/>DefaultGraphModel model = new DefaultGraphModel();<text:line-break/> <text:s text:c="11"/>AutomataGraph ag = new AutomataGraph(a, model);<text:line-break/><text:line-break/> <text:s text:c="11"/>JFrame f = new JFrame();<text:line-break/> <text:s text:c="11"/>f.setDefaultCloseOperation(f.EXIT_ON_CLOSE);<text:line-break/> <text:s text:c="11"/>f.getContentPane().add(ag);<text:line-break/> <text:s text:c="11"/>f.pack();<text:line-break/> <text:s text:c="11"/>f.setVisible(true);<text:line-break/> <text:s text:c="7"/>} catch (AutomataException ex) {<text:line-break/> <text:s text:c="11"/>Logger.getLogger(AutomataGraph.class.getName()).log(Level.SEVERE, null, ex);<text:line-break/> <text:s text:c="7"/>}<text:line-break/> <text:s text:c="3"/>}<text:line-break/> <text:s text:c="3"/><text:line-break/> <text:line-break/>}<text:line-break/>package app;<text:line-break/><text:soft-page-break/><text:line-break/>import afgenjava.*;<text:line-break/>import java.util.HashMap;<text:line-break/>import java.util.Iterator;<text:line-break/>import javax.swing.table.AbstractTableModel;<text:line-break/><text:line-break/>/**<text:line-break/> * Tabla de Transiciones de un automata ajustado para ser utilizado como el <text:line-break/> * modelo de un componente Jtable<text:line-break/> * <text:line-break/> * @author Cristhian Parra ({@link cdparra@gmail.com})<text:line-break/> * @author Fernando Mancía ({@link fernandomancia@gmail.com})<text:line-break/> */<text:line-break/>public class AutomataTable extends AbstractTableModel {<text:line-break/><text:line-break/> <text:s text:c="3"/>/**<text:line-break/> <text:s text:c="4"/>* Automata cuya tabla de tranciciones se quiere representar<text:line-break/> <text:s text:c="4"/>*/<text:line-break/> <text:s text:c="3"/>private Automata automata;<text:line-break/> <text:s text:c="3"/><text:line-break/> <text:s text:c="3"/>/**<text:line-break/> <text:s text:c="4"/>* Cantidad de columnas de la Tabla<text:line-break/> <text:s text:c="4"/>*/<text:line-break/> <text:s text:c="3"/>private int columnCount = 0;<text:line-break/> <text:s text:c="3"/><text:line-break/> <text:s text:c="3"/>/**<text:line-break/> <text:s text:c="4"/>* Cantidad de filas de la tabla<text:line-break/> <text:s text:c="4"/>*/<text:line-break/> <text:s text:c="3"/>private int rowCount = 0;<text:line-break/> <text:s text:c="3"/><text:line-break/> <text:s text:c="3"/>/**<text:line-break/> <text:s text:c="4"/>* Matriz que contiene los data a desplegar en el JTable. <text:line-break/> <text:s text:c="4"/>*/<text:line-break/> <text:s text:c="3"/>private Object [][] data;<text:line-break/> <text:s text:c="3"/><text:line-break/> <text:s text:c="3"/>/**<text:line-break/> <text:s text:c="4"/>* Etiqueta de cada columna de la tabla<text:line-break/> <text:s text:c="4"/>*/<text:line-break/> <text:s text:c="3"/>private String [] columnsName;<text:line-break/> <text:s text:c="3"/><text:line-break/> <text:s text:c="3"/>/**<text:line-break/> <text:s text:c="4"/>* Cuenta de simbolos del alfabeto que realmente se utilizan<text:line-break/> <text:s text:c="4"/>*/<text:line-break/> <text:s text:c="3"/>private int columnRealCount;<text:line-break/><text:line-break/> <text:s text:c="3"/>public AutomataTable(Automata automata) {<text:line-break/> <text:s text:c="7"/>this.automata <text:s text:c="6"/>= automata; <text:s text:c="7"/><text:line-break/> <text:s text:c="7"/><text:line-break/> <text:s text:c="7"/>if (automata != null) {<text:line-break/> <text:s text:c="11"/>this.columnCount = this.automata.getAlpha().size()+1; // La primera columna es de las etiquetas de estado<text:line-break/><text:line-break/> <text:s text:c="11"/>// Si es AFN, se debe tener entre los elementos del alfabeto al vacio<text:line-break/> <text:s text:c="11"/>if (this.automata.getTipo() == TipoAutomata.AFN) {<text:line-break/> <text:s text:c="15"/>this.columnCount++;<text:line-break/> <text:s text:c="15"/>this.columnRealCount++;<text:line-break/> <text:s text:c="11"/>}<text:line-break/><text:line-break/> <text:s text:c="11"/>this.rowCount = this.automata.getEstados().size();<text:line-break/> <text:s text:c="11"/>this.columnsName = new String[this.columnCount]; <text:line-break/> <text:s text:c="11"/>this.data = new Object[this.rowCount][this.columnCount];<text:line-break/> <text:s text:c="11"/>this.columnRealCount = 0;<text:line-break/><text:line-break/> <text:s text:c="11"/>// Si es AFN, se debe tener entre los elementos del alfabeto al vacio<text:line-break/> <text:s text:c="11"/>if (this.automata.getTipo() == TipoAutomata.AFN) {<text:line-break/> <text:s text:c="15"/>this.columnsName[1] = CONSTANS.getVacio();<text:line-break/> <text:s text:c="15"/>this.columnsName[0] = "Estado";<text:line-break/> <text:s text:c="11"/>}<text:line-break/><text:line-break/> <text:s text:c="11"/>this.loadTable();<text:line-break/> <text:s text:c="7"/>}<text:line-break/> <text:s text:c="3"/>}<text:line-break/> <text:s text:c="3"/><text:line-break/> <text:s text:c="3"/>/**<text:line-break/> <text:s text:c="4"/>* Constructor principal de la clase <text:line-break/> <text:s text:c="4"/>* @param col Cantidad de columnas de la tabla<text:line-break/> <text:s text:c="4"/>* @param fil Cantidad de filas de la tabla<text:line-break/> <text:s text:c="4"/>*/<text:line-break/> <text:s text:c="3"/>public AutomataTable(int fil, int col) {<text:line-break/> <text:s text:c="7"/>this.rowCount <text:s text:c="6"/>= fil;<text:line-break/><text:soft-page-break/> <text:s text:c="7"/>this.columnCount <text:s text:c="3"/>= col;<text:line-break/> <text:s text:c="7"/>this.columnsName <text:s text:c="3"/>= new String[col];<text:line-break/> <text:s text:c="7"/>this.data <text:s text:c="10"/>= new Object[fil][col];<text:line-break/> <text:s text:c="3"/>}<text:line-break/> <text:s text:c="3"/><text:line-break/> <text:s text:c="3"/>/**<text:line-break/> <text:s text:c="4"/>* Obtener la cantidad de columnas de la tabla<text:line-break/> <text:s text:c="4"/>* @return Cantidad de columnas de la tabla<text:line-break/> <text:s text:c="4"/>*/<text:line-break/> <text:s text:c="3"/>public int getColumnCount() {<text:line-break/> <text:s text:c="7"/>return this.columnCount;<text:line-break/> <text:s text:c="3"/>}<text:line-break/><text:line-break/> <text:s text:c="3"/>/**<text:line-break/> <text:s text:c="4"/>* Obtener la cantidad de filas de la tabla.<text:line-break/> <text:s text:c="4"/>* @return Cantidad de filas de la tabla<text:line-break/> <text:s text:c="4"/>*/<text:line-break/> <text:s text:c="3"/>public int getRowCount() {<text:line-break/> <text:s text:c="7"/>return this.rowCount;<text:line-break/> <text:s text:c="3"/>}<text:line-break/><text:line-break/> <text:s text:c="3"/>/**<text:line-break/> <text:s text:c="4"/>* Obtener el nombre de una de las columnas de la tabla<text:line-break/> <text:s text:c="4"/>* @param col Número de columna cuyo nombre desea obtenerse.<text:line-break/> <text:s text:c="4"/>* @return El nombre de la columna.<text:line-break/> <text:s text:c="4"/>*/<text:line-break/> <text:s text:c="3"/>@Override<text:line-break/> <text:s text:c="3"/>public String getColumnName(int col) {<text:line-break/> <text:s text:c="7"/>return this.columnsName[col];<text:line-break/> <text:s text:c="3"/>}<text:line-break/> <text:s text:c="3"/><text:line-break/> <text:s text:c="3"/>/**<text:line-break/> <text:s text:c="4"/>* Establecer el nombre de una columna de la Tabla<text:line-break/> <text:s text:c="4"/>* @param col Número de columna de la Tabla cuyo nombre desea establecerse.<text:line-break/> <text:s text:c="4"/>* @param nombre Nombre de la columna.<text:line-break/> <text:s text:c="4"/>*/<text:line-break/> <text:s text:c="3"/>public void setColumnName(int col, String nombre) {<text:line-break/> <text:s text:c="7"/>this.columnsName[col] = nombre;<text:line-break/> <text:s text:c="3"/>}<text:line-break/><text:line-break/> <text:s text:c="3"/>/**<text:line-break/> <text:s text:c="4"/>* Obtener un valor almacenado en la Tabla.<text:line-break/> <text:s text:c="4"/>* @param row Número de fila de la Tabla.<text:line-break/> <text:s text:c="4"/>* @param col Número de columna de la Tabla.<text:line-break/> <text:s text:c="4"/>* @return Objeto almacenado en las posiciones [row,col]<text:line-break/> <text:s text:c="4"/>*/<text:line-break/> <text:s text:c="3"/>public Object getValueAt(int row, int col) {<text:line-break/> <text:s text:c="7"/>return this.data[row][col];<text:line-break/> <text:s text:c="3"/>}<text:line-break/> <text:s text:c="3"/><text:line-break/> <text:s text:c="3"/>/**<text:line-break/> <text:s text:c="4"/>* Establecer un valor en la Tabla.<text:line-break/> <text:s text:c="4"/>* @param value Valor a almacenar en la Tabla en la posici�n [row,col].<text:line-break/> <text:s text:c="4"/>* @param row Número de columna en la Tabla.<text:line-break/> <text:s text:c="4"/>* @param col Número de columna en la Tabla.<text:line-break/> <text:s text:c="4"/>*/<text:line-break/> <text:s text:c="3"/>@Override<text:line-break/> <text:s text:c="3"/>public void setValueAt(Object value, int row, int col) {<text:line-break/> <text:s text:c="7"/>this.data[row][col] = value;<text:line-break/> <text:s text:c="7"/>this.fireTableCellUpdated(row, col);<text:line-break/> <text:s text:c="3"/>}<text:line-break/><text:line-break/> <text:s text:c="3"/>/**<text:line-break/> <text:s text:c="4"/>* Determinar el renderizador por defecto para cada celda.<text:line-break/> <text:s text:c="4"/>* @param c Número de columna cuyo tipo de Clase se quiere conocer.<text:line-break/> <text:s text:c="4"/>* @return Class de la columna en cuesti�n.<text:line-break/> <text:s text:c="4"/>*/<text:line-break/> <text:s text:c="3"/>@Override<text:line-break/> <text:s text:c="3"/>public Class getColumnClass(int c) {<text:line-break/> <text:s text:c="7"/>return this.getValueAt(0, c).getClass();<text:line-break/> <text:s text:c="3"/>}<text:line-break/> <text:s text:c="3"/><text:line-break/> <text:s text:c="3"/>/**<text:line-break/> <text:s text:c="4"/>* Arreglar las posiciones de la Tabla donde no se estableció ningún valor<text:line-break/> <text:s text:c="4"/>* (tiene objetos null). Los objetos null se reemplazan por Strings Vacíos<text:line-break/> <text:s text:c="4"/>*/<text:line-break/> <text:s text:c="3"/>public void arreglarObjetosNulos() {<text:line-break/> <text:s text:c="7"/>String vacio = " ";<text:line-break/> <text:s text:c="7"/>for (int i = 0; i &lt; this.rowCount; i++) {<text:line-break/> <text:s text:c="11"/>for (int j = 0; j &lt; this.columnCount; j++) {<text:line-break/><text:soft-page-break/> <text:s text:c="15"/>Object o = this.data[i][j];<text:line-break/> <text:s text:c="15"/>if (o == null) {<text:line-break/> <text:s text:c="19"/>this.setValueAt(vacio, i, j);<text:line-break/> <text:s text:c="15"/>}<text:line-break/> <text:s text:c="11"/>}<text:line-break/> <text:s text:c="7"/>}<text:line-break/> <text:s text:c="3"/>}<text:line-break/><text:line-break/> <text:s text:c="3"/>public<text:line-break/><text:line-break/> <text:s text:c="3"/>/**<text:line-break/> <text:s text:c="4"/>* Automata cuya tabla de tranciciones se quiere representar<text:line-break/> <text:s text:c="4"/>*/<text:line-break/> <text:s text:c="3"/>Automata getAutomata() {<text:line-break/> <text:s text:c="7"/>return automata;<text:line-break/> <text:s text:c="3"/>}<text:line-break/><text:line-break/> <text:s text:c="3"/>public void setAutomata(Automata automata) {<text:line-break/> <text:s text:c="7"/>this.automata = automata;<text:line-break/> <text:s text:c="3"/>}<text:line-break/><text:line-break/> <text:s text:c="3"/>private void loadTable() {<text:line-break/> <text:s text:c="7"/><text:line-break/> <text:s text:c="7"/>// Recorremos el automata estado a estado y en cada paso, cargamos la <text:line-break/> <text:s text:c="7"/>// tabla en el índice que corresponde a la columna y fila del par <text:line-break/> <text:s text:c="7"/>// etiqueta, estado procesado<text:line-break/> <text:s text:c="7"/>for (Iterator&lt;Estado&gt; it = this.automata.getEstados().getIterator(); it.hasNext();) {<text:line-break/> <text:s text:c="11"/><text:line-break/> <text:s text:c="11"/>Estado current = it.next(); <text:s text:c="20"/>// Obtenemos el estadoa actual a procesar<text:line-break/> <text:s text:c="11"/>ListaEnlaces enlaces = current.getEnlaces(); <text:s text:c="3"/>// Obtenemos sus enlaces <text:s text:c="11"/><text:line-break/> <text:s text:c="11"/>int rowEstado = current.getId(); <text:s text:c="15"/>// La fila del estado es igual a su id<text:line-break/> <text:s text:c="11"/><text:line-break/> <text:s text:c="11"/>String estadoLabel = rowEstado+"";<text:line-break/> <text:s text:c="11"/>if (current.isEstadoinicial()) {<text:line-break/> <text:s text:c="15"/>estadoLabel+="(ini)";<text:line-break/> <text:s text:c="11"/>}<text:line-break/> <text:s text:c="11"/><text:line-break/> <text:s text:c="11"/>if (current.isEstadofinal()) {<text:line-break/> <text:s text:c="15"/>estadoLabel+="(fin)";<text:line-break/> <text:s text:c="11"/>}<text:line-break/> <text:s text:c="11"/><text:line-break/> <text:s text:c="11"/>this.setValueAt(estadoLabel,rowEstado, 0);<text:line-break/> <text:s text:c="11"/><text:line-break/> <text:s text:c="11"/>// Iteramos sobre los enlaces para agregar los destinos en las celdas<text:line-break/> <text:s text:c="11"/>// adecuadas de la matriz<text:line-break/> <text:s text:c="11"/>for (Iterator&lt;Enlace&gt; ite = enlaces.getIterator(); ite.hasNext();) {<text:line-break/> <text:s text:c="15"/><text:line-break/> <text:s text:c="15"/>Enlace currentLink = ite.next(); <text:s text:c="11"/>// enlace actual a procesar </text:p>
      <text:p text:style-name="P6"><text:s text:c="15"/><text:line-break/> <text:s text:c="15"/>String symbol = currentLink.getEtiqueta(); <text:s/>// simbolo del enlace <text:s text:c="15"/><text:line-break/> <text:s text:c="15"/>int indexCol = this.findColumn(symbol); <text:s text:c="4"/>// obtenemos la columna de la etiqueta<text:line-break/> <text:s text:c="15"/><text:line-break/> <text:s text:c="15"/>// Si la columna obtenida es -1, todavía no se cargó <text:line-break/> <text:s text:c="15"/>// esta etiqueta al encabezado<text:line-break/> <text:s text:c="15"/>if (indexCol &lt; 0) { <text:s text:c="19"/><text:line-break/> <text:s text:c="18"/>indexCol = this.columnRealCount+1;<text:line-break/> <text:s text:c="18"/>this.columnsName[indexCol] = symbol;<text:line-break/> <text:s text:c="18"/>this.columnRealCount++;<text:line-break/> <text:s text:c="18"/><text:line-break/> <text:s text:c="15"/>}<text:line-break/> <text:s text:c="15"/><text:line-break/> <text:s text:c="15"/>Estado destino = currentLink.getDestino(); <text:s/>// obtenemos el destino de esta enlace<text:line-break/> <text:s text:c="15"/><text:line-break/> <text:s text:c="15"/>// vemos si para para este estado,simbolo ya habían destinos asociados<text:line-break/> <text:s text:c="15"/>Object estados = this.getValueAt(rowEstado, indexCol);<text:line-break/> <text:s text:c="15"/><text:line-break/> <text:s text:c="15"/>if (estados == null) {<text:line-break/> <text:s text:c="19"/>estados = new ListaEstados();<text:line-break/> <text:s text:c="15"/>}<text:line-break/> <text:s text:c="15"/><text:line-break/> <text:s text:c="15"/>((ListaEstados) estados).add(destino); <text:s text:c="22"/>// agregamos el nuevo destino a la lista<text:line-break/> <text:s text:c="15"/><text:line-break/> <text:s text:c="15"/>// Cargamos la lista de nuevo en la matriz de objetos <text:s text:c="15"/><text:line-break/> <text:s text:c="15"/>this.setValueAt(estados,rowEstado, indexCol);<text:line-break/> <text:s text:c="11"/>} <text:s text:c="11"/><text:line-break/> <text:s text:c="7"/>} <text:s text:c="7"/><text:line-break/> <text:s text:c="3"/>} <text:s text:c="3"/><text:line-break/> <text:s text:c="3"/><text:line-break/><text:soft-page-break/> <text:s text:c="3"/>@Override<text:line-break/> <text:s text:c="3"/>public String toString() {<text:line-break/> <text:s text:c="7"/>String result="";<text:line-break/> <text:s text:c="7"/><text:line-break/> <text:s text:c="7"/>for (int i = 0; i &lt; data.length; i++) {<text:line-break/> <text:s text:c="11"/>Object[] objects = data[i]; <text:line-break/> <text:s text:c="11"/>for (int j = 0; j &lt; objects.length; j++) {<text:line-break/> <text:s text:c="15"/>Object object = objects[j]; <text:s text:c="3"/><text:line-break/> <text:s text:c="15"/>if (object != null) {<text:line-break/> <text:s text:c="19"/>result = result + ( (ListaEstados) object).toString()+"\t";<text:line-break/> <text:s text:c="15"/>} else {<text:line-break/> <text:s text:c="19"/>result = result + "null\t";<text:line-break/> <text:s text:c="15"/>}<text:line-break/> <text:s text:c="11"/>}<text:line-break/> <text:s text:c="11"/>result += "\n";<text:line-break/> <text:s text:c="7"/>}<text:line-break/> <text:s text:c="7"/><text:line-break/> <text:s text:c="7"/>return result; <text:line-break/> <text:s text:c="3"/>}<text:line-break/>}<text:line-break/>/*<text:line-break/> * To change this template, choose Tools | Templates<text:line-break/> * and open the template in the editor.<text:line-break/> */<text:line-break/><text:line-break/>package app;<text:line-break/><text:line-break/>import org.simpleframework.xml.*;<text:line-break/><text:line-break/>/**<text:line-break/> * Clase que implementa el modelo de la configuración del sistema<text:line-break/> * <text:line-break/> * @author Cristhian Parra ({@link cdparra@gmail.com})<text:line-break/> * @author Fernando Mancía ({@link fernandomancia@gmail.com})<text:line-break/> */<text:line-break/>@Root<text:line-break/>public class Configuracion {<text:line-break/><text:line-break/> <text:s text:c="3"/>/**<text:line-break/> <text:s text:c="4"/>* Path al directorio que contiene el binario ejecutable de Dot (Graphviz)<text:line-break/> <text:s text:c="4"/>*/<text:line-break/> <text:s text:c="2"/>@Element<text:line-break/> <text:s text:c="2"/>private String dotpath = "/usr/bin/dot";<text:line-break/> <text:s text:c="2"/><text:line-break/> <text:s text:c="2"/>/**<text:line-break/> <text:s text:c="3"/>* Símbolo a ser desplegado como etiqueta de los enlaces vacíos<text:line-break/> <text:s text:c="3"/>*/<text:line-break/> <text:s text:c="2"/>@Element<text:line-break/> <text:s text:c="2"/>private String emptySymbol="(vacio)";<text:line-break/><text:line-break/> <text:s text:c="2"/>/**<text:line-break/> <text:s text:c="3"/>* Path al directorio que almacenará temporalmente las imágenes que se generan<text:line-break/> <text:s text:c="3"/>*/<text:line-break/> <text:s text:c="2"/>@Element<text:line-break/> <text:s text:c="2"/>private String imgdir = "/tmp";<text:line-break/><text:line-break/> <text:s text:c="2"/>/**<text:line-break/> <text:s text:c="3"/>* Índice de propiedades de configuración (pensado para implementar versiones <text:line-break/> <text:s text:c="3"/>* de configuración en el futuro)<text:line-break/> <text:s text:c="3"/>*/<text:line-break/> <text:s text:c="2"/>@Attribute<text:line-break/> <text:s text:c="2"/>private int index;<text:line-break/> <text:s text:c="2"/><text:line-break/> <text:s text:c="2"/><text:line-break/> <text:s text:c="2"/>public Configuracion() {<text:line-break/> <text:s text:c="5"/>super();<text:line-break/> <text:s text:c="2"/>} <text:s/><text:line-break/><text:line-break/> <text:s text:c="2"/>public Configuracion(String text, int index) {<text:line-break/> <text:s text:c="5"/>this.index = index;<text:line-break/> <text:s text:c="5"/>this.dotpath = text;<text:line-break/> <text:s text:c="2"/>}<text:line-break/><text:line-break/> <text:s text:c="2"/>public String getDotPath() {<text:line-break/> <text:s text:c="5"/>return dotpath;<text:line-break/> <text:s text:c="2"/>}<text:line-break/><text:line-break/> <text:s text:c="2"/>public int getGraphViz() {<text:line-break/> <text:s text:c="5"/>return index;<text:line-break/> <text:s text:c="2"/>}<text:line-break/><text:soft-page-break/><text:line-break/> <text:s text:c="3"/>public String getEmptySymbol() {<text:line-break/> <text:s text:c="7"/>return emptySymbol;<text:line-break/> <text:s text:c="3"/>}<text:line-break/><text:line-break/> <text:s text:c="3"/>public void setEmptySymbol(String emptySymbol) {<text:line-break/> <text:s text:c="7"/>this.emptySymbol = emptySymbol;<text:line-break/> <text:s text:c="3"/>}<text:line-break/><text:line-break/> <text:s text:c="3"/>public void setImgdir(String text) {<text:line-break/> <text:s text:c="7"/>this.imgdir = text;<text:line-break/> <text:s text:c="3"/>}<text:line-break/> <text:s text:c="3"/><text:line-break/> <text:s text:c="3"/>public String getImgdir() {<text:line-break/> <text:s text:c="7"/>return this.imgdir;<text:line-break/> <text:s text:c="3"/>}<text:line-break/><text:line-break/> <text:s text:c="3"/>void setDotPath(String absolutePath) {<text:line-break/> <text:s text:c="7"/>this.dotpath = absolutePath;<text:line-break/> <text:s text:c="3"/>}<text:line-break/>}<text:line-break/>/*<text:line-break/> * Main.java<text:line-break/> *<text:line-break/> * Created on 10 de noviembre de 2008, 10:50 PM<text:line-break/> */<text:line-break/><text:line-break/>package app;<text:line-break/><text:line-break/>import afgenjava.*;<text:line-break/>import exceptions.*;<text:line-break/>import graphviz.GraphViz;<text:line-break/>import java.awt.Color;<text:line-break/>import java.awt.Component;<text:line-break/>import java.awt.Font;<text:line-break/>import java.io.File;<text:line-break/>import java.util.logging.Level;<text:line-break/>import java.util.logging.Logger;<text:line-break/>import javax.swing.JFrame;<text:line-break/>import javax.swing.JTable;<text:line-break/>import javax.swing.table.DefaultTableCellRenderer;<text:line-break/>import javax.swing.table.TableCellRenderer;<text:line-break/>import javax.swing.table.TableModel;<text:line-break/>import javax.xml.crypto.dsig.spec.C14NMethodParameterSpec;<text:line-break/>import org.simpleframework.xml.Serializer;<text:line-break/>import org.simpleframework.xml.load.Persister;<text:line-break/>import traductor.*;<text:line-break/><text:line-break/>/**<text:line-break/> *<text:line-break/> * Ventana principal de la aplicación de generación de Automatas Finitos para <text:line-break/> * expresiones regulares. &lt;br&gt;&lt;br&gt;<text:line-break/> * <text:line-break/> * @author <text:s/>Cristhian Parra ({@link cdparra@gmail.com})<text:line-break/> * @author <text:s/>Fernando Mancía ({@link fernandomancia@gmail.com})<text:line-break/> */<text:line-break/>public class Main extends javax.swing.JFrame {<text:line-break/> <text:s text:c="3"/><text:line-break/> <text:s text:c="3"/><text:line-break/> <text:s text:c="3"/>/**<text:line-break/> <text:s text:c="4"/>* Variables utilizadas<text:line-break/> <text:s text:c="4"/>*/<text:line-break/> <text:s text:c="3"/>/**<text:line-break/> <text:s text:c="4"/>* Configuración de la aplicación utilizada en todo el programa<text:line-break/> <text:s text:c="4"/>*/<text:line-break/> <text:s text:c="3"/>private Configuracion conf;<text:line-break/> <text:s text:c="3"/>/**<text:line-break/> <text:s text:c="4"/>* Automata finito no determinista de la expresión procesada<text:line-break/> <text:s text:c="4"/>*/<text:line-break/> <text:s text:c="3"/>private Automata AFN;<text:line-break/> <text:s text:c="3"/>/**<text:line-break/> <text:s text:c="4"/>* Automata finito determinista de la expresión procesada<text:line-break/> <text:s text:c="4"/>*/<text:line-break/> <text:s text:c="3"/>private Automata AFD;<text:line-break/> <text:s text:c="3"/><text:line-break/> <text:s text:c="3"/>/**<text:line-break/> <text:s text:c="4"/>* Automata finito determinista mínimo de la expresión procesada<text:line-break/> <text:s text:c="4"/>*/<text:line-break/> <text:s text:c="3"/>private Automata AFDMin;<text:line-break/> <text:s text:c="3"/><text:line-break/><text:soft-page-break/> <text:s text:c="3"/>/**<text:line-break/> <text:s text:c="4"/>* Tabla de Transiciones de cada automata<text:line-break/> <text:s text:c="4"/>*/<text:line-break/> <text:s text:c="3"/>private Dtrans DT_AFN;<text:line-break/> <text:s text:c="3"/>private Dtrans DT_AFD;<text:line-break/> <text:s text:c="3"/>private Dtrans DT_AFDMin;<text:line-break/> <text:s text:c="3"/><text:line-break/> <text:s text:c="3"/>/**<text:line-break/> <text:s text:c="4"/>* Clases de simulación de automatas para cada tipo<text:line-break/> <text:s text:c="4"/>*/<text:line-break/> <text:s text:c="3"/>private Simulacion afnSim;<text:line-break/> <text:s text:c="3"/>private Simulacion afdSim;<text:line-break/> <text:s text:c="3"/>private Simulacion afdMinSim;<text:line-break/> <text:s text:c="3"/><text:line-break/> <text:s text:c="3"/>/**<text:line-break/> <text:s text:c="4"/>* Banderas de indicación del resultado de la validación<text:line-break/> <text:s text:c="4"/>*/<text:line-break/> <text:s text:c="3"/>private boolean afnSimResult;<text:line-break/> <text:s text:c="3"/>private boolean afdSimResult;<text:line-break/> <text:s text:c="3"/>private boolean afdMinSimResult;<text:line-break/> <text:s text:c="3"/><text:line-break/> <text:s text:c="3"/>/**<text:line-break/> <text:s text:c="4"/>* Ventana de about<text:line-break/> <text:s text:c="4"/>*/<text:line-break/> <text:s text:c="3"/>private JFrame about;<text:line-break/> <text:s text:c="3"/><text:line-break/> <text:s text:c="3"/>/**<text:line-break/> <text:s text:c="4"/>* Ventana de configuración<text:line-break/> <text:s text:c="4"/>*/<text:line-break/> <text:s text:c="3"/>private JFrame config;<text:line-break/> <text:s text:c="3"/><text:line-break/> <text:s text:c="3"/>/**<text:line-break/> <text:s text:c="4"/>* Ventana de dibujo y simulación<text:line-break/> <text:s text:c="4"/>*/<text:line-break/> <text:s text:c="3"/>private AutomataGrafico graphics;<text:line-break/> <text:s text:c="3"/><text:line-break/> <text:s text:c="3"/>/**<text:line-break/> <text:s text:c="3"/>* Implementación de procedimientos que hacen la lógica del Programa completo<text:line-break/> <text:s text:c="3"/>*/<text:line-break/><text:line-break/> <text:s text:c="3"/>/**<text:line-break/> <text:s text:c="4"/>* Método que verifica el campo de ingreso de la expresión regular, <text:line-break/> <text:s text:c="4"/>* y habilita los controles relacionados si este texto no està vacío. <text:line-break/> <text:s text:c="4"/>*/<text:line-break/> <text:s text:c="3"/>public void checkRegEx() {<text:line-break/> <text:s text:c="11"/>String regex = jTextReGex.getText();<text:line-break/> <text:s text:c="11"/>if (regex.compareTo("") != 0) {<text:line-break/> <text:s text:c="15"/>this.habilitarRegExProcess();<text:line-break/> <text:s text:c="11"/>} else {<text:line-break/> <text:s text:c="15"/>this.bloquearRegExProcess();<text:line-break/> <text:s text:c="11"/>} <text:s text:c="7"/><text:line-break/> <text:s text:c="3"/>}<text:line-break/> <text:s text:c="3"/><text:line-break/> <text:s text:c="3"/>/**<text:line-break/> <text:s text:c="4"/>* Llamada al proceso de validación de una cadena de entrada haciendo uso <text:line-break/> <text:s text:c="4"/>* del AFN<text:line-break/> <text:s text:c="4"/>* @return boolean: True si la cadena pertenece al lenguaje definido por la expresión &lt;br&gt;<text:line-break/> <text:s text:c="4"/>* False si no pertenece al lenguaje<text:line-break/> <text:s text:c="4"/>*/<text:line-break/> <text:s text:c="3"/>public boolean validarAFN() {<text:line-break/> <text:s text:c="7"/>this.setAfnSim(new Simulacion(this.jTextValidate.getText(), this.AFN)); <text:s text:c="7"/><text:line-break/> <text:s text:c="7"/>this.jTabbedPaneTables.setSelectedIndex(0);<text:line-break/> <text:s text:c="7"/>return this.getAfnSim().validar();<text:line-break/> <text:s text:c="3"/>}<text:line-break/> <text:s text:c="7"/><text:line-break/> <text:s text:c="3"/>/**<text:line-break/> <text:s text:c="4"/>* Llamada al proceso de validación de una cadena de entrada haciendo uso <text:line-break/> <text:s text:c="4"/>* del AFD<text:line-break/> <text:s text:c="4"/>* <text:line-break/> <text:s text:c="4"/>* @return boolean: True si la cadena pertenece al lenguaje definido por la expresión &lt;br&gt;<text:line-break/> <text:s text:c="4"/>* False si no pertenece al lenguaje<text:line-break/> <text:s text:c="4"/>*/<text:line-break/> <text:s text:c="3"/>public boolean validarAFD() {<text:line-break/> <text:s text:c="7"/>this.setAfdSim(new Simulacion(this.jTextValidate.getText(), this.AFD)); <text:s text:c="7"/><text:line-break/> <text:s text:c="7"/>boolean exito = this.getAfdSim().validar(); <text:s text:c="4"/><text:line-break/> <text:s text:c="7"/>this.cambiarColorCeldaFinal(this.AFD,exito);<text:line-break/> <text:s text:c="7"/>return exito;<text:line-break/> <text:s text:c="3"/>}<text:line-break/> <text:s text:c="3"/><text:line-break/> <text:s text:c="3"/>/**<text:line-break/><text:soft-page-break/> <text:s text:c="4"/>* Llamada al proceso de validación de una cadena de entrada haciendo uso <text:line-break/> <text:s text:c="4"/>* del AFDMin<text:line-break/> <text:s text:c="4"/>* <text:line-break/> <text:s text:c="4"/>* @return boolean: True si la cadena pertenece al lenguaje definido por la expresión &lt;br&gt;<text:line-break/> <text:s text:c="4"/>* False si no pertenece al lenguaje<text:line-break/> <text:s text:c="4"/>*/<text:line-break/> <text:s text:c="3"/>public boolean validarAFDMin() {<text:line-break/> <text:s text:c="7"/>this.setAfdMinSim(new Simulacion(this.jTextValidate.getText(), this.AFDMin)); <text:s text:c="7"/><text:line-break/> <text:s text:c="7"/>boolean exito = this.getAfdMinSim().validar(); <text:s text:c="4"/><text:line-break/> <text:s text:c="7"/>this.cambiarColorCeldaFinal(this.AFDMin,exito);<text:line-break/> <text:s text:c="7"/>return exito;<text:line-break/> <text:s text:c="3"/>}<text:line-break/> <text:s text:c="3"/><text:line-break/> <text:s text:c="3"/>/**<text:line-break/> <text:s text:c="4"/>* Copia el Alfabeto seleccionado al jTextField correspondiente<text:line-break/> <text:s text:c="4"/>*/<text:line-break/> <text:s text:c="3"/>public void copyDefaultAlpha() {<text:line-break/> <text:s text:c="7"/>String defaultAlpha = (String) this.jListDefaultAlphas.getSelectedValue();<text:line-break/><text:line-break/> <text:s text:c="7"/>String az = "abcdefghijklmnñopqrstuvwxyz";<text:line-break/> <text:s text:c="7"/>String numbers = "0123456789";<text:line-break/> <text:s text:c="7"/>String binario = "01";<text:line-break/> <text:s text:c="7"/>String vocales = "aeiou";<text:line-break/> <text:s text:c="7"/>String all = az + az.toUpperCase() + numbers;<text:line-break/><text:line-break/> <text:s text:c="7"/>if (defaultAlpha.compareTo("[a-z]") == 0) {<text:line-break/> <text:s text:c="11"/>this.jTextAlpha.setText(az);<text:line-break/> <text:s text:c="7"/>} else if (defaultAlpha.compareTo("[A-Z]") == 0) {<text:line-break/> <text:s text:c="11"/>this.jTextAlpha.setText(az.toUpperCase());<text:line-break/> <text:s text:c="7"/>} else if (defaultAlpha.compareTo("[a-zA-Z]") == 0) {<text:line-break/> <text:s text:c="11"/>this.jTextAlpha.setText(az + az.toUpperCase());<text:line-break/> <text:s text:c="7"/>} else if (defaultAlpha.compareTo("[0-9]") == 0) {<text:line-break/> <text:s text:c="11"/>this.jTextAlpha.setText(numbers);<text:line-break/> <text:s text:c="7"/>} else if (defaultAlpha.compareTo("[0-1]") == 0) {<text:line-break/> <text:s text:c="11"/>this.jTextAlpha.setText(binario);<text:line-break/> <text:s text:c="7"/>} else if (defaultAlpha.compareTo("[vocals]") == 0) {<text:line-break/> <text:s text:c="11"/>this.jTextAlpha.setText(vocales);<text:line-break/> <text:s text:c="7"/>} else if (defaultAlpha.compareTo("[ALL]") == 0) {<text:line-break/> <text:s text:c="11"/>this.jTextAlpha.setText(all);<text:line-break/> <text:s text:c="7"/>} <text:line-break/> <text:s text:c="3"/>}<text:line-break/> <text:s text:c="3"/><text:line-break/> <text:s text:c="3"/>/**<text:line-break/> <text:s text:c="4"/>* <text:line-break/> <text:s text:c="4"/>* Método principal que se encarga de procesar la entrada para generar los <text:line-break/> <text:s text:c="4"/>* Automatas deseados. <text:line-break/> <text:s text:c="4"/>* <text:line-break/> <text:s text:c="4"/>*/<text:line-break/> <text:s text:c="3"/>public void procesarRegEx() {<text:line-break/><text:line-break/><text:line-break/> <text:s text:c="7"/>String regex = jTextReGex.getText();<text:line-break/> <text:s text:c="7"/>String alpha = jTextAlpha.getText();<text:line-break/> <text:s text:c="7"/>boolean Errors = false;<text:line-break/><text:line-break/> <text:s text:c="7"/>// Check entries<text:line-break/> <text:s text:c="7"/>if (regex.compareTo("") == 0) {<text:line-break/> <text:s text:c="11"/>jTextAreaOutput.append("# --&gt; No se introdujo ninguna expresión regular\n");<text:line-break/> <text:s text:c="11"/>jTextAreaOutput.append("# &lt;--------------------------------------------\n");<text:line-break/> <text:s text:c="11"/>Errors = true;<text:line-break/> <text:s text:c="7"/>} else if (alpha.compareTo("") == 0) {<text:line-break/> <text:s text:c="11"/>jTextAreaOutput.append("# --&gt; No se introdujo ningún alfabeto\n");<text:line-break/> <text:s text:c="11"/>jTextAreaOutput.append("# &lt;-------------------------------------------\n");<text:line-break/> <text:s text:c="11"/>Errors = true;<text:line-break/></text:p>
      <text:p text:style-name="P6"><text:s text:c="8"/>} else {<text:line-break/><text:line-break/> <text:s text:c="11"/>this.bloquearControles();<text:line-break/><text:line-break/> <text:s text:c="11"/>// Procesar la expresión regular y Generar el AFN, el AFD y el AFDMínimos <text:s text:c="7"/><text:line-break/> <text:s text:c="11"/>jTextAreaOutput.append("# --&gt; Generando el AFN...\n");<text:line-break/> <text:s text:c="11"/>Analizador traductor = new Analizador(regex, alpha);<text:line-break/><text:line-break/> <text:s text:c="11"/>Errors = traductor.isHayErrores();<text:line-break/> <text:s text:c="11"/>// 1. Generar el AFN<text:line-break/> <text:s text:c="11"/>if (!Errors) {<text:line-break/> <text:s text:c="15"/>this.setAFN(traductor.traducir());<text:line-break/> <text:s text:c="11"/>}<text:line-break/><text:line-break/> <text:s text:c="11"/>Errors = traductor.isHayErrores();<text:line-break/><text:soft-page-break/> <text:s text:c="11"/><text:line-break/> <text:s text:c="11"/>// 1.2. Verificar si hubieron errores. <text:line-break/> <text:s text:c="11"/>if (Errors) {<text:line-break/> <text:s text:c="15"/>jTextAreaOutput.append("# ERRORS: --&gt; " + traductor.getErrMsg() + "\n");<text:line-break/> <text:s text:c="15"/>jTextAreaOutput.append("# &lt;-------------------------------------------\n");<text:line-break/> <text:s text:c="11"/>} else {<text:line-break/><text:line-break/> <text:s text:c="15"/>jTextAreaOutput.append("# --&gt; AFN Generado con éxito!\n");<text:line-break/><text:line-break/> <text:s text:c="15"/>// 2. Generar el AFD <text:s text:c="11"/><text:line-break/> <text:s text:c="15"/>jTextAreaOutput.append("# --&gt; Generando el AFD...\n");<text:line-break/> <text:s text:c="15"/>AlgSubconjuntos algSub;<text:line-break/> <text:s text:c="15"/>Dtrans dtran;<text:line-break/><text:line-break/> <text:s text:c="15"/>try {<text:line-break/> <text:s text:c="19"/>algSub = new AlgSubconjuntos(this.AFN);<text:line-break/> <text:s text:c="19"/>dtran = algSub.ejecutar(); <text:s text:c="19"/><text:line-break/> <text:s text:c="19"/>this.AFD = dtran.convertAutomata();<text:line-break/> <text:s text:c="19"/><text:line-break/> <text:s text:c="19"/>this.AFD = AlgSubconjuntos.eliminar_estados_inalcanzables(this.AFD);<text:line-break/> <text:s text:c="19"/><text:line-break/> <text:s text:c="19"/>this.AFD.setAlpha(this.AFN.getAlpha());<text:line-break/> <text:s text:c="19"/>this.AFD.setRegex(this.jTextReGex.getText());<text:line-break/> <text:s text:c="19"/>this.AFD.setTipo(TipoAutomata.AFD);<text:line-break/> <text:s text:c="19"/><text:line-break/> <text:s text:c="19"/><text:line-break/> <text:s text:c="15"/>} catch (AutomataException ex) {<text:line-break/> <text:s text:c="19"/>jTextAreaOutput.append("# ERRORS: --&gt; " + ex.getMessage() + "\n");<text:line-break/> <text:s text:c="19"/>jTextAreaOutput.append("# &lt;-------------------------------------------\n");<text:line-break/> <text:s text:c="19"/>Errors = true;<text:line-break/> <text:s text:c="15"/>} catch (Exception ex) {<text:line-break/> <text:s text:c="19"/>jTextAreaOutput.append("# ERRORS: --&gt; " + ex.getMessage() + "\n");<text:line-break/> <text:s text:c="19"/>jTextAreaOutput.append("# &lt;-------------------------------------------\n");<text:line-break/> <text:s text:c="19"/>Errors = true;<text:line-break/> <text:s text:c="15"/>}<text:line-break/><text:line-break/> <text:s text:c="15"/>if (!Errors) {<text:line-break/> <text:s text:c="19"/>try {<text:line-break/> <text:s text:c="23"/>jTextAreaOutput.append("# --&gt; AFD Generado con éxito!\n");<text:line-break/><text:line-break/> <text:s text:c="23"/>// 3. Generar el AFDMínimo<text:line-break/> <text:s text:c="23"/>jTextAreaOutput.append("# --&gt; Generando el AFD Mínimo...\n");<text:line-break/> <text:s text:c="23"/><text:line-break/> <text:s text:c="23"/>AlgMinimizacion minimize = new AlgMinimizacion(this.AFD);<text:line-break/> <text:s text:c="23"/>this.AFDMin = minimize.minimizar();<text:line-break/> <text:s text:c="23"/>this.AFDMin.eliminar_estados_muertos();<text:line-break/> <text:s text:c="23"/><text:line-break/> <text:s text:c="23"/>this.AFDMin.setAlpha(this.AFN.getAlpha());<text:line-break/> <text:s text:c="23"/>this.AFDMin.setRegex(this.jTextReGex.getText());<text:line-break/> <text:s text:c="23"/>this.AFDMin.setTipo(TipoAutomata.AFDMin);<text:line-break/><text:line-break/> <text:s text:c="23"/>// 4. Poblar las tablas de la ventana principal<text:line-break/> <text:s text:c="23"/>this.cargarTabla(jTableAFN, this.AFN);<text:line-break/> <text:s text:c="23"/>this.cargarTabla(jTableAFD, this.AFD);<text:line-break/> <text:s text:c="23"/>this.cargarTabla(jTableAFDMin, this.AFDMin);<text:line-break/> <text:s text:c="19"/>} catch (AutomataException ex) {<text:line-break/> <text:s text:c="23"/>jTextAreaOutput.append("# ERRORS: --&gt; " + ex.getMessage() + "\n");<text:line-break/> <text:s text:c="23"/>jTextAreaOutput.append("# &lt;-------------------------------------------\n");<text:line-break/> <text:s text:c="23"/>Errors = true;<text:line-break/> <text:s text:c="19"/>} catch (Exception ex) {<text:line-break/> <text:s text:c="23"/>jTextAreaOutput.append("# ERRORS: --&gt; " + ex.getMessage() + "\n");<text:line-break/> <text:s text:c="23"/>jTextAreaOutput.append("# &lt;-------------------------------------------\n");<text:line-break/> <text:s text:c="23"/>Errors = true;<text:line-break/> <text:s text:c="19"/>}<text:line-break/> <text:s text:c="15"/>}<text:line-break/> <text:s text:c="11"/>}<text:line-break/><text:line-break/> <text:s text:c="11"/>this.habilitarControles();<text:line-break/><text:line-break/> <text:s text:c="11"/>if (Errors) {<text:line-break/> <text:s text:c="15"/>this.bloquearValidacion();<text:line-break/> <text:s text:c="15"/>this.bloquearVistas();<text:line-break/> <text:s text:c="11"/>}<text:line-break/> <text:s text:c="7"/>}<text:line-break/> <text:s text:c="3"/>}<text:line-break/><text:line-break/> <text:s text:c="3"/>/**<text:line-break/> <text:s text:c="4"/>* Método que carga la tabla correspondiente con las transiciones del <text:line-break/> <text:s text:c="4"/>* automata<text:line-break/> <text:s text:c="4"/>* @param Tabla compoente de tipo Jtable que se cargará<text:line-break/><text:soft-page-break/> <text:s text:c="4"/>* @param automata origen de los datos. <text:line-break/> <text:s text:c="4"/>*/<text:line-break/> <text:s text:c="3"/>public void cargarTabla(JTable Tabla, Automata automata) {<text:line-break/> <text:s text:c="7"/>AutomataTable tmodel = new AutomataTable(automata);<text:line-break/> <text:s text:c="7"/>tmodel.arreglarObjetosNulos(); <text:s text:c="15"/><text:line-break/> <text:s text:c="7"/>Tabla.setModel(tmodel); <text:line-break/> <text:s text:c="7"/>this.resetTablaRenderer(Tabla);<text:line-break/> <text:s text:c="3"/>}<text:line-break/> <text:s text:c="2"/><text:line-break/> <text:s text:c="3"/>/**<text:line-break/> <text:s text:c="4"/>* Método que se encarga de construir la ventana de dibujo y simulación<text:line-break/> <text:s text:c="4"/>* @param automata<text:line-break/> <text:s text:c="4"/>*/<text:line-break/> <text:s text:c="3"/>private void viewGraphics(Automata automata) {<text:line-break/><text:line-break/> <text:s text:c="7"/>int toolSelected = jComboBoxGraph.getSelectedIndex();<text:line-break/><text:line-break/> <text:s text:c="7"/>jTextAreaOutput.append("# --&gt; Construyendo Imagen del Automata...\n"); <text:s text:c="11"/><text:line-break/> <text:s text:c="7"/><text:line-break/> <text:s text:c="7"/>if (toolSelected == 0) {<text:line-break/> <text:s text:c="11"/>jTextAreaOutput.append("# --&gt; Debe seleccionar la herramienta para graficar\n"); <text:s text:c="11"/><text:line-break/> <text:s text:c="7"/>} else if (toolSelected == 1) { <text:s text:c="14"/><text:line-break/> <text:s text:c="11"/>this.graphics = new AutomataGrafico("graphviz",automata,this.conf);<text:line-break/> <text:s text:c="11"/>this.graphics.setJTextAlphaString(jTextAlpha.getText());<text:line-break/> <text:s text:c="11"/>this.graphics.setJTextReGexString(jTextReGex.getText());<text:line-break/> <text:s text:c="11"/>this.graphics.setJTextValidation(jTextValidate.getText()); <text:s text:c="11"/><text:line-break/> <text:s text:c="11"/>this.cargarSimulacion(automata);<text:line-break/> <text:s text:c="11"/>this.graphics.setVisible(true);<text:line-break/> <text:s text:c="11"/>this.graphics.toFront(); <text:s text:c="11"/><text:line-break/> <text:s text:c="7"/>} else {<text:line-break/> <text:s text:c="11"/>this.graphics = new AutomataGrafico("jgraph",automata,this.conf);<text:line-break/> <text:s text:c="11"/>this.graphics.setAutomata(automata);<text:line-break/> <text:s text:c="11"/>this.graphics.setJTextAlphaString(jTextAlpha.getText());<text:line-break/> <text:s text:c="11"/>this.graphics.setJTextReGexString(jTextReGex.getText());<text:line-break/> <text:s text:c="11"/>this.graphics.setJTextValidation(jTextValidate.getText());<text:line-break/> <text:s text:c="11"/>this.cargarSimulacion(automata);<text:line-break/> <text:s text:c="11"/>this.graphics.setVisible(true);<text:line-break/> <text:s text:c="11"/>this.graphics.toFront();<text:line-break/> <text:s text:c="7"/>}<text:line-break/> <text:s text:c="3"/>}<text:line-break/> <text:s text:c="4"/><text:line-break/> <text:s text:c="3"/>/**<text:line-break/> <text:s text:c="4"/>* <text:line-break/> <text:s text:c="3"/>* @param args the command line arguments<text:line-break/> <text:s text:c="3"/>*/<text:line-break/> <text:s text:c="3"/>public static void main(String args[]) {<text:line-break/> <text:s text:c="7"/>java.awt.EventQueue.invokeLater(new Runnable() {<text:line-break/> <text:s text:c="11"/>public void run() {<text:line-break/> <text:s text:c="15"/>new Main().setVisible(true);<text:line-break/> <text:s text:c="11"/>}<text:line-break/> <text:s text:c="7"/>});<text:line-break/> <text:s text:c="3"/>}<text:line-break/> <text:s text:c="2"/><text:line-break/> <text:s text:c="3"/>/**<text:line-break/> <text:s text:c="4"/>* Funciones auxiliares<text:line-break/> <text:s text:c="4"/>*/<text:line-break/> <text:s text:c="3"/><text:line-break/> <text:s text:c="3"/>/** Creates new form Main */<text:line-break/> <text:s text:c="3"/>public Main() {<text:line-break/> <text:s text:c="7"/>initComponents(); <text:s text:c="7"/><text:line-break/> <text:s text:c="7"/>this.readConf();<text:line-break/> <text:s text:c="3"/>}<text:line-break/><text:line-break/> <text:s text:c="3"/>private void bloquearControles() {<text:line-break/> <text:s text:c="7"/>this.bloquearValidacion();<text:line-break/> <text:s text:c="7"/>this.bloquearRegEx();<text:line-break/> <text:s text:c="7"/>this.bloquearRegExProcess();<text:line-break/> <text:s text:c="7"/>this.bloquearVistas();<text:line-break/> <text:s text:c="7"/>this.bloqearAlpha();<text:line-break/> <text:s text:c="7"/>this.bloquearDefaultAlpha();<text:line-break/> <text:s text:c="3"/>}<text:line-break/><text:line-break/> <text:s text:c="3"/>private void cambiarColorCeldaFinal(Automata a, boolean exito) {<text:line-break/> <text:s text:c="7"/>JTable tableACambiar = null; <text:s text:c="7"/>// Tabla del AFN usado para la validación<text:line-break/> <text:s text:c="7"/>Color incorrectoBack = Color.red; <text:s text:c="2"/>// Color de fondo que le ponemos a las celdas pintadas si la validación fue incorrecta<text:line-break/> <text:s text:c="7"/>Color correctoBack <text:s text:c="2"/>= Color.green; // Color de fondo que le ponemos a las celdas pintadas si la validación fue correcta<text:line-break/> <text:s text:c="7"/>Color textColor <text:s text:c="5"/>= Color.white; // Color del Texto en celdas seleccionadas<text:line-break/><text:soft-page-break/> <text:s text:c="7"/>Color preFinalBack <text:s text:c="2"/>= Color.blue;<text:line-break/> <text:s text:c="7"/>Color finalBack <text:s text:c="5"/>= exito ? correctoBack : incorrectoBack;<text:line-break/> <text:s text:c="7"/>AutomataTable model <text:s/>= null; <text:s text:c="7"/>// Modelo de la tabla a actualizar<text:line-break/> <text:s text:c="7"/>Estado estadoFinal <text:s text:c="2"/>= null; <text:s text:c="7"/>// Estado final al que llegó el proceso de validación<text:line-break/> <text:s text:c="7"/>Estado estadoPreFin <text:s/>= null; <text:s text:c="7"/>// Estado anterior al estado final en el proceso de validación<text:line-break/> <text:s text:c="7"/>int estadoFinalCol <text:s text:c="2"/>= 0; <text:s text:c="10"/>// Columna del estado final<text:line-break/> <text:s text:c="7"/>int estadoFinalFil <text:s text:c="2"/>= 0; <text:s text:c="10"/>// Fila del estado final<text:line-break/> <text:s text:c="7"/>int estadoPreFinCol <text:s/>= 0; <text:s text:c="10"/>// Columna del estado anterior final<text:line-break/> <text:s text:c="7"/>int estadoPreFinFil <text:s/>= 0; <text:s text:c="10"/>// Fila del estado anterior final<text:line-break/> <text:s text:c="7"/>Component Celda <text:s text:c="5"/>= null; <text:s text:c="8"/>// Componente que representa a la Celda de la tabla a modificar<text:line-break/> <text:s text:c="7"/>Object textValue <text:s text:c="4"/>= null;<text:line-break/> <text:s text:c="7"/>int indexTable <text:s text:c="6"/>= 0;<text:line-break/> <text:s text:c="15"/><text:line-break/> <text:s text:c="7"/>String valText <text:s text:c="6"/>= this.jTextValidate.getText();<text:line-break/> <text:s text:c="7"/>int valTextLength <text:s text:c="3"/>= valText.length();<text:line-break/> <text:s text:c="7"/><text:line-break/> <text:s text:c="7"/>String lastChar <text:s text:c="5"/>= "";<text:line-break/> <text:s text:c="7"/>if (valTextLength &gt; 0) {<text:line-break/> <text:s text:c="11"/>lastChar <text:s text:c="5"/>= valText.charAt(valTextLength-1) + "";<text:line-break/> <text:s text:c="7"/>}<text:line-break/> <text:s text:c="7"/><text:line-break/> <text:s text:c="7"/>if (a.getTipo() == TipoAutomata.AFN) {<text:line-break/> <text:s text:c="11"/>estadoFinal <text:s text:c="2"/>= this.afnSim.getEstadoFinal();<text:line-break/> <text:s text:c="11"/>estadoPreFin <text:s/>= this.afnSim.getEstadoPreFinal();<text:line-break/> <text:s text:c="11"/>tableACambiar = this.jTableAFN;<text:line-break/> <text:s text:c="11"/>indexTable <text:s text:c="3"/>= 0;<text:line-break/> <text:s text:c="7"/>} else if (a.getTipo() == TipoAutomata.AFD) {<text:line-break/> <text:s text:c="11"/>estadoFinal <text:s text:c="2"/>= this.afdSim.getEstadoFinal();<text:line-break/> <text:s text:c="11"/>estadoPreFin <text:s/>= this.afdSim.getEstadoPreFinal(); <text:s text:c="11"/><text:line-break/> <text:s text:c="11"/>tableACambiar = this.jTableAFD;<text:line-break/> <text:s text:c="11"/>indexTable <text:s text:c="3"/>= 1;<text:line-break/> <text:s text:c="7"/>} else if (a.getTipo() == TipoAutomata.AFDMin) {<text:line-break/> <text:s text:c="11"/>estadoFinal <text:s text:c="2"/>= this.afdMinSim.getEstadoFinal();<text:line-break/> <text:s text:c="11"/>estadoPreFin <text:s/>= this.afdMinSim.getEstadoPreFinal();<text:line-break/> <text:s text:c="11"/>tableACambiar = this.jTableAFDMin;<text:line-break/> <text:s text:c="11"/>indexTable <text:s text:c="3"/>= 2;<text:line-break/> <text:s text:c="7"/>} <text:line-break/> <text:s text:c="7"/><text:line-break/> <text:s text:c="7"/>model = (AutomataTable) tableACambiar.getModel();<text:line-break/> <text:s text:c="7"/><text:line-break/> <text:s text:c="7"/>if (estadoFinal != null) {<text:line-break/> <text:s text:c="11"/>estadoFinalFil = estadoFinal.getId(); <text:s text:c="11"/><text:line-break/> <text:s text:c="7"/>}<text:line-break/> <text:s text:c="7"/>estadoFinalCol = 0;<text:line-break/> <text:s text:c="7"/><text:line-break/> <text:s text:c="7"/>if (estadoPreFin != null) {<text:line-break/> <text:s text:c="11"/>estadoPreFinFil = estadoPreFin.getId(); <text:s text:c="11"/><text:line-break/> <text:s text:c="7"/>}<text:line-break/> <text:s text:c="7"/><text:line-break/> <text:s text:c="7"/>if (this.jTextAlpha.getText().indexOf(lastChar) &lt; 0) {<text:line-break/> <text:s text:c="11"/>estadoPreFinCol = 0;<text:line-break/> <text:s text:c="7"/>} else {<text:line-break/> <text:s text:c="11"/>estadoPreFinCol = model.findColumn(lastChar);<text:line-break/> <text:s text:c="7"/>}<text:line-break/> <text:s text:c="7"/><text:line-break/> <text:s text:c="7"/>if (estadoPreFinCol &lt; 0) {<text:line-break/> <text:s text:c="11"/>estadoPreFinCol = 0; <text:line-break/> <text:s text:c="7"/>}<text:line-break/> <text:s text:c="7"/>// Seleccionar la fila del estado final<text:line-break/> <text:s text:c="7"/>tableACambiar.setRowSelectionInterval(estadoFinalFil, estadoFinalFil);<text:line-break/> <text:s text:c="7"/><text:line-break/> <text:s text:c="7"/>// Pintar los estados notables<text:line-break/> <text:s text:c="7"/>OneCellRenderer cr2 = new OneCellRenderer(estadoPreFinFil, estadoPreFinCol,</text:p>
      <text:p text:style-name="P6"><text:s/>preFinalBack, textColor); <text:s text:c="7"/><text:line-break/> <text:s text:c="7"/>tableACambiar.getColumnModel().getColumn(estadoPreFinCol).setCellRenderer(cr2);<text:line-break/> <text:s text:c="7"/><text:line-break/> <text:s text:c="7"/>OneCellRenderer cr = new OneCellRenderer(estadoFinalFil, estadoFinalCol, finalBack, textColor); <text:s text:c="7"/><text:line-break/> <text:s text:c="7"/>tableACambiar.getColumnModel().getColumn(estadoFinalCol).setCellRenderer(cr); <text:s text:c="2"/><text:line-break/> <text:s text:c="7"/><text:line-break/> <text:s text:c="7"/>tableACambiar.setCellSelectionEnabled(true);<text:line-break/> <text:s text:c="7"/>this.jTabbedPaneTables.setSelectedIndex(indexTable);<text:line-break/> <text:s text:c="3"/>}<text:line-break/><text:line-break/> <text:s text:c="3"/>private void cargarSimulacion(Automata automata) {<text:line-break/> <text:s text:c="7"/>Simulacion sim = null;<text:line-break/> <text:s text:c="7"/>boolean simResult = false;<text:line-break/> <text:s text:c="7"/><text:line-break/><text:soft-page-break/> <text:s text:c="7"/>if (automata.getTipo() == TipoAutomata.AFN) {<text:line-break/> <text:s text:c="11"/>if (afnSim != null) {<text:line-break/> <text:s text:c="15"/>sim = afnSim;<text:line-break/> <text:s text:c="15"/>simResult = afnSimResult;<text:line-break/> <text:s text:c="11"/>}<text:line-break/> <text:s text:c="7"/>} else if (automata.getTipo() == TipoAutomata.AFD) {<text:line-break/> <text:s text:c="11"/>if (afdSim != null) {<text:line-break/> <text:s text:c="15"/>sim = afdSim;<text:line-break/> <text:s text:c="15"/>simResult = afdSimResult;<text:line-break/> <text:s text:c="11"/>}<text:line-break/> <text:s text:c="7"/>} else {<text:line-break/> <text:s text:c="11"/>if (afdMinSim != null) {<text:line-break/> <text:s text:c="15"/>sim = afdMinSim;<text:line-break/> <text:s text:c="15"/>simResult = afdMinSimResult;<text:line-break/> <text:s text:c="11"/>}<text:line-break/> <text:s text:c="7"/>}<text:line-break/> <text:s text:c="7"/><text:line-break/> <text:s text:c="7"/>if (this.graphics != null) {<text:line-break/> <text:s text:c="11"/>this.graphics.setSimulacion(sim);<text:line-break/> <text:s text:c="11"/>this.graphics.setSimulacionResult(simResult);<text:line-break/> <text:s text:c="7"/>}<text:line-break/> <text:s text:c="3"/>}<text:line-break/><text:line-break/> <text:s text:c="3"/>private void readConf() {<text:line-break/> <text:s text:c="7"/>try {<text:line-break/> <text:s text:c="11"/>Serializer serializer = new Persister();<text:line-break/> <text:s text:c="11"/>File source = new File("conf.xml");<text:line-break/><text:line-break/> <text:s text:c="11"/>if (source.exists()) {<text:line-break/> <text:s text:c="15"/>this.setConf(serializer.read(Configuracion.class, source));<text:line-break/> <text:s text:c="11"/>} else {<text:line-break/> <text:s text:c="15"/>// Si la configuración no existe, creamos una nueva<text:line-break/> <text:s text:c="15"/><text:line-break/> <text:s text:c="15"/>String dotP = "/usr/bin";<text:line-break/> <text:s text:c="15"/>String imgD = "/tmp";<text:line-break/> <text:s text:c="15"/><text:line-break/> <text:s text:c="15"/>// si estamos en windows, cambiamos los directorios por defecto<text:line-break/> <text:s text:c="15"/>if (File.separator.compareTo("\\")==0) {<text:line-break/> <text:s text:c="15"/><text:line-break/> <text:s text:c="19"/>dotP = "C:\\Archivos de programa\\Graphviz 2.21\\bin\\d";<text:line-break/> <text:s text:c="19"/>imgD = "C:\\";<text:line-break/> <text:s text:c="15"/>}<text:line-break/> <text:s text:c="15"/><text:line-break/> <text:s text:c="15"/>this.setConf(new Configuracion(dotP, 1));<text:line-break/> <text:s text:c="15"/>this.getConf().setEmptySymbol("(vacio)");<text:line-break/> <text:s text:c="15"/>this.getConf().setImgdir(imgD);<text:line-break/> <text:s text:c="15"/><text:line-break/> <text:s text:c="15"/>serializer.write(this.conf, source);<text:line-break/> <text:s text:c="11"/>}<text:line-break/> <text:s text:c="11"/><text:line-break/> <text:s text:c="11"/>CONSTANS.setVacio(this.getConf().getEmptySymbol());<text:line-break/> <text:s text:c="11"/>GraphViz.setDot(this.getConf().getDotPath() + File.separator + "dot");<text:line-break/> <text:s text:c="11"/>GraphViz.setDir(this.getConf().getImgdir());<text:line-break/><text:line-break/> <text:s text:c="11"/><text:line-break/> <text:s text:c="7"/>} catch (Exception ex) {<text:line-break/> <text:s text:c="11"/>this.jTextAreaOutput.append("ERROR: Hubo algún problema con la configuración" + ex.getMessage() + "\n");<text:line-break/> <text:s text:c="11"/>this.jTextAreaOutput.append("# &lt;--------------------------------------------\n");<text:line-break/> <text:s text:c="7"/>}<text:line-break/> <text:s text:c="7"/><text:line-break/> <text:s text:c="3"/>}<text:line-break/> <text:s text:c="2"/><text:line-break/> <text:s text:c="3"/>private void resetTablaRenderer(JTable Tabla) {<text:line-break/> <text:s text:c="7"/>Tabla.setBackground(Color.white);<text:line-break/> <text:s text:c="7"/>Tabla.setForeground(Color.black);<text:line-break/> <text:s text:c="7"/><text:line-break/> <text:s text:c="7"/>DefaultTableCellRenderer dt = (DefaultTableCellRenderer) Tabla.getDefaultRenderer(String.class);<text:line-break/> <text:s text:c="7"/>dt.setHorizontalAlignment(DefaultTableCellRenderer.CENTER);<text:line-break/> <text:s text:c="7"/>dt.setBackground(Color.white);<text:line-break/> <text:s text:c="7"/>dt.setForeground(Color.black);<text:line-break/> <text:s text:c="15"/><text:line-break/> <text:s text:c="7"/>OneColumnRenderer cr = new OneColumnRenderer(0, Color.gray, Color.white);<text:line-break/> <text:s text:c="7"/>cr.setFont(new Font("Verdana",Font.BOLD, 12));<text:line-break/> <text:s text:c="7"/>Tabla.getColumnModel().getColumn(0).setCellRenderer(cr);<text:line-break/> <text:s text:c="3"/>}<text:line-break/> <text:s text:c="3"/><text:line-break/> <text:s text:c="3"/>private void changeValidationTextResult(boolean SimResult) {<text:line-break/> <text:s text:c="3"/><text:line-break/><text:soft-page-break/> <text:s text:c="7"/>Color incorrecto = Color.red;<text:line-break/> <text:s text:c="7"/>Color correcto <text:s text:c="2"/>= Color.green;<text:line-break/> <text:s text:c="6"/><text:line-break/> <text:s text:c="7"/>if (SimResult) {<text:line-break/> <text:s text:c="11"/>this.jTextValidateResult.setText("La cadena pertenece al Lenguaje");<text:line-break/> <text:s text:c="11"/>this.jTextValidateResult.setForeground(correcto);<text:line-break/> <text:s text:c="7"/>} else {<text:line-break/> <text:s text:c="11"/>this.jTextValidateResult.setText("La cadena NO pertenece al Lenguaje");<text:line-break/> <text:s text:c="11"/>this.jTextValidateResult.setForeground(incorrecto);<text:line-break/> <text:s text:c="7"/>}<text:line-break/> <text:s text:c="3"/>}<text:line-break/> <text:s text:c="3"/><text:line-break/> <text:s text:c="3"/>private void habilitarControles() {<text:line-break/> <text:s text:c="7"/>this.habilitarValidacion();<text:line-break/> <text:s text:c="7"/>this.habilitarRegEx();<text:line-break/> <text:s text:c="7"/>this.habilitarRegExProcess();<text:line-break/> <text:s text:c="7"/>this.habilitarVistas();<text:line-break/> <text:s text:c="7"/>this.habilitarAlpha();<text:line-break/> <text:s text:c="7"/>this.habilitarDefaultAlpha();<text:line-break/> <text:s text:c="3"/>}<text:line-break/><text:line-break/> <text:s text:c="3"/>private void habilitarRegEx() {<text:line-break/> <text:s text:c="7"/>this.jTextReGex.setEnabled(true);<text:line-break/> <text:s text:c="3"/>}<text:line-break/> <text:s text:c="3"/><text:line-break/> <text:s text:c="3"/>private void bloquearRegEx() {<text:line-break/> <text:s text:c="7"/>this.jTextReGex.setEnabled(false);<text:line-break/> <text:s text:c="3"/>}<text:line-break/> <text:s text:c="3"/><text:line-break/> <text:s text:c="3"/>private void habilitarRegExProcess() { <text:s text:c="7"/><text:line-break/> <text:s text:c="7"/>this.processBtn.setEnabled(true); <text:s text:c="7"/><text:line-break/> <text:s text:c="7"/>this.jMenuItemProcesarReGex.setEnabled(true);<text:line-break/> <text:s text:c="3"/>}<text:line-break/> <text:s text:c="3"/><text:line-break/> <text:s text:c="3"/>private void bloquearRegExProcess() { <text:s text:c="7"/><text:line-break/> <text:s text:c="7"/>this.processBtn.setEnabled(false); <text:s text:c="7"/><text:line-break/> <text:s text:c="7"/>this.jMenuItemProcesarReGex.setEnabled(false);<text:line-break/> <text:s text:c="3"/>}<text:line-break/> <text:s text:c="3"/><text:line-break/> <text:s text:c="3"/>private void habilitarAlpha() {<text:line-break/> <text:s text:c="7"/>this.jTextAlpha.setEnabled(true);<text:line-break/> <text:s text:c="3"/>}<text:line-break/> <text:s text:c="3"/><text:line-break/> <text:s text:c="3"/>private void bloqearAlpha() {<text:line-break/> <text:s text:c="7"/>this.jTextAlpha.setEnabled(false);<text:line-break/> <text:s text:c="3"/>}<text:line-break/> <text:s text:c="3"/><text:line-break/> <text:s text:c="3"/>private void habilitarVistas() { <text:s text:c="7"/><text:line-break/> <text:s text:c="7"/>this.viewAFNbtn.setEnabled(true);<text:line-break/> <text:s text:c="7"/>this.viewAFDMinbtn.setEnabled(true);<text:line-break/> <text:s text:c="7"/>this.viewAFDbtn.setEnabled(true);<text:line-break/> <text:s text:c="7"/>this.jComboBoxGraph.setEnabled(true);<text:line-break/> <text:s text:c="3"/>}<text:line-break/> <text:s text:c="3"/><text:line-break/> <text:s text:c="3"/>private void bloquearVistas() { <text:s text:c="7"/><text:line-break/> <text:s text:c="7"/>this.viewAFNbtn.setEnabled(false);<text:line-break/> <text:s text:c="7"/>this.viewAFDMinbtn.setEnabled(false);<text:line-break/> <text:s text:c="7"/>this.viewAFDbtn.setEnabled(false);<text:line-break/> <text:s text:c="7"/>this.jComboBoxGraph.setEnabled(false);<text:line-break/> <text:s text:c="3"/>} <text:s text:c="3"/><text:line-break/> <text:s text:c="3"/><text:line-break/> <text:s text:c="3"/>private void habilitarValidacion() { <text:s text:c="7"/><text:line-break/> <text:s text:c="7"/>this.jTextValidate.setEnabled(true);<text:line-break/> <text:s text:c="7"/>this.validateBtn.setEnabled(true); <text:s text:c="7"/><text:line-break/> <text:s text:c="7"/>this.jComboBoxValidation.setEnabled(true);<text:line-break/> <text:s text:c="3"/>}<text:line-break/> <text:s text:c="3"/><text:line-break/> <text:s text:c="3"/>private void bloquearValidacion() { <text:s text:c="7"/><text:line-break/> <text:s text:c="7"/>this.jTextValidate.setEnabled(false);<text:line-break/> <text:s text:c="7"/>this.validateBtn.setEnabled(false); <text:s text:c="6"/><text:line-break/> <text:s text:c="7"/>this.jComboBoxValidation.setEnabled(false); <text:line-break/> <text:s text:c="7"/>this.afnSim = null;<text:line-break/> <text:s text:c="7"/>this.afdSim = null;<text:line-break/> <text:s text:c="7"/>this.afdMinSim = null;<text:line-break/> <text:s text:c="7"/><text:line-break/> <text:s text:c="3"/>}<text:line-break/> <text:s text:c="3"/><text:line-break/> <text:s text:c="3"/>private void habilitarDefaultAlpha() {<text:line-break/> <text:s text:c="7"/>useSelectedAlphaBtn.setEnabled(true);<text:line-break/> <text:s text:c="3"/>}<text:line-break/><text:soft-page-break/> <text:s text:c="3"/><text:line-break/> <text:s text:c="3"/>private void bloquearDefaultAlpha() {<text:line-break/> <text:s text:c="7"/>useSelectedAlphaBtn.setEnabled(false);<text:line-break/> <text:s text:c="3"/>}<text:line-break/> <text:s/><text:line-break/> <text:s text:c="3"/>/**<text:line-break/> <text:s text:c="4"/>* SETTERS Y GETTERS de la aplicación principal <text:line-break/> <text:s text:c="4"/>*/<text:line-break/> <text:s text:c="3"/><text:line-break/> <text:s text:c="3"/><text:line-break/> <text:s text:c="3"/>public Automata getAFN() {<text:line-break/> <text:s text:c="7"/>return AFN;<text:line-break/> <text:s text:c="3"/>}<text:line-break/><text:line-break/> <text:s text:c="3"/>public void setAFN(Automata AFN) {<text:line-break/> <text:s text:c="7"/>this.AFN = AFN;<text:line-break/> <text:s text:c="3"/>}<text:line-break/><text:line-break/> <text:s text:c="3"/>public Automata getAFD() {<text:line-break/> <text:s text:c="7"/>return AFD;<text:line-break/> <text:s text:c="3"/>}<text:line-break/><text:line-break/> <text:s text:c="3"/>public void setAFD(Automata AFD) {<text:line-break/> <text:s text:c="7"/>this.AFD = AFD;<text:line-break/> <text:s text:c="3"/>}<text:line-break/><text:line-break/> <text:s text:c="3"/>public Automata getAFDMin() {<text:line-break/> <text:s text:c="7"/>return AFDMin;<text:line-break/> <text:s text:c="3"/>}<text:line-break/><text:line-break/> <text:s text:c="3"/>public void setAFDMin(Automata AFDMin) {<text:line-break/> <text:s text:c="7"/>this.AFDMin = AFDMin;<text:line-break/> <text:s text:c="3"/>}<text:line-break/><text:line-break/> <text:s text:c="3"/>public Dtrans getDT_AFN() {<text:line-break/> <text:s text:c="7"/>return DT_AFN;<text:line-break/> <text:s text:c="3"/>}<text:line-break/><text:line-break/> <text:s text:c="3"/>public void setDT_AFN(Dtrans DT_AFN) {<text:line-break/> <text:s text:c="7"/>this.DT_AFN = DT_AFN;<text:line-break/> <text:s text:c="3"/>}<text:line-break/><text:line-break/> <text:s text:c="3"/>public Dtrans getDT_AFD() {<text:line-break/> <text:s text:c="7"/>return DT_AFD;<text:line-break/> <text:s text:c="3"/>}<text:line-break/><text:line-break/> <text:s text:c="3"/>public void setDT_AFD(Dtrans DT_AFD) {<text:line-break/> <text:s text:c="7"/>this.DT_AFD = DT_AFD;<text:line-break/> <text:s text:c="3"/>}<text:line-break/><text:line-break/> <text:s text:c="3"/>public Dtrans getDT_AFDMin() {<text:line-break/> <text:s text:c="7"/>return DT_AFDMin;<text:line-break/> <text:s text:c="3"/>}<text:line-break/><text:line-break/> <text:s text:c="3"/>public void setDT_AFDMin(Dtrans DT_AFDMin) {<text:line-break/> <text:s text:c="7"/>this.DT_AFDMin = DT_AFDMin;<text:line-break/> <text:s text:c="3"/>}<text:line-break/><text:line-break/> <text:s text:c="3"/>public boolean isAfnSimResult() {<text:line-break/> <text:s text:c="7"/>return afnSimResult;<text:line-break/> <text:s text:c="3"/>}<text:line-break/><text:line-break/> <text:s text:c="3"/>public boolean isAfdSimResult() {<text:line-break/> <text:s text:c="7"/>return afdSimResult;<text:line-break/> <text:s text:c="3"/>}<text:line-break/><text:line-break/> <text:s text:c="3"/>public boolean isAfdMinSimResult() {<text:line-break/> <text:s text:c="7"/>return afdMinSimResult;<text:line-break/> <text:s text:c="3"/>}<text:line-break/><text:line-break/> <text:s text:c="3"/>public Simulacion getAfnSim() {<text:line-break/> <text:s text:c="7"/>return afnSim;<text:line-break/> <text:s text:c="3"/>}<text:line-break/><text:line-break/> <text:s text:c="3"/>public void setAfnSim(Simulacion afnSim) {<text:line-break/> <text:s text:c="7"/>this.afnSim = afnSim;<text:line-break/> <text:s text:c="3"/>}<text:line-break/><text:line-break/> <text:s text:c="3"/>public Simulacion getAfdSim() {<text:line-break/> <text:s text:c="7"/>return afdSim;<text:line-break/><text:soft-page-break/> <text:s text:c="3"/>}<text:line-break/><text:line-break/> <text:s text:c="3"/>public void setAfdSim(Simulacion afdSim) {<text:line-break/> <text:s text:c="7"/>this.afdSim = afdSim;<text:line-break/> <text:s text:c="3"/>}<text:line-break/><text:line-break/> <text:s text:c="3"/>public Simulacion getAfdMinSim() {<text:line-break/> <text:s text:c="7"/>return afdMinSim;<text:line-break/> <text:s text:c="3"/>}<text:line-break/><text:line-break/> <text:s text:c="3"/>public void setAfdMinSim(Simulacion afdMinSim) {<text:line-break/> <text:s text:c="7"/>this.afdMinSim = afdMinSim;<text:line-break/> <text:s text:c="3"/>}<text:line-break/><text:line-break/> <text:s text:c="3"/>public Configuracion getConf() {<text:line-break/> <text:s text:c="7"/>return conf;<text:line-break/> <text:s text:c="3"/>}<text:line-break/><text:line-break/> <text:s text:c="3"/>public void setConf(Configuracion conf) {<text:line-break/> <text:s text:c="7"/>this.conf = conf;<text:line-break/> <text:s text:c="7"/>CONSTANS.setVacio(this.getConf().getEmptySymbol());<text:line-break/> <text:s text:c="7"/>GraphViz.setDot(this.getConf().getDotPath() + File.separator + "dot");<text:line-break/> <text:s text:c="7"/>GraphViz.setDir(this.getConf().getImgdir());<text:line-break/> <text:s text:c="3"/>}<text:line-break/> <text:s text:c="3"/><text:line-break/> <text:s text:c="3"/><text:line-break/> <text:s text:c="3"/>/**<text:line-break/> <text:s text:c="4"/>* Programación de los componentes gráficos y eventos<text:line-break/> <text:s text:c="4"/>*/<text:line-break/> <text:s text:c="3"/><text:line-break/> <text:s text:c="3"/>/** This method is called from within the constructor to<text:line-break/> <text:s text:c="4"/>* initialize the form.<text:line-break/> <text:s text:c="4"/>* WARNING: Do NOT modify this code. The content of this method is<text:line-break/> <text:s text:c="4"/>* always regenerated by the Form Editor.<text:line-break/> <text:s text:c="4"/>*/<text:line-break/> <text:s text:c="3"/>@SuppressWarnings("unchecked")<text:line-break/> <text:s text:c="3"/>// &lt;editor-fold defaultstate="collapsed" desc="Generated Code"&gt;//GEN-BEGIN:initComponents<text:line-break/> <text:s text:c="3"/>private void initComponents() {<text:line-break/><text:line-break/> <text:s text:c="7"/>jPanel1 = new javax.swing.JPanel();<text:line-break/> <text:s text:c="7"/>jTextReGex = new javax.swing.JTextField();<text:line-break/> <text:s text:c="7"/>jLabelReGex = new javax.swing.JLabel();<text:line-break/> <text:s text:c="7"/>jLabel1 = new javax.swing.JLabel();<text:line-break/> <text:s text:c="7"/>jTextAlpha = new javax.swing.JTextField();<text:line-break/> <text:s text:c="7"/>jScrollPane1 = new javax.swing.JScrollPane();<text:line-break/> <text:s text:c="7"/>jListDefaultAlphas = new javax.swing.JList();<text:line-break/> <text:s text:c="7"/>processBtn = new javax.swing.JButton();<text:line-break/> <text:s text:c="7"/>jPanel7 = new javax.swing.JPanel();<text:line-break/> <text:s text:c="7"/>viewAFNbtn = new javax.swing.JButton();<text:line-break/> <text:s text:c="7"/>viewAFDbtn = new javax.swing.JButton();<text:line-break/> <text:s text:c="7"/>viewAFDMinbtn = new javax.swing.JButton();<text:line-break/> <text:s text:c="7"/>jComboBoxGraph = new javax.swing.JComboBox();<text:line-break/> <text:s text:c="7"/>useSelectedAlphaBtn = new javax.swing.JButton();<text:line-break/> <text:s text:c="7"/>jButton1 = new javax.swing.JButton();<text:line-break/> <text:s text:c="7"/>jTabbedPaneTables = new javax.swing.JTabbedPane();<text:line-break/> <text:s text:c="7"/>jPanel2 = new javax.swing.JPanel();<text:line-break/> <text:s text:c="7"/>jScrollPane4 = new javax.swing.JScrollPane();<text:line-break/> <text:s text:c="7"/>jTableAFN = new javax.swing.JTable();<text:line-break/> <text:s text:c="7"/>jPanel3 = new javax.swing.JPanel();<text:line-break/> <text:s text:c="7"/>jScrollPane3 = new javax.swing.JScrollPane();<text:line-break/> <text:s text:c="7"/>jTableAFD = new javax.swing.JTable();<text:line-break/> <text:s text:c="7"/>jPanel4 = new javax.swing.JPanel();<text:line-break/> <text:s text:c="7"/>jScrollPane2 = new javax.swing.JScrollPane();<text:line-break/> <text:s text:c="7"/>jTableAFDMin = new javax.swing.JTable();<text:line-break/> <text:s text:c="7"/>jPanel5 = new javax.swing.JPanel();<text:line-break/> <text:s text:c="7"/>jPanel6 = new javax.swing.JPanel();<text:line-break/> <text:s text:c="7"/>jScrollPane5 = new javax.swing.JScrollPane();<text:line-break/> <text:s text:c="7"/>jTextAreaOutput = new javax.swing.JTextArea();<text:line-break/> </text:p>
      <text:p text:style-name="P6"><text:s text:c="7"/>cleanBtn = new javax.swing.JButton();<text:line-break/> <text:s text:c="7"/>jLabel2 = new javax.swing.JLabel();<text:line-break/> <text:s text:c="7"/>jTextValidate = new javax.swing.JTextField();<text:line-break/> <text:s text:c="7"/>validateBtn = new javax.swing.JButton();<text:line-break/> <text:s text:c="7"/>jMenuBar1 = new javax.swing.JMenuBar();<text:line-break/> <text:s text:c="7"/>jMenu1 = new javax.swing.JMenu();<text:line-break/> <text:s text:c="7"/>jMenuItemNewRegex = new javax.swing.JMenuItem();<text:line-break/> <text:s text:c="7"/>jMenuItem1 = new javax.swing.JMenuItem();<text:line-break/> <text:s text:c="7"/>jSeparator1 = new javax.swing.JSeparator();<text:line-break/> <text:s text:c="7"/>jMenuItem2 = new javax.swing.JMenuItem();<text:line-break/> <text:s text:c="7"/>jMenu2 = new javax.swing.JMenu();<text:line-break/><text:soft-page-break/> <text:s text:c="7"/>jMenuItem3 = new javax.swing.JMenuItem();<text:line-break/> <text:s text:c="7"/>jComboBoxValidation = new javax.swing.JComboBox();<text:line-break/> <text:s text:c="7"/>jLabelValidationResult = new javax.swing.JLabel();<text:line-break/> <text:s text:c="7"/>jTextValidateResult = new javax.swing.JTextField();<text:line-break/> <text:s text:c="7"/>jMenuBar2 = new javax.swing.JMenuBar();<text:line-break/> <text:s text:c="7"/>jMenu3 = new javax.swing.JMenu();<text:line-break/> <text:s text:c="7"/>jMenuItemNewRegex1 = new javax.swing.JMenuItem();<text:line-break/> <text:s text:c="7"/>jMenuItemConf = new javax.swing.JMenuItem();<text:line-break/> <text:s text:c="7"/>jMenuItemProcesarReGex = new javax.swing.JMenuItem();<text:line-break/> <text:s text:c="7"/>jSeparator2 = new javax.swing.JSeparator();<text:line-break/> <text:s text:c="7"/>jMenuItem5 = new javax.swing.JMenuItem();<text:line-break/> <text:s text:c="7"/>jMenu4 = new javax.swing.JMenu();<text:line-break/> <text:s text:c="7"/>jMenuItem6 = new javax.swing.JMenuItem();<text:line-break/><text:line-break/> <text:s text:c="7"/>setDefaultCloseOperation(javax.swing.WindowConstants.EXIT_ON_CLOSE);<text:line-break/> <text:s text:c="7"/>setTitle("ReGex Automaton Generator");<text:line-break/> <text:s text:c="7"/>setCursor(new java.awt.Cursor(java.awt.Cursor.DEFAULT_CURSOR));<text:line-break/> <text:s text:c="7"/>setForeground(new java.awt.Color(153, 153, 153));<text:line-break/><text:line-break/> <text:s text:c="7"/>jPanel1.setBorder(javax.swing.BorderFactory.createTitledBorder(null, "Definiciones", javax.swing.border.TitledBorder.CENTER, javax.swing.border.TitledBorder.TOP, new java.awt.Font("Dialog", 0, 12), new java.awt.Color(51, 0, 102))); // NOI18N<text:line-break/><text:line-break/> <text:s text:c="7"/>jTextReGex.setToolTipText("Introduzca su expresión regular Aquí");<text:line-break/> <text:s text:c="7"/>jTextReGex.setAutoscrolls(false);<text:line-break/> <text:s text:c="7"/>jTextReGex.addActionListener(new java.awt.event.ActionListener() {<text:line-break/> <text:s text:c="11"/>public void actionPerformed(java.awt.event.ActionEvent evt) {<text:line-break/> <text:s text:c="15"/>jTextReGexActionPerformed(evt);<text:line-break/> <text:s text:c="11"/>}<text:line-break/> <text:s text:c="7"/>});<text:line-break/> <text:s text:c="7"/>jTextReGex.addKeyListener(new java.awt.event.KeyAdapter() {<text:line-break/> <text:s text:c="11"/>public void keyReleased(java.awt.event.KeyEvent evt) {<text:line-break/> <text:s text:c="15"/>jTextReGexKeyReleased(evt);<text:line-break/> <text:s text:c="11"/>}<text:line-break/> <text:s text:c="7"/>});<text:line-break/><text:line-break/> <text:s text:c="7"/>jLabelReGex.setLabelFor(jTextReGex);<text:line-break/> <text:s text:c="7"/>jLabelReGex.setText("Expresión Regular");<text:line-break/><text:line-break/> <text:s text:c="7"/>jLabel1.setHorizontalAlignment(javax.swing.SwingConstants.RIGHT);<text:line-break/> <text:s text:c="7"/>jLabel1.setLabelFor(jTextAlpha);<text:line-break/> <text:s text:c="7"/>jLabel1.setText("Alfabeto");<text:line-break/><text:line-break/> <text:s text:c="7"/>jListDefaultAlphas.setModel(new javax.swing.AbstractListModel() {<text:line-break/> <text:s text:c="11"/>String[] strings = { "[a-z]", "[A-Z]", "[0-9]", "[a-zA-Z]", "[0-1]", "[vocals]", "[ALL]" };<text:line-break/> <text:s text:c="11"/>public int getSize() { return strings.length; }<text:line-break/> <text:s text:c="11"/>public Object getElementAt(int i) { return strings[i]; }<text:line-break/> <text:s text:c="7"/>});<text:line-break/> <text:s text:c="7"/>jListDefaultAlphas.setSelectionMode(javax.swing.ListSelectionModel.SINGLE_SELECTION);<text:line-break/> <text:s text:c="7"/>jListDefaultAlphas.setValueIsAdjusting(true);<text:line-break/> <text:s text:c="7"/>jListDefaultAlphas.addMouseListener(new java.awt.event.MouseAdapter() {<text:line-break/> <text:s text:c="11"/>public void mouseClicked(java.awt.event.MouseEvent evt) {<text:line-break/> <text:s text:c="15"/>jListDefaultAlphasMouseClicked(evt);<text:line-break/> <text:s text:c="11"/>}<text:line-break/> <text:s text:c="7"/>});<text:line-break/> <text:s text:c="7"/>jListDefaultAlphas.addListSelectionListener(new javax.swing.event.ListSelectionListener() {<text:line-break/> <text:s text:c="11"/>public void valueChanged(javax.swing.event.ListSelectionEvent evt) {<text:line-break/> <text:s text:c="15"/>jListDefaultAlphasValueChanged(evt);<text:line-break/> <text:s text:c="11"/>}<text:line-break/> <text:s text:c="7"/>});<text:line-break/> <text:s text:c="7"/>jScrollPane1.setViewportView(jListDefaultAlphas);<text:line-break/><text:line-break/> <text:s text:c="7"/>processBtn.setText("Procesar");<text:line-break/> <text:s text:c="7"/>processBtn.setEnabled(false);<text:line-break/> <text:s text:c="7"/>processBtn.addActionListener(new java.awt.event.ActionListener() {<text:line-break/> <text:s text:c="11"/>public void actionPerformed(java.awt.event.ActionEvent evt) {<text:line-break/> <text:s text:c="15"/>processBtnActionPerformed(evt);<text:line-break/> <text:s text:c="11"/>}<text:line-break/> <text:s text:c="7"/>});<text:line-break/><text:line-break/> <text:s text:c="7"/>jPanel7.setBorder(javax.swing.BorderFactory.createTitledBorder(null, "Gráficos", javax.swing.border.TitledBorder.CENTER, javax.swing.border.TitledBorder.DEFAULT_POSITION));<text:line-break/><text:line-break/> <text:s text:c="7"/>viewAFNbtn.setText("AFN");<text:line-break/> <text:s text:c="7"/>viewAFNbtn.setEnabled(false);<text:line-break/> <text:s text:c="7"/>viewAFNbtn.addActionListener(new java.awt.event.ActionListener() {<text:line-break/> <text:s text:c="11"/>public void actionPerformed(java.awt.event.ActionEvent evt) {<text:line-break/> <text:s text:c="15"/>viewAFNbtnActionPerformed(evt);<text:line-break/> <text:s text:c="11"/>}<text:line-break/><text:soft-page-break/> <text:s text:c="7"/>});<text:line-break/><text:line-break/> <text:s text:c="7"/>viewAFDbtn.setText("AFD");<text:line-break/> <text:s text:c="7"/>viewAFDbtn.setEnabled(false);<text:line-break/> <text:s text:c="7"/>viewAFDbtn.addActionListener(new java.awt.event.ActionListener() {<text:line-break/> <text:s text:c="11"/>public void actionPerformed(java.awt.event.ActionEvent evt) {<text:line-break/> <text:s text:c="15"/>viewAFDbtnActionPerformed(evt);<text:line-break/> <text:s text:c="11"/>}<text:line-break/> <text:s text:c="7"/>});<text:line-break/><text:line-break/> <text:s text:c="7"/>viewAFDMinbtn.setText("AFDMin");<text:line-break/> <text:s text:c="7"/>viewAFDMinbtn.setEnabled(false);<text:line-break/> <text:s text:c="7"/>viewAFDMinbtn.addActionListener(new java.awt.event.ActionListener() {<text:line-break/> <text:s text:c="11"/>public void actionPerformed(java.awt.event.ActionEvent evt) {<text:line-break/> <text:s text:c="15"/>viewAFDMinbtnActionPerformed(evt);<text:line-break/> <text:s text:c="11"/>}<text:line-break/> <text:s text:c="7"/>});<text:line-break/><text:line-break/> <text:s text:c="7"/>jComboBoxGraph.setModel(new javax.swing.DefaultComboBoxModel(new String[] { "Graficar con...", "GraphViz", "jGraph" }));<text:line-break/> <text:s text:c="7"/>jComboBoxGraph.setEnabled(false);<text:line-break/> <text:s text:c="7"/>jComboBoxGraph.addActionListener(new java.awt.event.ActionListener() {<text:line-break/> <text:s text:c="11"/>public void actionPerformed(java.awt.event.ActionEvent evt) {<text:line-break/> <text:s text:c="15"/>jComboBoxGraphActionPerformed(evt);<text:line-break/> <text:s text:c="11"/>}<text:line-break/> <text:s text:c="7"/>});<text:line-break/><text:line-break/> <text:s text:c="7"/>javax.swing.GroupLayout jPanel7Layout = new javax.swing.GroupLayout(jPanel7);<text:line-break/> <text:s text:c="7"/>jPanel7.setLayout(jPanel7Layout);<text:line-break/> <text:s text:c="7"/>jPanel7Layout.setHorizontalGroup(<text:line-break/> <text:s text:c="11"/>jPanel7Layout.createParallelGroup(javax.swing.GroupLayout.Alignment.LEADING)<text:line-break/> <text:s text:c="11"/>.addGroup(jPanel7Layout.createSequentialGroup()<text:line-break/> <text:s text:c="15"/>.addContainerGap()<text:line-break/> <text:s text:c="15"/>.addGroup(jPanel7Layout.createParallelGroup(javax.swing.GroupLayout.Alignment.LEADING)<text:line-break/> <text:s text:c="19"/>.addGroup(jPanel7Layout.createSequentialGroup()<text:line-break/> <text:s text:c="23"/>.addComponent(viewAFNbtn)<text:line-break/> <text:s text:c="23"/>.addPreferredGap(javax.swing.LayoutStyle.ComponentPlacement.RELATED)<text:line-break/> <text:s text:c="23"/>.addComponent(viewAFDbtn)<text:line-break/> <text:s text:c="23"/>.addPreferredGap(javax.swing.LayoutStyle.ComponentPlacement.RELATED)<text:line-break/> <text:s text:c="23"/>.addComponent(viewAFDMinbtn))<text:line-break/> <text:s text:c="19"/>.addComponent(jComboBoxGraph, javax.swing.GroupLayout.Alignment.TRAILING, 0, 214, Short.MAX_VALUE))<text:line-break/> <text:s text:c="15"/>.addContainerGap())<text:line-break/> <text:s text:c="7"/>);<text:line-break/> <text:s text:c="7"/>jPanel7Layout.setVerticalGroup(<text:line-break/> <text:s text:c="11"/>jPanel7Layout.createParallelGroup(javax.swing.GroupLayout.Alignment.LEADING)<text:line-break/> <text:s text:c="11"/>.addGroup(jPanel7Layout.createSequentialGroup()<text:line-break/> <text:s text:c="15"/>.addGroup(jPanel7Layout.createParallelGroup(javax.swing.GroupLayout.Alignment.BASELINE)<text:line-break/> <text:s text:c="19"/>.addComponent(viewAFNbtn)<text:line-break/> <text:s text:c="19"/>.addComponent(viewAFDbtn)<text:line-break/> <text:s text:c="19"/>.addComponent(viewAFDMinbtn))<text:line-break/> <text:s text:c="15"/>.addPreferredGap(javax.swing.LayoutStyle.ComponentPlacement.RELATED, 9, Short.MAX_VALUE)<text:line-break/> <text:s text:c="15"/>.addComponent(jComboBoxGraph, javax.swing.GroupLayout.PREFERRED_SIZE, javax.swing.GroupLayout.DEFAULT_SIZE, javax.swing.GroupLayout.PREFERRED_SIZE))<text:line-break/> <text:s text:c="7"/>);<text:line-break/><text:line-break/> <text:s text:c="7"/>useSelectedAlphaBtn.setText("Usar Alfabeto");<text:line-break/> <text:s text:c="7"/>useSelectedAlphaBtn.setEnabled(false);<text:line-break/> <text:s text:c="7"/>useSelectedAlphaBtn.addActionListener(new java.awt.event.ActionListener() {<text:line-break/> <text:s text:c="11"/>public void actionPerformed(java.awt.event.ActionEvent evt) {<text:line-break/> <text:s text:c="15"/>useSelectedAlphaBtnActionPerformed(evt);<text:line-break/> <text:s text:c="11"/>}<text:line-break/> <text:s text:c="7"/>});<text:line-break/><text:line-break/> <text:s text:c="7"/>jButton1.setIcon(new javax.swing.ImageIcon(getClass().getResource("/img/16x16/system-log-out.png"))); // NOI18N<text:line-break/> <text:s text:c="7"/>jButton1.setText("Salir");<text:line-break/> <text:s text:c="7"/>jButton1.addActionListener(new java.awt.event.ActionListener() {<text:line-break/> <text:s text:c="11"/>public void actionPerformed(java.awt.event.ActionEvent evt) {<text:line-break/> <text:s text:c="15"/>jButton1ActionPerformed(evt);<text:line-break/> <text:s text:c="11"/>}<text:line-break/> <text:s text:c="7"/>});<text:line-break/><text:line-break/> <text:s text:c="7"/>javax.swing.GroupLayout jPanel1Layout = new javax.swing.GroupLayout(jPanel1);<text:line-break/> <text:s text:c="7"/>jPanel1.setLayout(jPanel1Layout);<text:line-break/> <text:s text:c="7"/>jPanel1Layout.setHorizontalGroup(<text:line-break/> <text:s text:c="11"/>jPanel1Layout.createParallelGroup(javax.swing.GroupLayout.Alignment.LEADING)<text:line-break/><text:soft-page-break/> <text:s text:c="11"/>.addGroup(jPanel1Layout.createSequentialGroup()<text:line-break/> <text:s text:c="15"/>.addGroup(jPanel1Layout.createParallelGroup(javax.swing.GroupLayout.Alignment.LEADING)<text:line-break/> <text:s text:c="19"/>.addGroup(jPanel1Layout.createSequentialGroup()<text:line-break/> <text:s text:c="23"/>.addGroup(jPanel1Layout.createParallelGroup(javax.swing.GroupLayout.Alignment.LEADING)<text:line-break/> <text:s text:c="27"/>.addGroup(jPanel1Layout.createSequentialGroup()<text:line-break/> <text:s text:c="31"/>.addGap(71, 71, 71)<text:line-break/> <text:s text:c="31"/>.addComponent(jLabel1))<text:line-break/> <text:s text:c="27"/>.addGroup(jPanel1Layout.createSequentialGroup()<text:line-break/> <text:s text:c="31"/>.addContainerGap()<text:line-break/> <text:s text:c="31"/>.addComponent(jButton1)))<text:line-break/> <text:s text:c="23"/>.addPreferredGap(javax.swing.LayoutStyle.ComponentPlacement.RELATED)<text:line-break/> <text:s text:c="23"/>.addGroup(jPanel1Layout.createParallelGroup(javax.swing.GroupLayout.Alignment.LEADING, false)<text:line-break/> <text:s text:c="27"/>.addComponent(useSelectedAlphaBtn, javax.swing.GroupLayout.DEFAULT_SIZE, javax.swing.GroupLayout.DEFAULT_SIZE, Short.MAX_VALUE)<text:line-break/> <text:s text:c="27"/>.addComponent(jScrollPane1, javax.swing.GroupLayout.DEFAULT_SIZE, 129, Short.MAX_VALUE))<text:line-break/> <text:s text:c="23"/>.addGroup(jPanel1Layout.createParallelGroup(javax.swing.GroupLayout.Alignment.TRAILING)<text:line-break/> <text:s text:c="27"/>.addGroup(javax.swing.GroupLayout.Alignment.LEADING, jPanel1Layout.createSequentialGroup()<text:line-break/> <text:s text:c="31"/>.addPreferredGap(javax.swing.LayoutStyle.ComponentPlacement.RELATED)<text:line-break/> <text:s text:c="31"/>.addComponent(jTextAlpha, javax.swing.GroupLayout.DEFAULT_SIZE, 591, Short.MAX_VALUE))<text:line-break/> <text:s text:c="27"/>.addGroup(javax.swing.GroupLayout.Alignment.LEADING, jPanel1Layout.createSequentialGroup()<text:line-break/> <text:s text:c="31"/>.addGap(93, 93, 93)<text:line-break/> <text:s text:c="28"/></text:p>
      <text:p text:style-name="P6"><text:s text:c="3"/>.addComponent(processBtn)<text:line-break/> <text:s text:c="31"/>.addPreferredGap(javax.swing.LayoutStyle.ComponentPlacement.RELATED, 170, Short.MAX_VALUE)<text:line-break/> <text:s text:c="31"/>.addComponent(jPanel7, javax.swing.GroupLayout.PREFERRED_SIZE, javax.swing.GroupLayout.DEFAULT_SIZE, javax.swing.GroupLayout.PREFERRED_SIZE))))<text:line-break/> <text:s text:c="19"/>.addGroup(jPanel1Layout.createSequentialGroup()<text:line-break/> <text:s text:c="23"/>.addContainerGap()<text:line-break/> <text:s text:c="23"/>.addComponent(jLabelReGex)<text:line-break/> <text:s text:c="23"/>.addPreferredGap(javax.swing.LayoutStyle.ComponentPlacement.RELATED)<text:line-break/> <text:s text:c="23"/>.addComponent(jTextReGex, javax.swing.GroupLayout.DEFAULT_SIZE, 726, Short.MAX_VALUE)))<text:line-break/> <text:s text:c="15"/>.addContainerGap())<text:line-break/> <text:s text:c="7"/>);<text:line-break/> <text:s text:c="7"/>jPanel1Layout.setVerticalGroup(<text:line-break/> <text:s text:c="11"/>jPanel1Layout.createParallelGroup(javax.swing.GroupLayout.Alignment.LEADING)<text:line-break/> <text:s text:c="11"/>.addGroup(jPanel1Layout.createSequentialGroup()<text:line-break/> <text:s text:c="15"/>.addGroup(jPanel1Layout.createParallelGroup(javax.swing.GroupLayout.Alignment.BASELINE)<text:line-break/> <text:s text:c="19"/>.addComponent(jLabelReGex)<text:line-break/> <text:s text:c="19"/>.addComponent(jTextReGex, javax.swing.GroupLayout.PREFERRED_SIZE, javax.swing.GroupLayout.DEFAULT_SIZE, javax.swing.GroupLayout.PREFERRED_SIZE))<text:line-break/> <text:s text:c="15"/>.addPreferredGap(javax.swing.LayoutStyle.ComponentPlacement.RELATED)<text:line-break/> <text:s text:c="15"/>.addGroup(jPanel1Layout.createParallelGroup(javax.swing.GroupLayout.Alignment.LEADING)<text:line-break/> <text:s text:c="19"/>.addComponent(jLabel1)<text:line-break/> <text:s text:c="19"/>.addGroup(jPanel1Layout.createSequentialGroup()<text:line-break/> <text:s text:c="23"/>.addComponent(jTextAlpha, javax.swing.GroupLayout.PREFERRED_SIZE, javax.swing.GroupLayout.DEFAULT_SIZE, javax.swing.GroupLayout.PREFERRED_SIZE)<text:line-break/> <text:s text:c="23"/>.addGroup(jPanel1Layout.createParallelGroup(javax.swing.GroupLayout.Alignment.LEADING)<text:line-break/> <text:s text:c="27"/>.addGroup(jPanel1Layout.createSequentialGroup()<text:line-break/> <text:s text:c="31"/>.addGap(29, 29, 29)<text:line-break/> <text:s text:c="31"/>.addComponent(processBtn))<text:line-break/> <text:s text:c="27"/>.addGroup(jPanel1Layout.createSequentialGroup()<text:line-break/> <text:s text:c="31"/>.addPreferredGap(javax.swing.LayoutStyle.ComponentPlacement.RELATED)<text:line-break/> <text:s text:c="31"/>.addComponent(jPanel7, javax.swing.GroupLayout.DEFAULT_SIZE, javax.swing.GroupLayout.DEFAULT_SIZE, Short.MAX_VALUE)<text:line-break/> <text:s text:c="31"/>.addPreferredGap(javax.swing.LayoutStyle.ComponentPlacement.RELATED))))<text:line-break/> <text:s text:c="19"/>.addGroup(jPanel1Layout.createSequentialGroup()<text:line-break/> <text:s text:c="23"/>.addComponent(jScrollPane1, javax.swing.GroupLayout.PREFERRED_SIZE, 63, javax.swing.GroupLayout.PREFERRED_SIZE)<text:line-break/> <text:s text:c="23"/>.addPreferredGap(javax.swing.LayoutStyle.ComponentPlacement.RELATED)<text:line-break/> <text:s text:c="23"/>.addGroup(jPanel1Layout.createParallelGroup(javax.swing.GroupLayout.Alignment.BASELINE)<text:line-break/> <text:s text:c="27"/>.addComponent(useSelectedAlphaBtn)<text:line-break/> <text:s text:c="27"/>.addComponent(jButton1))))<text:line-break/> <text:s text:c="15"/>.addContainerGap())<text:line-break/> <text:s text:c="7"/>);<text:line-break/><text:line-break/><text:soft-page-break/> <text:s text:c="7"/>jTabbedPaneTables.setBorder(javax.swing.BorderFactory.createTitledBorder("Tablas de Transición"));<text:line-break/> <text:s text:c="7"/>jTabbedPaneTables.setTabLayoutPolicy(javax.swing.JTabbedPane.SCROLL_TAB_LAYOUT);<text:line-break/> <text:s text:c="7"/>jTabbedPaneTables.setAutoscrolls(true);<text:line-break/><text:line-break/> <text:s text:c="7"/>jPanel2.setAutoscrolls(true);<text:line-break/><text:line-break/> <text:s text:c="7"/>jTableAFN.setModel(new javax.swing.table.DefaultTableModel(<text:line-break/> <text:s text:c="11"/>new Object [][] {<text:line-break/> <text:s text:c="15"/>{null, null, null, null},<text:line-break/> <text:s text:c="15"/>{null, null, null, null},<text:line-break/> <text:s text:c="15"/>{null, null, null, null},<text:line-break/> <text:s text:c="15"/>{null, null, null, null}<text:line-break/> <text:s text:c="11"/>},<text:line-break/> <text:s text:c="11"/>new String [] {<text:line-break/> <text:s text:c="15"/>"Title 1", "Title 2", "Title 3", "Title 4"<text:line-break/> <text:s text:c="11"/>}<text:line-break/> <text:s text:c="7"/>));<text:line-break/> <text:s text:c="7"/>jTableAFN.setAutoResizeMode(javax.swing.JTable.AUTO_RESIZE_OFF);<text:line-break/> <text:s text:c="7"/>jScrollPane4.setViewportView(jTableAFN);<text:line-break/><text:line-break/> <text:s text:c="7"/>javax.swing.GroupLayout jPanel2Layout = new javax.swing.GroupLayout(jPanel2);<text:line-break/> <text:s text:c="7"/>jPanel2.setLayout(jPanel2Layout);<text:line-break/> <text:s text:c="7"/>jPanel2Layout.setHorizontalGroup(<text:line-break/> <text:s text:c="11"/>jPanel2Layout.createParallelGroup(javax.swing.GroupLayout.Alignment.LEADING)<text:line-break/> <text:s text:c="11"/>.addComponent(jScrollPane4, javax.swing.GroupLayout.DEFAULT_SIZE, 592, Short.MAX_VALUE)<text:line-break/> <text:s text:c="7"/>);<text:line-break/> <text:s text:c="7"/>jPanel2Layout.setVerticalGroup(<text:line-break/> <text:s text:c="11"/>jPanel2Layout.createParallelGroup(javax.swing.GroupLayout.Alignment.LEADING)<text:line-break/> <text:s text:c="11"/>.addComponent(jScrollPane4, javax.swing.GroupLayout.DEFAULT_SIZE, 207, Short.MAX_VALUE)<text:line-break/> <text:s text:c="7"/>);<text:line-break/><text:line-break/> <text:s text:c="7"/>jTabbedPaneTables.addTab("AFN", jPanel2);<text:line-break/><text:line-break/> <text:s text:c="7"/>jTableAFD.setModel(new javax.swing.table.DefaultTableModel(<text:line-break/> <text:s text:c="11"/>new Object [][] {<text:line-break/> <text:s text:c="15"/>{null, null, null, null},<text:line-break/> <text:s text:c="15"/>{null, null, null, null},<text:line-break/> <text:s text:c="15"/>{null, null, null, null},<text:line-break/> <text:s text:c="15"/>{null, null, null, null}<text:line-break/> <text:s text:c="11"/>},<text:line-break/> <text:s text:c="11"/>new String [] {<text:line-break/> <text:s text:c="15"/>"Title 1", "Title 2", "Title 3", "Title 4"<text:line-break/> <text:s text:c="11"/>}<text:line-break/> <text:s text:c="7"/>));<text:line-break/> <text:s text:c="7"/>jTableAFD.setAutoResizeMode(javax.swing.JTable.AUTO_RESIZE_OFF);<text:line-break/> <text:s text:c="7"/>jScrollPane3.setViewportView(jTableAFD);<text:line-break/><text:line-break/> <text:s text:c="7"/>javax.swing.GroupLayout jPanel3Layout = new javax.swing.GroupLayout(jPanel3);<text:line-break/> <text:s text:c="7"/>jPanel3.setLayout(jPanel3Layout);<text:line-break/> <text:s text:c="7"/>jPanel3Layout.setHorizontalGroup(<text:line-break/> <text:s text:c="11"/>jPanel3Layout.createParallelGroup(javax.swing.GroupLayout.Alignment.LEADING)<text:line-break/> <text:s text:c="11"/>.addComponent(jScrollPane3, javax.swing.GroupLayout.DEFAULT_SIZE, 592, Short.MAX_VALUE)<text:line-break/> <text:s text:c="7"/>);<text:line-break/> <text:s text:c="7"/>jPanel3Layout.setVerticalGroup(<text:line-break/> <text:s text:c="11"/>jPanel3Layout.createParallelGroup(javax.swing.GroupLayout.Alignment.LEADING)<text:line-break/> <text:s text:c="11"/>.addComponent(jScrollPane3, javax.swing.GroupLayout.DEFAULT_SIZE, 207, Short.MAX_VALUE)<text:line-break/> <text:s text:c="7"/>);<text:line-break/><text:line-break/> <text:s text:c="7"/>jTabbedPaneTables.addTab("AFD", jPanel3);<text:line-break/><text:line-break/> <text:s text:c="7"/>jTableAFDMin.setModel(new javax.swing.table.DefaultTableModel(<text:line-break/> <text:s text:c="11"/>new Object [][] {<text:line-break/> <text:s text:c="15"/>{null, null, null, null},<text:line-break/> <text:s text:c="15"/>{null, null, null, null},<text:line-break/> <text:s text:c="15"/>{null, null, null, null},<text:line-break/> <text:s text:c="15"/>{null, null, null, null}<text:line-break/> <text:s text:c="11"/>},<text:line-break/> <text:s text:c="11"/>new String [] {<text:line-break/> <text:s text:c="15"/>"Title 1", "Title 2", "Title 3", "Title 4"<text:line-break/> <text:s text:c="11"/>}<text:line-break/> <text:s text:c="7"/>));<text:line-break/> <text:s text:c="7"/>jTableAFDMin.setAutoResizeMode(javax.swing.JTable.AUTO_RESIZE_OFF);<text:line-break/> <text:s text:c="7"/>jScrollPane2.setViewportView(jTableAFDMin);<text:line-break/><text:line-break/> <text:s text:c="7"/>javax.swing.GroupLayout jPanel4Layout = new javax.swing.GroupLayout(jPanel4);<text:line-break/> <text:s text:c="7"/>jPanel4.setLayout(jPanel4Layout);<text:line-break/> <text:s text:c="7"/>jPanel4Layout.setHorizontalGroup(<text:line-break/> <text:s text:c="11"/>jPanel4Layout.createParallelGroup(javax.swing.GroupLayout.Alignment.LEADING)<text:line-break/> <text:s text:c="11"/>.addComponent(jScrollPane2, javax.swing.GroupLayout.DEFAULT_SIZE, 592, Short.MAX_VALUE)<text:line-break/><text:soft-page-break/> <text:s text:c="7"/>);<text:line-break/> <text:s text:c="7"/>jPanel4Layout.setVerticalGroup(<text:line-break/> <text:s text:c="11"/>jPanel4Layout.createParallelGroup(javax.swing.GroupLayout.Alignment.LEADING)<text:line-break/> <text:s text:c="11"/>.addComponent(jScrollPane2, javax.swing.GroupLayout.DEFAULT_SIZE, 207, Short.MAX_VALUE)<text:line-break/> <text:s text:c="7"/>);<text:line-break/><text:line-break/> <text:s text:c="7"/>jTabbedPaneTables.addTab("AFDMin", jPanel4);<text:line-break/><text:line-break/> <text:s text:c="7"/>jPanel5.setBorder(javax.swing.BorderFactory.createEtchedBorder());<text:line-break/><text:line-break/> <text:s text:c="7"/>javax.swing.GroupLayout jPanel5Layout = new javax.swing.GroupLayout(jPanel5);<text:line-break/> <text:s text:c="7"/>jPanel5.setLayout(jPanel5Layout);<text:line-break/> <text:s text:c="7"/>jPanel5Layout.setHorizontalGroup(<text:line-break/> <text:s text:c="11"/>jPanel5Layout.createParallelGroup(javax.swing.GroupLayout.Alignment.LEADING)<text:line-break/> <text:s text:c="11"/>.addGap(0, 904, Short.MAX_VALUE)<text:line-break/> <text:s text:c="7"/>);<text:line-break/> <text:s text:c="7"/>jPanel5Layout.setVerticalGroup(<text:line-break/> <text:s text:c="11"/>jPanel5Layout.createParallelGroup(javax.swing.GroupLayout.Alignment.LEADING)<text:line-break/> <text:s text:c="11"/>.addGap(0, 15, Short.MAX_VALUE)<text:line-break/> <text:s text:c="7"/>);<text:line-break/><text:line-break/> <text:s text:c="7"/>jPanel6.setBorder(javax.swing.BorderFactory.createTitledBorder("Salida Textual"));<text:line-break/><text:line-break/> <text:s text:c="7"/>jScrollPane5.setBackground(new java.awt.Color(255, 255, 204));<text:line-break/><text:line-break/> <text:s text:c="7"/>jTextAreaOutput.setBackground(new java.awt.Color(255, 255, 204));<text:line-break/> <text:s text:c="7"/>jTextAreaOutput.setColumns(20);<text:line-break/> <text:s text:c="7"/>jTextAreaOutput.setEditable(false);<text:line-break/> <text:s text:c="7"/>jTextAreaOutput.setRows(5);<text:line-break/> <text:s text:c="7"/>jScrollPane5.setViewportView(jTextAreaOutput);<text:line-break/><text:line-break/> <text:s text:c="7"/>cleanBtn.setText("Clean");<text:line-break/> <text:s text:c="7"/>cleanBtn.addActionListener(new java.awt.event.ActionListener() {<text:line-break/> <text:s text:c="11"/>public void actionPerformed(java.awt.event.ActionEvent evt) {<text:line-break/> <text:s text:c="15"/>cleanBtnActionPerformed(evt);<text:line-break/> <text:s text:c="11"/>}<text:line-break/> <text:s text:c="7"/>});<text:line-break/><text:line-break/> <text:s text:c="7"/>javax.swing.GroupLayout jPanel6Layout = new javax.swing.GroupLayout(jPanel6);<text:line-break/> <text:s text:c="7"/>jPanel6.setLayout(jPanel6Layout);<text:line-break/> <text:s text:c="7"/>jPanel6Layout.setHorizontalGroup(<text:line-break/> <text:s text:c="11"/>jPanel6Layout.createParallelGroup(javax.swing.GroupLayout.Alignment.LEADING)<text:line-break/> <text:s text:c="11"/>.addGroup(jPanel6Layout.createSequentialGroup()<text:line-break/> <text:s text:c="15"/>.addGap(96, 96, 96)<text:line-break/> <text:s text:c="15"/>.addComponent(cleanBtn)<text:line-break/> <text:s text:c="15"/>.addContainerGap(102, Short.MAX_VALUE))<text:line-break/> <text:s text:c="11"/>.addComponent(jScrollPane5, javax.swing.GroupLayout.DEFAULT_SIZE, 267, Short.MAX_VALUE)<text:line-break/> <text:s text:c="7"/>);<text:line-break/> <text:s text:c="7"/>jPanel6Layout.setVerticalGroup(<text:line-break/> <text:s text:c="11"/>jPanel6Layout.createParallelGroup(javax.swing.GroupLayout.Alignment.LEADING)<text:line-break/> <text:s text:c="11"/>.addGroup(javax.swing.GroupLayout.Alignment.TRAILING, jPanel6Layout.createSequentialGroup()<text:line-break/> <text:s text:c="15"/>.addComponent(jScrollPane5, javax.swing.GroupLayout.DEFAULT_SIZE, 252, Short.MAX_VALUE)<text:line-break/> <text:s text:c="15"/>.addPreferredGap(javax.swing.LayoutStyle.ComponentPlacement.UNRELATED)<text:line-break/> <text:s text:c="15"/>.addComponent(cleanBtn)<text:line-break/> <text:s text:c="15"/>.addContainerGap())<text:line-break/> <text:s text:c="7"/>);<text:line-break/><text:line-break/> <text:s text:c="7"/>jLabel2.setLabelFor(jTextValidate);<text:line-break/> <text:s text:c="7"/>jLabel2.setText("Texto de Validación");<text:line-break/><text:line-break/> <text:s text:c="7"/>jTextValidate.setEnabled(false);<text:line-break/><text:line-break/> <text:s text:c="7"/>validateBtn.setText("Validar");<text:line-break/> <text:s text:c="7"/>validateBtn.setEnabled(false);<text:line-break/> <text:s text:c="7"/>validateBtn.addActionListener(new java.awt.event.ActionListener() {<text:line-break/> <text:s text:c="11"/>public void actionPerformed(java.awt.event.ActionEvent evt) {<text:line-break/> <text:s text:c="15"/>validateBtnActionPerformed(evt);<text:line-break/> <text:s text:c="11"/>}<text:line-break/> <text:s text:c="7"/>});<text:line-break/><text:line-break/> <text:s text:c="7"/>jMenu1.setText("Acciones");<text:line-break/><text:line-break/> <text:s text:c="7"/>jMenuItemNewRegex.setAccelerator(javax.swing.KeyStroke.getKeyStroke(java.awt.event.KeyEvent.VK_N, java.awt.event.InputEvent.CTRL_MASK));<text:line-break/> <text:s text:c="7"/>jMenuItemNewRegex.setIcon(new javax.swing.ImageIcon("/home/cparra/Projects/afgen/afgenjava/src/img/16x16/window-new.png"));</text:p>
      <text:p text:style-name="P6"><text:s/>// NOI18N<text:line-break/> <text:s text:c="7"/>jMenuItemNewRegex.setText("Nuevo...");<text:line-break/><text:soft-page-break/> <text:s text:c="7"/>jMenuItemNewRegex.setToolTipText("Ingresar una nueva Expresión regular");<text:line-break/> <text:s text:c="7"/>jMenuItemNewRegex.addActionListener(new java.awt.event.ActionListener() {<text:line-break/> <text:s text:c="11"/>public void actionPerformed(java.awt.event.ActionEvent evt) {<text:line-break/> <text:s text:c="15"/>jMenuItemNewRegexActionPerformed(evt);<text:line-break/> <text:s text:c="11"/>}<text:line-break/> <text:s text:c="7"/>});<text:line-break/> <text:s text:c="7"/>jMenu1.add(jMenuItemNewRegex);<text:line-break/><text:line-break/> <text:s text:c="7"/>jMenuItem1.setAccelerator(javax.swing.KeyStroke.getKeyStroke(java.awt.event.KeyEvent.VK_G, java.awt.event.InputEvent.CTRL_MASK));<text:line-break/> <text:s text:c="7"/>jMenuItem1.setIcon(new javax.swing.ImageIcon("/home/cparra/Projects/afgen/afgenjava/src/img/16x16/button_ok.png")); // NOI18N<text:line-break/> <text:s text:c="7"/>jMenuItem1.setText("Generar Autómata");<text:line-break/> <text:s text:c="7"/>jMenu1.add(jMenuItem1);<text:line-break/> <text:s text:c="7"/>jMenu1.add(jSeparator1);<text:line-break/><text:line-break/> <text:s text:c="7"/>jMenuItem2.setAccelerator(javax.swing.KeyStroke.getKeyStroke(java.awt.event.KeyEvent.VK_Q, java.awt.event.InputEvent.CTRL_MASK));<text:line-break/> <text:s text:c="7"/>jMenuItem2.setIcon(new javax.swing.ImageIcon("/home/cparra/Projects/afgen/afgenjava/src/img/16x16/system-log-out.png")); // NOI18N<text:line-break/> <text:s text:c="7"/>jMenuItem2.setText("Salir");<text:line-break/> <text:s text:c="7"/>jMenuItem2.addMouseListener(new java.awt.event.MouseAdapter() {<text:line-break/> <text:s text:c="11"/>public void mouseClicked(java.awt.event.MouseEvent evt) {<text:line-break/> <text:s text:c="15"/>jMenuItem2MouseClicked(evt);<text:line-break/> <text:s text:c="11"/>}<text:line-break/> <text:s text:c="7"/>});<text:line-break/> <text:s text:c="7"/>jMenuItem2.addActionListener(new java.awt.event.ActionListener() {<text:line-break/> <text:s text:c="11"/>public void actionPerformed(java.awt.event.ActionEvent evt) {<text:line-break/> <text:s text:c="15"/>jMenuItem2ActionPerformed(evt);<text:line-break/> <text:s text:c="11"/>}<text:line-break/> <text:s text:c="7"/>});<text:line-break/> <text:s text:c="7"/>jMenu1.add(jMenuItem2);<text:line-break/><text:line-break/> <text:s text:c="7"/>jMenuBar1.add(jMenu1);<text:line-break/><text:line-break/> <text:s text:c="7"/>jMenu2.setText("Ayuda");<text:line-break/><text:line-break/> <text:s text:c="7"/>jMenuItem3.setAccelerator(javax.swing.KeyStroke.getKeyStroke(java.awt.event.KeyEvent.VK_F1, 0));<text:line-break/> <text:s text:c="7"/>jMenuItem3.setIcon(new javax.swing.ImageIcon("/home/cparra/Projects/afgen/afgenjava/src/img/16x16/help.png")); // NOI18N<text:line-break/> <text:s text:c="7"/>jMenuItem3.setText("About...");<text:line-break/> <text:s text:c="7"/>jMenu2.add(jMenuItem3);<text:line-break/><text:line-break/> <text:s text:c="7"/>jMenuBar1.add(jMenu2);<text:line-break/><text:line-break/> <text:s text:c="7"/>jComboBoxValidation.setModel(new javax.swing.DefaultComboBoxModel(new String[] { "Con...", "AFN", "AFD", "AFD Mínimo" }));<text:line-break/> <text:s text:c="7"/>jComboBoxValidation.setToolTipText("Seleccione con que Automata Validar");<text:line-break/> <text:s text:c="7"/>jComboBoxValidation.setEnabled(false);<text:line-break/><text:line-break/> <text:s text:c="7"/>jLabelValidationResult.setText("Resultado de Validación");<text:line-break/><text:line-break/> <text:s text:c="7"/>jTextValidateResult.setBackground(new java.awt.Color(255, 255, 153));<text:line-break/> <text:s text:c="7"/>jTextValidateResult.setEditable(false);<text:line-break/> <text:s text:c="7"/>jTextValidateResult.setFont(new java.awt.Font("Dialog", 1, 12));<text:line-break/><text:line-break/> <text:s text:c="7"/>jMenu3.setText("Acciones");<text:line-break/><text:line-break/> <text:s text:c="7"/>jMenuItemNewRegex1.setAccelerator(javax.swing.KeyStroke.getKeyStroke(java.awt.event.KeyEvent.VK_N, java.awt.event.InputEvent.CTRL_MASK));<text:line-break/> <text:s text:c="7"/>jMenuItemNewRegex1.setIcon(new javax.swing.ImageIcon(getClass().getResource("/img/16x16/window-new.png"))); // NOI18N<text:line-break/> <text:s text:c="7"/>jMenuItemNewRegex1.setText("Nuevo...");<text:line-break/> <text:s text:c="7"/>jMenuItemNewRegex1.setToolTipText("Ingresar una nueva Expresión regular");<text:line-break/> <text:s text:c="7"/>jMenuItemNewRegex1.addActionListener(new java.awt.event.ActionListener() {<text:line-break/> <text:s text:c="11"/>public void actionPerformed(java.awt.event.ActionEvent evt) {<text:line-break/> <text:s text:c="15"/>jMenuItemNewRegexActionPerformed(evt);<text:line-break/> <text:s text:c="11"/>}<text:line-break/> <text:s text:c="7"/>});<text:line-break/> <text:s text:c="7"/>jMenu3.add(jMenuItemNewRegex1);<text:line-break/><text:line-break/> <text:s text:c="7"/>jMenuItemConf.setAccelerator(javax.swing.KeyStroke.getKeyStroke(java.awt.event.KeyEvent.VK_O, java.awt.event.InputEvent.CTRL_MASK));<text:line-break/> <text:s text:c="7"/>jMenuItemConf.setIcon(new javax.swing.ImageIcon(getClass().getResource("/img/16x16/edit-clear.png"))); // NOI18N<text:line-break/> <text:s text:c="7"/>jMenuItemConf.setText("Configuraciones");<text:line-break/> <text:s text:c="7"/>jMenuItemConf.addActionListener(new java.awt.event.ActionListener() {<text:line-break/> <text:s text:c="11"/>public void actionPerformed(java.awt.event.ActionEvent evt) {<text:line-break/> <text:s text:c="15"/>jMenuItemConfActionPerformed(evt);<text:line-break/><text:soft-page-break/> <text:s text:c="11"/>}<text:line-break/> <text:s text:c="7"/>});<text:line-break/> <text:s text:c="7"/>jMenu3.add(jMenuItemConf);<text:line-break/><text:line-break/> <text:s text:c="7"/>jMenuItemProcesarReGex.setAccelerator(javax.swing.KeyStroke.getKeyStroke(java.awt.event.KeyEvent.VK_G, java.awt.event.InputEvent.CTRL_MASK));<text:line-break/> <text:s text:c="7"/>jMenuItemProcesarReGex.setIcon(new javax.swing.ImageIcon(getClass().getResource("/img/16x16/button_ok.png"))); // NOI18N<text:line-break/> <text:s text:c="7"/>jMenuItemProcesarReGex.setText("Generar Autómata");<text:line-break/> <text:s text:c="7"/>jMenuItemProcesarReGex.setEnabled(false);<text:line-break/> <text:s text:c="7"/>jMenuItemProcesarReGex.addActionListener(new java.awt.event.ActionListener() {<text:line-break/> <text:s text:c="11"/>public void actionPerformed(java.awt.event.ActionEvent evt) {<text:line-break/> <text:s text:c="15"/>jMenuItemProcesarReGexActionPerformed(evt);<text:line-break/> <text:s text:c="11"/>}<text:line-break/> <text:s text:c="7"/>});<text:line-break/> <text:s text:c="7"/>jMenu3.add(jMenuItemProcesarReGex);<text:line-break/> <text:s text:c="7"/>jMenu3.add(jSeparator2);<text:line-break/><text:line-break/> <text:s text:c="7"/>jMenuItem5.setAccelerator(javax.swing.KeyStroke.getKeyStroke(java.awt.event.KeyEvent.VK_Q, java.awt.event.InputEvent.CTRL_MASK));<text:line-break/> <text:s text:c="7"/>jMenuItem5.setIcon(new javax.swing.ImageIcon("/home/cparra/Projects/afgen/afgenjava/src/img/16x16/system-log-out.png")); // NOI18N<text:line-break/> <text:s text:c="7"/>jMenuItem5.setText("Salir");<text:line-break/> <text:s text:c="7"/>jMenuItem5.addMouseListener(new java.awt.event.MouseAdapter() {<text:line-break/> <text:s text:c="11"/>public void mouseClicked(java.awt.event.MouseEvent evt) {<text:line-break/> <text:s text:c="15"/>jMenuItem2MouseClicked(evt);<text:line-break/> <text:s text:c="11"/>}<text:line-break/> <text:s text:c="7"/>});<text:line-break/> <text:s text:c="7"/>jMenuItem5.addActionListener(new java.awt.event.ActionListener() {<text:line-break/> <text:s text:c="11"/>public void actionPerformed(java.awt.event.ActionEvent evt) {<text:line-break/> <text:s text:c="15"/>jMenuItem2ActionPerformed(evt);<text:line-break/> <text:s text:c="11"/>}<text:line-break/> <text:s text:c="7"/>});<text:line-break/> <text:s text:c="7"/>jMenu3.add(jMenuItem5);<text:line-break/><text:line-break/> <text:s text:c="7"/>jMenuBar2.add(jMenu3);<text:line-break/><text:line-break/> <text:s text:c="7"/>jMenu4.setText("Ayuda");<text:line-break/><text:line-break/> <text:s text:c="7"/>jMenuItem6.setAccelerator(javax.swing.KeyStroke.getKeyStroke(java.awt.event.KeyEvent.VK_F1, 0));<text:line-break/> <text:s text:c="7"/>jMenuItem6.setIcon(new javax.swing.ImageIcon(getClass().getResource("/img/16x16/help.png"))); // NOI18N<text:line-break/> <text:s text:c="7"/>jMenuItem6.setText("About...");<text:line-break/> <text:s text:c="7"/>jMenuItem6.addActionListener(new java.awt.event.ActionListener() {<text:line-break/> <text:s text:c="11"/>public void actionPerformed(java.awt.event.ActionEvent evt) {<text:line-break/> <text:s text:c="15"/>jMenuItem6ActionPerformed(evt);<text:line-break/> <text:s text:c="11"/>}<text:line-break/> <text:s text:c="7"/>});<text:line-break/> <text:s text:c="7"/>jMenu4.add(jMenuItem6);<text:line-break/><text:line-break/> <text:s text:c="7"/>jMenuBar2.add(jMenu4);<text:line-break/><text:line-break/> <text:s text:c="7"/>setJMenuBar(jMenuBar2);<text:line-break/><text:line-break/> <text:s text:c="7"/>javax.swing.GroupLayout layout = new javax.swing.GroupLayout(getContentPane());<text:line-break/> <text:s text:c="7"/>getContentPane().setLayout(layout);<text:line-break/> <text:s text:c="7"/>layout.setHorizontalGroup(<text:line-break/> <text:s text:c="11"/>layout.createParallelGroup(javax.swing.GroupLayout.Alignment.LEADING)<text:line-break/> <text:s text:c="11"/>.addComponent(jPanel5, javax.swing.GroupLayout.DEFAULT_SIZE, javax.swing.GroupLayout.DEFAULT_SIZE, Short.MAX_VALUE)<text:line-break/> <text:s text:c="11"/>.addGroup(layout.createSequentialGroup()<text:line-break/> <text:s text:c="15"/>.addContainerGap()<text:line-break/> <text:s text:c="15"/>.addGroup(layout.createParallelGroup(javax.swing.GroupLayout.Alignment.LEADING)<text:line-break/> <text:s text:c="19"/>.addGroup(layout.createSequentialGroup()<text:line-break/> <text:s text:c="23"/>.addComponent(jPanel1, javax.swing.GroupLayout.DEFAULT_SIZE, javax.swing.GroupLayout.DEFAULT_SIZE, Short.MAX_VALUE)<text:line-break/> <text:s text:c="23"/>.addContainerGap())<text:line-break/> <text:s text:c="19"/>.addGroup(layout.createSequentialGroup()<text:line-break/> <text:s text:c="23"/>.addGroup(layout.createParallelGroup(javax.swing.GroupLayout.Alignment.LEADING)<text:line-break/> <text:s text:c="27"/>.addGroup(layout.createSequentialGroup()<text:line-break/> <text:s text:c="31"/>.addComponent(jTabbedPaneTables, javax.swing.GroupLayout.DEFAULT_SIZE, 607, Short.MAX_VALUE)<text:line-break/> <text:s text:c="31"/>.addGap(5, 5, 5))<text:line-break/> <text:s text:c="27"/>.addGroup(layout.createSequentialGroup()<text:line-break/> <text:s text:c="31"/>.addGroup(layout.createParallelGroup(javax.swing.GroupLayout.Alignment.LEADING)<text:line-break/> <text:s text:c="35"/>.addComponent(jLabel2)<text:line-break/> <text:s text:c="35"/>.addComponent(jLabelValidationResult))<text:line-break/><text:soft-page-break/> <text:s text:c="31"/>.addPreferredGap(javax.swing.LayoutStyle.ComponentPlacement.RELATED)<text:line-break/> <text:s text:c="31"/>.addGroup(layout.createParallelGroup(javax.swing.GroupLayout.Alignment.TRAILING)<text:line-break/> <text:s text:c="35"/>.addGroup(layout.createSequentialGroup()<text:line-break/> <text:s text:c="39"/>.addComponent(jTextValidateResult, javax.swing.GroupLayout.DEFAULT_SIZE, 334, Short.MAX_VALUE)<text:line-break/> <text:s text:c="39"/>.addPreferredGap(javax.swing.LayoutStyle.ComponentPlacement.RELATED)<text:line-break/> <text:s text:c="39"/>.addComponent(jComboBoxValidation, javax.swing.GroupLayout.PREFERRED_SIZE, javax.swing.GroupLayout.DEFAULT_SIZE, javax.swing.GroupLayout.PREFERRED_SIZE))<text:line-break/> <text:s text:c="35"/>.addGroup(layout.createSequentialGroup()<text:line-break/> <text:s text:c="39"/>.addComponent(jTextValidate, javax.swing.GroupLayout.DEFAULT_SIZE, 362, Short.MAX_VALUE)<text:line-break/> <text:s text:c="39"/>.addPreferredGap(javax.swing.LayoutStyle.ComponentPlacement.RELATED)<text:line-break/> <text:s text:c="39"/>.addComponent(validateBtn)))<text:line-break/> <text:s text:c="31"/>.addPreferredGap(javax.swing.LayoutStyle.ComponentPlacement.RELATED)))<text:line-break/> <text:s text:c="23"/>.addPreferredGap(javax.swing.LayoutStyle.ComponentPlacement.RELATED)<text:line-break/> <text:s text:c="23"/>.addComponent(jPanel6, javax.swing.GroupLayout.DEFAULT_SIZE, javax.swing.GroupLayout.DEFAULT_SIZE, Short.MAX_VALUE)<text:line-break/> <text:s text:c="23"/>.addGap(7, 7, 7))))<text:line-break/> <text:s text:c="7"/>);<text:line-break/> <text:s text:c="7"/>layout.setVerticalGroup(<text:line-break/> <text:s text:c="11"/>layout.createParallelGroup(javax.swing.GroupLayout.Alignment.LEADING)<text:line-break/> <text:s text:c="11"/>.addGroup(layout.createSequentialGroup()<text:line-break/> <text:s text:c="15"/>.addComponent(jPanel1, javax.swing.GroupLayout.PREFERRED_SIZE, javax.swing.GroupLayout.DEFAULT_SIZE, javax.swing.GroupLayout.PREFERRED_SIZE)<text:line-break/> <text:s text:c="15"/>.addPreferredGap(javax.swing.LayoutStyle.ComponentPlacement.RELATED)<text:line-break/> <text:s text:c="15"/>.addGroup(layout.createParallelGroup(javax.swing.GroupLayout.Alignment.LEADING)<text:line-break/> <text:s text:c="19"/>.addGroup(layout.createSequentialGroup()<text:line-break/> <text:s text:c="23"/>.addComponent(jTabbedPaneTables, javax.swing.GroupLayout.DEFAULT_SIZE, 258, Short.MAX_VALUE)<text:line-break/> <text:s text:c="23"/>.addPreferredGap(javax.swing.LayoutStyle.ComponentPlacement.UNRELATED)<text:line-break/> <text:s text:c="23"/>.addGroup(layout.createParallelGroup(javax.swing.GroupLayout.Alignment.BASELINE)<text:line-break/> <text:s text:c="23"/></text:p>
      <text:p text:style-name="P6"><text:s text:c="4"/>.addComponent(validateBtn)<text:line-break/> <text:s text:c="27"/>.addComponent(jLabel2)<text:line-break/> <text:s text:c="27"/>.addComponent(jTextValidate, javax.swing.GroupLayout.PREFERRED_SIZE, javax.swing.GroupLayout.DEFAULT_SIZE, javax.swing.GroupLayout.PREFERRED_SIZE))<text:line-break/> <text:s text:c="23"/>.addPreferredGap(javax.swing.LayoutStyle.ComponentPlacement.RELATED)<text:line-break/> <text:s text:c="23"/>.addGroup(layout.createParallelGroup(javax.swing.GroupLayout.Alignment.BASELINE)<text:line-break/> <text:s text:c="27"/>.addComponent(jComboBoxValidation, javax.swing.GroupLayout.PREFERRED_SIZE, javax.swing.GroupLayout.DEFAULT_SIZE, javax.swing.GroupLayout.PREFERRED_SIZE)<text:line-break/> <text:s text:c="27"/>.addComponent(jLabelValidationResult)<text:line-break/> <text:s text:c="27"/>.addComponent(jTextValidateResult, javax.swing.GroupLayout.PREFERRED_SIZE, javax.swing.GroupLayout.DEFAULT_SIZE, javax.swing.GroupLayout.PREFERRED_SIZE)))<text:line-break/> <text:s text:c="19"/>.addComponent(jPanel6, javax.swing.GroupLayout.DEFAULT_SIZE, javax.swing.GroupLayout.DEFAULT_SIZE, Short.MAX_VALUE))<text:line-break/> <text:s text:c="15"/>.addPreferredGap(javax.swing.LayoutStyle.ComponentPlacement.RELATED, 15, Short.MAX_VALUE)<text:line-break/> <text:s text:c="15"/>.addComponent(jPanel5, javax.swing.GroupLayout.PREFERRED_SIZE, javax.swing.GroupLayout.DEFAULT_SIZE, javax.swing.GroupLayout.PREFERRED_SIZE))<text:line-break/> <text:s text:c="7"/>);<text:line-break/><text:line-break/> <text:s text:c="7"/>pack();<text:line-break/> <text:s text:c="3"/>}// &lt;/editor-fold&gt;//GEN-END:initComponents<text:line-break/><text:line-break/>private void jMenuItem2MouseClicked(java.awt.event.MouseEvent evt) {//GEN-FIRST:event_jMenuItem2MouseClicked<text:line-break/> <text:s text:c="3"/>System.exit(0);<text:line-break/>}//GEN-LAST:event_jMenuItem2MouseClicked<text:line-break/><text:line-break/>private void jMenuItem2ActionPerformed(java.awt.event.ActionEvent evt) {//GEN-FIRST:event_jMenuItem2ActionPerformed<text:line-break/> <text:s text:c="3"/>System.exit(0);<text:line-break/>}//GEN-LAST:event_jMenuItem2ActionPerformed<text:line-break/><text:line-break/>private void jMenuItemNewRegexActionPerformed(java.awt.event.ActionEvent evt) {//GEN-FIRST:event_jMenuItemNewRegexActionPerformed<text:line-break/> <text:s text:c="3"/>this.jTextReGex.setText("");<text:line-break/> <text:s text:c="3"/>this.jTextAlpha.setText("");<text:line-break/> <text:s text:c="3"/>this.bloquearRegExProcess();<text:line-break/> <text:s text:c="3"/>this.bloquearValidacion();<text:line-break/> <text:s text:c="3"/>this.bloquearVistas();<text:line-break/><text:soft-page-break/>}//GEN-LAST:event_jMenuItemNewRegexActionPerformed<text:line-break/><text:line-break/>private void processBtnActionPerformed(java.awt.event.ActionEvent evt) {//GEN-FIRST:event_processBtnActionPerformed<text:line-break/> <text:s text:c="3"/>this.procesarRegEx();<text:line-break/>}//GEN-LAST:event_processBtnActionPerformed<text:line-break/><text:line-break/>private void jListDefaultAlphasValueChanged(javax.swing.event.ListSelectionEvent evt) {//GEN-FIRST:event_jListDefaultAlphasValueChanged<text:line-break/> <text:s text:c="3"/>useSelectedAlphaBtn.setEnabled(true); <text:s text:c="2"/><text:line-break/>}//GEN-LAST:event_jListDefaultAlphasValueChanged<text:line-break/><text:line-break/>private void useSelectedAlphaBtnActionPerformed(java.awt.event.ActionEvent evt) {//GEN-FIRST:event_useSelectedAlphaBtnActionPerformed<text:line-break/> <text:s text:c="3"/>this.copyDefaultAlpha();<text:line-break/>}//GEN-LAST:event_useSelectedAlphaBtnActionPerformed<text:line-break/><text:line-break/>private void cleanBtnActionPerformed(java.awt.event.ActionEvent evt) {//GEN-FIRST:event_cleanBtnActionPerformed<text:line-break/> <text:s text:c="3"/>jTextAreaOutput.setText("");<text:line-break/>}//GEN-LAST:event_cleanBtnActionPerformed<text:line-break/><text:line-break/>private void jMenuItemProcesarReGexActionPerformed(java.awt.event.ActionEvent evt) {//GEN-FIRST:event_jMenuItemProcesarReGexActionPerformed<text:line-break/> <text:s text:c="3"/>this.processBtnActionPerformed(evt);<text:line-break/>}//GEN-LAST:event_jMenuItemProcesarReGexActionPerformed<text:line-break/><text:line-break/>private void jListDefaultAlphasMouseClicked(java.awt.event.MouseEvent evt) {//GEN-FIRST:event_jListDefaultAlphasMouseClicked<text:line-break/> <text:s text:c="3"/><text:line-break/> <text:s text:c="3"/>// Revisamos si se hizo doble-click <text:s text:c="3"/><text:line-break/> <text:s text:c="3"/>if (evt.getClickCount() == 2) {<text:line-break/> <text:s text:c="7"/>this.copyDefaultAlpha();<text:line-break/> <text:s text:c="3"/>}<text:line-break/>}//GEN-LAST:event_jListDefaultAlphasMouseClicked<text:line-break/><text:line-break/>private void jTextReGexActionPerformed(java.awt.event.ActionEvent evt) {//GEN-FIRST:event_jTextReGexActionPerformed<text:line-break/>// TODO add your handling code here:<text:line-break/>}//GEN-LAST:event_jTextReGexActionPerformed<text:line-break/><text:line-break/>private void jTextReGexKeyReleased(java.awt.event.KeyEvent evt) {//GEN-FIRST:event_jTextReGexKeyReleased<text:line-break/> <text:s text:c="3"/>this.checkRegEx();<text:line-break/>}//GEN-LAST:event_jTextReGexKeyReleased<text:line-break/><text:line-break/>private void jMenuItem6ActionPerformed(java.awt.event.ActionEvent evt) {//GEN-FIRST:event_jMenuItem6ActionPerformed<text:line-break/> <text:s text:c="3"/><text:line-break/> <text:s text:c="3"/>if (about == null) {<text:line-break/> <text:s text:c="7"/>about = new About();<text:line-break/> <text:s text:c="3"/>}<text:line-break/> <text:s text:c="3"/><text:line-break/> <text:s text:c="3"/>about.setEnabled(true);<text:line-break/> <text:s text:c="3"/>about.setVisible(true);<text:line-break/>}//GEN-LAST:event_jMenuItem6ActionPerformed<text:line-break/><text:line-break/>private void jMenuItemConfActionPerformed(java.awt.event.ActionEvent evt) {//GEN-FIRST:event_jMenuItemConfActionPerformed<text:line-break/><text:line-break/> <text:s text:c="3"/>if (this.config == null) {<text:line-break/> <text:s text:c="11"/>try {<text:line-break/> <text:s text:c="15"/>this.config = new jFrameConf(this.conf);<text:line-break/> <text:s text:c="11"/>} catch (Exception ex) {<text:line-break/> <text:s text:c="15"/>//Logger.getLogger(Main.class.getName()).log(Level.SEVERE, null, ex);<text:line-break/> <text:s text:c="15"/>this.jTextAreaOutput.append("ERROR: Hubo algún problema con la configuración"+ex.getMessage()+"\n");<text:line-break/> <text:s text:c="15"/>this.jTextAreaOutput.append("# &lt;--------------------------------------------\n");<text:line-break/> <text:s text:c="11"/>}<text:line-break/> <text:s text:c="3"/>}<text:line-break/> <text:s text:c="3"/><text:line-break/> <text:s text:c="3"/>this.config.setEnabled(true);<text:line-break/> <text:s text:c="3"/>this.config.setVisible(true);<text:line-break/>}//GEN-LAST:event_jMenuItemConfActionPerformed<text:line-break/><text:line-break/>private void validateBtnActionPerformed(java.awt.event.ActionEvent evt) {//GEN-FIRST:event_validateBtnActionPerformed<text:line-break/> <text:s text:c="3"/><text:line-break/> <text:s text:c="3"/>this.resetTablaRenderer(jTableAFD);<text:line-break/> <text:s text:c="3"/>this.resetTablaRenderer(jTableAFN);<text:line-break/><text:soft-page-break/> <text:s text:c="3"/>this.resetTablaRenderer(jTableAFDMin);<text:line-break/> <text:s text:c="3"/><text:line-break/> <text:s text:c="3"/><text:line-break/> <text:s text:c="3"/>switch(this.jComboBoxValidation.getSelectedIndex()) {<text:line-break/> <text:s text:c="7"/>case 1: this.afnSimResult = this.validarAFN();<text:line-break/> <text:s text:c="11"/>this.changeValidationTextResult(this.afnSimResult);<text:line-break/> <text:s text:c="11"/>break;<text:line-break/> <text:s text:c="7"/>case 2: this.afdSimResult = this.validarAFD();<text:line-break/> <text:s text:c="11"/>this.changeValidationTextResult(this.afdSimResult); <text:s text:c="7"/><text:line-break/> <text:s text:c="11"/>break;<text:line-break/> <text:s text:c="7"/>case 3: this.afdMinSimResult = this.validarAFDMin();<text:line-break/> <text:s text:c="11"/>this.changeValidationTextResult(this.afdMinSimResult); <text:s text:c="7"/><text:line-break/> <text:s text:c="11"/>break;<text:line-break/> <text:s text:c="7"/>default:<text:line-break/> <text:s text:c="11"/>jTextAreaOutput.append("# --&gt; Seleccione con que Automata desea Validar!\n"); <text:s text:c="11"/><text:line-break/> <text:s text:c="3"/>}<text:line-break/>}//GEN-LAST:event_validateBtnActionPerformed<text:line-break/><text:line-break/>private void viewAFDbtnActionPerformed(java.awt.event.ActionEvent evt) {//GEN-FIRST:event_viewAFDbtnActionPerformed<text:line-break/> <text:s text:c="3"/>this.viewGraphics(this.AFD);<text:line-break/>}//GEN-LAST:event_viewAFDbtnActionPerformed<text:line-break/><text:line-break/>private void viewAFNbtnActionPerformed(java.awt.event.ActionEvent evt) {//GEN-FIRST:event_viewAFNbtnActionPerformed<text:line-break/> <text:s text:c="3"/>this.viewGraphics(this.AFN);<text:line-break/>}//GEN-LAST:event_viewAFNbtnActionPerformed<text:line-break/><text:line-break/>private void viewAFDMinbtnActionPerformed(java.awt.event.ActionEvent evt) {//GEN-FIRST:event_viewAFDMinbtnActionPerformed<text:line-break/> <text:s text:c="3"/>this.viewGraphics(this.AFDMin);<text:line-break/>}//GEN-LAST:event_viewAFDMinbtnActionPerformed<text:line-break/><text:line-break/>private void jComboBoxGraphActionPerformed(java.awt.event.ActionEvent evt) {//GEN-FIRST:event_jComboBoxGraphActionPerformed<text:line-break/>// TODO add your handling code here:<text:line-break/>}//GEN-LAST:event_jComboBoxGraphActionPerformed<text:line-break/><text:line-break/>private void jButton1ActionPerformed(java.awt.event.ActionEvent evt) {//GEN-FIRST:event_jButton1ActionPerformed<text:line-break/> <text:s text:c="3"/>System.exit(0);<text:line-break/>}//GEN-LAST:event_jButton1ActionPerformed<text:line-break/><text:line-break/> <text:s text:c="3"/>// Variables declaration - do not modify//GEN-BEGIN:variables<text:line-break/> <text:s text:c="3"/>private javax.swing.JButton cleanBtn;<text:line-break/> <text:s text:c="3"/>private javax.swing.JButton jButton1;<text:line-break/> <text:s text:c="3"/>private javax.swing.JComboBox jComboBoxGraph;<text:line-break/> <text:s text:c="3"/>private javax.swing.JComboBox jComboBoxValidation;<text:line-break/> <text:s text:c="3"/>private javax.swing.JLabel jLabel1;<text:line-break/> <text:s text:c="3"/>private javax.swing.JLabel jLabel2;<text:line-break/> <text:s text:c="3"/>private javax.swing.JLabel jLabelReGex;<text:line-break/> <text:s text:c="3"/>private javax.swing.JLabel jLabelValidationResult;<text:line-break/> <text:s text:c="3"/>private javax.swing.JList jListDefaultAlphas;<text:line-break/> <text:s text:c="3"/>private javax.swing.JMenu jMenu1;<text:line-break/> <text:s text:c="3"/>private javax.swing.JMenu jMenu2;<text:line-break/> <text:s text:c="3"/>private javax.swing.JMenu jMenu3;<text:line-break/> <text:s text:c="3"/>private javax.swing.JMenu jMenu4;<text:line-break/> <text:s text:c="3"/>private javax.swing.JMenuBar jMenuBar1;<text:line-break/> <text:s text:c="3"/>private javax.swing.JMenuBar jMenuBar2;<text:line-break/> <text:s text:c="3"/>private javax.swing.JMenuItem jMenuItem1;<text:line-break/> <text:s text:c="3"/>private javax.swing.JMenuItem jMenuItem2;<text:line-break/> <text:s text:c="3"/>private javax.swing.JMenuItem jMenuItem3;<text:line-break/> <text:s text:c="3"/>private javax.swing.JMenuItem jMenuItem5;<text:line-break/> <text:s text:c="3"/>private javax.swing.JMenuItem jMenuItem6;<text:line-break/> <text:s text:c="3"/>private javax.swing.JMenuItem jMenuItemConf;<text:line-break/> <text:s text:c="3"/>private javax.swing.JMenuItem jMenuItemNewRegex;<text:line-break/> <text:s text:c="3"/>private javax.swing.JMenuItem jMenuItemNewRegex1;<text:line-break/> <text:s text:c="3"/>private javax.swing.JMenuItem jMenuItemProcesarReGex;<text:line-break/> <text:s text:c="3"/>private javax.swing.JPanel jPanel1;<text:line-break/> <text:s text:c="3"/>private javax.swing.JPanel jPanel2;<text:line-break/> <text:s text:c="3"/>private javax.swing.JPanel jPanel3;<text:line-break/> <text:s text:c="3"/>private javax.swing.JPanel jPanel4;<text:line-break/> <text:s text:c="3"/>private javax.swing.JPanel jPanel5;<text:line-break/> <text:s text:c="3"/>private javax.swing.JPanel jPanel6;<text:line-break/> <text:s text:c="3"/>private javax.swing.JPanel jPanel7;<text:line-break/> <text:s text:c="3"/>private javax.swing.JScrollPane jScrollPane1;<text:line-break/> <text:s text:c="3"/>private javax.swing.JScrollPane jScrollPane2;<text:line-break/> <text:s text:c="3"/>private javax.swing.JScrollPane jScrollPane3;<text:line-break/> <text:s text:c="3"/>private javax.swing.JScrollPane jScrollPane4;<text:line-break/><text:soft-page-break/> <text:s text:c="3"/>private javax.swing.JScrollPane jScrollPane5;<text:line-break/> <text:s text:c="3"/>private javax.swing.JSeparator jSeparator1;<text:line-break/> <text:s text:c="3"/>private javax.swing.JSeparator jSeparator2;<text:line-break/> <text:s text:c="3"/>private javax.swing.JTabbedPane jTabbedPaneTables;<text:line-break/> <text:s text:c="3"/>private javax.swing.JTable jTableAFD;<text:line-break/> <text:s text:c="3"/>private javax.swing.JTable jTableAFDMin;<text:line-break/> <text:s text:c="3"/>private javax.swing.JTable jTableAFN;<text:line-break/> <text:s text:c="3"/>private javax.swing.JTextField jTextAlpha;<text:line-break/> <text:s text:c="3"/>private javax.swing.JTextArea jTextAreaOutput;<text:line-break/> <text:s text:c="3"/>private javax.swing.JTextField jTextReGex;<text:line-break/> <text:s text:c="3"/>private javax.swing.JTextField jTextValidate;<text:line-break/> <text:s text:c="3"/>private javax.swing.JTextField jTextValidateResult;<text:line-break/> <text:s text:c="3"/>private javax.swing.JButton processBtn;<text:line-break/> <text:s text:c="3"/>private javax.swing.JButton useSelectedAlphaBtn;<text:line-break/> <text:s text:c="3"/>private javax.swing.JButton validateBtn;<text:line-break/> <text:s text:c="3"/>private javax.swing.JButton viewAFDMinbtn;<text:line-break/> <text:s text:c="3"/>private javax.swing.JButton viewAFDbtn;<text:line-break/> <text:s text:c="3"/>private javax.swing.JButton viewAFNbtn;<text:line-break/> <text:s text:c="3"/>// End of variables declaration//GEN-END:variables<text:line-break/>}<text:line-break/>/*<text:line-break/> * To change this template, choose Tools | Templates<text:line-break/> * and open the template in the editor.<text:line-break/> */<text:line-break/>package app;<text:line-break/><text:line-break/>import java.awt.Color;<text:line-break/>import java.awt.Component;<text:line-break/>import java.awt.Font;<text:line-break/>import javax.swing.JTable;<text:line-break/>import javax.swing.table.DefaultTableCellRenderer;<text:line-break/><text:line-break/>/**<text:line-break/> * Clase que implementa el coloreo de una celda en particular<text:line-break/> * <text:line-break/> * @author Cristhian Parra ({@link cdparra@gmail.com})<text:line-break/> * @author Fernando Mancía ({@link fernandomancia@gmail.com})<text:line-break/> */<text:line-break/>public class OneCellRenderer extends DefaultTableCellRenderer {<text:line-break/><text:line-break/> <text:s text:c="3"/>private int fila;<text:line-break/> <text:s text:c="3"/>private int columna;<text:line-break/> <text:s text:c="3"/>private Color background;<text:line-break/> <text:s text:c="3"/>private Color foreground;<text:line-break/><text:line-break/> <text:s text:c="3"/>public OneCellRenderer() {<text:line-break/></text:p>
      <text:p text:style-name="P6"><text:s text:c="8"/>this.fila = 0;<text:line-break/> <text:s text:c="7"/>this.columna = 0;<text:line-break/> <text:s text:c="7"/>this.background = Color.white;<text:line-break/> <text:s text:c="7"/>this.foreground = Color.black;<text:line-break/><text:line-break/> <text:s text:c="3"/>}<text:line-break/><text:line-break/> <text:s text:c="3"/>public OneCellRenderer(int filaFin, int columnaFin, Color b, Color f) {<text:line-break/> <text:s text:c="7"/>this.fila = filaFin;<text:line-break/> <text:s text:c="7"/>this.columna = columnaFin;<text:line-break/> <text:s text:c="7"/>this.background = b;<text:line-break/> <text:s text:c="7"/>this.foreground = f;<text:line-break/> <text:s text:c="3"/>}<text:line-break/><text:line-break/> <text:s text:c="3"/>@Override<text:line-break/> <text:s text:c="3"/>public Component getTableCellRendererComponent(JTable table, Object value, boolean selected, boolean focused, int row, int column) {<text:line-break/> <text:s text:c="7"/>setEnabled(table == null || table.isEnabled()); // see question above<text:line-break/><text:line-break/> <text:s text:c="7"/>if ((row == this.fila) &amp;&amp; (column == this.columna)) {<text:line-break/> <text:s text:c="11"/>setBackground(this.background);<text:line-break/> <text:s text:c="11"/>setForeground(this.foreground);<text:line-break/> <text:s text:c="11"/>setFont(new Font("Verdana",Font.BOLD,12));<text:line-break/> <text:s text:c="7"/>} else if (column == 0) {<text:line-break/> <text:s text:c="11"/>setBackground(Color.gray);<text:line-break/> <text:s text:c="11"/>setForeground(Color.white); <text:s text:c="11"/><text:line-break/> <text:s text:c="11"/>setFont(new Font("Verdana",Font.BOLD,12));<text:line-break/> <text:s text:c="7"/>} else {<text:line-break/> <text:s text:c="11"/>setBackground(Color.white);<text:line-break/> <text:s text:c="11"/>setForeground(Color.black); <text:s text:c="11"/><text:line-break/> <text:s text:c="7"/>}<text:line-break/> <text:s text:c="7"/><text:line-break/><text:line-break/><text:soft-page-break/> <text:s text:c="7"/>setHorizontalAlignment(DefaultTableCellRenderer.CENTER);<text:line-break/> <text:s text:c="7"/>super.getTableCellRendererComponent(table, value, selected, focused, row, column);<text:line-break/><text:line-break/> <text:s text:c="7"/>return this;<text:line-break/> <text:s text:c="3"/>}<text:line-break/>}<text:line-break/>/*<text:line-break/> * To change this template, choose Tools | Templates<text:line-break/> * and open the template in the editor.<text:line-break/> */<text:line-break/><text:line-break/>package app;<text:line-break/><text:line-break/>import java.awt.Color;<text:line-break/>import java.awt.Component;<text:line-break/>import java.awt.Font;<text:line-break/>import javax.swing.JTable;<text:line-break/>import javax.swing.table.DefaultTableCellRenderer;<text:line-break/><text:line-break/>/**<text:line-break/> *<text:line-break/> * @author Cristhian Parra ({@link cdparra@gmail.com})<text:line-break/> */<text:line-break/>public class OneColumnRenderer extends DefaultTableCellRenderer {<text:line-break/><text:line-break/> <text:s text:c="3"/>private int columna;<text:line-break/> <text:s text:c="3"/>private Color background;<text:line-break/> <text:s text:c="3"/>private Color foreground;<text:line-break/><text:line-break/> <text:s text:c="3"/>public OneColumnRenderer() {<text:line-break/> <text:s text:c="7"/>this.columna = 0;<text:line-break/> <text:s text:c="7"/>this.background = Color.white;<text:line-break/> <text:s text:c="7"/>this.foreground = Color.black;<text:line-break/><text:line-break/> <text:s text:c="3"/>}<text:line-break/><text:line-break/> <text:s text:c="3"/>public OneColumnRenderer(int columna, Color b, Color f) {<text:line-break/> <text:s text:c="7"/>this.columna = columna;<text:line-break/> <text:s text:c="7"/>this.background = b;<text:line-break/> <text:s text:c="7"/>this.foreground = f;<text:line-break/> <text:s text:c="3"/>}<text:line-break/><text:line-break/> <text:s text:c="3"/>@Override<text:line-break/> <text:s text:c="3"/>public Component getTableCellRendererComponent(JTable table, Object value, boolean selected, boolean focused, int row, int column) {<text:line-break/> <text:s text:c="7"/>setEnabled(table == null || table.isEnabled()); // see question above<text:line-break/><text:line-break/> <text:s text:c="7"/>if ((column == this.columna)) {<text:line-break/> <text:s text:c="11"/>setBackground(this.background);<text:line-break/> <text:s text:c="11"/>setForeground(this.foreground);<text:line-break/> <text:s text:c="11"/>setFont(new Font("Verdana", Font.BOLD, 12));<text:line-break/> <text:s text:c="7"/>} else {<text:line-break/> <text:s text:c="11"/>setBackground(Color.white);<text:line-break/> <text:s text:c="11"/>setForeground(Color.black);<text:line-break/> <text:s text:c="7"/>}<text:line-break/> <text:s text:c="7"/><text:line-break/><text:line-break/> <text:s text:c="7"/>setHorizontalAlignment(DefaultTableCellRenderer.CENTER);<text:line-break/> <text:s text:c="7"/>super.getTableCellRendererComponent(table, value, selected, focused, row, column);<text:line-break/><text:line-break/> <text:s text:c="7"/>return this;<text:line-break/> <text:s text:c="3"/>}<text:line-break/>}<text:line-break/>/*<text:line-break/> * jFrameConf.java<text:line-break/> *<text:line-break/> * Created on 16 de noviembre de 2008, 07:19 PM<text:line-break/> */<text:line-break/><text:line-break/>package app;<text:line-break/><text:line-break/>import afgenjava.CONSTANS;<text:line-break/>import graphviz.GraphViz;<text:line-break/>import java.io.File;<text:line-break/>import java.util.logging.Level;<text:line-break/>import java.util.logging.Logger;<text:line-break/>import javax.swing.JFileChooser;<text:line-break/>import org.simpleframework.xml.Serializer;<text:line-break/>import org.simpleframework.xml.load.Persister;<text:line-break/><text:line-break/><text:soft-page-break/>/**<text:line-break/> *<text:line-break/> * @author <text:s/>Cristhian Parra ({@link cdparra@gmail.com})<text:line-break/> */<text:line-break/>public class jFrameConf extends javax.swing.JFrame {<text:line-break/><text:line-break/> <text:s text:c="3"/>private boolean cancelled = true; <text:line-break/> <text:s text:c="3"/>private String gvPaht = "";<text:line-break/> <text:s text:c="3"/>private Configuracion conf;<text:line-break/> <text:s text:c="3"/>private Configuracion mainConf;<text:line-break/> <text:s text:c="3"/><text:line-break/> <text:s text:c="3"/>/** Creates new form jFrameConf */<text:line-break/> <text:s text:c="3"/>public jFrameConf(Configuracion mainConf) throws Exception {<text:line-break/> <text:s text:c="7"/>this.mainConf = mainConf;<text:line-break/> <text:s text:c="7"/>Serializer serializer = new Persister();<text:line-break/> <text:s text:c="7"/>File source = new File("conf.xml");<text:line-break/><text:line-break/> <text:s text:c="7"/>this.conf = serializer.read(Configuracion.class, source);<text:line-break/> <text:s text:c="7"/><text:line-break/> <text:s text:c="7"/>initComponents();<text:line-break/> <text:s text:c="3"/>}<text:line-break/><text:line-break/> <text:s text:c="3"/>private File getInicio() {<text:line-break/> <text:s text:c="7"/>String initDir = this.conf.getDotPath(); <text:line-break/> <text:s text:c="7"/>File finitDir = new File(initDir);<text:line-break/> <text:s text:c="7"/><text:line-break/> <text:s text:c="7"/>if (!finitDir.isDirectory()) {<text:line-break/> <text:s text:c="11"/>initDir = ".";<text:line-break/> <text:s text:c="11"/>finitDir = new File(initDir);<text:line-break/> <text:s text:c="7"/>}<text:line-break/> <text:s text:c="7"/>return finitDir;<text:line-break/> <text:s text:c="3"/>}<text:line-break/><text:line-break/> <text:s text:c="3"/><text:line-break/> <text:s text:c="3"/>public boolean isCancelled() {<text:line-break/> <text:s text:c="7"/>return cancelled;<text:line-break/> <text:s text:c="3"/>}<text:line-break/><text:line-break/> <text:s text:c="3"/>public void setCancelled(boolean cancelled) {<text:line-break/> <text:s text:c="7"/>this.cancelled = cancelled;<text:line-break/> <text:s text:c="3"/>}<text:line-break/><text:line-break/> <text:s text:c="3"/>public String getGvPaht() {<text:line-break/> <text:s text:c="7"/>return gvPaht;<text:line-break/> <text:s text:c="3"/>}<text:line-break/><text:line-break/> <text:s text:c="3"/>public void setGvPaht(String gvPaht) {<text:line-break/> <text:s text:c="7"/>this.gvPaht = gvPaht;<text:line-break/> <text:s text:c="3"/>}<text:line-break/> <text:s text:c="3"/><text:line-break/> <text:s text:c="3"/>/** This method is called from within the constructor to<text:line-break/> <text:s text:c="4"/>* initialize the form.<text:line-break/> <text:s text:c="4"/>* WARNING: Do NOT modify this code. The content of this method is<text:line-break/> <text:s text:c="4"/>* always regenerated by the Form Editor.<text:line-break/> <text:s text:c="4"/>*/<text:line-break/> <text:s text:c="3"/>@SuppressWarnings("unchecked")<text:line-break/> <text:s text:c="3"/>// &lt;editor-fold defaultstate="collapsed" desc="Generated Code"&gt;//GEN-BEGIN:initComponents<text:line-break/> <text:s text:c="3"/>private void initComponents() {<text:line-break/><text:line-break/> <text:s text:c="7"/>chooser = new javax.swing.JFileChooser(this.getInicio());<text:line-break/> <text:s text:c="7"/>jButton1 = new javax.swing.JButton();<text:line-break/> <text:s text:c="7"/>jButton2 = new javax.swing.JButton();<text:line-break/> <text:s text:c="7"/>jLabel1 = new javax.swing.JLabel();<text:line-break/> <text:s text:c="7"/>jTextGraphvizPath = new javax.swing.JTextField(this.conf.getDotPath());<text:line-break/> <text:s text:c="7"/>jPanel1 = new javax.swing.JPanel();<text:line-break/> <text:s text:c="7"/>jLabel2 = new javax.swing.JLabel();<text:line-break/> <text:s text:c="7"/>jTextGraphvizVacio = new javax.swing.JTextField(this.conf.getEmptySymbol());<text:line-break/> <text:s text:c="7"/>jLabel3 = new javax.swing.JLabel();<text:line-break/> <text:s text:c="7"/>jLabel4 = new javax.swing.JLabel();<text:line-break/> <text:s text:c="7"/>jLabel5 = new javax.swing.JLabel();<text:line-break/> <text:s text:c="7"/>jTextGraphvizTempDir = new javax.swing.JTextField(this.conf.getImgdir());<text:line-break/> <text:s text:c="7"/>jLabel6 = new javax.swing.JLabel();<text:line-break/> <text:s text:c="7"/>jLabel7 = new javax.swing.JLabel();<text:line-break/><text:line-break/> <text:s text:c="7"/>chooser.setFileSelectionMode(javax.swing.JFileChooser.DIRECTORIES_ONLY);<text:line-break/><text:line-break/> <text:s text:c="7"/>setDefaultCloseOperation(javax.swing.WindowConstants.DISPOSE_ON_CLOSE);<text:line-break/> <text:s text:c="7"/>setTitle("AfGen - Configuraciones");<text:line-break/> <text:s text:c="7"/>setForeground(java.awt.Color.white);<text:line-break/><text:line-break/><text:soft-page-break/> <text:s text:c="7"/>jButton1.setText("Guardar");<text:line-break/> <text:s text:c="7"/>jButton1.addActionListener(new java.awt.event.ActionListener() {<text:line-break/> <text:s text:c="11"/>public void actionPerformed(java.awt.event.ActionEvent evt) {<text:line-break/> <text:s text:c="15"/>jButton1ActionPerformed(evt);<text:line-break/> <text:s text:c="11"/>}<text:line-break/> <text:s text:c="7"/>});<text:line-break/><text:line-break/> <text:s text:c="7"/>jButton2.setText("Cancelar");<text:line-break/> <text:s text:c="7"/>jButton2.addActionListener(new java.awt.event.ActionListener() {<text:line-break/> <text:s text:c="11"/>public void actionPerformed(java.awt.event.ActionEvent evt) {<text:line-break/> <text:s text:c="15"/>jButton2ActionPerformed(evt);<text:line-break/> <text:s text:c="11"/>}<text:line-break/> <text:s text:c="7"/>});<text:line-break/><text:line-break/> <text:s text:c="7"/>jLabel1.setText("GraphViz Path");<text:line-break/><text:line-break/> <text:s text:c="7"/>jPanel1.setBorder(javax.swing.BorderFactory.createEtchedBorder());<text:line-break/><text:line-break/> <text:s text:c="7"/>jLabel2.setFont(new java.awt.Font("Alien Encounters", 1, 36));<text:line-break/> <text:s text:c="7"/>jLabel2.setForeground(new java.awt.Color(0, 0, 102));<text:line-break/> <text:s text:c="7"/>jLabel2.setHorizontalAlignment(javax.swing.SwingConstants.CENTER);<text:line-break/> <text:s text:c="7"/>jLabel2.setIcon(new javax.swing.ImageIcon(getClass().getResource("/img/logo_afgen.png"))); // NOI18N<text:line-break/><text:line-break/> <text:s text:c="7"/>javax.swing.GroupLayout jPanel1Layout = new javax.swing.GroupLayout(jPanel1);<text:line-break/> <text:s text:c="7"/>jPanel1.setLayout(jPanel1Layout);<text:line-break/> <text:s text:c="7"/>jPanel1Layout.setHorizontalGroup(<text:line-break/> <text:s text:c="11"/>jPanel1Layout.createParallelGroup(javax.swing.GroupLayout.Alignment.LEADING)<text:line-break/> <text:s text:c="11"/>.addGroup(javax.swing.GroupLayout.Alignment.TRAILING, jPanel1Layout.createSequentialGroup()<text:line-break/> <text:s text:c="15"/>.addContainerGap(javax.swing.GroupLayout.DEFAULT_SIZE, Short.MAX_VALUE)<text:line-break/> <text:s text:c="15"/>.addComponent(jLabel2)<text:line-break/> <text:s text:c="15"/>.addContainerGap())<text:line-break/> <text:s text:c="7"/>);<text:line-break/> <text:s text:c="7"/>jPanel1Layout.setVerticalGroup(<text:line-break/> <text:s text:c="11"/>jPanel1Layout.createParallelGroup(javax.swing.GroupLayout.Alignment.LEADING)<text:line-break/> <text:s text:c="11"/>.addGroup(jPanel1Layout.createSequentialGroup()<text:line-break/> <text:s text:c="15"/>.addContainerGap()<text:line-break/> <text:s text:c="15"/>.addComponent(jLabel2, javax.swing.GroupLayout.DEFAULT_SIZE, javax.swing.GroupLayout.DEFAULT_SIZE, Short.MAX_VALUE)<text:line-break/> <text:s text:c="15"/>.addContainerGap())<text:line-break/> <text:s text:c="7"/>);<text:line-break/><text:line-break/> <text:s text:c="7"/>jLabel3.setText("Etiqueta Vacía");<text:line-break/><text:line-break/> <text:s text:c="7"/>jLabel4.setFont(new java.awt.Font("As seen on TV", 1, 14));<text:line-break/> <text:s text:c="7"/>jLabel4.setForeground(new java.awt.Color(0, 0, 102));<text:line-break/> <text:s text:c="7"/>jLabel4.setText("Edite las Variables de configuración");<text:line-break/><text:line-break/> <text:s text:c="7"/>jLabel5.setText("Directorio de Imágenes");<text:line-break/><text:line-break/> <text:s text:c="7"/>jLabel6.setIcon(new javax.swing.ImageIcon(getClass().getResource("/img/16x16/fileopen.png"))); // NOI18N<text:line-break/> <text:s text:c="7"/>jLabel6.addMouseListener(new java.awt.event.MouseAdapter() {<text:line-break/> <text:s text:c="11"/>public void mouseClicked(java.awt.event.MouseEvent evt) {<text:line-break/> <text:s text:c="15"/>jLabel6MouseClicked(evt);<text:line-break/> <text:s text:c="11"/>}<text:line-break/> <text:s text:c="7"/>});<text:line-break/><text:line-break/> <text:s text:c="7"/>jLabel7.setIcon(new javax.swing.ImageIcon(getClass().getResource("/img/16x16/fileopen.png"))); // NOI18N<text:line-break/> <text:s text:c="7"/>jLabel7.addMouseListener(new java.awt.event.MouseAdapter() {<text:line-break/> <text:s text:c="11"/>public void mouseClicked(java.awt.event.MouseEvent evt) {<text:line-break/> <text:s text:c="15"/>jLabel7MouseClicked(evt);<text:line-break/> <text:s text:c="11"/>}<text:line-break/> <text:s text:c="7"/>});<text:line-break/><text:line-break/> <text:s text:c="7"/>javax.swing.GroupLayout layout = new javax.swing.GroupLayout(getContentPane());<text:line-break/> <text:s text:c="7"/>getContentPane().setLayout(layout);<text:line-break/> <text:s text:c="7"/>layout.setHorizontalGroup(<text:line-break/> <text:s text:c="11"/>layout.createParallelGroup(javax.swing.GroupLayout.Alignment.LEADING)<text:line-break/> <text:s text:c="11"/>.addGroup(layout.createSequentialGroup()<text:line-break/> <text:s text:c="15"/>.addGroup(layout.createParallelGroup(javax.swing.GroupLayout.Alignment.LEADING)<text:line-break/> <text:s text:c="19"/>.addGroup(layout.createSequentialGroup()<text:line-break/> <text:s text:c="23"/>.addContainerGap()<text:line-break/> <text:s text:c="23"/>.addComponent(jPanel1, javax.swing.GroupLayout.PREFERRED_SIZE, javax.swing.GroupLayout.DEFAULT_SIZE, javax.swing.GroupLayout.PREFERRED_SIZE))<text:line-break/> <text:s text:c="19"/>.addGroup(layout.createSequentialGroup()<text:line-break/> <text:s text:c="23"/>.addGap(106, 106, 106)<text:line-break/> <text:s text:c="23"/>.addComponent(jButton1)<text:line-break/><text:soft-page-break/> <text:s text:c="23"/>.addGap(54, 54, 54)<text:line-break/> <text:s text:c="23"/>.addComponent(jButton2))<text:line-break/> <text:s text:c="19"/>.addGroup(layout.createSequentialGroup()<text:line-break/> <text:s text:c="23"/>.addContainerGap()<text:line-break/> <text:s text:c="23"/>.addGroup(layout.createParallelGroup(javax.swing.GroupLayout.Alignment.TRAILING)<text:line-break/> <text:s text:c="27"/>.addGroup(layout.createSequentialGroup()<text:line-break/> <text:s text:c="31"/>.addComponent(jLabel5)<text:line-break/> <text:s text:c="31"/>.addPreferredGap(javax.swing.LayoutStyle.ComponentPlacement.RELATED)<text:line-break/></text:p>
      <text:p text:style-name="P6"><text:s text:c="32"/>.addComponent(jTextGraphvizTempDir, javax.swing.GroupLayout.PREFERRED_SIZE, 185, javax.swing.GroupLayout.PREFERRED_SIZE))<text:line-break/> <text:s text:c="27"/>.addGroup(layout.createSequentialGroup()<text:line-break/> <text:s text:c="31"/>.addComponent(jLabel1)<text:line-break/> <text:s text:c="31"/>.addPreferredGap(javax.swing.LayoutStyle.ComponentPlacement.RELATED)<text:line-break/> <text:s text:c="31"/>.addComponent(jTextGraphvizPath, javax.swing.GroupLayout.PREFERRED_SIZE, 185, javax.swing.GroupLayout.PREFERRED_SIZE))<text:line-break/> <text:s text:c="27"/>.addGroup(layout.createSequentialGroup()<text:line-break/> <text:s text:c="31"/>.addComponent(jLabel3)<text:line-break/> <text:s text:c="31"/>.addPreferredGap(javax.swing.LayoutStyle.ComponentPlacement.RELATED)<text:line-break/> <text:s text:c="31"/>.addComponent(jTextGraphvizVacio, javax.swing.GroupLayout.PREFERRED_SIZE, 185, javax.swing.GroupLayout.PREFERRED_SIZE)))<text:line-break/> <text:s text:c="23"/>.addPreferredGap(javax.swing.LayoutStyle.ComponentPlacement.RELATED)<text:line-break/> <text:s text:c="23"/>.addGroup(layout.createParallelGroup(javax.swing.GroupLayout.Alignment.LEADING)<text:line-break/> <text:s text:c="27"/>.addComponent(jLabel7, javax.swing.GroupLayout.PREFERRED_SIZE, 19, javax.swing.GroupLayout.PREFERRED_SIZE)<text:line-break/> <text:s text:c="27"/>.addComponent(jLabel6, javax.swing.GroupLayout.PREFERRED_SIZE, 19, javax.swing.GroupLayout.PREFERRED_SIZE)))<text:line-break/> <text:s text:c="19"/>.addGroup(layout.createSequentialGroup()<text:line-break/> <text:s text:c="23"/>.addGap(74, 74, 74)<text:line-break/> <text:s text:c="23"/>.addComponent(jLabel4)))<text:line-break/> <text:s text:c="15"/>.addContainerGap(javax.swing.GroupLayout.DEFAULT_SIZE, Short.MAX_VALUE))<text:line-break/> <text:s text:c="7"/>);<text:line-break/> <text:s text:c="7"/>layout.setVerticalGroup(<text:line-break/> <text:s text:c="11"/>layout.createParallelGroup(javax.swing.GroupLayout.Alignment.LEADING)<text:line-break/> <text:s text:c="11"/>.addGroup(layout.createSequentialGroup()<text:line-break/> <text:s text:c="15"/>.addContainerGap()<text:line-break/> <text:s text:c="15"/>.addComponent(jPanel1, javax.swing.GroupLayout.PREFERRED_SIZE, javax.swing.GroupLayout.DEFAULT_SIZE, javax.swing.GroupLayout.PREFERRED_SIZE)<text:line-break/> <text:s text:c="15"/>.addPreferredGap(javax.swing.LayoutStyle.ComponentPlacement.RELATED)<text:line-break/> <text:s text:c="15"/>.addComponent(jLabel4, javax.swing.GroupLayout.PREFERRED_SIZE, 20, javax.swing.GroupLayout.PREFERRED_SIZE)<text:line-break/> <text:s text:c="15"/>.addGroup(layout.createParallelGroup(javax.swing.GroupLayout.Alignment.LEADING)<text:line-break/> <text:s text:c="19"/>.addGroup(layout.createSequentialGroup()<text:line-break/> <text:s text:c="23"/>.addPreferredGap(javax.swing.LayoutStyle.ComponentPlacement.RELATED)<text:line-break/> <text:s text:c="23"/>.addGroup(layout.createParallelGroup(javax.swing.GroupLayout.Alignment.BASELINE)<text:line-break/> <text:s text:c="27"/>.addComponent(jLabel1)<text:line-break/> <text:s text:c="27"/>.addComponent(jTextGraphvizPath, javax.swing.GroupLayout.PREFERRED_SIZE, javax.swing.GroupLayout.DEFAULT_SIZE, javax.swing.GroupLayout.PREFERRED_SIZE))<text:line-break/> <text:s text:c="23"/>.addPreferredGap(javax.swing.LayoutStyle.ComponentPlacement.RELATED)<text:line-break/> <text:s text:c="23"/>.addGroup(layout.createParallelGroup(javax.swing.GroupLayout.Alignment.BASELINE)<text:line-break/> <text:s text:c="27"/>.addComponent(jLabel5)<text:line-break/> <text:s text:c="27"/>.addComponent(jTextGraphvizTempDir, javax.swing.GroupLayout.PREFERRED_SIZE, javax.swing.GroupLayout.DEFAULT_SIZE, javax.swing.GroupLayout.PREFERRED_SIZE))<text:line-break/> <text:s text:c="23"/>.addPreferredGap(javax.swing.LayoutStyle.ComponentPlacement.RELATED)<text:line-break/> <text:s text:c="23"/>.addGroup(layout.createParallelGroup(javax.swing.GroupLayout.Alignment.BASELINE)<text:line-break/> <text:s text:c="27"/>.addComponent(jLabel3)<text:line-break/> <text:s text:c="27"/>.addComponent(jTextGraphvizVacio, javax.swing.GroupLayout.PREFERRED_SIZE, javax.swing.GroupLayout.DEFAULT_SIZE, javax.swing.GroupLayout.PREFERRED_SIZE))<text:line-break/> <text:s text:c="23"/>.addPreferredGap(javax.swing.LayoutStyle.ComponentPlacement.RELATED, 31, Short.MAX_VALUE)<text:line-break/> <text:s text:c="23"/>.addGroup(layout.createParallelGroup(javax.swing.GroupLayout.Alignment.BASELINE)<text:line-break/> <text:s text:c="27"/>.addComponent(jButton1)<text:line-break/> <text:s text:c="27"/>.addComponent(jButton2)))<text:line-break/> <text:s text:c="19"/>.addGroup(layout.createSequentialGroup()<text:line-break/> <text:s text:c="23"/>.addGap(7, 7, 7)<text:line-break/> <text:s text:c="23"/>.addComponent(jLabel7, javax.swing.GroupLayout.PREFERRED_SIZE, 15, javax.swing.GroupLayout.PREFERRED_SIZE)<text:line-break/> <text:s text:c="23"/>.addPreferredGap(javax.swing.LayoutStyle.ComponentPlacement.UNRELATED)<text:line-break/> <text:s text:c="23"/>.addComponent(jLabel6, javax.swing.GroupLayout.PREFERRED_SIZE, 15, javax.swing.GroupLayout.PREFERRED_SIZE)))<text:line-break/> <text:s text:c="15"/>.addContainerGap())<text:line-break/> <text:s text:c="7"/>);<text:line-break/><text:soft-page-break/><text:line-break/> <text:s text:c="7"/>pack();<text:line-break/> <text:s text:c="3"/>}// &lt;/editor-fold&gt;//GEN-END:initComponents<text:line-break/><text:line-break/>private void jButton2ActionPerformed(java.awt.event.ActionEvent evt) {//GEN-FIRST:event_jButton2ActionPerformed<text:line-break/> <text:s text:c="3"/>this.setCancelled(true);<text:line-break/> <text:s text:c="3"/>this.setEnabled(false);<text:line-break/> <text:s text:c="3"/>this.setVisible(false);<text:line-break/>}//GEN-LAST:event_jButton2ActionPerformed<text:line-break/><text:line-break/>private void jButton1ActionPerformed(java.awt.event.ActionEvent evt) {//GEN-FIRST:event_jButton1ActionPerformed<text:line-break/> <text:s text:c="3"/><text:line-break/> <text:s text:c="3"/>Serializer serializer = new Persister();<text:line-break/> <text:s text:c="3"/>this.setGvPaht(jTextGraphvizPath.getText());<text:line-break/> <text:s text:c="3"/><text:line-break/> <text:s text:c="3"/>this.conf = new Configuracion(jTextGraphvizPath.getText(), 1);<text:line-break/> <text:s text:c="3"/>this.conf.setEmptySymbol(this.jTextGraphvizVacio.getText());<text:line-break/> <text:s text:c="3"/>this.conf.setImgdir(this.jTextGraphvizTempDir.getText());<text:line-break/> <text:s text:c="3"/><text:line-break/> <text:s text:c="3"/>File result = new File("conf.xml");<text:line-break/> <text:s text:c="3"/>try {<text:line-break/> <text:s text:c="7"/>serializer.write(this.conf, result);<text:line-break/> <text:s text:c="3"/>} catch (Exception ex) {<text:line-break/> <text:s text:c="7"/>Logger.getLogger(jFrameConf.class.getName()).log(Level.SEVERE, null, ex);<text:line-break/> <text:s text:c="3"/>}<text:line-break/><text:line-break/> <text:s text:c="3"/>GraphViz.setDir(this.conf.getImgdir());<text:line-break/> <text:s text:c="3"/>GraphViz.setDot(this.conf.getDotPath()+File.separator+"dot");<text:line-break/> <text:s text:c="3"/>CONSTANS.setVacio(this.conf.getEmptySymbol());<text:line-break/> <text:s text:c="3"/><text:line-break/> <text:s text:c="3"/>this.mainConf.setDotPath(this.conf.getDotPath());<text:line-break/> <text:s text:c="3"/>this.mainConf.setEmptySymbol(this.conf.getEmptySymbol());<text:line-break/> <text:s text:c="3"/>this.mainConf.setImgdir(this.conf.getImgdir());<text:line-break/> <text:s text:c="3"/><text:line-break/> <text:s text:c="3"/>this.setCancelled(false);<text:line-break/> <text:s text:c="3"/>this.setEnabled(false);<text:line-break/> <text:s text:c="3"/>this.setVisible(false);<text:line-break/> <text:s text:c="3"/><text:line-break/> <text:s text:c="2"/><text:line-break/>}//GEN-LAST:event_jButton1ActionPerformed<text:line-break/><text:line-break/>private void jLabel7MouseClicked(java.awt.event.MouseEvent evt) {//GEN-FIRST:event_jLabel7MouseClicked<text:line-break/> <text:s text:c="3"/>int status = this.chooser.showOpenDialog(null);<text:tab/><text:tab/><text:tab/><text:tab/><text:line-break/> <text:s text:c="3"/>if (status == JFileChooser.APPROVE_OPTION) {<text:line-break/> <text:s text:c="7"/>File selectedFile = chooser.getSelectedFile();<text:line-break/> <text:s text:c="7"/>this.conf.setDotPath(selectedFile.getAbsolutePath());<text:line-break/> <text:s text:c="7"/>this.jTextGraphvizPath.setText(this.conf.getDotPath());<text:line-break/> <text:s text:c="3"/>} else if (status == JFileChooser.CANCEL_OPTION) {<text:line-break/> <text:s text:c="7"/>// nothing<text:line-break/> <text:s text:c="3"/>} <text:s text:c="3"/><text:line-break/>}//GEN-LAST:event_jLabel7MouseClicked<text:line-break/><text:line-break/>private void jLabel6MouseClicked(java.awt.event.MouseEvent evt) {//GEN-FIRST:event_jLabel6MouseClicked<text:line-break/> <text:s text:c="3"/>int status = this.chooser.showOpenDialog(null);<text:line-break/> <text:s text:c="3"/>if (status == JFileChooser.APPROVE_OPTION) {<text:line-break/> <text:s text:c="7"/>File selectedFile = chooser.getSelectedFile();<text:line-break/> <text:s text:c="7"/>this.conf.setImgdir(selectedFile.getAbsolutePath());<text:line-break/> <text:s text:c="7"/>this.jTextGraphvizTempDir.setText(this.conf.getImgdir());<text:line-break/> <text:s text:c="3"/>} else if (status == JFileChooser.CANCEL_OPTION) {<text:line-break/> <text:s text:c="7"/>// nothing<text:line-break/> <text:s text:c="3"/>}<text:line-break/>}//GEN-LAST:event_jLabel6MouseClicked<text:line-break/><text:line-break/> <text:s text:c="3"/>// Variables declaration - do not modify//GEN-BEGIN:variables<text:line-break/> <text:s text:c="3"/>private javax.swing.JFileChooser chooser;<text:line-break/> <text:s text:c="3"/>private javax.swing.JButton jButton1;<text:line-break/> <text:s text:c="3"/>private javax.swing.JButton jButton2;<text:line-break/> <text:s text:c="3"/>private javax.swing.JLabel jLabel1;<text:line-break/> <text:s text:c="3"/>private javax.swing.JLabel jLabel2;<text:line-break/> <text:s text:c="3"/>private javax.swing.JLabel jLabel3;<text:line-break/> <text:s text:c="3"/>private javax.swing.JLabel jLabel4;<text:line-break/> <text:s text:c="3"/>private javax.swing.JLabel jLabel5;<text:line-break/> <text:s text:c="3"/>private javax.swing.JLabel jLabel6;<text:line-break/> <text:s text:c="3"/>private javax.swing.JLabel jLabel7;<text:line-break/> <text:s text:c="3"/>private javax.swing.JPanel jPanel1;<text:line-break/> <text:s text:c="3"/>private javax.swing.JTextField jTextGraphvizPath;<text:line-break/><text:soft-page-break/> <text:s text:c="3"/>private javax.swing.JTextField jTextGraphvizTempDir;<text:line-break/> <text:s text:c="3"/>private javax.swing.JTextField jTextGraphvizVacio;<text:line-break/> <text:s text:c="3"/>// End of variables declaration//GEN-END:variables<text:line-break/>}<text:line-break/></text:p>
      <text:p text:style-name="P6"/>
      <text:h text:style-name="P11" text:outline-level="1">Paquete graphviz</text:h>
      <text:p text:style-name="P6">package graphviz;<text:line-break/><text:line-break/>// GraphViz.java - a simple API to call dot from Java programs<text:line-break/><text:line-break/>/*$Id$*/<text:line-break/>/**<text:line-break/> ******************************************************************************<text:line-break/> * <text:s text:c="75"/>*<text:line-break/> * <text:s text:c="13"/>(c) Copyright 2003 Laszlo Szathmary <text:s text:c="26"/>*<text:line-break/> * <text:s text:c="75"/>*<text:line-break/> * This program is free software; you can redistribute it and/or modify it <text:s text:c="3"/>*<text:line-break/> * under the terms of the GNU Lesser General Public License as published by <text:s text:c="2"/>*<text:line-break/> * the Free Software Foundation; either version 2.1 of the License, or <text:s text:c="7"/>*<text:line-break/> * (at your option) any later version. <text:s text:c="39"/>*<text:line-break/> * <text:s text:c="75"/>*<text:line-break/> * This program is distributed in the hope that it will be useful, but <text:s text:c="7"/>*<text:line-break/> * WITHOUT ANY WARRANTY; without even the implied warranty of MERCHANTABILITY *<text:line-break/> * or FITNESS FOR A PARTICULAR PURPOSE. <text:s/>See the GNU Lesser General Public <text:s text:c="3"/>*<text:line-break/> * License for more details. <text:s text:c="49"/>*<text:line-break/> * <text:s text:c="75"/>*<text:line-break/> * You should have received a copy of the GNU Lesser General Public License <text:s text:c="2"/>*<text:line-break/> * along with this program; if not, write to the Free Software Foundation, <text:s text:c="3"/>*<text:line-break/> * Inc., 675 Mass Ave, Cambridge, MA 02139, USA. <text:s text:c="29"/>*<text:line-break/> * <text:s text:c="75"/>*<text:line-break/> ******************************************************************************<text:line-break/> * <text:line-break/> * Modified by Cristhian Parra ({@link cdparra@gmail.com})&lt;br&gt;<text:line-break/> */<text:line-break/><text:line-break/>import java.io.*;<text:line-break/>import java.util.*;<text:line-break/><text:line-break/>/**<text:line-break/> * &lt;dl&gt;<text:line-break/> * &lt;dt&gt;Purpose: GraphViz Java API<text:line-break/> * &lt;dd&gt;<text:line-break/> *<text:line-break/> * &lt;dt&gt;Description:<text:line-break/> * &lt;dd&gt; With this Java class you can simply call dot<text:line-break/> * <text:s text:c="5"/>from your Java programs<text:line-break/> * &lt;dt&gt;Example usage:<text:line-break/> * &lt;dd&gt;<text:line-break/> * &lt;pre&gt;<text:line-break/> * <text:s text:c="3"/>GraphViz gv = new GraphViz();<text:line-break/> * <text:s text:c="3"/>gv.addln(gv.start_graph());<text:line-break/> * <text:s text:c="3"/>gv.addln("A -&gt; B;");<text:line-break/> * <text:s text:c="3"/>gv.addln("A -&gt; C;");<text:line-break/> * <text:s text:c="3"/>gv.addln(gv.end_graph());<text:line-break/> * <text:s text:c="3"/>System.out.println(gv.getDotSource());<text:line-break/> *<text:line-break/> * <text:s text:c="3"/>File out = new File("out.gif");<text:line-break/> * <text:s text:c="3"/>gv.writeGraphToFile(gv.getGraph(gv.getDotSource()), out);<text:line-break/> * &lt;/pre&gt;<text:line-break/> * &lt;/dd&gt;<text:line-break/> *<text:line-break/> * &lt;/dl&gt;<text:line-break/> *<text:line-break/> * @version v0.1, 2003/12/04 (Decembre)<text:line-break/> * @author <text:s/>Laszlo Szathmary (&lt;a href="szathml@delfin.unideb.hu"&gt;szathml@delfin.unideb.hu&lt;/a&gt;)<text:line-break/> */<text:line-break/>public class GraphViz<text:line-break/>{<text:line-break/> <text:s text:c="2"/>/**<text:line-break/> <text:s text:c="3"/>* The dir where temporary files will be created.<text:line-break/> <text:s text:c="3"/>*/<text:line-break/> <text:s text:c="2"/>private static String TEMP_DIR <text:s text:c="2"/>= "/tmp";<text:line-break/><text:line-break/> <text:s text:c="2"/>/**<text:line-break/> <text:s text:c="3"/>* Where is your dot program located? It will be called externally.<text:line-break/> <text:s text:c="3"/>*/<text:line-break/> <text:s text:c="2"/>private static String DOT <text:s text:c="7"/>= "/usr/bin/dot";<text:line-break/><text:line-break/> <text:s text:c="2"/>/**<text:line-break/> <text:s text:c="3"/>* The source of the graph written in dot language.<text:line-break/> <text:s text:c="3"/>*/<text:line-break/><text:tab/>private StringBuffer graph = new StringBuffer();<text:line-break/><text:soft-page-break/><text:line-break/> <text:s text:c="2"/>/**<text:line-break/> <text:s text:c="3"/>* Constructor: creates a new GraphViz object that will contain<text:line-break/> <text:s text:c="3"/>* a graph.<text:line-break/> <text:s text:c="3"/>*/<text:line-break/> <text:s text:c="2"/>public GraphViz() {<text:line-break/> <text:s text:c="2"/>}<text:line-break/><text:line-break/> <text:s text:c="2"/>/**<text:line-break/> <text:s text:c="3"/>* Returns the graph's source description in dot language.<text:line-break/> <text:s text:c="3"/>* @return Source of the graph in dot language.<text:line-break/> <text:s text:c="3"/>*/<text:line-break/> <text:s text:c="2"/>public String getDotSource() {<text:line-break/> <text:s text:c="5"/>return graph.toString();<text:line-break/> <text:s text:c="2"/>}<text:line-break/><text:line-break/> <text:s text:c="2"/>/**<text:line-break/> <text:s text:c="3"/>* Adds a string to the graph's source (without newline).<text:line-break/> <text:s text:c="3"/>*/<text:line-break/> <text:s text:c="2"/>public void add(String line) {<text:line-break/> <text:s text:c="5"/>graph.append(line);<text:line-break/> <text:s text:c="2"/>}<text:line-break/><text:line-break/> <text:s text:c="2"/>/**<text:line-break/> <text:s text:c="3"/>* Adds a string to the graph's source (with newline).<text:line-break/> <text:s text:c="3"/>*/<text:line-break/> <text:s text:c="2"/>public void addln(String line) {<text:line-break/> <text:s text:c="5"/>graph.append(line+"\n");<text:line-break/> <text:s text:c="2"/>}<text:line-break/><text:line-break/> <text:s text:c="2"/>/**<text:line-break/> <text:s text:c="3"/>* Adds a newline to the graph's source.<text:line-break/> <text:s text:c="3"/>*/<text:line-break/> <text:s text:c="2"/>public void addln() {<text:line-break/> <text:s text:c="5"/>graph.append('\n');<text:line-break/> <text:s text:c="2"/>}<text:line-break/><text:line-break/> <text:s text:c="2"/>/**<text:line-break/> <text:s text:c="3"/>* Returns the graph as an image in binary format.<text:line-break/> <text:s text:c="3"/>* @param dot_source Source of the graph to be drawn.<text:line-break/> <text:s text:c="3"/>* @return A byte array containing the image of the graph.<text:line-break/> <text:s text:c="3"/>*/<text:line-break/> <text:s text:c="2"/>public byte[] getGraph(String dot_source)<text:line-break/> <text:s text:c="2"/>{<text:line-break/> <text:s text:c="5"/>File dot;<text:line-break/> <text:s text:c="5"/>byte[] img_stream = null;<text:line-break/> <text:s text:c="2"/><text:line-break/> <text:s text:c="5"/>try {<text:line-break/> <text:s text:c="8"/>dot = writeDotSourceToFile(dot_source);<text:line-break/> <text:s text:c="8"/>if (dot != null)<text:line-break/> <text:s text:c="8"/>{<text:line-break/> <text:s text:c="11"/>img_stream = get_img_stream(dot);<text:line-break/> <text:s text:c="11"/>if (dot.delete() == false) <text:line-break/> <text:s text:c="14"/>System.err.println("Warning: "+dot.getAbsolutePath()+" could not be deleted!");<text:line-break/> <text:s text:c="11"/>return img_stream;<text:line-break/> <text:s text:c="8"/>}<text:line-break/> <text:s text:c="8"/>return null;<text:line-break/> <text:s text:c="5"/>} catch (java.io.IOException ioe) { return null; }<text:line-break/> <text:s text:c="2"/>}<text:line-break/><text:line-break/> <text:s text:c="2"/>/**<text:line-break/> <text:s text:c="3"/>* Writes the graph's image in a file.<text:line-break/> <text:s text:c="3"/>* @param img <text:s text:c="2"/>A byte array containing the image of the graph.<text:line-break/> <text:s text:c="3"/>* @param file <text:s/>Name of the file to where we want to write.<text:line-break/> <text:s text:c="3"/>* @return Success: 1, Failure: -1<text:line-break/> <text:s text:c="3"/>*/<text:line-break/> <text:s text:c="2"/>public int writeGraphToFile(byte[] img, String file)<text:line-break/> <text:s text:c="2"/>{<text:line-break/> <text:s text:c="5"/>File to = new File(file);<text:line-break/> <text:s text:c="5"/>return writeGraphToFile(img, to);<text:line-break/> <text:s text:c="2"/>}<text:line-break/><text:line-break/> <text:s text:c="2"/>/**<text:line-break/> <text:s text:c="3"/>* Writes the graph's image in a file.<text:line-break/> <text:s text:c="3"/>* @param img <text:s text:c="2"/>A byte array containing the image of the graph.<text:line-break/> <text:s text:c="3"/>* @param to <text:s text:c="3"/>A File object to where we want to write.<text:line-break/> <text:s text:c="3"/>* @return Success: 1, Failure: -1<text:line-break/> <text:s text:c="3"/>*/<text:line-break/> <text:s text:c="2"/>public int writeGraphToFile(byte[] img, File to)<text:line-break/> <text:s text:c="2"/>{<text:line-break/><text:soft-page-break/> <text:s text:c="5"/>try {<text:line-break/> <text:s text:c="8"/>FileOutputStream fos = new FileOutputStream(to);<text:line-break/> <text:s text:c="8"/>fos.write(img);<text:line-break/> <text:s text:c="8"/>fos.close();<text:line-break/> <text:s text:c="5"/>} catch (java.io.IOException ioe) { return -1; }<text:line-break/> <text:s text:c="5"/>return 1;<text:line-break/> <text:s text:c="2"/>}<text:line-break/><text:line-break/> <text:s text:c="2"/>/**<text:line-break/> <text:s text:c="3"/>* It will call the external dot program, and return the image in<text:line-break/> <text:s text:c="3"/>* binary format.<text:line-break/> <text:s text:c="3"/>* @param dot Source of the graph (in dot language).<text:line-break/> <text:s text:c="3"/>* @return The image of the graph in .gif format.<text:line-break/> <text:s text:c="3"/>*/<text:line-break/> <text:s text:c="2"/>private byte[] get_img_stream(File dot)<text:line-break/> <text:s text:c="2"/>{<text:line-break/> <text:s text:c="5"/>File img;<text:line-break/> <text:s text:c="5"/>byte[] img_stream = null;<text:line-break/><text:line-break/> <text:s text:c="5"/>try {<text:line-break/> <text:s text:c="8"/>img = File.createTempFile("graph_", ".gif", new File(this.TEMP_DIR));<text:line-break/> <text:s text:c="8"/>String temp = img.getAbsolutePath();<text:line-break/><text:line-break/> <text:s text:c="8"/>Runtime rt = Runtime.getRuntime();<text:line-break/> <text:s text:c="8"/>String cmd = DOT + " -Tgif "+dot.getAbsolutePath()+" -o"+img.getAbsolutePath();<text:line-break/> <text:s text:c="8"/>Process p = rt.exec(cmd);<text:line-break/> <text:s text:c="8"/>p.waitFor();<text:line-break/><text:line-break/> <text:s text:c="8"/>FileInputStream in = new FileInputStream(img.getAbsolutePath());<text:line-break/> <text:s text:c="8"/>img_stream = new byte[in.available()];<text:line-break/> <text:s text:c="8"/>in.read(img_stream);<text:line-break/> <text:s text:c="8"/>// Close it if we need to<text:line-break/> <text:s text:c="8"/>if( in != null ) in.close();<text:line-break/><text:line-break/> <text:s text:c="8"/>if (img.delete() == false) <text:line-break/> <text:s text:c="11"/>System.err.println("Warning: "+img.getAbsolutePath()+" could not be deleted!");<text:line-break/> <text:s text:c="5"/>}<text:line-break/> <text:s text:c="5"/>catch (java.io.IOException ioe) {<text:line-break/> <text:s text:c="8"/>System.err.println("Error: <text:s text:c="3"/>in I/O processing of tempfile in dir "+this.TEMP_DIR+"\n");<text:line-break/> <text:s text:c="8"/>System.err.println(" <text:s text:c="6"/>or in calling external command");<text:line-break/> <text:s text:c="8"/>ioe.printStackTrace();<text:line-break/> <text:s text:c="5"/>}<text:line-break/> <text:s text:c="5"/>catch (java.lang.InterruptedException ie) {<text:line-break/> <text:s text:c="8"/>System.err.println("Error: the execution of the external program was interrupted");<text:line-break/> <text:s text:c="8"/>ie.printStackTrace();<text:line-break/> <text:s text:c="5"/>}<text:line-break/><text:line-break/> <text:s text:c="5"/>return img_stream;<text:line-break/> <text:s text:c="2"/>}<text:line-break/><text:line-break/> <text:s text:c="2"/>/**<text:line-break/> <text:s text:c="3"/>* Writes the source of the graph in a file, and returns the written file<text:line-break/> <text:s text:c="3"/>* as a File object.<text:line-break/> <text:s text:c="3"/>* @param str Source of the graph (in dot language).<text:line-break/> <text:s text:c="3"/>* @return The file (as a File object) that contains the source of the graph.<text:line-break/> <text:s text:c="3"/>*/<text:line-break/> <text:s text:c="2"/>private File writeDotSourceToFile(String str) throws java.io.IOException<text:line-break/> <text:s text:c="2"/>{<text:line-break/> <text:s text:c="5"/>File temp;<text:line-break/> <text:s text:c="5"/>try {<text:line-break/> <text:s text:c="8"/>temp = File.createTempFile("graph_", ".dot.tmp", new File(this.TEMP_DIR));<text:line-break/> <text:s text:c="8"/>FileWriter fout = new FileWriter(temp);<text:line-break/> <text:s text:c="8"/>fout.write(str);<text:line-break/> <text:s text:c="8"/>fout.close();<text:line-break/> <text:s text:c="5"/>}<text:line-break/> <text:s text:c="5"/>catch (Exception e) {<text:line-break/> <text:s text:c="8"/>System.err.println("Error: I/O error while writing the dot source to temp file!");<text:line-break/> <text:s text:c="8"/>return null;<text:line-break/> <text:s text:c="5"/>}<text:line-break/> <text:s text:c="5"/>return temp;<text:line-break/> <text:s text:c="2"/>}<text:line-break/><text:line-break/> <text:s text:c="2"/>/**<text:line-break/> <text:s text:c="3"/>* Returns a string that is used to start a graph.<text:line-break/> <text:s text:c="3"/>* @return A string to open a graph.<text:line-break/> <text:s text:c="3"/>*/<text:line-break/> <text:s text:c="2"/>public String start_graph() {<text:line-break/> <text:s text:c="5"/>return "digraph G {";<text:line-break/> <text:s text:c="2"/>}<text:line-break/><text:line-break/><text:soft-page-break/> <text:s text:c="2"/>/**<text:line-break/> <text:s text:c="3"/>* Returns a string that is used to end a graph.<text:line-break/> <text:s text:c="3"/>* @return A string to close a graph.<text:line-break/> <text:s text:c="3"/>*/<text:line-break/> <text:s text:c="2"/>public String end_graph() {<text:line-break/> <text:s text:c="5"/>return "}";<text:line-break/> <text:s text:c="2"/>}<text:line-break/> <text:s text:c="2"/><text:line-break/> <text:s text:c="2"/>/**<text:line-break/> <text:s text:c="3"/>* Clase especifica para dibujar directamente en un grafico de salida a partir<text:line-break/> <text:s text:c="3"/>* de un String que contiene toda la definición del Grafo.<text:line-break/> <text:s text:c="3"/>* @param dotString<text:line-break/> <text:s text:c="3"/>* @param where<text:line-break/> <text:s text:c="3"/>*/<text:line-break/> <text:s text:c="2"/>public void dibujar(String dotString, String where) { <text:s text:c="7"/><text:line-break/> <text:s text:c="7"/>this.addln(dotString); <text:s text:c="7"/><text:line-break/> <text:s text:c="7"/>System.out.println(this.getDotSource()); <text:s text:c="5"/><text:line-break/> <text:s text:c="7"/>File out = new File(where);<text:line-break/> <text:s text:c="7"/>this.writeGraphToFile(this.getGraph(this.getDotSource()), out);<text:line-break/> <text:s text:c="2"/>}<text:line-break/> <text:s text:c="2"/><text:line-break/> <text:s text:c="2"/>/**<text:line-break/> <text:s text:c="3"/>* Método para modificar en tiempo de ejecución el path al ejecutable de <text:line-break/> <text:s text:c="3"/>* Graphviz<text:line-break/> <text:s text:c="3"/>* @param dot<text:line-break/> <text:s text:c="3"/>*/<text:line-break/> <text:s text:c="2"/>public static void setDot(String dot) {<text:line-break/> <text:s text:c="6"/>GraphViz.DOT = dot;<text:line-break/> <text:s text:c="2"/>}<text:line-break/> <text:s text:c="2"/><text:line-break/> <text:s text:c="2"/>/**<text:line-break/> <text:s text:c="3"/>* Método para modificar en tiempo de ejecución el path al directorio donde<text:line-break/> <text:s text:c="3"/>* guardaremos las imágenes generadas por el programa<text:line-break/> <text:s text:c="3"/>* @param dir<text:line-break/> <text:s text:c="3"/>*/<text:line-break/> <text:s text:c="2"/>public static void setDir(String dir) {<text:line-break/> <text:s text:c="6"/>GraphViz.TEMP_DIR = dir;<text:line-break/> <text:s text:c="2"/>}<text:line-break/> <text:s text:c="2"/><text:line-break/> <text:s text:c="2"/>/**<text:line-break/> <text:s text:c="3"/>* Verifica que Graphviz esté instalado en el directorio especificado<text:line-break/> <text:s text:c="3"/>* @return true si están instalado falso en caso contrario<text:line-break/> <text:s text:c="3"/>*/<text:line-break/> <text:s text:c="2"/>public boolean testGraphViz() {<text:line-break/> <text:s text:c="5"/>String dotfile = GraphViz.DOT;<text:line-break/> <text:s text:c="5"/>if (File.separator.compareTo("\\")==0) {<text:line-break/> <text:s text:c="9"/>dotfile +=".exe";<text:line-break/> <text:s text:c="5"/>}<text:line-break/> <text:s text:c="6"/><text:line-break/> <text:s text:c="5"/>File dot = new File(dotfile); <text:line-break/> <text:s text:c="5"/>return dot.exists();<text:line-break/> <text:s text:c="2"/>}<text:line-break/>}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8-11-21T16:01:33</dc:date>
    <dc:creator>Cristhian Daniel Parra Trepowski</dc:creator>
    <meta:editing-duration>PT00H23M14S</meta:editing-duration>
    <meta:editing-cycles>11</meta:editing-cycles>
    <meta:generator>OpenOffice.org/3.0$Linux OpenOffice.org_project/300m9$Build-9358</meta:generator>
    <dc:title>Master en Analisis Léxico - AfGen - Código Fuente - Compiladores 2008</dc:title>
    <meta:document-statistic meta:table-count="0" meta:image-count="0" meta:object-count="0" meta:page-count="104" meta:paragraph-count="670" meta:word-count="22829" meta:character-count="269221"/>
    <meta:user-defined meta:name="Información 1"/>
    <meta:user-defined meta:name="Información 2"/>
    <meta:user-defined meta:name="Información 3"/>
    <meta:user-defined meta:name="Información 4"/>
  </office:meta>
</office:document-meta>
</file>